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C0000020029375D69D6E4498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arWipe" smil:subtype="leftToRight">
        <presentation:sound xlink:href="../../.config/libreoffice/4/user/gallery/glass.wav" xlink:type="simple" xlink:show="new" xlink:actuate="onRequest"/>
      </style:drawing-page-properties>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irisWipe" smil:subtype="rectangle">
        <presentation:sound xlink:href="../../.config/libreoffice/4/user/gallery/camera.wav" xlink:type="simple" xlink:show="new" xlink:actuate="onRequest"/>
      </style:drawing-page-properties>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cashreg.wav" xlink:type="simple" xlink:show="new" xlink:actuate="onRequest"/>
      </style:drawing-page-properties>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driveby.wav" xlink:type="simple" xlink:show="new" xlink:actuate="onRequest"/>
      </style:drawing-page-properties>
    </style:style>
    <style:style style:name="dp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Top">
        <presentation:sound xlink:href="../../.config/libreoffice/4/user/gallery/cashreg.wav" xlink:type="simple" xlink:show="new" xlink:actuate="onRequest"/>
      </style:drawing-page-properties>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camera.wav" xlink:type="simple" xlink:show="new" xlink:actuate="onRequest"/>
      </style:drawing-page-properties>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whoosh.wav" xlink:type="simple" xlink:show="new" xlink:actuate="onRequest"/>
      </style:drawing-page-properties>
    </style:style>
    <style:style style:name="dp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type.wav" xlink:type="simple" xlink:show="new" xlink:actuate="onRequest"/>
      </style:drawing-page-properties>
    </style:style>
    <style:style style:name="dp1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laser.wav" xlink:type="simple" xlink:show="new" xlink:actuate="onRequest"/>
      </style:drawing-page-properties>
    </style:style>
    <style:style style:name="dp1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chimes.wav" xlink:type="simple" xlink:show="new" xlink:actuate="onRequest"/>
      </style:drawing-page-properties>
    </style:style>
    <style:style style:name="dp12"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ricochet.wav" xlink:type="simple" xlink:show="new" xlink:actuate="onRequest"/>
      </style:drawing-page-properties>
    </style:style>
    <style:style style:name="dp13" style:family="drawing-page">
      <style:drawing-page-properties presentation:background-visible="true" presentation:background-objects-visible="true" presentation:display-footer="false" presentation:display-page-number="false" presentation:display-date-time="false"/>
    </style:style>
    <style:style style:name="dp1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TopRight" smil:direction="reverse">
        <presentation:sound xlink:href="../../.config/libreoffice/4/user/gallery/driveby.wav" xlink:type="simple" xlink:show="new" xlink:actuate="onRequest"/>
      </style:drawing-page-properties>
    </style:style>
    <style:style style:name="dp1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TopLeft" smil:direction="reverse">
        <presentation:sound xlink:href="../../.config/libreoffice/4/user/gallery/drumroll.wav" xlink:type="simple" xlink:show="new" xlink:actuate="onRequest"/>
      </style:drawing-page-properties>
    </style:style>
    <style:style style:name="dp1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explode.wav" xlink:type="simple" xlink:show="new" xlink:actuate="onRequest"/>
      </style:drawing-page-properties>
    </style:style>
    <style:style style:name="dp1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gunshot.wav" xlink:type="simple" xlink:show="new" xlink:actuate="onRequest"/>
      </style:drawing-page-properties>
    </style:style>
    <style:style style:name="dp1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lindsWipe" smil:subtype="vertical">
        <presentation:sound xlink:href="../../.config/libreoffice/4/user/gallery/carbrake.wav" xlink:type="simple" xlink:show="new" xlink:actuate="onRequest"/>
      </style:drawing-page-properties>
    </style:style>
    <style:style style:name="dp1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arnDoorWipe" smil:subtype="horizontal">
        <presentation:sound xlink:href="../../.config/libreoffice/4/user/gallery/projctor.wav" xlink:type="simple" xlink:show="new" xlink:actuate="onRequest"/>
      </style:drawing-page-properties>
    </style:style>
    <style:style style:name="dp2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checkerBoardWipe" smil:subtype="across">
        <presentation:sound xlink:href="../../.config/libreoffice/4/user/gallery/explode.wav" xlink:type="simple" xlink:show="new" xlink:actuate="onRequest"/>
      </style:drawing-page-properties>
    </style:style>
    <style:style style:name="dp21" style:family="drawing-page">
      <style:drawing-page-properties presentation:transition-type="semi-automatic" presentation:transition-speed="fast" presentation:background-visible="true" presentation:background-objects-visible="true" draw:fill="solid" draw:fill-color="#00007a" presentation:display-footer="false" presentation:display-page-number="false" presentation:display-date-time="false" smil:direction="reverse">
        <presentation:sound xlink:href="../../.config/libreoffice/4/user/gallery/carbrake.wav" xlink:type="simple" xlink:show="new" xlink:actuate="onRequest"/>
      </style:drawing-page-properties>
    </style:style>
    <style:style style:name="dp22"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presentation:sound xlink:href="../../.config/libreoffice/4/user/gallery/glass.wav" xlink:type="simple" xlink:show="new" xlink:actuate="onRequest"/>
      </style:drawing-page-properties>
    </style:style>
    <style:style style:name="dp2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checkerBoardWipe" smil:subtype="across"/>
    </style:style>
    <style:style style:name="dp2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lindsWipe" smil:subtype="horizontal"/>
    </style:style>
    <style:style style:name="dp2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Right"/>
    </style:style>
    <style:style style:name="dp2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Top"/>
    </style:style>
    <style:style style:name="dp2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TopRight"/>
    </style:style>
    <style:style style:name="dp2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BottomRight"/>
    </style:style>
    <style:style style:name="dp2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BottomLeft"/>
    </style:style>
    <style:style style:name="dp3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dissolve"/>
    </style:style>
    <style:style style:name="dp3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Bottom"/>
    </style:style>
    <style:style style:name="dp32"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lindsWipe" smil:subtype="vertical"/>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5"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6"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9" style:family="graphic" style:parent-style-name="standard" style:list-style-name="L5">
      <style:graphic-properties draw:stroke="solid" svg:stroke-width="0.035cm" svg:stroke-color="#eaeaea" draw:stroke-linejoin="miter" draw:fill="solid" draw:fill-color="#ccffcc" draw:textarea-horizontal-align="justify" draw:textarea-vertical-align="middle" draw:auto-grow-height="false" fo:min-height="1.852cm" fo:min-width="8.369cm" fo:padding-top="0.128cm" fo:padding-bottom="0.128cm" fo:padding-left="0.256cm" fo:padding-right="0.256cm" fo:wrap-option="no-wrap" draw:shadow-color="#808080"/>
      <style:paragraph-properties style:writing-mode="lr-tb"/>
    </style:style>
    <style:style style:name="gr10" style:family="graphic" style:parent-style-name="standard">
      <style:graphic-properties draw:stroke="solid" svg:stroke-width="0.035cm" svg:stroke-color="#eaeaea" draw:marker-end="msArrowStealth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list-style-name="L5">
      <style:graphic-properties draw:stroke="solid" svg:stroke-width="0.035cm" svg:stroke-color="#eaeaea" draw:stroke-linejoin="miter" draw:fill="solid" draw:fill-color="#ccffcc" draw:textarea-horizontal-align="justify" draw:textarea-vertical-align="middle" draw:auto-grow-height="false" fo:min-height="1.852cm" fo:min-width="8.369cm" fo:padding-top="0.128cm" fo:padding-bottom="0.128cm" fo:padding-left="0.256cm" fo:padding-right="0.256cm" fo:wrap-option="no-wrap" draw:shadow-color="#808080"/>
      <style:paragraph-properties style:writing-mode="lr-tb"/>
    </style:style>
    <style:style style:name="gr12" style:family="graphic" style:parent-style-name="standard" style:list-style-name="L5">
      <style:graphic-properties draw:stroke="solid" svg:stroke-width="0.035cm" svg:stroke-color="#eaeaea" draw:stroke-linejoin="miter" draw:fill="solid" draw:fill-color="#ccffcc" draw:textarea-horizontal-align="justify" draw:textarea-vertical-align="middle" draw:auto-grow-height="false" fo:min-height="1.852cm" fo:min-width="8.37cm" fo:padding-top="0.128cm" fo:padding-bottom="0.128cm" fo:padding-left="0.256cm" fo:padding-right="0.256cm" fo:wrap-option="no-wrap" draw:shadow-color="#808080"/>
      <style:paragraph-properties style:writing-mode="lr-tb"/>
    </style:style>
    <style:style style:name="gr1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5"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9" style:family="graphic" style:parent-style-name="standard" style:list-style-name="L5">
      <style:graphic-properties draw:stroke="solid" svg:stroke-width="0.035cm" svg:stroke-color="#eaeaea" draw:stroke-linejoin="miter" draw:fill="solid" draw:fill-color="#ccffcc" draw:textarea-horizontal-align="justify" draw:textarea-vertical-align="middle" draw:auto-grow-height="false" fo:min-height="1.64cm" fo:min-width="4.771cm" fo:padding-top="0.128cm" fo:padding-bottom="0.128cm" fo:padding-left="0.256cm" fo:padding-right="0.256cm" fo:wrap-option="no-wrap" draw:shadow-color="#808080"/>
      <style:paragraph-properties style:writing-mode="lr-tb"/>
    </style:style>
    <style:style style:name="gr20" style:family="graphic" style:parent-style-name="standard" style:list-style-name="L5">
      <style:graphic-properties draw:stroke="solid" svg:stroke-width="0.035cm" svg:stroke-color="#eaeaea" draw:stroke-linejoin="miter" draw:fill="solid" draw:fill-color="#ccffcc" draw:textarea-horizontal-align="justify" draw:textarea-vertical-align="middle" draw:auto-grow-height="false" fo:min-height="2.91cm" fo:min-width="4.771cm" fo:padding-top="0.128cm" fo:padding-bottom="0.128cm" fo:padding-left="0.256cm" fo:padding-right="0.256cm" fo:wrap-option="no-wrap" draw:shadow-color="#808080"/>
      <style:paragraph-properties style:writing-mode="lr-tb"/>
    </style:style>
    <style:style style:name="gr21" style:family="graphic" style:parent-style-name="standard" style:list-style-name="L5">
      <style:graphic-properties draw:stroke="solid" svg:stroke-width="0.035cm" svg:stroke-color="#eaeaea" draw:stroke-linejoin="miter" draw:fill="solid" draw:fill-color="#ccffcc" draw:textarea-horizontal-align="justify" draw:textarea-vertical-align="middle" draw:auto-grow-height="false" fo:min-height="1.64cm" fo:min-width="4.771cm" fo:padding-top="0.128cm" fo:padding-bottom="0.128cm" fo:padding-left="0.256cm" fo:padding-right="0.256cm" fo:wrap-option="no-wrap" draw:shadow-color="#808080"/>
      <style:paragraph-properties style:writing-mode="lr-tb"/>
    </style:style>
    <style:style style:name="gr22"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3"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6"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7"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0" style:family="graphic" style:parent-style-name="standard" style:list-style-name="L10">
      <style:graphic-properties draw:stroke="none" draw:fill="none" draw:fill-color="#ffffff" draw:textarea-horizontal-align="justify" draw:textarea-vertical-align="bottom" draw:auto-grow-height="false" fo:min-height="2.58cm" fo:min-width="17.264cm" fo:padding-top="0.128cm" fo:padding-bottom="0.128cm" fo:padding-left="0.256cm" fo:padding-right="0.256cm" fo:wrap-option="wrap" draw:shadow-color="#808080"/>
      <style:paragraph-properties style:writing-mode="lr-tb"/>
    </style:style>
    <style:style style:name="gr31" style:family="graphic" style:parent-style-name="standard" style:list-style-name="L11">
      <style:graphic-properties draw:stroke="none" draw:fill="none" draw:fill-color="#ffffff" draw:textarea-horizontal-align="justify" draw:textarea-vertical-align="top" draw:auto-grow-height="false" fo:min-height="10.963cm" fo:min-width="20.02cm" fo:padding-top="0.128cm" fo:padding-bottom="0.128cm" fo:padding-left="0.256cm" fo:padding-right="0.256cm" fo:wrap-option="wrap" draw:shadow-color="#808080"/>
      <style:paragraph-properties style:writing-mode="lr-tb"/>
    </style:style>
    <style:style style:name="gr32"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3"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6" style:family="graphic" style:parent-style-name="standard" style:list-style-name="L10">
      <style:graphic-properties draw:stroke="none" draw:fill="none" draw:fill-color="#ffffff" draw:textarea-horizontal-align="justify" draw:textarea-vertical-align="bottom" draw:auto-grow-height="false" fo:min-height="11.385cm" fo:min-width="17.264cm" fo:padding-top="0.128cm" fo:padding-bottom="0.128cm" fo:padding-left="0.256cm" fo:padding-right="0.256cm" fo:wrap-option="wrap" draw:shadow-color="#808080"/>
      <style:paragraph-properties style:writing-mode="lr-tb"/>
    </style:style>
    <style:style style:name="gr3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4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4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4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4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45"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2.914cm" fo:min-width="5.198cm" fo:padding-top="0.128cm" fo:padding-bottom="0.128cm" fo:padding-left="0.256cm" fo:padding-right="0.256cm" fo:wrap-option="no-wrap" draw:shadow-color="#808080"/>
      <style:paragraph-properties style:writing-mode="lr-tb"/>
    </style:style>
    <style:style style:name="gr46"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2.91cm" fo:min-width="4.771cm" fo:padding-top="0.128cm" fo:padding-bottom="0.128cm" fo:padding-left="0.256cm" fo:padding-right="0.256cm" fo:wrap-option="no-wrap" draw:shadow-color="#808080"/>
      <style:paragraph-properties style:writing-mode="lr-tb"/>
    </style:style>
    <style:style style:name="gr47"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3.13cm" fo:min-width="6.681cm" fo:padding-top="0.128cm" fo:padding-bottom="0.128cm" fo:padding-left="0.256cm" fo:padding-right="0.256cm" fo:wrap-option="no-wrap" draw:shadow-color="#808080"/>
      <style:paragraph-properties style:writing-mode="lr-tb"/>
    </style:style>
    <style:style style:name="gr4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4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50" style:family="graphic" style:parent-style-name="standard" style:list-style-name="L13">
      <style:graphic-properties draw:stroke="none" draw:fill="none" draw:fill-color="#ffffff" draw:textarea-horizontal-align="justify" draw:textarea-vertical-align="middle" draw:auto-grow-height="false" fo:min-height="2.919cm" fo:min-width="17.691cm" fo:padding-top="0.128cm" fo:padding-bottom="0.128cm" fo:padding-left="0.256cm" fo:padding-right="0.256cm" fo:wrap-option="wrap" draw:shadow-color="#808080"/>
      <style:paragraph-properties style:writing-mode="lr-tb"/>
    </style:style>
    <style:style style:name="gr51" style:family="graphic" style:parent-style-name="standard" style:list-style-name="L14">
      <style:graphic-properties draw:stroke="none" draw:fill="none" draw:fill-color="#ffffff" draw:textarea-horizontal-align="justify" draw:textarea-vertical-align="top" draw:auto-grow-height="false" fo:min-height="2.707cm" fo:min-width="17.692cm" fo:padding-top="0.128cm" fo:padding-bottom="0.128cm" fo:padding-left="0.256cm" fo:padding-right="0.256cm" fo:wrap-option="wrap" draw:shadow-color="#808080"/>
      <style:paragraph-properties style:writing-mode="lr-tb"/>
    </style:style>
    <style:style style:name="gr52"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2.276cm" fo:min-width="5.406cm" fo:padding-top="0.128cm" fo:padding-bottom="0.128cm" fo:padding-left="0.256cm" fo:padding-right="0.256cm" fo:wrap-option="no-wrap" draw:shadow-color="#808080"/>
      <style:paragraph-properties style:writing-mode="lr-tb"/>
    </style:style>
    <style:style style:name="gr53"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2.276cm" fo:min-width="4.771cm" fo:padding-top="0.128cm" fo:padding-bottom="0.128cm" fo:padding-left="0.256cm" fo:padding-right="0.256cm" fo:wrap-option="no-wrap" draw:shadow-color="#808080"/>
      <style:paragraph-properties style:writing-mode="lr-tb"/>
    </style:style>
    <style:style style:name="gr54"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2.276cm" fo:min-width="6.465cm" fo:padding-top="0.128cm" fo:padding-bottom="0.128cm" fo:padding-left="0.256cm" fo:padding-right="0.256cm" fo:wrap-option="no-wrap" draw:shadow-color="#808080"/>
      <style:paragraph-properties style:writing-mode="lr-tb"/>
    </style:style>
    <style:style style:name="gr55"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2.275cm" fo:min-width="5.406cm" fo:padding-top="0.128cm" fo:padding-bottom="0.128cm" fo:padding-left="0.256cm" fo:padding-right="0.256cm" fo:wrap-option="no-wrap" draw:shadow-color="#808080"/>
      <style:paragraph-properties style:writing-mode="lr-tb"/>
    </style:style>
    <style:style style:name="gr56"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2.275cm" fo:min-width="6.465cm" fo:padding-top="0.128cm" fo:padding-bottom="0.128cm" fo:padding-left="0.256cm" fo:padding-right="0.256cm" fo:wrap-option="no-wrap" draw:shadow-color="#808080"/>
      <style:paragraph-properties style:writing-mode="lr-tb"/>
    </style:style>
    <style:style style:name="gr5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5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5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6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61"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1.852cm" fo:min-width="5.618cm" fo:padding-top="0.128cm" fo:padding-bottom="0.128cm" fo:padding-left="0.256cm" fo:padding-right="0.256cm" fo:wrap-option="no-wrap" draw:shadow-color="#808080"/>
      <style:paragraph-properties style:writing-mode="lr-tb"/>
    </style:style>
    <style:style style:name="gr62"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1.852cm" fo:min-width="5.618cm" fo:padding-top="0.128cm" fo:padding-bottom="0.128cm" fo:padding-left="0.256cm" fo:padding-right="0.256cm" fo:wrap-option="no-wrap" draw:shadow-color="#808080"/>
      <style:paragraph-properties style:writing-mode="lr-tb"/>
    </style:style>
    <style:style style:name="gr63"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1.852cm" fo:min-width="5.618cm" fo:padding-top="0.128cm" fo:padding-bottom="0.128cm" fo:padding-left="0.256cm" fo:padding-right="0.256cm" fo:wrap-option="no-wrap" draw:shadow-color="#808080"/>
      <style:paragraph-properties style:writing-mode="lr-tb"/>
    </style:style>
    <style:style style:name="gr64"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1.852cm" fo:min-width="5.617cm" fo:padding-top="0.128cm" fo:padding-bottom="0.128cm" fo:padding-left="0.256cm" fo:padding-right="0.256cm" fo:wrap-option="no-wrap" draw:shadow-color="#808080"/>
      <style:paragraph-properties style:writing-mode="lr-tb"/>
    </style:style>
    <style:style style:name="gr65"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1.852cm" fo:min-width="5.618cm" fo:padding-top="0.128cm" fo:padding-bottom="0.128cm" fo:padding-left="0.256cm" fo:padding-right="0.256cm" fo:wrap-option="no-wrap" draw:shadow-color="#808080"/>
      <style:paragraph-properties style:writing-mode="lr-tb"/>
    </style:style>
    <style:style style:name="gr66" style:family="graphic" style:parent-style-name="standard" style:list-style-name="L5">
      <style:graphic-properties draw:stroke="solid" svg:stroke-width="0.035cm" svg:stroke-color="#eaeaea" draw:stroke-linejoin="miter" draw:fill="solid" draw:fill-color="#ccff33" draw:textarea-horizontal-align="justify" draw:textarea-vertical-align="middle" draw:auto-grow-height="false" fo:min-height="1.852cm" fo:min-width="5.617cm" fo:padding-top="0.128cm" fo:padding-bottom="0.128cm" fo:padding-left="0.256cm" fo:padding-right="0.256cm" fo:wrap-option="no-wrap" draw:shadow-color="#808080"/>
      <style:paragraph-properties style:writing-mode="lr-tb"/>
    </style:style>
    <style:style style:name="gr67" style:family="graphic" style:parent-style-name="standard">
      <style:graphic-properties draw:stroke="solid" svg:stroke-width="0.035cm" svg:stroke-color="#eaeaea"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6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6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70"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71"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72"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73"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74" style:family="graphic" style:parent-style-name="standard" style:list-style-name="L16">
      <style:graphic-properties draw:stroke="none" draw:fill="none" draw:fill-color="#ffffff" draw:textarea-horizontal-align="justify" draw:textarea-vertical-align="top" draw:auto-grow-height="false" fo:min-height="1.019cm" fo:min-width="5.305cm" fo:padding-top="0.128cm" fo:padding-bottom="0.128cm" fo:padding-left="0.256cm" fo:padding-right="0.256cm" fo:wrap-option="wrap" draw:shadow-color="#808080"/>
      <style:paragraph-properties style:writing-mode="lr-tb"/>
    </style:style>
    <style:style style:name="gr75" style:family="graphic" style:parent-style-name="standard" style:list-style-name="L16">
      <style:graphic-properties draw:stroke="none" draw:fill="none" draw:fill-color="#ffffff" draw:textarea-horizontal-align="justify" draw:textarea-vertical-align="top" draw:auto-grow-height="false" fo:min-height="1.019cm" fo:min-width="6.343cm" fo:padding-top="0.128cm" fo:padding-bottom="0.128cm" fo:padding-left="0.256cm" fo:padding-right="0.256cm" fo:wrap-option="wrap" draw:shadow-color="#808080"/>
      <style:paragraph-properties style:writing-mode="lr-tb"/>
    </style:style>
    <style:style style:name="gr76" style:family="graphic" style:parent-style-name="standard" style:list-style-name="L16">
      <style:graphic-properties draw:stroke="none" draw:fill="none" draw:fill-color="#ffffff" draw:textarea-horizontal-align="justify" draw:textarea-vertical-align="top" draw:auto-grow-height="false" fo:min-height="1.019cm" fo:min-width="5.512cm" fo:padding-top="0.128cm" fo:padding-bottom="0.128cm" fo:padding-left="0.256cm" fo:padding-right="0.256cm" fo:wrap-option="wrap" draw:shadow-color="#808080"/>
      <style:paragraph-properties style:writing-mode="lr-tb"/>
    </style:style>
    <style:style style:name="gr77" style:family="graphic" style:parent-style-name="standard" style:list-style-name="L16">
      <style:graphic-properties draw:stroke="none" draw:fill="none" draw:fill-color="#ffffff" draw:textarea-horizontal-align="justify" draw:textarea-vertical-align="top" draw:auto-grow-height="false" fo:min-height="1.019cm" fo:min-width="3.227cm" fo:padding-top="0.128cm" fo:padding-bottom="0.128cm" fo:padding-left="0.256cm" fo:padding-right="0.256cm" fo:wrap-option="wrap" draw:shadow-color="#808080"/>
      <style:paragraph-properties style:writing-mode="lr-tb"/>
    </style:style>
    <style:style style:name="gr78" style:family="graphic" style:parent-style-name="standard" style:list-style-name="L16">
      <style:graphic-properties draw:stroke="none" draw:fill="none" draw:fill-color="#ffffff" draw:textarea-horizontal-align="justify" draw:textarea-vertical-align="top" draw:auto-grow-height="false" fo:min-height="1.018cm" fo:min-width="5.305cm" fo:padding-top="0.128cm" fo:padding-bottom="0.128cm" fo:padding-left="0.256cm" fo:padding-right="0.256cm" fo:wrap-option="wrap" draw:shadow-color="#808080"/>
      <style:paragraph-properties style:writing-mode="lr-tb"/>
    </style:style>
    <style:style style:name="gr79" style:family="graphic" style:parent-style-name="standard" style:list-style-name="L16">
      <style:graphic-properties draw:stroke="none" draw:fill="none" draw:fill-color="#ffffff" draw:textarea-horizontal-align="justify" draw:textarea-vertical-align="top" draw:auto-grow-height="false" fo:min-height="1.018cm" fo:min-width="6.343cm" fo:padding-top="0.128cm" fo:padding-bottom="0.128cm" fo:padding-left="0.256cm" fo:padding-right="0.256cm" fo:wrap-option="wrap" draw:shadow-color="#808080"/>
      <style:paragraph-properties style:writing-mode="lr-tb"/>
    </style:style>
    <style:style style:name="gr80" style:family="graphic" style:parent-style-name="standard" style:list-style-name="L16">
      <style:graphic-properties draw:stroke="none" draw:fill="none" draw:fill-color="#ffffff" draw:textarea-horizontal-align="justify" draw:textarea-vertical-align="top" draw:auto-grow-height="false" fo:min-height="1.018cm" fo:min-width="5.512cm" fo:padding-top="0.128cm" fo:padding-bottom="0.128cm" fo:padding-left="0.256cm" fo:padding-right="0.256cm" fo:wrap-option="wrap" draw:shadow-color="#808080"/>
      <style:paragraph-properties style:writing-mode="lr-tb"/>
    </style:style>
    <style:style style:name="gr81" style:family="graphic" style:parent-style-name="standard" style:list-style-name="L16">
      <style:graphic-properties draw:stroke="none" draw:fill="none" draw:fill-color="#ffffff" draw:textarea-horizontal-align="justify" draw:textarea-vertical-align="top" draw:auto-grow-height="false" fo:min-height="1.018cm" fo:min-width="3.227cm" fo:padding-top="0.128cm" fo:padding-bottom="0.128cm" fo:padding-left="0.256cm" fo:padding-right="0.256cm" fo:wrap-option="wrap" draw:shadow-color="#808080"/>
      <style:paragraph-properties style:writing-mode="lr-tb"/>
    </style:style>
    <style:style style:name="gr82" style:family="graphic" style:parent-style-name="standard" style:list-style-name="L16">
      <style:graphic-properties draw:stroke="none" draw:fill="none" draw:fill-color="#ffffff" draw:textarea-horizontal-align="justify" draw:textarea-vertical-align="top" draw:auto-grow-height="false" fo:min-height="1.019cm" fo:min-width="5.305cm" fo:padding-top="0.128cm" fo:padding-bottom="0.128cm" fo:padding-left="0.256cm" fo:padding-right="0.256cm" fo:wrap-option="wrap" draw:shadow-color="#808080"/>
      <style:paragraph-properties style:writing-mode="lr-tb"/>
    </style:style>
    <style:style style:name="gr83" style:family="graphic" style:parent-style-name="standard" style:list-style-name="L16">
      <style:graphic-properties draw:stroke="none" draw:fill="none" draw:fill-color="#ffffff" draw:textarea-horizontal-align="justify" draw:textarea-vertical-align="top" draw:auto-grow-height="false" fo:min-height="1.019cm" fo:min-width="6.343cm" fo:padding-top="0.128cm" fo:padding-bottom="0.128cm" fo:padding-left="0.256cm" fo:padding-right="0.256cm" fo:wrap-option="wrap" draw:shadow-color="#808080"/>
      <style:paragraph-properties style:writing-mode="lr-tb"/>
    </style:style>
    <style:style style:name="gr84" style:family="graphic" style:parent-style-name="standard" style:list-style-name="L16">
      <style:graphic-properties draw:stroke="none" draw:fill="none" draw:fill-color="#ffffff" draw:textarea-horizontal-align="justify" draw:textarea-vertical-align="top" draw:auto-grow-height="false" fo:min-height="1.019cm" fo:min-width="5.512cm" fo:padding-top="0.128cm" fo:padding-bottom="0.128cm" fo:padding-left="0.256cm" fo:padding-right="0.256cm" fo:wrap-option="wrap" draw:shadow-color="#808080"/>
      <style:paragraph-properties style:writing-mode="lr-tb"/>
    </style:style>
    <style:style style:name="gr85" style:family="graphic" style:parent-style-name="standard" style:list-style-name="L16">
      <style:graphic-properties draw:stroke="none" draw:fill="none" draw:fill-color="#ffffff" draw:textarea-horizontal-align="justify" draw:textarea-vertical-align="top" draw:auto-grow-height="false" fo:min-height="1.019cm" fo:min-width="3.227cm" fo:padding-top="0.128cm" fo:padding-bottom="0.128cm" fo:padding-left="0.256cm" fo:padding-right="0.256cm" fo:wrap-option="wrap" draw:shadow-color="#808080"/>
      <style:paragraph-properties style:writing-mode="lr-tb"/>
    </style:style>
    <style:style style:name="gr86" style:family="graphic" style:parent-style-name="standard" style:list-style-name="L16">
      <style:graphic-properties draw:stroke="none" draw:fill="none" draw:fill-color="#ffffff" draw:textarea-horizontal-align="justify" draw:textarea-vertical-align="top" draw:auto-grow-height="false" fo:min-height="1.856cm" fo:min-width="5.305cm" fo:padding-top="0.128cm" fo:padding-bottom="0.128cm" fo:padding-left="0.256cm" fo:padding-right="0.256cm" fo:wrap-option="wrap" draw:shadow-color="#808080"/>
      <style:paragraph-properties style:writing-mode="lr-tb"/>
    </style:style>
    <style:style style:name="gr87" style:family="graphic" style:parent-style-name="standard" style:list-style-name="L16">
      <style:graphic-properties draw:stroke="none" draw:fill="none" draw:fill-color="#ffffff" draw:textarea-horizontal-align="justify" draw:textarea-vertical-align="top" draw:auto-grow-height="false" fo:min-height="1.856cm" fo:min-width="6.343cm" fo:padding-top="0.128cm" fo:padding-bottom="0.128cm" fo:padding-left="0.256cm" fo:padding-right="0.256cm" fo:wrap-option="wrap" draw:shadow-color="#808080"/>
      <style:paragraph-properties style:writing-mode="lr-tb"/>
    </style:style>
    <style:style style:name="gr88" style:family="graphic" style:parent-style-name="standard" style:list-style-name="L16">
      <style:graphic-properties draw:stroke="none" draw:fill="none" draw:fill-color="#ffffff" draw:textarea-horizontal-align="justify" draw:textarea-vertical-align="top" draw:auto-grow-height="false" fo:min-height="1.856cm" fo:min-width="5.512cm" fo:padding-top="0.128cm" fo:padding-bottom="0.128cm" fo:padding-left="0.256cm" fo:padding-right="0.256cm" fo:wrap-option="wrap" draw:shadow-color="#808080"/>
      <style:paragraph-properties style:writing-mode="lr-tb"/>
    </style:style>
    <style:style style:name="gr89" style:family="graphic" style:parent-style-name="standard" style:list-style-name="L16">
      <style:graphic-properties draw:stroke="none" draw:fill="none" draw:fill-color="#ffffff" draw:textarea-horizontal-align="justify" draw:textarea-vertical-align="top" draw:auto-grow-height="false" fo:min-height="1.856cm" fo:min-width="3.227cm" fo:padding-top="0.128cm" fo:padding-bottom="0.128cm" fo:padding-left="0.256cm" fo:padding-right="0.256cm" fo:wrap-option="wrap" draw:shadow-color="#808080"/>
      <style:paragraph-properties style:writing-mode="lr-tb"/>
    </style:style>
    <style:style style:name="gr90" style:family="graphic" style:parent-style-name="standard" style:list-style-name="L16">
      <style:graphic-properties draw:stroke="none" draw:fill="none" draw:fill-color="#ffffff" draw:textarea-horizontal-align="justify" draw:textarea-vertical-align="top" draw:auto-grow-height="false" fo:min-height="1.856cm" fo:min-width="5.305cm" fo:padding-top="0.128cm" fo:padding-bottom="0.128cm" fo:padding-left="0.256cm" fo:padding-right="0.256cm" fo:wrap-option="wrap" draw:shadow-color="#808080"/>
      <style:paragraph-properties style:writing-mode="lr-tb"/>
    </style:style>
    <style:style style:name="gr91" style:family="graphic" style:parent-style-name="standard" style:list-style-name="L16">
      <style:graphic-properties draw:stroke="none" draw:fill="none" draw:fill-color="#ffffff" draw:textarea-horizontal-align="justify" draw:textarea-vertical-align="top" draw:auto-grow-height="false" fo:min-height="1.856cm" fo:min-width="6.343cm" fo:padding-top="0.128cm" fo:padding-bottom="0.128cm" fo:padding-left="0.256cm" fo:padding-right="0.256cm" fo:wrap-option="wrap" draw:shadow-color="#808080"/>
      <style:paragraph-properties style:writing-mode="lr-tb"/>
    </style:style>
    <style:style style:name="gr92" style:family="graphic" style:parent-style-name="standard" style:list-style-name="L16">
      <style:graphic-properties draw:stroke="none" draw:fill="none" draw:fill-color="#ffffff" draw:textarea-horizontal-align="justify" draw:textarea-vertical-align="top" draw:auto-grow-height="false" fo:min-height="1.856cm" fo:min-width="5.512cm" fo:padding-top="0.128cm" fo:padding-bottom="0.128cm" fo:padding-left="0.256cm" fo:padding-right="0.256cm" fo:wrap-option="wrap" draw:shadow-color="#808080"/>
      <style:paragraph-properties style:writing-mode="lr-tb"/>
    </style:style>
    <style:style style:name="gr93" style:family="graphic" style:parent-style-name="standard" style:list-style-name="L16">
      <style:graphic-properties draw:stroke="none" draw:fill="none" draw:fill-color="#ffffff" draw:textarea-horizontal-align="justify" draw:textarea-vertical-align="top" draw:auto-grow-height="false" fo:min-height="1.856cm" fo:min-width="3.227cm" fo:padding-top="0.128cm" fo:padding-bottom="0.128cm" fo:padding-left="0.256cm" fo:padding-right="0.256cm" fo:wrap-option="wrap" draw:shadow-color="#808080"/>
      <style:paragraph-properties style:writing-mode="lr-tb"/>
    </style:style>
    <style:style style:name="gr94" style:family="graphic" style:parent-style-name="standard" style:list-style-name="L16">
      <style:graphic-properties draw:stroke="none" draw:fill="none" draw:fill-color="#ffffff" draw:textarea-horizontal-align="justify" draw:textarea-vertical-align="top" draw:auto-grow-height="false" fo:min-height="1.856cm" fo:min-width="5.305cm" fo:padding-top="0.128cm" fo:padding-bottom="0.128cm" fo:padding-left="0.256cm" fo:padding-right="0.256cm" fo:wrap-option="wrap" draw:shadow-color="#808080"/>
      <style:paragraph-properties style:writing-mode="lr-tb"/>
    </style:style>
    <style:style style:name="gr95" style:family="graphic" style:parent-style-name="standard" style:list-style-name="L16">
      <style:graphic-properties draw:stroke="none" draw:fill="none" draw:fill-color="#ffffff" draw:textarea-horizontal-align="justify" draw:textarea-vertical-align="top" draw:auto-grow-height="false" fo:min-height="1.856cm" fo:min-width="6.343cm" fo:padding-top="0.128cm" fo:padding-bottom="0.128cm" fo:padding-left="0.256cm" fo:padding-right="0.256cm" fo:wrap-option="wrap" draw:shadow-color="#808080"/>
      <style:paragraph-properties style:writing-mode="lr-tb"/>
    </style:style>
    <style:style style:name="gr96" style:family="graphic" style:parent-style-name="standard" style:list-style-name="L16">
      <style:graphic-properties draw:stroke="none" draw:fill="none" draw:fill-color="#ffffff" draw:textarea-horizontal-align="justify" draw:textarea-vertical-align="top" draw:auto-grow-height="false" fo:min-height="1.856cm" fo:min-width="5.512cm" fo:padding-top="0.128cm" fo:padding-bottom="0.128cm" fo:padding-left="0.256cm" fo:padding-right="0.256cm" fo:wrap-option="wrap" draw:shadow-color="#808080"/>
      <style:paragraph-properties style:writing-mode="lr-tb"/>
    </style:style>
    <style:style style:name="gr97" style:family="graphic" style:parent-style-name="standard" style:list-style-name="L16">
      <style:graphic-properties draw:stroke="none" draw:fill="none" draw:fill-color="#ffffff" draw:textarea-horizontal-align="justify" draw:textarea-vertical-align="top" draw:auto-grow-height="false" fo:min-height="1.856cm" fo:min-width="3.227cm" fo:padding-top="0.128cm" fo:padding-bottom="0.128cm" fo:padding-left="0.256cm" fo:padding-right="0.256cm" fo:wrap-option="wrap" draw:shadow-color="#808080"/>
      <style:paragraph-properties style:writing-mode="lr-tb"/>
    </style:style>
    <style:style style:name="gr98" style:family="graphic" style:parent-style-name="standard" style:list-style-name="L16">
      <style:graphic-properties draw:stroke="none" draw:fill="none" draw:fill-color="#ffffff" draw:textarea-horizontal-align="justify" draw:textarea-vertical-align="top" draw:auto-grow-height="false" fo:min-height="1.857cm" fo:min-width="5.305cm" fo:padding-top="0.128cm" fo:padding-bottom="0.128cm" fo:padding-left="0.256cm" fo:padding-right="0.256cm" fo:wrap-option="wrap" draw:shadow-color="#808080"/>
      <style:paragraph-properties style:writing-mode="lr-tb"/>
    </style:style>
    <style:style style:name="gr99" style:family="graphic" style:parent-style-name="standard" style:list-style-name="L16">
      <style:graphic-properties draw:stroke="none" draw:fill="none" draw:fill-color="#ffffff" draw:textarea-horizontal-align="justify" draw:textarea-vertical-align="top" draw:auto-grow-height="false" fo:min-height="1.857cm" fo:min-width="6.343cm" fo:padding-top="0.128cm" fo:padding-bottom="0.128cm" fo:padding-left="0.256cm" fo:padding-right="0.256cm" fo:wrap-option="wrap" draw:shadow-color="#808080"/>
      <style:paragraph-properties style:writing-mode="lr-tb"/>
    </style:style>
    <style:style style:name="gr100" style:family="graphic" style:parent-style-name="standard" style:list-style-name="L16">
      <style:graphic-properties draw:stroke="none" draw:fill="none" draw:fill-color="#ffffff" draw:textarea-horizontal-align="justify" draw:textarea-vertical-align="top" draw:auto-grow-height="false" fo:min-height="1.857cm" fo:min-width="5.512cm" fo:padding-top="0.128cm" fo:padding-bottom="0.128cm" fo:padding-left="0.256cm" fo:padding-right="0.256cm" fo:wrap-option="wrap" draw:shadow-color="#808080"/>
      <style:paragraph-properties style:writing-mode="lr-tb"/>
    </style:style>
    <style:style style:name="gr101" style:family="graphic" style:parent-style-name="standard" style:list-style-name="L16">
      <style:graphic-properties draw:stroke="none" draw:fill="none" draw:fill-color="#ffffff" draw:textarea-horizontal-align="justify" draw:textarea-vertical-align="top" draw:auto-grow-height="false" fo:min-height="1.857cm" fo:min-width="3.227cm" fo:padding-top="0.128cm" fo:padding-bottom="0.128cm" fo:padding-left="0.256cm" fo:padding-right="0.256cm" fo:wrap-option="wrap" draw:shadow-color="#808080"/>
      <style:paragraph-properties style:writing-mode="lr-tb"/>
    </style:style>
    <style:style style:name="gr102" style:family="graphic" style:parent-style-name="standard" style:list-style-name="L16">
      <style:graphic-properties draw:stroke="none" draw:fill="solid" draw:fill-color="#b97c01" draw:textarea-horizontal-align="justify" draw:textarea-vertical-align="top" draw:auto-grow-height="false" fo:min-height="1.018cm" fo:min-width="5.305cm" fo:padding-top="0.128cm" fo:padding-bottom="0.128cm" fo:padding-left="0.256cm" fo:padding-right="0.256cm" fo:wrap-option="wrap" draw:shadow-color="#808080"/>
      <style:paragraph-properties style:writing-mode="lr-tb"/>
    </style:style>
    <style:style style:name="gr103" style:family="graphic" style:parent-style-name="standard" style:list-style-name="L16">
      <style:graphic-properties draw:stroke="none" draw:fill="solid" draw:fill-color="#b97c01" draw:textarea-horizontal-align="justify" draw:textarea-vertical-align="top" draw:auto-grow-height="false" fo:min-height="1.018cm" fo:min-width="6.343cm" fo:padding-top="0.128cm" fo:padding-bottom="0.128cm" fo:padding-left="0.256cm" fo:padding-right="0.256cm" fo:wrap-option="wrap" draw:shadow-color="#808080"/>
      <style:paragraph-properties style:writing-mode="lr-tb"/>
    </style:style>
    <style:style style:name="gr104" style:family="graphic" style:parent-style-name="standard" style:list-style-name="L16">
      <style:graphic-properties draw:stroke="none" draw:fill="solid" draw:fill-color="#b97c01" draw:textarea-horizontal-align="justify" draw:textarea-vertical-align="top" draw:auto-grow-height="false" fo:min-height="1.018cm" fo:min-width="5.512cm" fo:padding-top="0.128cm" fo:padding-bottom="0.128cm" fo:padding-left="0.256cm" fo:padding-right="0.256cm" fo:wrap-option="wrap" draw:shadow-color="#808080"/>
      <style:paragraph-properties style:writing-mode="lr-tb"/>
    </style:style>
    <style:style style:name="gr105" style:family="graphic" style:parent-style-name="standard" style:list-style-name="L16">
      <style:graphic-properties draw:stroke="none" draw:fill="solid" draw:fill-color="#b97c01" draw:textarea-horizontal-align="justify" draw:textarea-vertical-align="top" draw:auto-grow-height="false" fo:min-height="1.018cm" fo:min-width="3.227cm" fo:padding-top="0.128cm" fo:padding-bottom="0.128cm" fo:padding-left="0.256cm" fo:padding-right="0.256cm" fo:wrap-option="wrap" draw:shadow-color="#808080"/>
      <style:paragraph-properties style:writing-mode="lr-tb"/>
    </style:style>
    <style:style style:name="gr106" style:family="graphic" style:parent-style-name="standard">
      <style:graphic-properties draw:stroke="solid" svg:stroke-width="0.071cm" svg:stroke-color="#eaeaea"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10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0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09" style:family="graphic" style:parent-style-name="standard" style:list-style-name="L16">
      <style:graphic-properties draw:stroke="none" draw:fill="none" draw:fill-color="#ffffff" draw:textarea-horizontal-align="justify" draw:textarea-vertical-align="top" draw:auto-grow-height="false" fo:min-height="1.01cm" fo:min-width="7.955cm" fo:padding-top="0.128cm" fo:padding-bottom="0.128cm" fo:padding-left="0.256cm" fo:padding-right="0.256cm" fo:wrap-option="wrap" draw:shadow-color="#808080"/>
      <style:paragraph-properties style:writing-mode="lr-tb"/>
    </style:style>
    <style:style style:name="gr110" style:family="graphic" style:parent-style-name="standard" style:list-style-name="L16">
      <style:graphic-properties draw:stroke="none" draw:fill="none" draw:fill-color="#ffffff" draw:textarea-horizontal-align="justify" draw:textarea-vertical-align="top" draw:auto-grow-height="false" fo:min-height="1.01cm" fo:min-width="7.955cm" fo:padding-top="0.128cm" fo:padding-bottom="0.128cm" fo:padding-left="0.256cm" fo:padding-right="0.256cm" fo:wrap-option="wrap" draw:shadow-color="#808080"/>
      <style:paragraph-properties style:writing-mode="lr-tb"/>
    </style:style>
    <style:style style:name="gr111" style:family="graphic" style:parent-style-name="standard" style:list-style-name="L30">
      <style:graphic-properties draw:stroke="none" draw:fill="none" draw:fill-color="#ffffff" draw:textarea-horizontal-align="justify" draw:textarea-vertical-align="top" draw:auto-grow-height="false" fo:min-height="1.626cm" fo:min-width="7.955cm" fo:padding-top="0.128cm" fo:padding-bottom="0.128cm" fo:padding-left="0.256cm" fo:padding-right="0.256cm" fo:wrap-option="wrap" draw:shadow-color="#808080"/>
      <style:paragraph-properties style:writing-mode="lr-tb"/>
    </style:style>
    <style:style style:name="gr112" style:family="graphic" style:parent-style-name="standard" style:list-style-name="L30">
      <style:graphic-properties draw:stroke="none" draw:fill="none" draw:fill-color="#ffffff" draw:textarea-horizontal-align="justify" draw:textarea-vertical-align="top" draw:auto-grow-height="false" fo:min-height="1.626cm" fo:min-width="7.955cm" fo:padding-top="0.128cm" fo:padding-bottom="0.128cm" fo:padding-left="0.256cm" fo:padding-right="0.256cm" fo:wrap-option="wrap" draw:shadow-color="#808080"/>
      <style:paragraph-properties style:writing-mode="lr-tb"/>
    </style:style>
    <style:style style:name="gr113" style:family="graphic" style:parent-style-name="standard" style:list-style-name="L16">
      <style:graphic-properties draw:stroke="none" draw:fill="none" draw:fill-color="#ffffff" draw:textarea-horizontal-align="justify" draw:textarea-vertical-align="top" draw:auto-grow-height="false" fo:min-height="1.623cm" fo:min-width="7.955cm" fo:padding-top="0.128cm" fo:padding-bottom="0.128cm" fo:padding-left="0.256cm" fo:padding-right="0.256cm" fo:wrap-option="wrap" draw:shadow-color="#808080"/>
      <style:paragraph-properties style:writing-mode="lr-tb"/>
    </style:style>
    <style:style style:name="gr114" style:family="graphic" style:parent-style-name="standard" style:list-style-name="L16">
      <style:graphic-properties draw:stroke="none" draw:fill="none" draw:fill-color="#ffffff" draw:textarea-horizontal-align="justify" draw:textarea-vertical-align="top" draw:auto-grow-height="false" fo:min-height="1.623cm" fo:min-width="7.955cm" fo:padding-top="0.128cm" fo:padding-bottom="0.128cm" fo:padding-left="0.256cm" fo:padding-right="0.256cm" fo:wrap-option="wrap" draw:shadow-color="#808080"/>
      <style:paragraph-properties style:writing-mode="lr-tb"/>
    </style:style>
    <style:style style:name="gr115" style:family="graphic" style:parent-style-name="standard" style:list-style-name="L16">
      <style:graphic-properties draw:stroke="none" draw:fill="none" draw:fill-color="#ffffff" draw:textarea-horizontal-align="justify" draw:textarea-vertical-align="top" draw:auto-grow-height="false" fo:min-height="1.627cm" fo:min-width="7.955cm" fo:padding-top="0.128cm" fo:padding-bottom="0.128cm" fo:padding-left="0.256cm" fo:padding-right="0.256cm" fo:wrap-option="wrap" draw:shadow-color="#808080"/>
      <style:paragraph-properties style:writing-mode="lr-tb"/>
    </style:style>
    <style:style style:name="gr116" style:family="graphic" style:parent-style-name="standard" style:list-style-name="L16">
      <style:graphic-properties draw:stroke="none" draw:fill="none" draw:fill-color="#ffffff" draw:textarea-horizontal-align="justify" draw:textarea-vertical-align="top" draw:auto-grow-height="false" fo:min-height="1.627cm" fo:min-width="7.955cm" fo:padding-top="0.128cm" fo:padding-bottom="0.128cm" fo:padding-left="0.256cm" fo:padding-right="0.256cm" fo:wrap-option="wrap" draw:shadow-color="#808080"/>
      <style:paragraph-properties style:writing-mode="lr-tb"/>
    </style:style>
    <style:style style:name="gr117" style:family="graphic" style:parent-style-name="standard" style:list-style-name="L16">
      <style:graphic-properties draw:stroke="none" draw:fill="none" draw:fill-color="#ffffff" draw:textarea-horizontal-align="justify" draw:textarea-vertical-align="top" draw:auto-grow-height="false" fo:min-height="1.627cm" fo:min-width="7.955cm" fo:padding-top="0.128cm" fo:padding-bottom="0.128cm" fo:padding-left="0.256cm" fo:padding-right="0.256cm" fo:wrap-option="wrap" draw:shadow-color="#808080"/>
      <style:paragraph-properties style:writing-mode="lr-tb"/>
    </style:style>
    <style:style style:name="gr118" style:family="graphic" style:parent-style-name="standard" style:list-style-name="L16">
      <style:graphic-properties draw:stroke="none" draw:fill="none" draw:fill-color="#ffffff" draw:textarea-horizontal-align="justify" draw:textarea-vertical-align="top" draw:auto-grow-height="false" fo:min-height="1.627cm" fo:min-width="7.955cm" fo:padding-top="0.128cm" fo:padding-bottom="0.128cm" fo:padding-left="0.256cm" fo:padding-right="0.256cm" fo:wrap-option="wrap" draw:shadow-color="#808080"/>
      <style:paragraph-properties style:writing-mode="lr-tb"/>
    </style:style>
    <style:style style:name="gr119" style:family="graphic" style:parent-style-name="standard" style:list-style-name="L16">
      <style:graphic-properties draw:stroke="none" draw:fill="none" draw:fill-color="#ffffff" draw:textarea-horizontal-align="justify" draw:textarea-vertical-align="top" draw:auto-grow-height="false" fo:min-height="1.622cm" fo:min-width="7.955cm" fo:padding-top="0.128cm" fo:padding-bottom="0.128cm" fo:padding-left="0.256cm" fo:padding-right="0.256cm" fo:wrap-option="wrap" draw:shadow-color="#808080"/>
      <style:paragraph-properties style:writing-mode="lr-tb"/>
    </style:style>
    <style:style style:name="gr120" style:family="graphic" style:parent-style-name="standard" style:list-style-name="L16">
      <style:graphic-properties draw:stroke="none" draw:fill="none" draw:fill-color="#ffffff" draw:textarea-horizontal-align="justify" draw:textarea-vertical-align="top" draw:auto-grow-height="false" fo:min-height="1.622cm" fo:min-width="7.955cm" fo:padding-top="0.128cm" fo:padding-bottom="0.128cm" fo:padding-left="0.256cm" fo:padding-right="0.256cm" fo:wrap-option="wrap" draw:shadow-color="#808080"/>
      <style:paragraph-properties style:writing-mode="lr-tb"/>
    </style:style>
    <style:style style:name="gr121" style:family="graphic" style:parent-style-name="standard" style:list-style-name="L16">
      <style:graphic-properties draw:stroke="none" draw:fill="solid" draw:fill-color="#ff0000" draw:textarea-horizontal-align="justify" draw:textarea-vertical-align="top" draw:auto-grow-height="false" fo:min-height="1.01cm" fo:min-width="7.955cm" fo:padding-top="0.128cm" fo:padding-bottom="0.128cm" fo:padding-left="0.256cm" fo:padding-right="0.256cm" fo:wrap-option="wrap" draw:shadow-color="#808080"/>
      <style:paragraph-properties style:writing-mode="lr-tb"/>
    </style:style>
    <style:style style:name="gr122" style:family="graphic" style:parent-style-name="standard" style:list-style-name="L16">
      <style:graphic-properties draw:stroke="none" draw:fill="solid" draw:fill-color="#ff0000" draw:textarea-horizontal-align="justify" draw:textarea-vertical-align="top" draw:auto-grow-height="false" fo:min-height="1.01cm" fo:min-width="7.955cm" fo:padding-top="0.128cm" fo:padding-bottom="0.128cm" fo:padding-left="0.256cm" fo:padding-right="0.256cm" fo:wrap-option="wrap" draw:shadow-color="#808080"/>
      <style:paragraph-properties style:writing-mode="lr-tb"/>
    </style:style>
    <style:style style:name="gr12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2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25" style:family="graphic" style:parent-style-name="standard" style:list-style-name="L13">
      <style:graphic-properties draw:stroke="none" draw:fill="none" draw:fill-color="#ffffff" draw:textarea-horizontal-align="justify" draw:textarea-vertical-align="middle" draw:auto-grow-height="false" fo:min-height="2.495cm" fo:min-width="16.421cm" fo:padding-top="0.128cm" fo:padding-bottom="0.128cm" fo:padding-left="0.256cm" fo:padding-right="0.256cm" fo:wrap-option="wrap" draw:shadow-color="#808080"/>
      <style:paragraph-properties style:writing-mode="lr-tb"/>
    </style:style>
    <style:style style:name="gr126"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1cm" fo:min-width="8.801cm" fo:padding-top="0.128cm" fo:padding-bottom="0.128cm" fo:padding-left="0.256cm" fo:padding-right="0.256cm" fo:wrap-option="wrap" draw:shadow-color="#808080"/>
      <style:paragraph-properties style:writing-mode="lr-tb"/>
    </style:style>
    <style:style style:name="gr127"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1cm" fo:min-width="8.801cm" fo:padding-top="0.128cm" fo:padding-bottom="0.128cm" fo:padding-left="0.256cm" fo:padding-right="0.256cm" fo:wrap-option="wrap" draw:shadow-color="#808080"/>
      <style:paragraph-properties style:writing-mode="lr-tb"/>
    </style:style>
    <style:style style:name="gr128"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09cm" fo:min-width="8.801cm" fo:padding-top="0.128cm" fo:padding-bottom="0.128cm" fo:padding-left="0.256cm" fo:padding-right="0.256cm" fo:wrap-option="wrap" draw:shadow-color="#808080"/>
      <style:paragraph-properties style:writing-mode="lr-tb"/>
    </style:style>
    <style:style style:name="gr129"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09cm" fo:min-width="8.801cm" fo:padding-top="0.128cm" fo:padding-bottom="0.128cm" fo:padding-left="0.256cm" fo:padding-right="0.256cm" fo:wrap-option="wrap" draw:shadow-color="#808080"/>
      <style:paragraph-properties style:writing-mode="lr-tb"/>
    </style:style>
    <style:style style:name="gr130"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1cm" fo:min-width="8.801cm" fo:padding-top="0.128cm" fo:padding-bottom="0.128cm" fo:padding-left="0.256cm" fo:padding-right="0.256cm" fo:wrap-option="wrap" draw:shadow-color="#808080"/>
      <style:paragraph-properties style:writing-mode="lr-tb"/>
    </style:style>
    <style:style style:name="gr131"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1cm" fo:min-width="8.801cm" fo:padding-top="0.128cm" fo:padding-bottom="0.128cm" fo:padding-left="0.256cm" fo:padding-right="0.256cm" fo:wrap-option="wrap" draw:shadow-color="#808080"/>
      <style:paragraph-properties style:writing-mode="lr-tb"/>
    </style:style>
    <style:style style:name="gr132"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09cm" fo:min-width="8.801cm" fo:padding-top="0.128cm" fo:padding-bottom="0.128cm" fo:padding-left="0.256cm" fo:padding-right="0.256cm" fo:wrap-option="wrap" draw:shadow-color="#808080"/>
      <style:paragraph-properties style:writing-mode="lr-tb"/>
    </style:style>
    <style:style style:name="gr133"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09cm" fo:min-width="8.801cm" fo:padding-top="0.128cm" fo:padding-bottom="0.128cm" fo:padding-left="0.256cm" fo:padding-right="0.256cm" fo:wrap-option="wrap" draw:shadow-color="#808080"/>
      <style:paragraph-properties style:writing-mode="lr-tb"/>
    </style:style>
    <style:style style:name="gr134"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1cm" fo:min-width="8.801cm" fo:padding-top="0.128cm" fo:padding-bottom="0.128cm" fo:padding-left="0.256cm" fo:padding-right="0.256cm" fo:wrap-option="wrap" draw:shadow-color="#808080"/>
      <style:paragraph-properties style:writing-mode="lr-tb"/>
    </style:style>
    <style:style style:name="gr135"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1cm" fo:min-width="8.801cm" fo:padding-top="0.128cm" fo:padding-bottom="0.128cm" fo:padding-left="0.256cm" fo:padding-right="0.256cm" fo:wrap-option="wrap" draw:shadow-color="#808080"/>
      <style:paragraph-properties style:writing-mode="lr-tb"/>
    </style:style>
    <style:style style:name="gr136"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09cm" fo:min-width="8.801cm" fo:padding-top="0.128cm" fo:padding-bottom="0.128cm" fo:padding-left="0.256cm" fo:padding-right="0.256cm" fo:wrap-option="wrap" draw:shadow-color="#808080"/>
      <style:paragraph-properties style:writing-mode="lr-tb"/>
    </style:style>
    <style:style style:name="gr137" style:family="graphic" style:parent-style-name="standard" style:list-style-name="L16">
      <style:graphic-properties draw:stroke="solid" svg:stroke-width="0.026cm" svg:stroke-color="#eaeaea" draw:stroke-linejoin="miter" draw:fill="none" draw:fill-color="#ffffff" draw:textarea-horizontal-align="justify" draw:textarea-vertical-align="top" draw:auto-grow-height="false" fo:min-height="1.009cm" fo:min-width="8.801cm" fo:padding-top="0.128cm" fo:padding-bottom="0.128cm" fo:padding-left="0.256cm" fo:padding-right="0.256cm" fo:wrap-option="wrap" draw:shadow-color="#808080"/>
      <style:paragraph-properties style:writing-mode="lr-tb"/>
    </style:style>
    <style:style style:name="gr138" style:family="graphic" style:parent-style-name="standard" style:list-style-name="L16">
      <style:graphic-properties draw:stroke="solid" svg:stroke-width="0.026cm" svg:stroke-color="#eaeaea" draw:stroke-linejoin="miter" draw:fill="solid" draw:fill-color="#ff0000" draw:textarea-horizontal-align="justify" draw:textarea-vertical-align="top" draw:auto-grow-height="false" fo:min-height="1.01cm" fo:min-width="8.801cm" fo:padding-top="0.128cm" fo:padding-bottom="0.128cm" fo:padding-left="0.256cm" fo:padding-right="0.256cm" fo:wrap-option="wrap" draw:shadow-color="#808080"/>
      <style:paragraph-properties style:writing-mode="lr-tb"/>
    </style:style>
    <style:style style:name="gr139" style:family="graphic" style:parent-style-name="standard" style:list-style-name="L16">
      <style:graphic-properties draw:stroke="solid" svg:stroke-width="0.026cm" svg:stroke-color="#eaeaea" draw:stroke-linejoin="miter" draw:fill="solid" draw:fill-color="#ff0000" draw:textarea-horizontal-align="justify" draw:textarea-vertical-align="top" draw:auto-grow-height="false" fo:min-height="1.01cm" fo:min-width="8.801cm" fo:padding-top="0.128cm" fo:padding-bottom="0.128cm" fo:padding-left="0.256cm" fo:padding-right="0.256cm" fo:wrap-option="wrap" draw:shadow-color="#808080"/>
      <style:paragraph-properties style:writing-mode="lr-tb"/>
    </style:style>
    <style:style style:name="gr140" style:family="graphic" style:parent-style-name="standard" style:list-style-name="L16">
      <style:graphic-properties draw:stroke="none" draw:fill="none" draw:fill-color="#ffffff" draw:textarea-horizontal-align="justify" draw:textarea-vertical-align="top" draw:auto-grow-height="false" fo:min-height="2.848cm" fo:min-width="5.696cm" fo:padding-top="0.128cm" fo:padding-bottom="0.128cm" fo:padding-left="0.256cm" fo:padding-right="0.256cm" fo:wrap-option="wrap" draw:shadow-color="#808080"/>
      <style:paragraph-properties style:writing-mode="lr-tb"/>
    </style:style>
    <style:style style:name="gr141" style:family="graphic" style:parent-style-name="standard" style:list-style-name="L16">
      <style:graphic-properties draw:stroke="none" draw:fill="none" draw:fill-color="#ffffff" draw:textarea-horizontal-align="justify" draw:textarea-vertical-align="top" draw:auto-grow-height="false" fo:min-height="2.848cm" fo:min-width="5.696cm" fo:padding-top="0.128cm" fo:padding-bottom="0.128cm" fo:padding-left="0.256cm" fo:padding-right="0.256cm" fo:wrap-option="wrap" draw:shadow-color="#808080"/>
      <style:paragraph-properties style:writing-mode="lr-tb"/>
    </style:style>
    <style:style style:name="gr142" style:family="graphic" style:parent-style-name="standard" style:list-style-name="L16">
      <style:graphic-properties draw:stroke="none" draw:fill="none" draw:fill-color="#ffffff" draw:textarea-horizontal-align="justify" draw:textarea-vertical-align="top" draw:auto-grow-height="false" fo:min-height="2.848cm" fo:min-width="5.696cm" fo:padding-top="0.128cm" fo:padding-bottom="0.128cm" fo:padding-left="0.256cm" fo:padding-right="0.256cm" fo:wrap-option="wrap" draw:shadow-color="#808080"/>
      <style:paragraph-properties style:writing-mode="lr-tb"/>
    </style:style>
    <style:style style:name="gr14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4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45" style:family="graphic" style:parent-style-name="standard" style:list-style-name="L13">
      <style:graphic-properties draw:stroke="none" draw:fill="none" draw:fill-color="#ffffff" draw:textarea-horizontal-align="justify" draw:textarea-vertical-align="middle" draw:auto-grow-height="false" fo:min-height="2.495cm" fo:min-width="16.421cm" fo:padding-top="0.128cm" fo:padding-bottom="0.128cm" fo:padding-left="0.256cm" fo:padding-right="0.256cm" fo:wrap-option="wrap" draw:shadow-color="#808080"/>
      <style:paragraph-properties style:writing-mode="lr-tb"/>
    </style:style>
    <style:style style:name="gr146"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47"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48"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49"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0"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1"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2"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3"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4" style:family="graphic" style:parent-style-name="standard" style:list-style-name="L16">
      <style:graphic-properties draw:stroke="none" draw:fill="none" draw:fill-color="#ffffff"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5" style:family="graphic" style:parent-style-name="standard" style:list-style-name="L16">
      <style:graphic-properties draw:stroke="none" draw:fill="solid" draw:fill-color="#003399"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6" style:family="graphic" style:parent-style-name="standard" style:list-style-name="L16">
      <style:graphic-properties draw:stroke="none" draw:fill="solid" draw:fill-color="#003399"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7" style:family="graphic" style:parent-style-name="standard" style:list-style-name="L16">
      <style:graphic-properties draw:stroke="none" draw:fill="solid" draw:fill-color="#003399" draw:textarea-horizontal-align="justify" draw:textarea-vertical-align="top" draw:auto-grow-height="false" fo:min-height="1.155cm" fo:min-width="6.755cm" fo:padding-top="0.128cm" fo:padding-bottom="0.128cm" fo:padding-left="0.256cm" fo:padding-right="0.256cm" fo:wrap-option="wrap" draw:shadow-color="#808080"/>
      <style:paragraph-properties style:writing-mode="lr-tb"/>
    </style:style>
    <style:style style:name="gr15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5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60" style:family="graphic" style:parent-style-name="standard" style:list-style-name="L16">
      <style:graphic-properties draw:stroke="none" draw:fill="none" draw:fill-color="#ffffff" draw:textarea-horizontal-align="justify" draw:textarea-vertical-align="top" draw:auto-grow-height="false" fo:min-height="1.009cm" fo:min-width="9.859cm" fo:padding-top="0.128cm" fo:padding-bottom="0.128cm" fo:padding-left="0.256cm" fo:padding-right="0.256cm" fo:wrap-option="wrap" draw:shadow-color="#808080"/>
      <style:paragraph-properties style:writing-mode="lr-tb"/>
    </style:style>
    <style:style style:name="gr161" style:family="graphic" style:parent-style-name="standard" style:list-style-name="L16">
      <style:graphic-properties draw:stroke="none" draw:fill="none" draw:fill-color="#ffffff" draw:textarea-horizontal-align="justify" draw:textarea-vertical-align="top" draw:auto-grow-height="false" fo:min-height="1.009cm" fo:min-width="9.86cm" fo:padding-top="0.128cm" fo:padding-bottom="0.128cm" fo:padding-left="0.256cm" fo:padding-right="0.256cm" fo:wrap-option="wrap" draw:shadow-color="#808080"/>
      <style:paragraph-properties style:writing-mode="lr-tb"/>
    </style:style>
    <style:style style:name="gr162" style:family="graphic" style:parent-style-name="standard" style:list-style-name="L16">
      <style:graphic-properties draw:stroke="none" draw:fill="none" draw:fill-color="#ffffff" draw:textarea-horizontal-align="justify" draw:textarea-vertical-align="top" draw:auto-grow-height="false" fo:min-height="1.01cm" fo:min-width="9.859cm" fo:padding-top="0.128cm" fo:padding-bottom="0.128cm" fo:padding-left="0.256cm" fo:padding-right="0.256cm" fo:wrap-option="wrap" draw:shadow-color="#808080"/>
      <style:paragraph-properties style:writing-mode="lr-tb"/>
    </style:style>
    <style:style style:name="gr163" style:family="graphic" style:parent-style-name="standard" style:list-style-name="L16">
      <style:graphic-properties draw:stroke="none" draw:fill="none" draw:fill-color="#ffffff" draw:textarea-horizontal-align="justify" draw:textarea-vertical-align="top" draw:auto-grow-height="false" fo:min-height="1.01cm" fo:min-width="9.86cm" fo:padding-top="0.128cm" fo:padding-bottom="0.128cm" fo:padding-left="0.256cm" fo:padding-right="0.256cm" fo:wrap-option="wrap" draw:shadow-color="#808080"/>
      <style:paragraph-properties style:writing-mode="lr-tb"/>
    </style:style>
    <style:style style:name="gr164" style:family="graphic" style:parent-style-name="standard" style:list-style-name="L16">
      <style:graphic-properties draw:stroke="none" draw:fill="none" draw:fill-color="#ffffff" draw:textarea-horizontal-align="justify" draw:textarea-vertical-align="top" draw:auto-grow-height="false" fo:min-height="1.009cm" fo:min-width="9.859cm" fo:padding-top="0.128cm" fo:padding-bottom="0.128cm" fo:padding-left="0.256cm" fo:padding-right="0.256cm" fo:wrap-option="wrap" draw:shadow-color="#808080"/>
      <style:paragraph-properties style:writing-mode="lr-tb"/>
    </style:style>
    <style:style style:name="gr165" style:family="graphic" style:parent-style-name="standard" style:list-style-name="L16">
      <style:graphic-properties draw:stroke="none" draw:fill="none" draw:fill-color="#ffffff" draw:textarea-horizontal-align="justify" draw:textarea-vertical-align="top" draw:auto-grow-height="false" fo:min-height="1.009cm" fo:min-width="9.86cm" fo:padding-top="0.128cm" fo:padding-bottom="0.128cm" fo:padding-left="0.256cm" fo:padding-right="0.256cm" fo:wrap-option="wrap" draw:shadow-color="#808080"/>
      <style:paragraph-properties style:writing-mode="lr-tb"/>
    </style:style>
    <style:style style:name="gr166" style:family="graphic" style:parent-style-name="standard" style:list-style-name="L16">
      <style:graphic-properties draw:stroke="none" draw:fill="none" draw:fill-color="#ffffff" draw:textarea-horizontal-align="justify" draw:textarea-vertical-align="top" draw:auto-grow-height="false" fo:min-height="1.01cm" fo:min-width="9.859cm" fo:padding-top="0.128cm" fo:padding-bottom="0.128cm" fo:padding-left="0.256cm" fo:padding-right="0.256cm" fo:wrap-option="wrap" draw:shadow-color="#808080"/>
      <style:paragraph-properties style:writing-mode="lr-tb"/>
    </style:style>
    <style:style style:name="gr167" style:family="graphic" style:parent-style-name="standard" style:list-style-name="L16">
      <style:graphic-properties draw:stroke="none" draw:fill="none" draw:fill-color="#ffffff" draw:textarea-horizontal-align="justify" draw:textarea-vertical-align="top" draw:auto-grow-height="false" fo:min-height="1.01cm" fo:min-width="9.86cm" fo:padding-top="0.128cm" fo:padding-bottom="0.128cm" fo:padding-left="0.256cm" fo:padding-right="0.256cm" fo:wrap-option="wrap" draw:shadow-color="#808080"/>
      <style:paragraph-properties style:writing-mode="lr-tb"/>
    </style:style>
    <style:style style:name="gr168" style:family="graphic" style:parent-style-name="standard" style:list-style-name="L16">
      <style:graphic-properties draw:stroke="none" draw:fill="none" draw:fill-color="#ffffff" draw:textarea-horizontal-align="justify" draw:textarea-vertical-align="top" draw:auto-grow-height="false" fo:min-height="1.01cm" fo:min-width="9.859cm" fo:padding-top="0.128cm" fo:padding-bottom="0.128cm" fo:padding-left="0.256cm" fo:padding-right="0.256cm" fo:wrap-option="wrap" draw:shadow-color="#808080"/>
      <style:paragraph-properties style:writing-mode="lr-tb"/>
    </style:style>
    <style:style style:name="gr169" style:family="graphic" style:parent-style-name="standard" style:list-style-name="L16">
      <style:graphic-properties draw:stroke="none" draw:fill="none" draw:fill-color="#ffffff" draw:textarea-horizontal-align="justify" draw:textarea-vertical-align="top" draw:auto-grow-height="false" fo:min-height="1.01cm" fo:min-width="9.86cm" fo:padding-top="0.128cm" fo:padding-bottom="0.128cm" fo:padding-left="0.256cm" fo:padding-right="0.256cm" fo:wrap-option="wrap" draw:shadow-color="#808080"/>
      <style:paragraph-properties style:writing-mode="lr-tb"/>
    </style:style>
    <style:style style:name="gr170" style:family="graphic" style:parent-style-name="standard" style:list-style-name="L16">
      <style:graphic-properties draw:stroke="none" draw:fill="none" draw:fill-color="#ffffff" draw:textarea-horizontal-align="justify" draw:textarea-vertical-align="top" draw:auto-grow-height="false" fo:min-height="1.009cm" fo:min-width="9.859cm" fo:padding-top="0.128cm" fo:padding-bottom="0.128cm" fo:padding-left="0.256cm" fo:padding-right="0.256cm" fo:wrap-option="wrap" draw:shadow-color="#808080"/>
      <style:paragraph-properties style:writing-mode="lr-tb"/>
    </style:style>
    <style:style style:name="gr171" style:family="graphic" style:parent-style-name="standard" style:list-style-name="L16">
      <style:graphic-properties draw:stroke="none" draw:fill="none" draw:fill-color="#ffffff" draw:textarea-horizontal-align="justify" draw:textarea-vertical-align="top" draw:auto-grow-height="false" fo:min-height="1.009cm" fo:min-width="9.86cm" fo:padding-top="0.128cm" fo:padding-bottom="0.128cm" fo:padding-left="0.256cm" fo:padding-right="0.256cm" fo:wrap-option="wrap" draw:shadow-color="#808080"/>
      <style:paragraph-properties style:writing-mode="lr-tb"/>
    </style:style>
    <style:style style:name="gr172" style:family="graphic" style:parent-style-name="standard" style:list-style-name="L16">
      <style:graphic-properties draw:stroke="none" draw:fill="none" draw:fill-color="#ffffff" draw:textarea-horizontal-align="justify" draw:textarea-vertical-align="top" draw:auto-grow-height="false" fo:min-height="1.01cm" fo:min-width="9.859cm" fo:padding-top="0.128cm" fo:padding-bottom="0.128cm" fo:padding-left="0.256cm" fo:padding-right="0.256cm" fo:wrap-option="wrap" draw:shadow-color="#808080"/>
      <style:paragraph-properties style:writing-mode="lr-tb"/>
    </style:style>
    <style:style style:name="gr173" style:family="graphic" style:parent-style-name="standard" style:list-style-name="L16">
      <style:graphic-properties draw:stroke="none" draw:fill="none" draw:fill-color="#ffffff" draw:textarea-horizontal-align="justify" draw:textarea-vertical-align="top" draw:auto-grow-height="false" fo:min-height="1.01cm" fo:min-width="9.86cm" fo:padding-top="0.128cm" fo:padding-bottom="0.128cm" fo:padding-left="0.256cm" fo:padding-right="0.256cm" fo:wrap-option="wrap" draw:shadow-color="#808080"/>
      <style:paragraph-properties style:writing-mode="lr-tb"/>
    </style:style>
    <style:style style:name="gr174" style:family="graphic" style:parent-style-name="standard" style:list-style-name="L16">
      <style:graphic-properties draw:stroke="none" draw:fill="none" draw:fill-color="#ffffff" draw:textarea-horizontal-align="justify" draw:textarea-vertical-align="top" draw:auto-grow-height="false" fo:min-height="1.009cm" fo:min-width="9.859cm" fo:padding-top="0.128cm" fo:padding-bottom="0.128cm" fo:padding-left="0.256cm" fo:padding-right="0.256cm" fo:wrap-option="wrap" draw:shadow-color="#808080"/>
      <style:paragraph-properties style:writing-mode="lr-tb"/>
    </style:style>
    <style:style style:name="gr175" style:family="graphic" style:parent-style-name="standard" style:list-style-name="L16">
      <style:graphic-properties draw:stroke="none" draw:fill="none" draw:fill-color="#ffffff" draw:textarea-horizontal-align="justify" draw:textarea-vertical-align="top" draw:auto-grow-height="false" fo:min-height="1.009cm" fo:min-width="9.86cm" fo:padding-top="0.128cm" fo:padding-bottom="0.128cm" fo:padding-left="0.256cm" fo:padding-right="0.256cm" fo:wrap-option="wrap" draw:shadow-color="#808080"/>
      <style:paragraph-properties style:writing-mode="lr-tb"/>
    </style:style>
    <style:style style:name="gr176" style:family="graphic" style:parent-style-name="standard" style:list-style-name="L16">
      <style:graphic-properties draw:stroke="none" draw:fill="none" draw:fill-color="#ffffff" draw:textarea-horizontal-align="justify" draw:textarea-vertical-align="top" draw:auto-grow-height="false" fo:min-height="1.01cm" fo:min-width="9.859cm" fo:padding-top="0.128cm" fo:padding-bottom="0.128cm" fo:padding-left="0.256cm" fo:padding-right="0.256cm" fo:wrap-option="wrap" draw:shadow-color="#808080"/>
      <style:paragraph-properties style:writing-mode="lr-tb"/>
    </style:style>
    <style:style style:name="gr177" style:family="graphic" style:parent-style-name="standard" style:list-style-name="L16">
      <style:graphic-properties draw:stroke="none" draw:fill="none" draw:fill-color="#ffffff" draw:textarea-horizontal-align="justify" draw:textarea-vertical-align="top" draw:auto-grow-height="false" fo:min-height="1.01cm" fo:min-width="9.86cm" fo:padding-top="0.128cm" fo:padding-bottom="0.128cm" fo:padding-left="0.256cm" fo:padding-right="0.256cm" fo:wrap-option="wrap" draw:shadow-color="#808080"/>
      <style:paragraph-properties style:writing-mode="lr-tb"/>
    </style:style>
    <style:style style:name="gr178" style:family="graphic" style:parent-style-name="standard" style:list-style-name="L16">
      <style:graphic-properties draw:stroke="none" draw:fill="none" draw:fill-color="#ffffff" draw:textarea-horizontal-align="justify" draw:textarea-vertical-align="top" draw:auto-grow-height="false" fo:min-height="1.009cm" fo:min-width="9.859cm" fo:padding-top="0.128cm" fo:padding-bottom="0.128cm" fo:padding-left="0.256cm" fo:padding-right="0.256cm" fo:wrap-option="wrap" draw:shadow-color="#808080"/>
      <style:paragraph-properties style:writing-mode="lr-tb"/>
    </style:style>
    <style:style style:name="gr179" style:family="graphic" style:parent-style-name="standard" style:list-style-name="L16">
      <style:graphic-properties draw:stroke="none" draw:fill="none" draw:fill-color="#ffffff" draw:textarea-horizontal-align="justify" draw:textarea-vertical-align="top" draw:auto-grow-height="false" fo:min-height="1.009cm" fo:min-width="9.86cm" fo:padding-top="0.128cm" fo:padding-bottom="0.128cm" fo:padding-left="0.256cm" fo:padding-right="0.256cm" fo:wrap-option="wrap" draw:shadow-color="#808080"/>
      <style:paragraph-properties style:writing-mode="lr-tb"/>
    </style:style>
    <style:style style:name="gr180" style:family="graphic" style:parent-style-name="standard" style:list-style-name="L16">
      <style:graphic-properties draw:stroke="none" draw:fill="none" draw:fill-color="#ffffff" draw:textarea-horizontal-align="justify" draw:textarea-vertical-align="top" draw:auto-grow-height="false" fo:min-height="1.01cm" fo:min-width="9.859cm" fo:padding-top="0.128cm" fo:padding-bottom="0.128cm" fo:padding-left="0.256cm" fo:padding-right="0.256cm" fo:wrap-option="wrap" draw:shadow-color="#808080"/>
      <style:paragraph-properties style:writing-mode="lr-tb"/>
    </style:style>
    <style:style style:name="gr181" style:family="graphic" style:parent-style-name="standard" style:list-style-name="L16">
      <style:graphic-properties draw:stroke="none" draw:fill="none" draw:fill-color="#ffffff" draw:textarea-horizontal-align="justify" draw:textarea-vertical-align="top" draw:auto-grow-height="false" fo:min-height="1.01cm" fo:min-width="9.86cm" fo:padding-top="0.128cm" fo:padding-bottom="0.128cm" fo:padding-left="0.256cm" fo:padding-right="0.256cm" fo:wrap-option="wrap" draw:shadow-color="#808080"/>
      <style:paragraph-properties style:writing-mode="lr-tb"/>
    </style:style>
    <style:style style:name="gr182" style:family="graphic" style:parent-style-name="standard" style:list-style-name="L16">
      <style:graphic-properties draw:stroke="none" draw:fill="solid" draw:fill-color="#ff0000" draw:textarea-horizontal-align="justify" draw:textarea-vertical-align="top" draw:auto-grow-height="false" fo:min-height="1.01cm" fo:min-width="9.859cm" fo:padding-top="0.128cm" fo:padding-bottom="0.128cm" fo:padding-left="0.256cm" fo:padding-right="0.256cm" fo:wrap-option="wrap" draw:shadow-color="#808080"/>
      <style:paragraph-properties style:writing-mode="lr-tb"/>
    </style:style>
    <style:style style:name="gr183" style:family="graphic" style:parent-style-name="standard" style:list-style-name="L16">
      <style:graphic-properties draw:stroke="none" draw:fill="solid" draw:fill-color="#ff0000" draw:textarea-horizontal-align="justify" draw:textarea-vertical-align="top" draw:auto-grow-height="false" fo:min-height="1.01cm" fo:min-width="9.86cm" fo:padding-top="0.128cm" fo:padding-bottom="0.128cm" fo:padding-left="0.256cm" fo:padding-right="0.256cm" fo:wrap-option="wrap" draw:shadow-color="#808080"/>
      <style:paragraph-properties style:writing-mode="lr-tb"/>
    </style:style>
    <style:style style:name="gr18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8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86" style:family="graphic" style:parent-style-name="standard">
      <style:graphic-properties draw:stroke="solid" svg:stroke-width="0.035cm" svg:stroke-color="#eaeaea" draw:stroke-linejoin="miter" draw:fill="solid" draw:fill-color="#fcab40" draw:textarea-horizontal-align="justify" draw:textarea-vertical-align="middle" draw:auto-grow-height="false" fo:min-height="0.16cm" fo:min-width="3.754cm" fo:padding-top="0.13cm" fo:padding-bottom="0.13cm" fo:padding-left="0.25cm" fo:padding-right="0.25cm" fo:wrap-option="no-wrap" draw:shadow-color="#808080"/>
      <style:paragraph-properties style:writing-mode="lr-tb"/>
    </style:style>
    <style:style style:name="gr18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8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8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9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9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9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93" style:family="graphic" style:parent-style-name="standard" style:list-style-name="L3">
      <style:graphic-properties draw:stroke="none" draw:fill="none" draw:fill-color="#ffffff" draw:textarea-horizontal-align="justify" draw:textarea-vertical-align="bottom" draw:auto-grow-height="false" fo:min-height="1.01cm" fo:min-width="4.792cm" fo:padding-top="0.13cm" fo:padding-bottom="0.13cm" fo:padding-left="0.25cm" fo:padding-right="0.25cm" fo:wrap-option="wrap" draw:shadow-color="#808080"/>
      <style:paragraph-properties style:writing-mode="lr-tb"/>
    </style:style>
    <style:style style:name="gr194" style:family="graphic" style:parent-style-name="standard" style:list-style-name="L3">
      <style:graphic-properties draw:stroke="none" draw:fill="none" draw:fill-color="#ffffff" draw:textarea-horizontal-align="justify" draw:textarea-vertical-align="bottom" draw:auto-grow-height="false" fo:min-height="1.01cm" fo:min-width="4.791cm" fo:padding-top="0.13cm" fo:padding-bottom="0.13cm" fo:padding-left="0.25cm" fo:padding-right="0.25cm" fo:wrap-option="wrap" draw:shadow-color="#808080"/>
      <style:paragraph-properties style:writing-mode="lr-tb"/>
    </style:style>
    <style:style style:name="gr195"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196"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197" style:family="graphic" style:parent-style-name="standard" style:list-style-name="L3">
      <style:graphic-properties draw:stroke="none" draw:fill="none" draw:fill-color="#ffffff" draw:textarea-horizontal-align="justify" draw:textarea-vertical-align="bottom" draw:auto-grow-height="false" fo:min-height="1.01cm" fo:min-width="4.792cm" fo:padding-top="0.13cm" fo:padding-bottom="0.13cm" fo:padding-left="0.25cm" fo:padding-right="0.25cm" fo:wrap-option="wrap" draw:shadow-color="#808080"/>
      <style:paragraph-properties style:writing-mode="lr-tb"/>
    </style:style>
    <style:style style:name="gr198" style:family="graphic" style:parent-style-name="standard" style:list-style-name="L3">
      <style:graphic-properties draw:stroke="none" draw:fill="none" draw:fill-color="#ffffff" draw:textarea-horizontal-align="justify" draw:textarea-vertical-align="bottom" draw:auto-grow-height="false" fo:min-height="1.01cm" fo:min-width="4.791cm" fo:padding-top="0.13cm" fo:padding-bottom="0.13cm" fo:padding-left="0.25cm" fo:padding-right="0.25cm" fo:wrap-option="wrap" draw:shadow-color="#808080"/>
      <style:paragraph-properties style:writing-mode="lr-tb"/>
    </style:style>
    <style:style style:name="gr19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0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01" style:family="graphic" style:parent-style-name="standard" style:list-style-name="L3">
      <style:graphic-properties draw:stroke="none" draw:fill="none" draw:fill-color="#ffffff" draw:textarea-horizontal-align="justify" draw:textarea-vertical-align="bottom" draw:auto-grow-height="false" fo:min-height="1.01cm" fo:min-width="4.792cm" fo:padding-top="0.13cm" fo:padding-bottom="0.13cm" fo:padding-left="0.25cm" fo:padding-right="0.25cm" fo:wrap-option="wrap" draw:shadow-color="#808080"/>
      <style:paragraph-properties style:writing-mode="lr-tb"/>
    </style:style>
    <style:style style:name="gr202" style:family="graphic" style:parent-style-name="standard" style:list-style-name="L3">
      <style:graphic-properties draw:stroke="none" draw:fill="none" draw:fill-color="#ffffff" draw:textarea-horizontal-align="justify" draw:textarea-vertical-align="bottom" draw:auto-grow-height="false" fo:min-height="1.01cm" fo:min-width="4.791cm" fo:padding-top="0.13cm" fo:padding-bottom="0.13cm" fo:padding-left="0.25cm" fo:padding-right="0.25cm" fo:wrap-option="wrap" draw:shadow-color="#808080"/>
      <style:paragraph-properties style:writing-mode="lr-tb"/>
    </style:style>
    <style:style style:name="gr20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0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05" style:family="graphic" style:parent-style-name="standard" style:list-style-name="L3">
      <style:graphic-properties draw:stroke="none" draw:fill="none" draw:fill-color="#ffffff" draw:textarea-horizontal-align="justify" draw:textarea-vertical-align="bottom" draw:auto-grow-height="false" fo:min-height="1.01cm" fo:min-width="4.792cm" fo:padding-top="0.13cm" fo:padding-bottom="0.13cm" fo:padding-left="0.25cm" fo:padding-right="0.25cm" fo:wrap-option="wrap" draw:shadow-color="#808080"/>
      <style:paragraph-properties style:writing-mode="lr-tb"/>
    </style:style>
    <style:style style:name="gr206" style:family="graphic" style:parent-style-name="standard" style:list-style-name="L3">
      <style:graphic-properties draw:stroke="none" draw:fill="none" draw:fill-color="#ffffff" draw:textarea-horizontal-align="justify" draw:textarea-vertical-align="bottom" draw:auto-grow-height="false" fo:min-height="1.01cm" fo:min-width="4.791cm" fo:padding-top="0.13cm" fo:padding-bottom="0.13cm" fo:padding-left="0.25cm" fo:padding-right="0.25cm" fo:wrap-option="wrap" draw:shadow-color="#808080"/>
      <style:paragraph-properties style:writing-mode="lr-tb"/>
    </style:style>
    <style:style style:name="gr20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0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09" style:family="graphic" style:parent-style-name="standard" style:list-style-name="L3">
      <style:graphic-properties draw:stroke="none" draw:fill="none" draw:fill-color="#ffffff" draw:textarea-horizontal-align="justify" draw:textarea-vertical-align="bottom" draw:auto-grow-height="false" fo:min-height="1.01cm" fo:min-width="4.792cm" fo:padding-top="0.13cm" fo:padding-bottom="0.13cm" fo:padding-left="0.25cm" fo:padding-right="0.25cm" fo:wrap-option="wrap" draw:shadow-color="#808080"/>
      <style:paragraph-properties style:writing-mode="lr-tb"/>
    </style:style>
    <style:style style:name="gr210" style:family="graphic" style:parent-style-name="standard" style:list-style-name="L3">
      <style:graphic-properties draw:stroke="none" draw:fill="none" draw:fill-color="#ffffff" draw:textarea-horizontal-align="justify" draw:textarea-vertical-align="bottom" draw:auto-grow-height="false" fo:min-height="1.01cm" fo:min-width="4.791cm" fo:padding-top="0.13cm" fo:padding-bottom="0.13cm" fo:padding-left="0.25cm" fo:padding-right="0.25cm" fo:wrap-option="wrap" draw:shadow-color="#808080"/>
      <style:paragraph-properties style:writing-mode="lr-tb"/>
    </style:style>
    <style:style style:name="gr21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1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13"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4"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5"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6"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7" style:family="graphic" style:parent-style-name="standard">
      <style:graphic-properties draw:stroke="solid" svg:stroke-width="0.026cm" svg:stroke-color="#eaeaea"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1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1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20"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1"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2"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3"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2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26"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27"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2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2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30"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31"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32"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3"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4"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5"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6"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37"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38"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9"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0"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1"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2"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3"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4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46"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7"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8"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9" style:family="graphic" style:parent-style-name="standard">
      <style:graphic-properties draw:stroke="solid" svg:stroke-width="0.026cm" svg:stroke-color="#eaeaea"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50"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1"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2" style:family="graphic" style:parent-style-name="standard" style:list-style-name="L21">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3"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5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56"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57"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5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5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60"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61"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62"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3"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4"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5" style:family="graphic" style:parent-style-name="standard" style:list-style-name="L20">
      <style:graphic-properties draw:stroke="none" draw:fill="solid" draw:fill-color="#ccff3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6"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67"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6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6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70"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0.339cm" fo:min-width="1.981cm" fo:padding-top="0.13cm" fo:padding-bottom="0.13cm" fo:padding-left="0.25cm" fo:padding-right="0.25cm" fo:wrap-option="no-wrap" draw:shadow-color="#808080"/>
      <style:paragraph-properties style:writing-mode="lr-tb"/>
    </style:style>
    <style:style style:name="gr271"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1.222cm" fo:min-width="0.917cm" fo:padding-top="0.13cm" fo:padding-bottom="0.13cm" fo:padding-left="0.25cm" fo:padding-right="0.25cm" fo:wrap-option="no-wrap" draw:shadow-color="#808080"/>
      <style:paragraph-properties style:writing-mode="lr-tb"/>
    </style:style>
    <style:style style:name="gr272"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1.433cm" fo:min-width="2.04cm" fo:padding-top="0.13cm" fo:padding-bottom="0.13cm" fo:padding-left="0.25cm" fo:padding-right="0.25cm" fo:wrap-option="no-wrap" draw:shadow-color="#808080"/>
      <style:paragraph-properties style:writing-mode="lr-tb"/>
    </style:style>
    <style:style style:name="gr273"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1.01cm" fo:min-width="0.876cm" fo:padding-top="0.13cm" fo:padding-bottom="0.13cm" fo:padding-left="0.25cm" fo:padding-right="0.25cm" fo:wrap-option="no-wrap" draw:shadow-color="#808080"/>
      <style:paragraph-properties style:writing-mode="lr-tb"/>
    </style:style>
    <style:style style:name="gr274"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0.931cm" fo:min-width="1.618cm" fo:padding-top="0.13cm" fo:padding-bottom="0.13cm" fo:padding-left="0.25cm" fo:padding-right="0.25cm" fo:wrap-option="no-wrap" draw:shadow-color="#808080"/>
      <style:paragraph-properties style:writing-mode="lr-tb"/>
    </style:style>
    <style:style style:name="gr275"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1.606cm" fo:min-width="2.041cm" fo:padding-top="0.13cm" fo:padding-bottom="0.13cm" fo:padding-left="0.25cm" fo:padding-right="0.25cm" fo:wrap-option="no-wrap" draw:shadow-color="#808080"/>
      <style:paragraph-properties style:writing-mode="lr-tb"/>
    </style:style>
    <style:style style:name="gr276"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1.646cm" fo:min-width="1.929cm" fo:padding-top="0.13cm" fo:padding-bottom="0.13cm" fo:padding-left="0.25cm" fo:padding-right="0.25cm" fo:wrap-option="no-wrap" draw:shadow-color="#808080"/>
      <style:paragraph-properties style:writing-mode="lr-tb"/>
    </style:style>
    <style:style style:name="gr277"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1.085cm" fo:min-width="0.845cm" fo:padding-top="0.13cm" fo:padding-bottom="0.13cm" fo:padding-left="0.25cm" fo:padding-right="0.25cm" fo:wrap-option="no-wrap" draw:shadow-color="#808080"/>
      <style:paragraph-properties style:writing-mode="lr-tb"/>
    </style:style>
    <style:style style:name="gr278"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1.085cm" fo:min-width="1.406cm" fo:padding-top="0.13cm" fo:padding-bottom="0.13cm" fo:padding-left="0.25cm" fo:padding-right="0.25cm" fo:wrap-option="no-wrap" draw:shadow-color="#808080"/>
      <style:paragraph-properties style:writing-mode="lr-tb"/>
    </style:style>
    <style:style style:name="gr279" style:family="graphic" style:parent-style-name="standard">
      <style:graphic-properties draw:stroke="solid" svg:stroke-width="0.026cm" svg:stroke-color="#ccff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80"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1.434cm" fo:min-width="1.336cm" fo:padding-top="0.13cm" fo:padding-bottom="0.13cm" fo:padding-left="0.25cm" fo:padding-right="0.25cm" fo:wrap-option="no-wrap" draw:shadow-color="#808080"/>
      <style:paragraph-properties style:writing-mode="lr-tb"/>
    </style:style>
    <style:style style:name="gr28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8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8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8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85"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86"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8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8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8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9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9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9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293"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2.28cm" fo:min-width="5.426cm" fo:padding-top="0.13cm" fo:padding-bottom="0.13cm" fo:padding-left="0.25cm" fo:padding-right="0.25cm" fo:wrap-option="no-wrap" draw:shadow-color="#808080"/>
      <style:paragraph-properties style:writing-mode="lr-tb"/>
    </style:style>
    <style:style style:name="gr294" style:family="graphic" style:parent-style-name="standard">
      <style:graphic-properties draw:stroke="solid" svg:stroke-width="0.026cm" svg:stroke-color="#eaeaea" draw:stroke-linejoin="miter" draw:fill="solid" draw:fill-color="#ccff33" draw:textarea-horizontal-align="justify" draw:textarea-vertical-align="middle" draw:auto-grow-height="false" fo:min-height="2.28cm" fo:min-width="5.427cm" fo:padding-top="0.13cm" fo:padding-bottom="0.13cm" fo:padding-left="0.25cm" fo:padding-right="0.25cm" fo:wrap-option="no-wrap" draw:shadow-color="#808080"/>
      <style:paragraph-properties style:writing-mode="lr-tb"/>
    </style:style>
    <style:style style:name="gr295"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6"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7"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29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00" style:family="graphic" style:parent-style-name="standard" style:list-style-name="L3">
      <style:graphic-properties draw:stroke="none" draw:fill="none" draw:fill-color="#ffffff" draw:textarea-horizontal-align="justify" draw:textarea-vertical-align="bottom" draw:auto-grow-height="false" fo:min-height="4.185cm" fo:min-width="21.09cm" fo:padding-top="0.13cm" fo:padding-bottom="0.13cm" fo:padding-left="0.25cm" fo:padding-right="0.25cm" fo:wrap-option="wrap" draw:shadow-color="#808080"/>
      <style:paragraph-properties style:writing-mode="lr-tb"/>
    </style:style>
    <style:style style:name="gr30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0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03" style:family="graphic" style:parent-style-name="standard" style:list-style-name="L3">
      <style:graphic-properties draw:stroke="none" draw:fill="none" draw:fill-color="#ffffff" draw:textarea-horizontal-align="justify" draw:textarea-vertical-align="bottom" draw:auto-grow-height="false" fo:min-height="3.973cm" fo:min-width="21.09cm" fo:padding-top="0.13cm" fo:padding-bottom="0.13cm" fo:padding-left="0.25cm" fo:padding-right="0.25cm" fo:wrap-option="wrap" draw:shadow-color="#808080"/>
      <style:paragraph-properties style:writing-mode="lr-tb"/>
    </style:style>
    <style:style style:name="gr304" style:family="graphic" style:parent-style-name="standard" style:list-style-name="L25">
      <style:graphic-properties draw:stroke="none" draw:fill="none" draw:fill-color="#ffffff" draw:textarea-horizontal-align="justify" draw:textarea-vertical-align="top" draw:auto-grow-height="false" fo:min-height="9.688cm" fo:min-width="18.55cm" fo:padding-top="0.13cm" fo:padding-bottom="0.13cm" fo:padding-left="0.25cm" fo:padding-right="0.25cm" fo:wrap-option="wrap" draw:shadow-color="#808080"/>
      <style:paragraph-properties style:writing-mode="lr-tb"/>
    </style:style>
    <style:style style:name="gr305"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06"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07"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08" style:family="graphic" style:parent-style-name="standard" style:list-style-name="L25">
      <style:graphic-properties draw:stroke="none" draw:fill="none" draw:fill-color="#ffffff" draw:textarea-horizontal-align="justify" draw:textarea-vertical-align="top" draw:auto-grow-height="false" fo:min-height="7.148cm" fo:min-width="21.09cm" fo:padding-top="0.13cm" fo:padding-bottom="0.13cm" fo:padding-left="0.25cm" fo:padding-right="0.25cm" fo:wrap-option="wrap" draw:shadow-color="#808080"/>
      <style:paragraph-properties style:writing-mode="lr-tb"/>
    </style:style>
    <style:style style:name="gr30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1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11"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12" style:family="graphic" style:parent-style-name="standard" style:list-style-name="L27">
      <style:graphic-properties draw:stroke="none" draw:fill="none" draw:fill-color="#ffffff" draw:textarea-horizontal-align="justify" draw:textarea-vertical-align="top" draw:auto-grow-height="false" fo:min-height="7.148cm" fo:min-width="21.09cm" fo:padding-top="0.13cm" fo:padding-bottom="0.13cm" fo:padding-left="0.25cm" fo:padding-right="0.25cm" fo:wrap-option="wrap" draw:shadow-color="#808080"/>
      <style:paragraph-properties style:writing-mode="lr-tb"/>
    </style:style>
    <style:style style:name="gr31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1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15"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16" style:family="graphic" style:parent-style-name="standard" style:list-style-name="L25">
      <style:graphic-properties draw:stroke="none" draw:fill="none" draw:fill-color="#ffffff" draw:textarea-horizontal-align="justify" draw:textarea-vertical-align="top" draw:auto-grow-height="false" fo:min-height="3.973cm" fo:min-width="21.09cm" fo:padding-top="0.13cm" fo:padding-bottom="0.13cm" fo:padding-left="0.25cm" fo:padding-right="0.25cm" fo:wrap-option="wrap" draw:shadow-color="#808080"/>
      <style:paragraph-properties style:writing-mode="lr-tb"/>
    </style:style>
    <style:style style:name="gr31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1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19"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20" style:family="graphic" style:parent-style-name="standard" style:list-style-name="L25">
      <style:graphic-properties draw:stroke="none" draw:fill="none" draw:fill-color="#ffffff" draw:textarea-horizontal-align="justify" draw:textarea-vertical-align="top" draw:auto-grow-height="false" fo:min-height="4.608cm" fo:min-width="21.09cm" fo:padding-top="0.13cm" fo:padding-bottom="0.13cm" fo:padding-left="0.25cm" fo:padding-right="0.25cm" fo:wrap-option="wrap" draw:shadow-color="#808080"/>
      <style:paragraph-properties style:writing-mode="lr-tb"/>
    </style:style>
    <style:style style:name="gr32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2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23"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24" style:family="graphic" style:parent-style-name="standard" style:list-style-name="L25">
      <style:graphic-properties draw:stroke="none" draw:fill="none" draw:fill-color="#ffffff" draw:textarea-horizontal-align="justify" draw:textarea-vertical-align="top" draw:auto-grow-height="false" fo:min-height="7.148cm" fo:min-width="21.09cm" fo:padding-top="0.13cm" fo:padding-bottom="0.13cm" fo:padding-left="0.25cm" fo:padding-right="0.25cm" fo:wrap-option="wrap" draw:shadow-color="#808080"/>
      <style:paragraph-properties style:writing-mode="lr-tb"/>
    </style:style>
    <style:style style:name="gr325"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26"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27"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28"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7.783cm" fo:min-width="13.258cm" fo:padding-top="0.13cm" fo:padding-bottom="0.13cm" fo:padding-left="0.25cm" fo:padding-right="0.25cm" fo:wrap-option="no-wrap" draw:shadow-color="#808080"/>
      <style:paragraph-properties style:writing-mode="lr-tb"/>
    </style:style>
    <style:style style:name="gr3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0"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31"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32"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33"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3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3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36"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37"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3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3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40"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41"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42"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43"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44" style:family="graphic" style:parent-style-name="standard" style:list-style-name="L25">
      <style:graphic-properties draw:stroke="none" draw:fill="none" draw:fill-color="#ffffff" draw:textarea-horizontal-align="justify" draw:textarea-vertical-align="top" draw:auto-grow-height="false" fo:min-height="7.148cm" fo:min-width="21.09cm" fo:padding-top="0.13cm" fo:padding-bottom="0.13cm" fo:padding-left="0.25cm" fo:padding-right="0.25cm" fo:wrap-option="wrap" draw:shadow-color="#808080"/>
      <style:paragraph-properties style:writing-mode="lr-tb"/>
    </style:style>
    <style:style style:name="gr345"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46"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47"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48" style:family="graphic" style:parent-style-name="standard" style:list-style-name="L25">
      <style:graphic-properties draw:stroke="none" draw:fill="none" draw:fill-color="#ffffff" draw:textarea-horizontal-align="justify" draw:textarea-vertical-align="top" draw:auto-grow-height="false" fo:min-height="7.148cm" fo:min-width="21.09cm" fo:padding-top="0.13cm" fo:padding-bottom="0.13cm" fo:padding-left="0.25cm" fo:padding-right="0.25cm" fo:wrap-option="wrap" draw:shadow-color="#808080"/>
      <style:paragraph-properties style:writing-mode="lr-tb"/>
    </style:style>
    <style:style style:name="gr34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51"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52"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6.301cm" fo:min-width="13.258cm" fo:padding-top="0.13cm" fo:padding-bottom="0.13cm" fo:padding-left="0.25cm" fo:padding-right="0.25cm" fo:wrap-option="no-wrap" draw:shadow-color="#808080"/>
      <style:paragraph-properties style:writing-mode="lr-tb"/>
    </style:style>
    <style:style style:name="gr35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5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55"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56" style:family="graphic" style:parent-style-name="standard">
      <style:graphic-properties draw:stroke="solid" svg:stroke-width="0.026cm" svg:stroke-color="#eaeaea" draw:stroke-linejoin="miter" draw:fill="solid" draw:fill-color="#fcab40" draw:textarea-horizontal-align="justify" draw:textarea-vertical-align="middle" draw:auto-grow-height="false" fo:min-height="0.799cm" fo:min-width="0.982cm" fo:padding-top="0.13cm" fo:padding-bottom="0.13cm" fo:padding-left="0.25cm" fo:padding-right="0.25cm" fo:wrap-option="no-wrap" draw:shadow-color="#808080"/>
      <style:paragraph-properties style:writing-mode="lr-tb"/>
    </style:style>
    <style:style style:name="gr357" style:family="graphic" style:parent-style-name="standard">
      <style:graphic-properties draw:stroke="solid" svg:stroke-width="0.026cm" svg:stroke-color="#eaeaea" draw:stroke-linejoin="miter" draw:fill="solid" draw:fill-color="#fcab40" draw:textarea-horizontal-align="justify" draw:textarea-vertical-align="middle" draw:auto-grow-height="false" fo:min-height="1.222cm" fo:min-width="3.521cm" fo:padding-top="0.13cm" fo:padding-bottom="0.13cm" fo:padding-left="0.25cm" fo:padding-right="0.25cm" fo:wrap-option="no-wrap" draw:shadow-color="#808080"/>
      <style:paragraph-properties style:writing-mode="lr-tb"/>
    </style:style>
    <style:style style:name="gr358" style:family="graphic" style:parent-style-name="standard">
      <style:graphic-properties draw:stroke="solid" svg:stroke-width="0.026cm" svg:stroke-color="#eaeaea" draw:stroke-linejoin="miter" draw:fill="solid" draw:fill-color="#fcab40" draw:textarea-horizontal-align="justify" draw:textarea-vertical-align="middle" draw:auto-grow-height="false" fo:min-height="1.222cm" fo:min-width="3.522cm" fo:padding-top="0.13cm" fo:padding-bottom="0.13cm" fo:padding-left="0.25cm" fo:padding-right="0.25cm" fo:wrap-option="no-wrap" draw:shadow-color="#808080"/>
      <style:paragraph-properties style:writing-mode="lr-tb"/>
    </style:style>
    <style:style style:name="gr35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6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61" style:family="graphic" style:parent-style-name="standard" style:list-style-name="L3">
      <style:graphic-properties draw:stroke="none" draw:fill="none" draw:fill-color="#ffffff" draw:textarea-horizontal-align="justify" draw:textarea-vertical-align="bottom" draw:auto-grow-height="false" fo:min-height="2.915cm" fo:min-width="21.09cm" fo:padding-top="0.13cm" fo:padding-bottom="0.13cm" fo:padding-left="0.25cm" fo:padding-right="0.25cm" fo:wrap-option="wrap" draw:shadow-color="#808080"/>
      <style:paragraph-properties style:writing-mode="lr-tb"/>
    </style:style>
    <style:style style:name="gr362" style:family="graphic" style:parent-style-name="standard" style:list-style-name="L25">
      <style:graphic-properties draw:stroke="none" draw:fill="none" draw:fill-color="#ffffff" draw:textarea-horizontal-align="justify" draw:textarea-vertical-align="top" draw:auto-grow-height="false" fo:min-height="7.148cm" fo:min-width="21.09cm" fo:padding-top="0.13cm" fo:padding-bottom="0.13cm" fo:padding-left="0.25cm" fo:padding-right="0.25cm" fo:wrap-option="wrap" draw:shadow-color="#808080"/>
      <style:paragraph-properties style:writing-mode="lr-tb"/>
    </style:style>
    <style:style style:name="gr363" style:family="graphic" style:parent-style-name="standard" style:list-style-name="L27">
      <style:graphic-properties draw:stroke="none" draw:fill="none" draw:fill-color="#ffffff" draw:textarea-horizontal-align="justify" draw:textarea-vertical-align="top" draw:auto-grow-height="false" fo:min-height="12.017cm" fo:min-width="21.514cm" fo:padding-top="0.13cm" fo:padding-bottom="0.13cm" fo:padding-left="0.25cm" fo:padding-right="0.25cm" fo:wrap-option="wrap" draw:shadow-color="#808080"/>
      <style:paragraph-properties style:writing-mode="lr-tb"/>
    </style:style>
    <style:style style:name="gr36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6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66" style:family="graphic" style:parent-style-name="standard" style:list-style-name="L3">
      <style:graphic-properties draw:stroke="none" draw:fill="none" draw:fill-color="#ffffff" draw:textarea-horizontal-align="justify" draw:textarea-vertical-align="bottom" draw:auto-grow-height="false" fo:min-height="2.068cm" fo:min-width="21.09cm" fo:padding-top="0.13cm" fo:padding-bottom="0.13cm" fo:padding-left="0.25cm" fo:padding-right="0.25cm" fo:wrap-option="wrap" draw:shadow-color="#808080"/>
      <style:paragraph-properties style:writing-mode="lr-tb"/>
    </style:style>
    <style:style style:name="gr367"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2.068cm" fo:min-width="7.966cm" fo:padding-top="0.13cm" fo:padding-bottom="0.13cm" fo:padding-left="0.25cm" fo:padding-right="0.25cm" fo:wrap-option="no-wrap" draw:shadow-color="#808080"/>
      <style:paragraph-properties style:writing-mode="lr-tb"/>
    </style:style>
    <style:style style:name="gr368"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2.069cm" fo:min-width="7.966cm" fo:padding-top="0.13cm" fo:padding-bottom="0.13cm" fo:padding-left="0.25cm" fo:padding-right="0.25cm" fo:wrap-option="no-wrap" draw:shadow-color="#808080"/>
      <style:paragraph-properties style:writing-mode="lr-tb"/>
    </style:style>
    <style:style style:name="gr36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7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71" style:family="graphic" style:parent-style-name="standard" style:list-style-name="L3">
      <style:graphic-properties draw:stroke="none" draw:fill="none" draw:fill-color="#ffffff" draw:textarea-horizontal-align="justify" draw:textarea-vertical-align="bottom" draw:auto-grow-height="false" fo:min-height="2.068cm" fo:min-width="21.09cm" fo:padding-top="0.13cm" fo:padding-bottom="0.13cm" fo:padding-left="0.25cm" fo:padding-right="0.25cm" fo:wrap-option="wrap" draw:shadow-color="#808080"/>
      <style:paragraph-properties style:writing-mode="lr-tb"/>
    </style:style>
    <style:style style:name="gr372"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1.116cm" fo:min-width="2.359cm" fo:padding-top="0.13cm" fo:padding-bottom="0.13cm" fo:padding-left="0.25cm" fo:padding-right="0.25cm" fo:wrap-option="no-wrap" draw:shadow-color="#808080"/>
      <style:paragraph-properties style:writing-mode="lr-tb"/>
    </style:style>
    <style:style style:name="gr37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7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75" style:family="graphic" style:parent-style-name="standard" style:list-style-name="L3">
      <style:graphic-properties draw:stroke="none" draw:fill="none" draw:fill-color="#ffffff" draw:textarea-horizontal-align="justify" draw:textarea-vertical-align="bottom" draw:auto-grow-height="false" fo:min-height="2.068cm" fo:min-width="21.09cm" fo:padding-top="0.13cm" fo:padding-bottom="0.13cm" fo:padding-left="0.25cm" fo:padding-right="0.25cm" fo:wrap-option="wrap" draw:shadow-color="#808080"/>
      <style:paragraph-properties style:writing-mode="lr-tb"/>
    </style:style>
    <style:style style:name="gr376"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1.752cm" fo:min-width="2.359cm" fo:padding-top="0.13cm" fo:padding-bottom="0.13cm" fo:padding-left="0.25cm" fo:padding-right="0.25cm" fo:wrap-option="no-wrap" draw:shadow-color="#808080"/>
      <style:paragraph-properties style:writing-mode="lr-tb"/>
    </style:style>
    <style:style style:name="gr377"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1.857cm" fo:min-width="4.58cm" fo:padding-top="0.13cm" fo:padding-bottom="0.13cm" fo:padding-left="0.25cm" fo:padding-right="0.25cm" fo:wrap-option="no-wrap" draw:shadow-color="#808080"/>
      <style:paragraph-properties style:writing-mode="lr-tb"/>
    </style:style>
    <style:style style:name="gr378"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79"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80" style:family="graphic" style:parent-style-name="standard" style:list-style-name="L3">
      <style:graphic-properties draw:stroke="none" draw:fill="none" draw:fill-color="#ffffff" draw:textarea-horizontal-align="justify" draw:textarea-vertical-align="bottom" draw:auto-grow-height="false" fo:min-height="2.068cm" fo:min-width="21.09cm" fo:padding-top="0.13cm" fo:padding-bottom="0.13cm" fo:padding-left="0.25cm" fo:padding-right="0.25cm" fo:wrap-option="wrap" draw:shadow-color="#808080"/>
      <style:paragraph-properties style:writing-mode="lr-tb"/>
    </style:style>
    <style:style style:name="gr381"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1.222cm" fo:min-width="2.359cm" fo:padding-top="0.13cm" fo:padding-bottom="0.13cm" fo:padding-left="0.25cm" fo:padding-right="0.25cm" fo:wrap-option="no-wrap" draw:shadow-color="#808080"/>
      <style:paragraph-properties style:writing-mode="lr-tb"/>
    </style:style>
    <style:style style:name="gr382"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1.01cm" fo:min-width="4.58cm" fo:padding-top="0.13cm" fo:padding-bottom="0.13cm" fo:padding-left="0.25cm" fo:padding-right="0.25cm" fo:wrap-option="no-wrap" draw:shadow-color="#808080"/>
      <style:paragraph-properties style:writing-mode="lr-tb"/>
    </style:style>
    <style:style style:name="gr383"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84"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85" style:family="graphic" style:parent-style-name="standard" style:list-style-name="L3">
      <style:graphic-properties draw:stroke="none" draw:fill="none" draw:fill-color="#ffffff" draw:textarea-horizontal-align="justify" draw:textarea-vertical-align="bottom" draw:auto-grow-height="false" fo:min-height="2.068cm" fo:min-width="21.09cm" fo:padding-top="0.13cm" fo:padding-bottom="0.13cm" fo:padding-left="0.25cm" fo:padding-right="0.25cm" fo:wrap-option="wrap" draw:shadow-color="#808080"/>
      <style:paragraph-properties style:writing-mode="lr-tb"/>
    </style:style>
    <style:style style:name="gr386"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87"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88" style:family="graphic" style:parent-style-name="standard" style:list-style-name="L3">
      <style:graphic-properties draw:stroke="none" draw:fill="none" draw:fill-color="#ffffff" draw:textarea-horizontal-align="justify" draw:textarea-vertical-align="bottom" draw:auto-grow-height="false" fo:min-height="2.068cm" fo:min-width="21.09cm" fo:padding-top="0.13cm" fo:padding-bottom="0.13cm" fo:padding-left="0.25cm" fo:padding-right="0.25cm" fo:wrap-option="wrap" draw:shadow-color="#808080"/>
      <style:paragraph-properties style:writing-mode="lr-tb"/>
    </style:style>
    <style:style style:name="gr389"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90"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91" style:family="graphic" style:parent-style-name="standard" style:list-style-name="L3">
      <style:graphic-properties draw:stroke="none" draw:fill="none" draw:fill-color="#ffffff" draw:textarea-horizontal-align="justify" draw:textarea-vertical-align="bottom" draw:auto-grow-height="false" fo:min-height="2.068cm" fo:min-width="21.09cm" fo:padding-top="0.13cm" fo:padding-bottom="0.13cm" fo:padding-left="0.25cm" fo:padding-right="0.25cm" fo:wrap-option="wrap" draw:shadow-color="#808080"/>
      <style:paragraph-properties style:writing-mode="lr-tb"/>
    </style:style>
    <style:style style:name="gr392"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0.586cm" fo:min-width="7.966cm" fo:padding-top="0.13cm" fo:padding-bottom="0.13cm" fo:padding-left="0.25cm" fo:padding-right="0.25cm" fo:wrap-option="no-wrap" draw:shadow-color="#808080"/>
      <style:paragraph-properties style:writing-mode="lr-tb"/>
    </style:style>
    <style:style style:name="gr393" style:family="graphic" style:parent-style-name="standard">
      <style:graphic-properties draw:stroke="solid" svg:stroke-width="0.026cm" svg:stroke-color="#eaeaea" draw:stroke-linejoin="miter" draw:fill="none" draw:fill-color="#ffffff" draw:textarea-horizontal-align="justify" draw:textarea-vertical-align="middle" draw:auto-grow-height="false" fo:min-height="0.587cm" fo:min-width="7.966cm" fo:padding-top="0.13cm" fo:padding-bottom="0.13cm" fo:padding-left="0.25cm" fo:padding-right="0.25cm" fo:wrap-option="no-wrap" draw:shadow-color="#808080"/>
      <style:paragraph-properties style:writing-mode="lr-tb"/>
    </style:style>
    <style:style style:name="gr394"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95"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gr396" style:family="graphic" style:parent-style-name="standard" style:list-style-name="L2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7" style:family="graphic" style:parent-style-name="standard" style:list-style-name="L2">
      <style:graphic-properties draw:stroke="none" draw:fill="none" draw:fill-color="#ffffff" draw:textarea-horizontal-align="justify" draw:textarea-vertical-align="top" draw:auto-grow-height="false" fo:min-height="1.014cm" fo:min-width="7.743cm" fo:padding-top="0.128cm" fo:padding-bottom="0.128cm" fo:padding-left="0.256cm" fo:padding-right="0.256cm" fo:wrap-option="wrap" draw:shadow-color="#808080"/>
      <style:paragraph-properties style:writing-mode="lr-tb"/>
    </style:style>
    <style:style style:name="gr398" style:family="graphic" style:parent-style-name="standard" style:list-style-name="L2">
      <style:graphic-properties draw:stroke="none" draw:fill="none" draw:fill-color="#ffffff" draw:textarea-horizontal-align="justify" draw:textarea-vertical-align="bottom" draw:auto-grow-height="false" fo:min-height="1.014cm" fo:min-width="7.743cm" fo:padding-top="0.128cm" fo:padding-bottom="0.128cm" fo:padding-left="0.256cm" fo:padding-right="0.256cm" fo:wrap-option="wrap" draw:shadow-color="#808080"/>
      <style:paragraph-properties style:writing-mode="lr-tb"/>
    </style:style>
    <style:style style:name="pr1" style:family="presentation" style:parent-style-name="Titular1-title">
      <style:graphic-properties draw:stroke="none" draw:fill="none" draw:fill-color="#ffffff" draw:textarea-horizontal-align="justify" draw:textarea-vertical-align="bottom" draw:auto-grow-height="false" draw:auto-grow-width="false" fo:min-height="7.788cm" fo:min-width="0cm" fo:padding-top="0.128cm" fo:padding-bottom="0.128cm" fo:padding-left="0.256cm" fo:padding-right="0.256cm" fo:wrap-option="wrap" draw:shadow-color="#808080"/>
      <style:paragraph-properties style:writing-mode="lr-tb"/>
    </style:style>
    <style:style style:name="pr2" style:family="presentation" style:parent-style-name="Titular1-notes">
      <style:graphic-properties draw:stroke="none" draw:fill="none" draw:fill-color="#ffffff" draw:textarea-horizontal-align="left" draw:textarea-vertical-align="top" fo:min-height="11.43cm" draw:shadow-color="#808080"/>
      <style:paragraph-properties style:writing-mode="lr-tb"/>
    </style:style>
    <style:style style:name="pr3" style:family="presentation" style:parent-style-name="Predeterminado-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4"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6.721cm" fo:min-width="0cm" fo:padding-top="0.128cm" fo:padding-bottom="0.128cm" fo:padding-left="0.256cm" fo:padding-right="0.256cm" fo:wrap-option="wrap" draw:shadow-color="#808080"/>
      <style:paragraph-properties style:writing-mode="lr-tb"/>
    </style:style>
    <style:style style:name="pr5" style:family="presentation" style:parent-style-name="Predeterminado-notes">
      <style:graphic-properties draw:stroke="none" draw:fill="none" draw:fill-color="#ffffff" draw:textarea-horizontal-align="left" draw:textarea-vertical-align="top" fo:min-height="11.43cm" draw:shadow-color="#808080"/>
      <style:paragraph-properties style:writing-mode="lr-tb"/>
    </style:style>
    <style:style style:name="pr6" style:family="presentation" style:parent-style-name="Predeterminado-title">
      <style:graphic-properties draw:stroke="none" draw:fill="none" draw:fill-color="#ffffff" draw:textarea-horizontal-align="justify" draw:textarea-vertical-align="middle" draw:auto-grow-height="false" draw:auto-grow-width="false" fo:min-height="2.285cm" fo:min-width="0cm" fo:padding-top="0.128cm" fo:padding-bottom="0.128cm" fo:padding-left="0.256cm" fo:padding-right="0.256cm" fo:wrap-option="wrap" draw:shadow-color="#808080"/>
      <style:paragraph-properties style:writing-mode="lr-tb"/>
    </style:style>
    <style:style style:name="pr7"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3.927cm" fo:min-width="0cm" fo:padding-top="0.128cm" fo:padding-bottom="0.128cm" fo:padding-left="0.256cm" fo:padding-right="0.256cm" fo:wrap-option="wrap" draw:shadow-color="#808080"/>
      <style:paragraph-properties style:writing-mode="lr-tb"/>
    </style:style>
    <style:style style:name="pr8" style:family="presentation" style:parent-style-name="Predeterminado-title">
      <style:graphic-properties draw:stroke="none" draw:fill="none" draw:fill-color="#ffffff" draw:textarea-horizontal-align="justify" draw:textarea-vertical-align="middle" draw:auto-grow-height="false" draw:auto-grow-width="false" fo:min-height="3.978cm" fo:min-width="0cm" fo:padding-top="0.128cm" fo:padding-bottom="0.128cm" fo:padding-left="0.256cm" fo:padding-right="0.256cm" fo:wrap-option="wrap" draw:shadow-color="#808080"/>
      <style:paragraph-properties style:writing-mode="lr-tb"/>
    </style:style>
    <style:style style:name="pr9"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5.945cm" fo:min-width="0cm" fo:padding-top="0.128cm" fo:padding-bottom="0.128cm" fo:padding-left="0.256cm" fo:padding-right="0.256cm" fo:wrap-option="wrap" draw:shadow-color="#808080"/>
      <style:paragraph-properties style:writing-mode="lr-tb"/>
    </style:style>
    <style:style style:name="pr10" style:family="presentation" style:parent-style-name="Predeterminado-title">
      <style:graphic-properties draw:stroke="none" draw:fill="none" draw:fill-color="#ffffff" draw:textarea-horizontal-align="justify" draw:textarea-vertical-align="middle" draw:auto-grow-height="false" draw:auto-grow-width="false" fo:min-height="1.862cm" fo:min-width="0cm" fo:padding-top="0.128cm" fo:padding-bottom="0.128cm" fo:padding-left="0.256cm" fo:padding-right="0.256cm" fo:wrap-option="wrap" draw:shadow-color="#808080"/>
      <style:paragraph-properties style:writing-mode="lr-tb"/>
    </style:style>
    <style:style style:name="pr11"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7.299cm" fo:min-width="0cm" fo:padding-top="0.128cm" fo:padding-bottom="0.128cm" fo:padding-left="0.256cm" fo:padding-right="0.256cm" fo:wrap-option="wrap" draw:shadow-color="#808080"/>
      <style:paragraph-properties style:writing-mode="lr-tb"/>
    </style:style>
    <style:style style:name="pr12" style:family="presentation" style:parent-style-name="Predeterminado-title">
      <style:graphic-properties draw:stroke="none" draw:fill="none" draw:fill-color="#ffffff" draw:textarea-horizontal-align="justify" draw:textarea-vertical-align="middle" draw:auto-grow-height="false" draw:auto-grow-width="false" fo:min-height="1.989cm" fo:min-width="0cm" fo:padding-top="0.128cm" fo:padding-bottom="0.128cm" fo:padding-left="0.256cm" fo:padding-right="0.256cm" fo:wrap-option="wrap" draw:shadow-color="#808080"/>
      <style:paragraph-properties style:writing-mode="lr-tb"/>
    </style:style>
    <style:style style:name="pr13"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3.548cm" fo:min-width="0cm" fo:padding-top="0.128cm" fo:padding-bottom="0.128cm" fo:padding-left="0.256cm" fo:padding-right="0.256cm" fo:wrap-option="wrap" draw:shadow-color="#808080"/>
      <style:paragraph-properties style:writing-mode="lr-tb"/>
    </style:style>
    <style:style style:name="pr14"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5.751cm" fo:min-width="0cm" fo:padding-top="0.128cm" fo:padding-bottom="0.128cm" fo:padding-left="0.256cm" fo:padding-right="0.256cm" fo:wrap-option="wrap" draw:shadow-color="#808080"/>
      <style:paragraph-properties style:writing-mode="lr-tb"/>
    </style:style>
    <style:style style:name="pr15"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9.235cm" fo:min-width="0cm" fo:padding-top="0.128cm" fo:padding-bottom="0.128cm" fo:padding-left="0.256cm" fo:padding-right="0.256cm" fo:wrap-option="wrap" draw:shadow-color="#808080"/>
      <style:paragraph-properties style:writing-mode="lr-tb"/>
    </style:style>
    <style:style style:name="pr16" style:family="presentation" style:parent-style-name="Predeterminado-notes">
      <style:graphic-properties draw:stroke="solid" svg:stroke-width="0.035cm" svg:stroke-color="#000000" svg:stroke-opacity="100%" draw:stroke-linejoin="miter" draw:fill="solid" draw:fill-color="#ffffff" draw:opacity="100%" draw:textarea-horizontal-align="left" draw:textarea-vertical-align="top" fo:min-height="11.422cm" fo:padding-top="0.017cm" fo:padding-bottom="0.017cm" fo:padding-left="0.017cm" fo:padding-right="0.017cm" draw:shadow-color="#808080"/>
      <style:paragraph-properties style:writing-mode="lr-tb"/>
    </style:style>
    <style:style style:name="pr17"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7.304cm" fo:min-width="0cm" fo:padding-top="0.128cm" fo:padding-bottom="0.128cm" fo:padding-left="0.256cm" fo:padding-right="0.256cm" fo:wrap-option="wrap" draw:shadow-color="#808080"/>
      <style:paragraph-properties style:writing-mode="lr-tb"/>
    </style:style>
    <style:style style:name="pr18" style:family="presentation" style:parent-style-name="Titular1-title">
      <style:graphic-properties draw:stroke="none" draw:fill="none" draw:fill-color="#ffffff" draw:textarea-horizontal-align="justify" draw:textarea-vertical-align="bottom" draw:auto-grow-height="false" draw:auto-grow-width="false" fo:min-height="4.274cm" fo:min-width="0cm" fo:padding-top="0.128cm" fo:padding-bottom="0.128cm" fo:padding-left="0.256cm" fo:padding-right="0.256cm" fo:wrap-option="wrap" draw:shadow-color="#808080"/>
      <style:paragraph-properties style:writing-mode="lr-tb"/>
    </style:style>
    <style:style style:name="pr19" style:family="presentation" style:parent-style-name="Titular1-subtitle">
      <style:graphic-properties draw:stroke="none" draw:fill="none" draw:fill-color="#ffffff" draw:textarea-horizontal-align="justify" draw:textarea-vertical-align="top" draw:auto-grow-height="false" draw:auto-grow-width="false" fo:min-height="8.635cm" fo:min-width="0cm" fo:padding-top="0.128cm" fo:padding-bottom="0.128cm" fo:padding-left="0.256cm" fo:padding-right="0.256cm" fo:wrap-option="wrap" draw:shadow-color="#808080"/>
      <style:paragraph-properties style:writing-mode="lr-tb"/>
    </style:style>
    <style:style style:name="pr20" style:family="presentation" style:parent-style-name="Predeterminado-title">
      <style:graphic-properties draw:stroke="none" draw:fill="none" draw:fill-color="#ffffff" draw:textarea-horizontal-align="justify" draw:textarea-vertical-align="bottom" draw:auto-grow-height="false" draw:auto-grow-width="false" fo:min-height="3.557cm" fo:min-width="0cm" fo:padding-top="0.127cm" fo:padding-bottom="0.127cm" fo:padding-left="0.254cm" fo:padding-right="0.254cm" fo:wrap-option="wrap" draw:shadow-color="#808080"/>
      <style:paragraph-properties style:writing-mode="lr-tb"/>
    </style:style>
    <style:style style:name="pr21"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0.542cm" fo:min-width="0cm" fo:padding-top="0.127cm" fo:padding-bottom="0.127cm" fo:padding-left="0.254cm" fo:padding-right="0.254cm" fo:wrap-option="wrap" draw:shadow-color="#808080"/>
      <style:paragraph-properties style:writing-mode="lr-tb"/>
    </style:style>
    <style:style style:name="pr22"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1.175cm" fo:min-width="0cm" fo:padding-top="0.128cm" fo:padding-bottom="0.128cm" fo:padding-left="0.256cm" fo:padding-right="0.256cm" fo:wrap-option="wrap" draw:shadow-color="#808080"/>
      <style:paragraph-properties style:writing-mode="lr-tb"/>
    </style:style>
    <style:style style:name="pr23"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1.598cm" fo:min-width="0cm" fo:padding-top="0.128cm" fo:padding-bottom="0.128cm" fo:padding-left="0.256cm" fo:padding-right="0.256cm" fo:wrap-option="wrap" draw:shadow-color="#808080"/>
      <style:paragraph-properties style:writing-mode="lr-tb"/>
    </style:style>
    <style:style style:name="pr24"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3.291cm" fo:min-width="0cm" fo:padding-top="0.128cm" fo:padding-bottom="0.128cm" fo:padding-left="0.256cm" fo:padding-right="0.256cm" fo:wrap-option="wrap" draw:shadow-color="#808080"/>
      <style:paragraph-properties style:writing-mode="lr-tb"/>
    </style:style>
    <style:style style:name="pr25"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4.199cm" fo:min-width="0cm" fo:padding-top="0.128cm" fo:padding-bottom="0.128cm" fo:padding-left="0.256cm" fo:padding-right="0.256cm" fo:wrap-option="wrap" draw:shadow-color="#808080"/>
      <style:paragraph-properties style:writing-mode="lr-tb"/>
    </style:style>
    <style:style style:name="pr26"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1.81cm" fo:min-width="0cm" fo:padding-top="0.128cm" fo:padding-bottom="0.128cm" fo:padding-left="0.256cm" fo:padding-right="0.256cm" fo:wrap-option="wrap" draw:shadow-color="#808080"/>
      <style:paragraph-properties style:writing-mode="lr-tb"/>
    </style:style>
    <style:style style:name="pr27"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7.493cm" fo:min-width="0cm" fo:padding-top="0.128cm" fo:padding-bottom="0.128cm" fo:padding-left="0.256cm" fo:padding-right="0.256cm" fo:wrap-option="wrap" draw:shadow-color="#808080"/>
      <style:paragraph-properties style:writing-mode="lr-tb"/>
    </style:style>
    <style:style style:name="pr28"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1.475cm" fo:min-width="0cm" fo:padding-top="0.128cm" fo:padding-bottom="0.128cm" fo:padding-left="0.256cm" fo:padding-right="0.256cm" fo:wrap-option="wrap" draw:shadow-color="#808080"/>
      <style:paragraph-properties style:writing-mode="lr-tb"/>
    </style:style>
    <style:style style:name="pr29" style:family="presentation" style:parent-style-name="Predeterminado-title">
      <style:graphic-properties draw:stroke="none" draw:fill="none" draw:fill-color="#ffffff" draw:textarea-horizontal-align="justify" draw:textarea-vertical-align="middle" draw:auto-grow-height="false" draw:auto-grow-width="false" fo:min-height="2.497cm" fo:min-width="0cm" fo:padding-top="0.128cm" fo:padding-bottom="0.128cm" fo:padding-left="0.256cm" fo:padding-right="0.256cm" fo:wrap-option="wrap" draw:shadow-color="#808080"/>
      <style:paragraph-properties style:writing-mode="lr-tb"/>
    </style:style>
    <style:style style:name="pr30" style:family="presentation" style:parent-style-name="Predeterminado-title">
      <style:graphic-properties draw:stroke="none" draw:fill="none" draw:fill-color="#ffffff" draw:textarea-horizontal-align="justify" draw:textarea-vertical-align="middle" draw:auto-grow-height="false" draw:auto-grow-width="false" fo:min-height="2.496cm" fo:min-width="0cm" fo:padding-top="0.128cm" fo:padding-bottom="0.128cm" fo:padding-left="0.256cm" fo:padding-right="0.256cm" fo:wrap-option="wrap" draw:shadow-color="#808080"/>
      <style:paragraph-properties style:writing-mode="lr-tb"/>
    </style:style>
    <style:style style:name="pr31" style:family="presentation" style:parent-style-name="Predeterminado-title">
      <style:graphic-properties draw:stroke="none" draw:fill="none" draw:fill-color="#ffffff" draw:textarea-horizontal-align="justify" draw:textarea-vertical-align="middle" draw:auto-grow-height="false" draw:auto-grow-width="false" fo:min-height="1.95cm" fo:min-width="0cm" fo:padding-top="0.128cm" fo:padding-bottom="0.128cm" fo:padding-left="0.256cm" fo:padding-right="0.256cm" fo:wrap-option="wrap" draw:shadow-color="#808080"/>
      <style:paragraph-properties style:writing-mode="lr-tb"/>
    </style:style>
    <style:style style:name="pr32"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0.205cm" fo:min-width="0cm" fo:padding-top="0.128cm" fo:padding-bottom="0.128cm" fo:padding-left="0.256cm" fo:padding-right="0.256cm" fo:wrap-option="wrap" draw:shadow-color="#808080"/>
      <style:paragraph-properties style:writing-mode="lr-tb"/>
    </style:style>
    <style:style style:name="pr33"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0.54cm" fo:min-width="0cm" fo:padding-top="0.128cm" fo:padding-bottom="0.128cm" fo:padding-left="0.256cm" fo:padding-right="0.256cm" fo:wrap-option="wrap" draw:shadow-color="#808080"/>
      <style:paragraph-properties style:writing-mode="lr-tb"/>
    </style:style>
    <style:style style:name="pr34" style:family="presentation" style:parent-style-name="Predeterminado-title">
      <style:graphic-properties draw:stroke="none" draw:fill="none" draw:fill-color="#ffffff" draw:textarea-horizontal-align="justify" draw:textarea-vertical-align="bottom" draw:auto-grow-height="false" draw:auto-grow-width="false" fo:min-height="8.212cm" fo:min-width="0cm" fo:padding-top="0.128cm" fo:padding-bottom="0.128cm" fo:padding-left="0.256cm" fo:padding-right="0.256cm" fo:wrap-option="wrap" draw:shadow-color="#808080"/>
      <style:paragraph-properties style:writing-mode="lr-tb"/>
    </style:style>
    <style:style style:name="pr35" style:family="presentation" style:parent-style-name="Predeterminado-title">
      <style:graphic-properties draw:stroke="none" draw:fill="none" draw:fill-color="#ffffff" draw:textarea-horizontal-align="justify" draw:textarea-vertical-align="bottom" draw:auto-grow-height="false" draw:auto-grow-width="false" fo:min-height="2.073cm" fo:min-width="0cm" fo:padding-top="0.128cm" fo:padding-bottom="0.128cm" fo:padding-left="0.256cm" fo:padding-right="0.256cm" fo:wrap-option="wrap" draw:shadow-color="#808080"/>
      <style:paragraph-properties style:writing-mode="lr-tb"/>
    </style:style>
    <style:style style:name="pr36"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2.868cm" fo:min-width="0cm" fo:padding-top="0.128cm" fo:padding-bottom="0.128cm" fo:padding-left="0.256cm" fo:padding-right="0.256cm" fo:wrap-option="wrap" draw:shadow-color="#808080"/>
      <style:paragraph-properties style:writing-mode="lr-tb"/>
    </style:style>
    <style:style style:name="pr37" style:family="presentation" style:parent-style-name="Predeterminado-title">
      <style:graphic-properties draw:stroke="none" draw:fill="none" draw:fill-color="#ffffff" draw:textarea-horizontal-align="justify" draw:textarea-vertical-align="bottom" draw:auto-grow-height="false" draw:auto-grow-width="false" fo:min-height="2.92cm" fo:min-width="0cm" fo:padding-top="0.128cm" fo:padding-bottom="0.128cm" fo:padding-left="0.256cm" fo:padding-right="0.256cm" fo:wrap-option="wrap" draw:shadow-color="#808080"/>
      <style:paragraph-properties style:writing-mode="lr-tb"/>
    </style:style>
    <style:style style:name="pr38"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8.847cm" fo:min-width="0cm" fo:padding-top="0.128cm" fo:padding-bottom="0.128cm" fo:padding-left="0.256cm" fo:padding-right="0.256cm" fo:wrap-option="wrap" draw:shadow-color="#808080"/>
      <style:paragraph-properties style:writing-mode="lr-tb"/>
    </style:style>
    <style:style style:name="pr39" style:family="presentation" style:parent-style-name="Predeterminado-title">
      <style:graphic-properties draw:stroke="none" draw:fill="none" draw:fill-color="#ffffff" draw:textarea-horizontal-align="justify" draw:textarea-vertical-align="bottom"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40"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1.177cm" fo:min-width="0cm" fo:padding-top="0.127cm" fo:padding-bottom="0.127cm" fo:padding-left="0.254cm" fo:padding-right="0.254cm" fo:wrap-option="wrap" draw:shadow-color="#808080"/>
      <style:paragraph-properties style:writing-mode="lr-tb"/>
    </style:style>
    <style:style style:name="pr41"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2.447cm" fo:min-width="0cm" fo:padding-top="0.127cm" fo:padding-bottom="0.127cm" fo:padding-left="0.254cm" fo:padding-right="0.254cm" fo:wrap-option="wrap" draw:shadow-color="#808080"/>
      <style:paragraph-properties style:writing-mode="lr-tb"/>
    </style:style>
    <style:style style:name="pr42"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3.082cm" fo:min-width="0cm" fo:padding-top="0.127cm" fo:padding-bottom="0.127cm" fo:padding-left="0.254cm" fo:padding-right="0.254cm" fo:wrap-option="wrap" draw:shadow-color="#808080"/>
      <style:paragraph-properties style:writing-mode="lr-tb"/>
    </style:style>
    <style:style style:name="pr43" style:family="presentation" style:parent-style-name="Predeterminado-title">
      <style:graphic-properties draw:stroke="none" draw:fill="none" draw:fill-color="#ffffff" draw:textarea-horizontal-align="justify" draw:textarea-vertical-align="bottom" draw:auto-grow-height="false" draw:auto-grow-width="false" fo:min-height="2.075cm" fo:min-width="0cm" fo:padding-top="0.127cm" fo:padding-bottom="0.127cm" fo:padding-left="0.254cm" fo:padding-right="0.254cm" fo:wrap-option="wrap" draw:shadow-color="#808080"/>
      <style:paragraph-properties style:writing-mode="lr-tb"/>
    </style:style>
    <style:style style:name="pr44"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4.192cm" fo:min-width="0cm" fo:padding-top="0.127cm" fo:padding-bottom="0.127cm" fo:padding-left="0.254cm" fo:padding-right="0.254cm" fo:wrap-option="wrap" draw:shadow-color="#808080"/>
      <style:paragraph-properties style:writing-mode="lr-tb"/>
    </style:style>
    <style:style style:name="pr45"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3.928cm" fo:min-width="0cm" fo:padding-top="0.127cm" fo:padding-bottom="0.127cm" fo:padding-left="0.254cm" fo:padding-right="0.254cm" fo:wrap-option="wrap" draw:shadow-color="#808080"/>
      <style:paragraph-properties style:writing-mode="lr-tb"/>
    </style:style>
    <style:style style:name="pr46"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3.98cm" fo:min-width="0cm" fo:padding-top="0.127cm" fo:padding-bottom="0.127cm" fo:padding-left="0.254cm" fo:padding-right="0.254cm" fo:wrap-option="wrap" draw:shadow-color="#808080"/>
      <style:paragraph-properties style:writing-mode="lr-tb"/>
    </style:style>
    <style:style style:name="pr47"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8.002cm" fo:min-width="0cm" fo:padding-top="0.127cm" fo:padding-bottom="0.127cm" fo:padding-left="0.254cm" fo:padding-right="0.254cm" fo:wrap-option="wrap" draw:shadow-color="#808080"/>
      <style:paragraph-properties style:writing-mode="lr-tb"/>
    </style:style>
    <style:style style:name="pr48" style:family="presentation" style:parent-style-name="Titular1-title">
      <style:graphic-properties draw:stroke="none" draw:fill="none" draw:fill-color="#ffffff" draw:textarea-horizontal-align="justify" draw:textarea-vertical-align="bottom"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49" style:family="presentation" style:parent-style-name="Titular1-notes">
      <style:graphic-properties draw:stroke="solid" svg:stroke-width="0.026cm" svg:stroke-color="#000000" svg:stroke-opacity="100%" draw:stroke-linejoin="miter" draw:fill="solid" draw:fill-color="#ffffff" draw:opacity="100%" draw:textarea-horizontal-align="justify" draw:textarea-vertical-align="top" draw:auto-grow-height="false" draw:auto-grow-width="false" fo:min-height="11.175cm" fo:min-width="0cm" fo:padding-top="0.128cm" fo:padding-bottom="0.128cm" fo:padding-left="0.256cm" fo:padding-right="0.256cm" fo:wrap-option="wrap" draw:shadow-color="#808080"/>
      <style:paragraph-properties style:writing-mode="lr-tb"/>
    </style:style>
    <style:style style:name="pr50"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6.52cm" fo:min-width="0cm" fo:padding-top="0.127cm" fo:padding-bottom="0.127cm" fo:padding-left="0.254cm" fo:padding-right="0.254cm" fo:wrap-option="wrap" draw:shadow-color="#808080"/>
      <style:paragraph-properties style:writing-mode="lr-tb"/>
    </style:style>
    <style:style style:name="pr51" style:family="presentation" style:parent-style-name="Predeterminado-notes">
      <style:graphic-properties draw:stroke="solid" svg:stroke-width="0.026cm" svg:stroke-color="#000000" svg:stroke-opacity="100%" draw:stroke-linejoin="miter" draw:fill="solid" draw:fill-color="#ffffff" draw:opacity="100%" draw:textarea-horizontal-align="justify" draw:textarea-vertical-align="top" draw:auto-grow-height="false" draw:auto-grow-width="false" fo:min-height="11.175cm" fo:min-width="0cm" fo:padding-top="0.128cm" fo:padding-bottom="0.128cm" fo:padding-left="0.256cm" fo:padding-right="0.256cm" fo:wrap-option="wrap" draw:shadow-color="#808080"/>
      <style:paragraph-properties style:writing-mode="lr-tb"/>
    </style:style>
    <style:style style:name="pr52" style:family="presentation" style:parent-style-name="Titular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53" style:family="presentation" style:parent-style-name="Predeterminado-title">
      <style:graphic-properties draw:stroke="none" draw:fill="none" draw:fill-color="#ffffff" draw:textarea-horizontal-align="justify" draw:textarea-vertical-align="bottom" draw:auto-grow-height="false" draw:auto-grow-width="false" fo:min-height="5.673cm" fo:min-width="0cm" fo:padding-top="0.127cm" fo:padding-bottom="0.127cm" fo:padding-left="0.254cm" fo:padding-right="0.254cm" fo:wrap-option="wrap" draw:shadow-color="#808080"/>
      <style:paragraph-properties style:writing-mode="lr-tb"/>
    </style:style>
    <style:style style:name="pr54"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7.689cm" fo:min-width="0cm" fo:padding-top="0.127cm" fo:padding-bottom="0.127cm" fo:padding-left="0.254cm" fo:padding-right="0.254cm" fo:wrap-option="wrap" draw:shadow-color="#808080"/>
      <style:paragraph-properties style:writing-mode="lr-tb"/>
    </style:style>
    <style:style style:name="pr55" style:family="presentation" style:parent-style-name="Predeterminado-notes">
      <style:graphic-properties draw:stroke="solid" svg:stroke-width="0.026cm" svg:stroke-color="#000000" svg:stroke-opacity="100%" draw:stroke-linejoin="miter" draw:fill="solid" draw:fill-color="#ffffff" draw:opacity="100%" draw:textarea-horizontal-align="left" draw:textarea-vertical-align="top" fo:min-height="11.43cm" fo:padding-top="0.013cm" fo:padding-bottom="0.013cm" fo:padding-left="0.013cm" fo:padding-right="0.013cm" draw:shadow-color="#808080"/>
      <style:paragraph-properties style:writing-mode="lr-tb"/>
    </style:style>
    <style:style style:name="pr56"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2.659cm" fo:min-width="0cm" fo:padding-top="0.127cm" fo:padding-bottom="0.127cm" fo:padding-left="0.254cm" fo:padding-right="0.254cm" fo:wrap-option="wrap" draw:shadow-color="#808080"/>
      <style:paragraph-properties style:writing-mode="lr-tb"/>
    </style:style>
    <style:style style:name="P1" style:family="paragraph">
      <style:paragraph-properties fo:margin-left="0cm" fo:margin-right="0cm" fo:line-height="8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ffffff"/>
      <style:text-properties fo:language="es" fo:country="ES" style:language-asian="es" style:country-asian="ES" style:language-complex="es" style:country-complex="ES"/>
    </style:style>
    <style:style style:name="P6"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246cm" fo:margin-bottom="0cm" fo:line-height="90%"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246cm" fo:margin-bottom="0cm"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solid" draw:fill-color="#ccffcc"/>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176cm" fo:margin-bottom="0cm" fo:line-height="8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952cm" fo:margin-right="0cm" fo:margin-top="0.176cm" fo:margin-bottom="0cm" fo:line-height="80%" fo:text-indent="-0.952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margin-top="0.176cm" fo:margin-bottom="0cm" fo:line-height="8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5.715cm" fo:margin-right="0cm" fo:margin-top="0.123cm" fo:margin-bottom="0cm" fo:line-height="80%" fo:text-indent="-0.635cm">
        <style:tab-stops>
          <style:tab-stop style:position="0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margin-top="0.123cm" fo:margin-bottom="0cm" fo:line-height="8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solid" draw:fill-color="#ffffff" draw:opacity="100%"/>
      <style:text-properties fo:language="es" fo:country="ES" style:language-asian="es" style:country-asian="ES" style:language-complex="es" style:country-complex="ES"/>
    </style:style>
    <style:style style:name="P20" style:family="paragraph">
      <style:paragraph-properties fo:margin-left="0cm" fo:margin-right="0cm" fo:line-height="80%"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282cm" fo:margin-bottom="0cm"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line-height="70%"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none" draw:fill-color="#ffffff"/>
      <style:paragraph-properties fo:margin-left="0cm" fo:margin-right="0cm" fo:line-height="7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margin-top="0.246cm" fo:margin-bottom="0cm" fo:line-height="100%"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none" draw:fill-color="#ffffff"/>
      <style:paragraph-properties fo:margin-left="0cm" fo:margin-right="0cm" fo:margin-top="0.246cm" fo:margin-bottom="0cm" fo:line-height="100%" fo:text-align="justify"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line-height="100%"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246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282cm" fo:margin-bottom="0cm" fo:line-height="90%"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margin-top="0.282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margin-top="0.211cm" fo:margin-bottom="0cm"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loext:graphic-properties draw:fill="solid" draw:fill-color="#ccff33"/>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282cm" fo:margin-bottom="0cm" fo:line-height="100%"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loext:graphic-properties draw:fill="none" draw:fill-color="#ffffff"/>
      <style:paragraph-properties fo:margin-left="0cm" fo:margin-right="0cm" fo:margin-top="0.282cm" fo:margin-bottom="0cm" fo:line-height="100%" fo:text-align="justify"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176cm" fo:margin-bottom="0cm" fo:text-indent="0cm" style:punctuation-wrap="hanging" style:line-break="strict">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246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solid" draw:fill-color="#b97c01"/>
      <style:paragraph-properties fo:margin-left="0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loext:graphic-properties draw:fill="solid" draw:fill-color="#ff0000"/>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line-height="7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none" draw:fill-color="#ffffff"/>
      <style:paragraph-properties fo:margin-left="0cm" fo:margin-right="0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solid" draw:fill-color="#003399"/>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solid" draw:fill-color="#fcab40"/>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style:paragraph-properties fo:margin-left="0cm" fo:margin-right="0cm" fo:margin-top="0.282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282cm" fo:margin-bottom="0cm" fo:text-align="center"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style:paragraph-properties fo:margin-left="0cm" fo:margin-right="0cm" fo:margin-top="0.246cm" fo:margin-bottom="0cm" fo:line-height="90%" fo:text-align="justify" fo:text-indent="0cm" style:punctuation-wrap="hanging" style:line-break="strict">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style:paragraph-properties fo:margin-left="0cm" fo:margin-right="0cm" fo:margin-top="0.529cm" fo:margin-bottom="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loext:graphic-properties draw:fill="solid" draw:fill-color="#ccff33"/>
      <style:paragraph-properties fo:margin-left="0cm" fo:margin-right="0cm" fo:margin-top="0.529cm" fo:margin-bottom="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style:paragraph-properties fo:margin-left="1.693cm" fo:margin-right="0cm" fo:margin-top="0.282cm" fo:margin-bottom="0cm" fo:text-indent="-1.693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style:paragraph-properties fo:margin-left="0cm" fo:margin-right="0cm" fo:margin-top="0.529cm" fo:margin-bottom="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style:paragraph-properties fo:margin-left="0cm" fo:margin-right="0cm" fo:margin-top="0.529cm" fo:margin-bottom="0cm"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6" style:family="paragraph">
      <loext:graphic-properties draw:fill="solid" draw:fill-color="#ccff33"/>
      <style:paragraph-properties fo:margin-left="0cm" fo:margin-right="0cm" fo:margin-top="0.529cm" fo:margin-bottom="0cm" fo:text-align="justify"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loext:graphic-properties draw:fill="solid" draw:fill-color="#ccff3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8" style:family="paragraph">
      <style:paragraph-properties fo:margin-left="0cm" fo:margin-right="0cm" fo:margin-top="0.158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solid" draw:fill-color="#ffffff" draw:opacity="100%"/>
      <style:paragraph-properties style:writing-mode="lr-tb" style:font-independent-line-spacing="true"/>
    </style:style>
    <style:style style:name="P60" style:family="paragraph">
      <style:paragraph-properties fo:margin-left="0.952cm" fo:margin-right="0cm" fo:margin-top="0.282cm" fo:margin-bottom="0cm" fo:text-align="center" fo:text-indent="-0.952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1" style:family="paragraph">
      <style:paragraph-properties fo:margin-left="0cm" fo:margin-right="0cm" fo:margin-top="0.282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style:paragraph-properties fo:margin-left="0cm" fo:margin-right="0cm" fo:margin-top="0.211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loext:graphic-properties draw:fill="none" draw:fill-color="#ffffff"/>
      <style:paragraph-properties fo:margin-left="0cm" fo:margin-right="0cm" fo:margin-top="0.246cm" fo:margin-bottom="0cm" fo:line-height="90%"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style:paragraph-properties fo:margin-left="0cm" fo:margin-right="0cm" fo:margin-top="0.246cm" fo:margin-bottom="0cm" fo:line-height="90%" fo:text-align="start" fo:text-indent="0cm" style:punctuation-wrap="hanging" style:line-break="strict"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style:paragraph-properties fo:margin-left="0.952cm" fo:margin-right="0cm" fo:margin-top="0.246cm" fo:margin-bottom="0cm" fo:line-height="90%" fo:text-align="justify" fo:text-indent="-0.952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8" style:family="paragraph">
      <style:paragraph-properties fo:margin-left="0.952cm" fo:margin-right="0cm" fo:margin-top="0.246cm" fo:margin-bottom="0cm" fo:line-height="90%" fo:text-indent="-0.952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9" style:family="paragraph">
      <loext:graphic-properties draw:fill="none" draw:fill-color="#ffffff"/>
      <style:paragraph-properties fo:margin-left="0.952cm" fo:margin-right="0cm" fo:margin-top="0.246cm" fo:margin-bottom="0cm" fo:line-height="90%" fo:text-align="justify" fo:text-indent="-0.952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0" style:family="paragraph">
      <style:paragraph-properties fo:margin-left="0cm" fo:margin-right="0cm" fo:margin-top="0.211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style:paragraph-properties fo:margin-left="0.952cm" fo:margin-right="0cm" fo:margin-top="0.211cm" fo:margin-bottom="0cm" fo:text-indent="-0.952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style:paragraph-properties fo:margin-left="0cm" fo:margin-right="0cm" fo:margin-top="0.246cm" fo:margin-bottom="0cm" fo:line-height="9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3" style:family="paragraph">
      <style:paragraph-properties fo:margin-left="0.952cm" fo:margin-right="0cm" fo:margin-top="0.246cm" fo:margin-bottom="0cm" fo:line-height="90%" fo:text-align="center" fo:text-indent="-0.952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loext:graphic-properties draw:fill="none" draw:fill-color="#ffffff"/>
      <style:paragraph-properties fo:margin-left="0.952cm" fo:margin-right="0cm" fo:margin-top="0.246cm" fo:margin-bottom="0cm" fo:line-height="90%" fo:text-align="center" fo:text-indent="-0.952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ebd189" style:font-name="Book Antiqua" fo:font-size="66pt" style:rfc-language-tag="es-ES-u-co-trad" fo:language="es" fo:country="ES" style:font-size-asian="66pt" style:rfc-language-tag-asian="es-ES-u-co-trad" style:language-asian="es" style:country-asian="ES" style:font-size-complex="66pt" style:rfc-language-tag-complex="es-ES-u-co-trad" style:language-complex="es" style:country-complex="ES"/>
    </style:style>
    <style:style style:name="T2" style:family="text">
      <style:text-properties style:font-name="Times New Roman" fo:font-size="12pt" style:rfc-language-tag="es-ES-u-co-trad" fo:language="es" fo:country="ES" style:font-size-asian="12pt" style:rfc-language-tag-asian="es-ES-u-co-trad" style:language-asian="es" style:country-asian="ES" style:font-size-complex="12pt" style:rfc-language-tag-complex="es-ES-u-co-trad" style:language-complex="es" style:country-complex="ES"/>
    </style:style>
    <style:style style:name="T3" style:family="text">
      <style:text-properties style:rfc-language-tag="es-ES-u-co-trad" fo:language="es" fo:country="ES" style:rfc-language-tag-asian="es-ES-u-co-trad" style:language-asian="es" style:country-asian="ES" style:rfc-language-tag-complex="es-ES-u-co-trad" style:language-complex="es" style:country-complex="ES"/>
    </style:style>
    <style:style style:name="T4" style:family="text">
      <style:text-properties fo:font-size="28pt" style:rfc-language-tag="es-ES-u-co-trad" fo:language="es" fo:country="ES" style:font-size-asian="28pt" style:rfc-language-tag-asian="es-ES-u-co-trad" style:language-asian="es" style:country-asian="ES" style:font-size-complex="28pt" style:rfc-language-tag-complex="es-ES-u-co-trad" style:language-complex="es" style:country-complex="ES"/>
    </style:style>
    <style:style style:name="T5" style:family="text">
      <style:text-properties fo:color="#000054" style:font-name="Times New Roman" style:rfc-language-tag="es-ES-u-co-trad" fo:language="es" fo:country="ES" fo:font-weight="bold" style:rfc-language-tag-asian="es-ES-u-co-trad" style:language-asian="es" style:country-asian="ES" style:font-weight-asian="bold" style:rfc-language-tag-complex="es-ES-u-co-trad" style:language-complex="es" style:country-complex="ES" style:font-weight-complex="bold"/>
    </style:style>
    <style:style style:name="T6" style:family="text">
      <style:text-properties fo:font-size="20pt" style:rfc-language-tag="es-ES-u-co-trad" fo:language="es" fo:country="ES" style:font-size-asian="20pt" style:rfc-language-tag-asian="es-ES-u-co-trad" style:language-asian="es" style:country-asian="ES" style:font-size-complex="20pt" style:rfc-language-tag-complex="es-ES-u-co-trad" style:language-complex="es" style:country-complex="ES"/>
    </style:style>
    <style:style style:name="T7" style:family="text">
      <style:text-properties fo:font-size="14pt" style:rfc-language-tag="es-ES-u-co-trad" fo:language="es" fo:country="ES" fo:font-weight="bold" style:font-size-asian="14pt" style:rfc-language-tag-asian="es-ES-u-co-trad" style:language-asian="es" style:country-asian="ES" style:font-weight-asian="bold" style:font-size-complex="14pt" style:rfc-language-tag-complex="es-ES-u-co-trad" style:language-complex="es" style:country-complex="ES" style:font-weight-complex="bold"/>
    </style:style>
    <style:style style:name="T8" style:family="text">
      <style:text-properties fo:color="#000054" style:font-name="Times New Roman" style:rfc-language-tag="es-ES-u-co-trad" fo:language="es" fo:country="ES" style:rfc-language-tag-asian="es-ES-u-co-trad" style:language-asian="es" style:country-asian="ES" style:rfc-language-tag-complex="es-ES-u-co-trad" style:language-complex="es" style:country-complex="ES"/>
    </style:style>
    <style:style style:name="T9" style:family="text">
      <style:text-properties fo:color="#ccff33" fo:font-size="32pt" style:rfc-language-tag="es-ES-u-co-trad" fo:language="es" fo:country="ES" style:font-size-asian="32pt" style:rfc-language-tag-asian="es-ES-u-co-trad" style:language-asian="es" style:country-asian="ES" style:font-size-complex="32pt" style:rfc-language-tag-complex="es-ES-u-co-trad" style:language-complex="es" style:country-complex="ES"/>
    </style:style>
    <style:style style:name="T10" style:family="text">
      <style:text-properties fo:color="#ebd189" style:rfc-language-tag="es-ES-u-co-trad" fo:language="es" fo:country="ES" style:rfc-language-tag-asian="es-ES-u-co-trad" style:language-asian="es" style:country-asian="ES" style:rfc-language-tag-complex="es-ES-u-co-trad" style:language-complex="es" style:country-complex="ES"/>
    </style:style>
    <style:style style:name="T11" style:family="text">
      <style:text-properties fo:color="#eaeaea" fo:font-size="32pt" style:rfc-language-tag="es-ES-u-co-trad" fo:language="es" fo:country="ES" style:font-size-asian="32pt" style:rfc-language-tag-asian="es-ES-u-co-trad" style:language-asian="es" style:country-asian="ES" style:font-size-complex="32pt" style:rfc-language-tag-complex="es-ES-u-co-trad" style:language-complex="es" style:country-complex="ES"/>
    </style:style>
    <style:style style:name="T12" style:family="text">
      <style:text-properties fo:color="#ccff33" fo:font-size="36pt" style:rfc-language-tag="es-ES-u-co-trad" fo:language="es" fo:country="ES" style:font-size-asian="36pt" style:rfc-language-tag-asian="es-ES-u-co-trad" style:language-asian="es" style:country-asian="ES" style:font-size-complex="36pt" style:rfc-language-tag-complex="es-ES-u-co-trad" style:language-complex="es" style:country-complex="ES"/>
    </style:style>
    <style:style style:name="T13" style:family="text">
      <style:text-properties fo:color="#ebd189" fo:font-size="36pt" style:rfc-language-tag="es-ES-u-co-trad" fo:language="es" fo:country="ES" fo:font-weight="bold" style:font-size-asian="36pt" style:rfc-language-tag-asian="es-ES-u-co-trad" style:language-asian="es" style:country-asian="ES" style:font-weight-asian="bold" style:font-size-complex="36pt" style:rfc-language-tag-complex="es-ES-u-co-trad" style:language-complex="es" style:country-complex="ES" style:font-weight-complex="bold"/>
    </style:style>
    <style:style style:name="T14" style:family="text">
      <style:text-properties fo:font-size="32pt" style:rfc-language-tag="es-ES-u-co-trad" fo:language="es" fo:country="ES" fo:font-weight="bold" style:font-size-asian="32pt" style:rfc-language-tag-asian="es-ES-u-co-trad" style:language-asian="es" style:country-asian="ES" style:font-weight-asian="bold" style:font-size-complex="32pt" style:rfc-language-tag-complex="es-ES-u-co-trad" style:language-complex="es" style:country-complex="ES" style:font-weight-complex="bold"/>
    </style:style>
    <style:style style:name="T15" style:family="text">
      <style:text-properties style:font-name="Arial" fo:font-size="28pt" style:rfc-language-tag="es-ES-u-co-trad" fo:language="es" fo:country="ES" style:font-size-asian="28pt" style:rfc-language-tag-asian="es-ES-u-co-trad" style:language-asian="es" style:country-asian="ES" style:font-size-complex="28pt" style:rfc-language-tag-complex="es-ES-u-co-trad" style:language-complex="es" style:country-complex="ES"/>
    </style:style>
    <style:style style:name="T16" style:family="text">
      <style:text-properties fo:color="#ccff33" style:font-name="Arial Narrow" fo:font-size="36pt" style:rfc-language-tag="es-ES-u-co-trad" fo:language="es" fo:country="ES" style:font-size-asian="36pt" style:rfc-language-tag-asian="es-ES-u-co-trad" style:language-asian="es" style:country-asian="ES" style:font-size-complex="36pt" style:rfc-language-tag-complex="es-ES-u-co-trad" style:language-complex="es" style:country-complex="ES"/>
    </style:style>
    <style:style style:name="T17" style:family="text">
      <style:text-properties style:font-name="Arial Narrow" fo:font-size="36pt" style:rfc-language-tag="es-ES-u-co-trad" fo:language="es" fo:country="ES" fo:font-weight="bold" style:font-size-asian="36pt" style:rfc-language-tag-asian="es-ES-u-co-trad" style:language-asian="es" style:country-asian="ES" style:font-weight-asian="bold" style:font-size-complex="36pt" style:rfc-language-tag-complex="es-ES-u-co-trad" style:language-complex="es" style:country-complex="ES" style:font-weight-complex="bold"/>
    </style:style>
    <style:style style:name="T18" style:family="text">
      <style:text-properties fo:color="#eaeaea" style:font-name="Arial Narrow" fo:font-size="36pt" style:rfc-language-tag="es-ES-u-co-trad" fo:language="es" fo:country="ES" style:font-size-asian="36pt" style:rfc-language-tag-asian="es-ES-u-co-trad" style:language-asian="es" style:country-asian="ES" style:font-size-complex="36pt" style:rfc-language-tag-complex="es-ES-u-co-trad" style:language-complex="es" style:country-complex="ES"/>
    </style:style>
    <style:style style:name="T19" style:family="text">
      <style:text-properties fo:font-size="28pt" fo:language="es" fo:country="MX" style:font-size-asian="28pt" style:language-asian="es" style:country-asian="MX" style:font-size-complex="28pt" style:language-complex="es" style:country-complex="MX"/>
    </style:style>
    <style:style style:name="T20" style:family="text">
      <style:text-properties fo:color="#ebd189" fo:font-size="36pt" style:rfc-language-tag="es-ES-u-co-trad" fo:language="es" fo:country="ES" style:font-size-asian="36pt" style:rfc-language-tag-asian="es-ES-u-co-trad" style:language-asian="es" style:country-asian="ES" style:font-size-complex="36pt" style:rfc-language-tag-complex="es-ES-u-co-trad" style:language-complex="es" style:country-complex="ES"/>
    </style:style>
    <style:style style:name="T21" style:family="text">
      <style:text-properties fo:font-size="32pt" style:rfc-language-tag="es-ES-u-co-trad" fo:language="es" fo:country="ES" style:font-size-asian="32pt" style:rfc-language-tag-asian="es-ES-u-co-trad" style:language-asian="es" style:country-asian="ES" style:font-size-complex="32pt" style:rfc-language-tag-complex="es-ES-u-co-trad" style:language-complex="es" style:country-complex="ES"/>
    </style:style>
    <style:style style:name="T22" style:family="text">
      <style:text-properties fo:color="#ff0000" fo:font-size="32pt" style:rfc-language-tag="es-ES-u-co-trad" fo:language="es" fo:country="ES" style:font-size-asian="32pt" style:rfc-language-tag-asian="es-ES-u-co-trad" style:language-asian="es" style:country-asian="ES" style:font-size-complex="32pt" style:rfc-language-tag-complex="es-ES-u-co-trad" style:language-complex="es" style:country-complex="ES"/>
    </style:style>
    <style:style style:name="T23" style:family="text">
      <style:text-properties fo:font-size="40pt" style:rfc-language-tag="es-ES-u-co-trad" fo:language="es" fo:country="ES" style:font-size-asian="40pt" style:rfc-language-tag-asian="es-ES-u-co-trad" style:language-asian="es" style:country-asian="ES" style:font-size-complex="40pt" style:rfc-language-tag-complex="es-ES-u-co-trad" style:language-complex="es" style:country-complex="ES"/>
    </style:style>
    <style:style style:name="T24" style:family="text">
      <style:text-properties fo:font-size="24pt" style:rfc-language-tag="es-ES-u-co-trad" fo:language="es" fo:country="ES" style:font-size-asian="24pt" style:rfc-language-tag-asian="es-ES-u-co-trad" style:language-asian="es" style:country-asian="ES" style:font-size-complex="24pt" style:rfc-language-tag-complex="es-ES-u-co-trad" style:language-complex="es" style:country-complex="ES"/>
    </style:style>
    <style:style style:name="T25" style:family="text">
      <style:text-properties fo:color="#ebd189" fo:font-size="40pt" style:rfc-language-tag="es-ES-u-co-trad" fo:language="es" fo:country="ES" fo:font-weight="bold" style:font-size-asian="40pt" style:rfc-language-tag-asian="es-ES-u-co-trad" style:language-asian="es" style:country-asian="ES" style:font-weight-asian="bold" style:font-size-complex="40pt" style:rfc-language-tag-complex="es-ES-u-co-trad" style:language-complex="es" style:country-complex="ES" style:font-weight-complex="bold"/>
    </style:style>
    <style:style style:name="T26" style:family="text">
      <style:text-properties style:font-name="Arial" fo:font-size="32pt" style:rfc-language-tag="es-ES-u-co-trad" fo:language="es" fo:country="ES" style:font-size-asian="32pt" style:rfc-language-tag-asian="es-ES-u-co-trad" style:language-asian="es" style:country-asian="ES" style:font-size-complex="32pt" style:rfc-language-tag-complex="es-ES-u-co-trad" style:language-complex="es" style:country-complex="ES"/>
    </style:style>
    <style:style style:name="T27" style:family="text">
      <style:text-properties fo:font-size="20pt" style:rfc-language-tag="es-ES-u-co-trad" fo:language="es" fo:country="ES" fo:font-weight="bold" style:font-size-asian="20pt" style:rfc-language-tag-asian="es-ES-u-co-trad" style:language-asian="es" style:country-asian="ES" style:font-weight-asian="bold" style:font-size-complex="20pt" style:rfc-language-tag-complex="es-ES-u-co-trad" style:language-complex="es" style:country-complex="ES" style:font-weight-complex="bold"/>
    </style:style>
    <style:style style:name="T28" style:family="text">
      <style:text-properties style:font-name="Arial" fo:font-size="20pt" style:rfc-language-tag="es-ES-u-co-trad" fo:language="es" fo:country="ES" style:font-size-asian="20pt" style:rfc-language-tag-asian="es-ES-u-co-trad" style:language-asian="es" style:country-asian="ES" style:font-size-complex="20pt" style:rfc-language-tag-complex="es-ES-u-co-trad" style:language-complex="es" style:country-complex="ES"/>
    </style:style>
    <style:style style:name="T29" style:family="text">
      <style:text-properties style:font-name="Arial" fo:font-size="20pt" style:rfc-language-tag="es-ES-u-co-trad" fo:language="es" fo:country="ES" fo:font-weight="bold" style:font-size-asian="20pt" style:rfc-language-tag-asian="es-ES-u-co-trad" style:language-asian="es" style:country-asian="ES" style:font-weight-asian="bold" style:font-size-complex="20pt" style:rfc-language-tag-complex="es-ES-u-co-trad" style:language-complex="es" style:country-complex="ES" style:font-weight-complex="bold"/>
    </style:style>
    <style:style style:name="T30" style:family="text">
      <style:text-properties style:font-name="Arial" style:rfc-language-tag="es-ES-u-co-trad" fo:language="es" fo:country="ES" style:rfc-language-tag-asian="es-ES-u-co-trad" style:language-asian="es" style:country-asian="ES" style:rfc-language-tag-complex="es-ES-u-co-trad" style:language-complex="es" style:country-complex="ES"/>
    </style:style>
    <style:style style:name="T31" style:family="text">
      <style:text-properties fo:color="#ebd189" fo:font-size="48pt" style:rfc-language-tag="es-ES-u-co-trad" fo:language="es" fo:country="ES" fo:font-weight="bold" style:font-size-asian="48pt" style:rfc-language-tag-asian="es-ES-u-co-trad" style:language-asian="es" style:country-asian="ES" style:font-weight-asian="bold" style:font-size-complex="48pt" style:rfc-language-tag-complex="es-ES-u-co-trad" style:language-complex="es" style:country-complex="ES" style:font-weight-complex="bold"/>
    </style:style>
    <style:style style:name="T32" style:family="text">
      <style:text-properties style:font-name="Arial" style:rfc-language-tag="es-ES-u-co-trad" fo:language="es" fo:country="ES" fo:font-weight="bold" style:rfc-language-tag-asian="es-ES-u-co-trad" style:language-asian="es" style:country-asian="ES" style:font-weight-asian="bold" style:rfc-language-tag-complex="es-ES-u-co-trad" style:language-complex="es" style:country-complex="ES" style:font-weight-complex="bold"/>
    </style:style>
    <style:style style:name="T33" style:family="text">
      <style:text-properties fo:font-size="36pt" style:rfc-language-tag="es-ES-u-co-trad" fo:language="es" fo:country="ES" style:font-size-asian="36pt" style:rfc-language-tag-asian="es-ES-u-co-trad" style:language-asian="es" style:country-asian="ES" style:font-size-complex="36pt" style:rfc-language-tag-complex="es-ES-u-co-trad" style:language-complex="es" style:country-complex="ES"/>
    </style:style>
    <style:style style:name="T34" style:family="text">
      <style:text-properties fo:color="#ebd189" style:font-name="Arial" fo:font-size="14pt" style:rfc-language-tag="es-ES-u-co-trad" fo:language="es" fo:country="ES" style:font-size-asian="14pt" style:rfc-language-tag-asian="es-ES-u-co-trad" style:language-asian="es" style:country-asian="ES" style:font-size-complex="14pt" style:rfc-language-tag-complex="es-ES-u-co-trad" style:language-complex="es" style:country-complex="ES"/>
    </style:style>
    <style:style style:name="T35" style:family="text">
      <style:text-properties fo:color="#ebd189" style:font-name="Arial" fo:font-size="14pt" fo:language="es" fo:country="ES" style:font-size-asian="14pt" style:language-asian="es" style:country-asian="ES" style:font-size-complex="14pt" style:language-complex="es" style:country-complex="ES"/>
    </style:style>
    <style:style style:name="T36" style:family="text">
      <style:text-properties style:font-name="Book Antiqua" style:rfc-language-tag="es-ES-u-co-trad" fo:language="es" fo:country="ES" style:rfc-language-tag-asian="es-ES-u-co-trad" style:language-asian="es" style:country-asian="ES" style:rfc-language-tag-complex="es-ES-u-co-trad" style:language-complex="es" style:country-complex="ES"/>
    </style:style>
    <style:style style:name="T37" style:family="text">
      <style:text-properties fo:font-size="40pt" style:rfc-language-tag="es-ES-u-co-trad" fo:language="es" fo:country="ES" fo:font-weight="bold" style:font-size-asian="40pt" style:rfc-language-tag-asian="es-ES-u-co-trad" style:language-asian="es" style:country-asian="ES" style:font-weight-asian="bold" style:font-size-complex="40pt" style:rfc-language-tag-complex="es-ES-u-co-trad" style:language-complex="es" style:country-complex="ES" style:font-weight-complex="bold"/>
    </style:style>
    <style:style style:name="T38" style:family="text">
      <style:text-properties fo:font-size="34pt" style:rfc-language-tag="es-ES-u-co-trad" fo:language="es" fo:country="ES" style:font-size-asian="34pt" style:rfc-language-tag-asian="es-ES-u-co-trad" style:language-asian="es" style:country-asian="ES" style:font-size-complex="34pt" style:rfc-language-tag-complex="es-ES-u-co-trad" style:language-complex="es" style:country-complex="ES"/>
    </style:style>
    <style:style style:name="T39" style:family="text">
      <style:text-properties fo:language="es" fo:country="MX" style:language-asian="es" style:country-asian="MX" style:language-complex="es" style:country-complex="MX"/>
    </style:style>
    <style:style style:name="T40" style:family="text">
      <style:text-properties fo:color="#000000" fo:language="es" fo:country="MX" style:language-asian="es" style:country-asian="MX" style:language-complex="es" style:country-complex="MX"/>
    </style:style>
    <style:style style:name="T41" style:family="text">
      <style:text-properties fo:color="#ebd189" fo:language="en" fo:country="US" fo:text-shadow="1pt 1pt" style:language-asian="en" style:country-asian="US" style:language-complex="en" style:country-complex="US"/>
    </style:style>
    <style:style style:name="T42" style:family="text">
      <style:text-properties fo:language="en" fo:country="US" style:language-asian="en" style:country-asian="US" style:language-complex="en" style:country-complex="US"/>
    </style:style>
    <style:style style:name="T43" style:family="text">
      <style:text-properties fo:color="#ebd189" style:rfc-language-tag="es-ES-u-co-trad" fo:language="es" fo:country="ES" fo:font-weight="bold" style:rfc-language-tag-asian="es-ES-u-co-trad" style:language-asian="es" style:country-asian="ES" style:font-weight-asian="bold" style:rfc-language-tag-complex="es-ES-u-co-trad" style:language-complex="es" style:country-complex="ES" style:font-weight-complex="bold"/>
    </style:style>
    <style:style style:name="T44" style:family="text">
      <style:text-properties fo:font-size="28pt" fo:language="en" fo:country="US" style:font-size-asian="28pt" style:language-asian="en" style:country-asian="US" style:font-size-complex="28pt" style:language-complex="en" style:country-complex="US"/>
    </style:style>
    <style:style style:name="T45" style:family="text">
      <style:text-properties fo:font-size="24pt" fo:language="en" fo:country="US" style:font-size-asian="24pt" style:language-asian="en" style:country-asian="US" style:font-size-complex="24pt" style:language-complex="en" style:country-complex="US"/>
    </style:style>
    <style:style style:name="T46" style:family="text">
      <style:text-properties fo:color="#eaeaea" fo:font-size="36pt" fo:language="en" fo:country="US" style:font-size-asian="36pt" style:language-asian="en" style:country-asian="US" style:font-size-complex="36pt" style:language-complex="en" style:country-complex="US"/>
    </style:style>
    <style:style style:name="T47" style:family="text">
      <style:text-properties fo:color="#000054" style:rfc-language-tag="es-ES-u-co-trad" fo:language="es" fo:country="ES" style:rfc-language-tag-asian="es-ES-u-co-trad" style:language-asian="es" style:country-asian="ES" style:rfc-language-tag-complex="es-ES-u-co-trad" style:language-complex="es" style:country-complex="ES"/>
    </style:style>
    <style:style style:name="T48" style:family="text">
      <style:text-properties fo:color="#ebd189" style:font-name="Arial" fo:font-size="44pt" fo:language="en" fo:country="US" style:font-size-asian="44pt" style:language-asian="en" style:country-asian="US" style:font-size-complex="44pt" style:language-complex="en" style:country-complex="US"/>
    </style:style>
    <style:style style:name="T49" style:family="text">
      <style:text-properties style:font-name="Arial" fo:font-size="36pt" fo:language="en" fo:country="US" style:font-size-asian="36pt" style:language-asian="en" style:country-asian="US" style:font-size-complex="36pt" style:language-complex="en" style:country-complex="US"/>
    </style:style>
    <style:style style:name="T50" style:family="text">
      <style:text-properties style:font-name="Arial" fo:font-size="28pt" fo:language="en" fo:country="US" style:font-size-asian="28pt" style:language-asian="en" style:country-asian="US" style:font-size-complex="28pt" style:language-complex="en" style:country-complex="US"/>
    </style:style>
    <style:style style:name="T51" style:family="text">
      <style:text-properties fo:color="#eaeaea" style:text-line-through-style="none" style:text-line-through-type="none" style:text-position="0% 100%" style:font-name="Arial" fo:font-size="28pt" fo:language="en" fo:country="US" fo:font-style="normal" fo:text-shadow="none"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font-relief="none"/>
    </style:style>
    <style:style style:name="T52" style:family="text">
      <style:text-properties fo:color="#ebd189" style:font-name="Arial" fo:font-size="40pt" fo:language="en" fo:country="US" style:font-size-asian="40pt" style:language-asian="en" style:country-asian="US" style:font-size-complex="40pt" style:language-complex="en" style:country-complex="US"/>
    </style:style>
    <style:style style:name="T53" style:family="text">
      <style:text-properties fo:color="#ebd189" style:font-name="Arial" fo:font-size="36pt" fo:language="en" fo:country="US" style:font-size-asian="36pt" style:language-asian="en" style:country-asian="US" style:font-size-complex="36pt" style:language-complex="en" style:country-complex="US"/>
    </style:style>
    <style:style style:name="T54" style:family="text">
      <style:text-properties fo:color="#ebd189" style:font-name="Arial" fo:font-size="28pt" fo:language="en" fo:country="US" style:font-size-asian="28pt" style:language-asian="en" style:country-asian="US" style:font-size-complex="28pt" style:language-complex="en" style:country-complex="US"/>
    </style:style>
    <style:style style:name="T55" style:family="text">
      <style:text-properties fo:color="#fcab40" fo:font-size="48pt" style:rfc-language-tag="es-ES-u-co-trad" fo:language="es" fo:country="ES" style:font-size-asian="48pt" style:rfc-language-tag-asian="es-ES-u-co-trad" style:language-asian="es" style:country-asian="ES" style:font-size-complex="48pt" style:rfc-language-tag-complex="es-ES-u-co-trad" style:language-complex="es" style:country-complex="ES"/>
    </style:style>
    <text:list-style style:name="L1">
      <text:list-level-style-number text:level="1" style:num-format="">
        <style:list-level-properties/>
        <style:text-properties fo:color="#ebd189"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 fo:color="#000000" fo:font-size="100%"/>
      </text:list-level-style-bullet>
      <text:list-level-style-bullet text:level="3" text:bullet-char="•">
        <style:list-level-properties text:space-before="2.54cm"/>
        <style:text-properties style:font-name="Arial Narrow" fo:color="#000000" fo:font-size="100%"/>
      </text:list-level-style-bullet>
      <text:list-level-style-bullet text:level="4" text:bullet-char="•">
        <style:list-level-properties text:space-before="3.81cm"/>
        <style:text-properties style:font-name="Arial Narrow" fo:color="#000000" fo:font-size="100%"/>
      </text:list-level-style-bullet>
      <text:list-level-style-bullet text:level="5" text:bullet-char="•">
        <style:list-level-properties text:space-before="5.08cm"/>
        <style:text-properties style:font-name="Arial Narrow" fo:color="#000000" fo:font-size="100%"/>
      </text:list-level-style-bullet>
      <text:list-level-style-bullet text:level="6" text:bullet-char="•">
        <style:list-level-properties text:space-before="5.08cm"/>
        <style:text-properties style:font-name="Arial Narrow" fo:color="#000000" fo:font-size="100%"/>
      </text:list-level-style-bullet>
      <text:list-level-style-bullet text:level="7" text:bullet-char="•">
        <style:list-level-properties text:space-before="5.08cm"/>
        <style:text-properties style:font-name="Arial Narrow" fo:color="#000000" fo:font-size="100%"/>
      </text:list-level-style-bullet>
      <text:list-level-style-bullet text:level="8" text:bullet-char="•">
        <style:list-level-properties text:space-before="5.08cm"/>
        <style:text-properties style:font-name="Arial Narrow" fo:color="#000000" fo:font-size="100%"/>
      </text:list-level-style-bullet>
      <text:list-level-style-bullet text:level="9" text:bullet-char="•">
        <style:list-level-properties text:space-before="5.08cm"/>
        <style:text-properties style:font-name="Arial Narrow" fo:color="#000000" fo:font-size="100%"/>
      </text:list-level-style-bullet>
      <text:list-level-style-bullet text:level="10" text:bullet-char="•">
        <style:list-level-properties text:space-before="5.08cm"/>
        <style:text-properties style:font-name="Arial Narrow" fo:color="#000000" fo:font-size="100%"/>
      </text:list-level-style-bullet>
    </text:list-style>
    <text:list-style style:name="L3">
      <text:list-level-style-number text:level="1" style:num-format="">
        <style:list-level-properties/>
        <style:text-properties fo:color="#ebd189" fo:font-size="100%"/>
      </text:list-level-style-number>
    </text:list-style>
    <text:list-style style:name="L4">
      <text:list-level-style-bullet text:level="1" text:bullet-char="">
        <style:list-level-properties text:min-label-width="0.952cm"/>
        <style:text-properties fo:font-family="Wingdings" style:font-pitch="variable" style:font-charset="x-symbol" fo:color="#ffff00" fo:font-size="80%"/>
      </text:list-level-style-bullet>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text:list-style style:name="L5">
      <text:list-level-style-number text:level="1" style:num-format="">
        <style:list-level-properties/>
        <style:text-properties fo:color="#000054"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6">
      <text:list-level-style-number text:level="1" style:num-format="">
        <style:list-level-properties/>
        <style:text-properties fo:color="#ffff00" fo:font-size="80%"/>
      </text:list-level-style-number>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ffff00" fo:font-size="55%"/>
      </text:list-level-style-bullet>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number text:level="5" style:num-format="">
        <style:list-level-properties/>
        <style:text-properties fo:color="#555bad" fo:font-size="55%"/>
      </text:list-level-style-number>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text:list-style style:name="L8">
      <text:list-level-style-number text:level="1" style:num-format="">
        <style:list-level-properties/>
        <style:text-properties fo:color="#ccff33" fo:font-size="100%"/>
      </text:list-level-style-number>
    </text:list-style>
    <text:list-style style:name="L9">
      <text:list-level-style-bullet text:level="1" text:bullet-char="">
        <style:list-level-properties text:min-label-width="1.27cm"/>
        <style:text-properties fo:font-family="Wingdings" style:font-pitch="variable" style:font-charset="x-symbol" fo:color="#ffff00" fo:font-size="80%"/>
      </text:list-level-style-bullet>
      <text:list-level-style-bullet text:level="2" text:bullet-char="">
        <style:list-level-properties text:space-before="1.27cm"/>
        <style:text-properties fo:font-family="Wingdings" style:font-pitch="variable" style:font-charset="x-symbol" fo:color="#cc0000" fo:font-size="70%"/>
      </text:list-level-style-bullet>
      <text:list-level-style-bullet text:level="3" text:bullet-char="">
        <style:list-level-properties text:space-before="2.54cm"/>
        <style:text-properties fo:font-family="Wingdings" style:font-pitch="variable" style:font-charset="x-symbol" fo:color="#009900" fo:font-size="60%"/>
      </text:list-level-style-bullet>
      <text:list-level-style-bullet text:level="4" text:bullet-char="">
        <style:list-level-properties text:space-before="3.81cm"/>
        <style:text-properties fo:font-family="Wingdings" style:font-pitch="variable" style:font-charset="x-symbol" fo:color="#b97c01" fo:font-size="60%"/>
      </text:list-level-style-bullet>
      <text:list-level-style-bullet text:level="5" text:bullet-char="">
        <style:list-level-properties text:space-before="5.08cm"/>
        <style:text-properties fo:font-family="Wingdings" style:font-pitch="variable" style:font-charset="x-symbol" fo:color="#555bad" fo:font-size="55%"/>
      </text:list-level-style-bullet>
      <text:list-level-style-bullet text:level="6" text:bullet-char="">
        <style:list-level-properties text:space-before="5.08cm"/>
        <style:text-properties fo:font-family="Wingdings" style:font-pitch="variable" style:font-charset="x-symbol" fo:color="#555bad" fo:font-size="55%"/>
      </text:list-level-style-bullet>
      <text:list-level-style-bullet text:level="7" text:bullet-char="">
        <style:list-level-properties text:space-before="5.08cm"/>
        <style:text-properties fo:font-family="Wingdings" style:font-pitch="variable" style:font-charset="x-symbol" fo:color="#555bad" fo:font-size="55%"/>
      </text:list-level-style-bullet>
      <text:list-level-style-bullet text:level="8" text:bullet-char="">
        <style:list-level-properties text:space-before="5.08cm"/>
        <style:text-properties fo:font-family="Wingdings" style:font-pitch="variable" style:font-charset="x-symbol" fo:color="#555bad" fo:font-size="55%"/>
      </text:list-level-style-bullet>
      <text:list-level-style-bullet text:level="9" text:bullet-char="">
        <style:list-level-properties text:space-before="5.08cm"/>
        <style:text-properties fo:font-family="Wingdings" style:font-pitch="variable" style:font-charset="x-symbol" fo:color="#555bad" fo:font-size="55%"/>
      </text:list-level-style-bullet>
      <text:list-level-style-bullet text:level="10" text:bullet-char="">
        <style:list-level-properties text:space-before="5.08cm"/>
        <style:text-properties fo:font-family="Wingdings" style:font-pitch="variable" style:font-charset="x-symbol" fo:color="#555bad" fo:font-size="55%"/>
      </text:list-level-style-bullet>
    </text:list-style>
    <text:list-style style:name="L10">
      <text:list-level-style-number text:level="1" style:num-format="">
        <style:list-level-properties/>
        <style:text-properties fo:color="#ccff33"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11">
      <text:list-level-style-bullet text:level="1" text:bullet-char="">
        <style:list-level-properties text:min-label-width="1.27cm"/>
        <style:text-properties fo:font-family="'Monotype Sorts'" style:font-pitch="variable" style:font-charset="x-symbol" fo:color="#b97c01" fo:font-size="50%"/>
      </text:list-level-style-bullet>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12">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13">
      <text:list-level-style-number text:level="1" style:num-format="">
        <style:list-level-properties/>
        <style:text-properties fo:color="#ebd189"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14">
      <text:list-level-style-bullet text:level="1" text:bullet-char="">
        <style:list-level-properties text:min-label-width="0.952cm"/>
        <style:text-properties fo:font-family="'Monotype Sorts'" style:font-pitch="variable" style:font-charset="x-symbol" fo:color="#b97c01" fo:font-size="50%"/>
      </text:list-level-style-bullet>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15">
      <text:list-level-style-bullet text:level="1" text:bullet-char="">
        <style:list-level-properties text:space-before="5.08cm" text:min-label-width="0.635cm"/>
        <style:text-properties fo:font-family="Wingdings" style:font-pitch="variable" style:font-charset="x-symbol" fo:color="#ffff00" fo:font-size="55%"/>
      </text:list-level-style-bullet>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text:list-style style:name="L16">
      <text:list-level-style-number text:level="1" style:num-format="">
        <style:list-level-properties/>
        <style:text-properties fo:color="#eaeaea"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17">
      <text:list-level-style-bullet text:level="1" text:bullet-char="">
        <style:list-level-properties text:min-label-width="1.693cm"/>
        <style:text-properties fo:font-family="Wingdings" style:font-pitch="variable" style:font-charset="x-symbol" fo:color="#ffff00" fo:font-size="80%"/>
      </text:list-level-style-bullet>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text:list-style style:name="L18">
      <text:list-level-style-bullet text:level="1" text:bullet-char="">
        <style:list-level-properties text:space-before="5.08cm" text:min-label-width="0.635cm"/>
        <style:text-properties fo:font-family="Wingdings" style:font-pitch="variable" style:font-charset="x-symbol" fo:color="#ffff00" fo:font-size="55%"/>
      </text:list-level-style-bullet>
      <text:list-level-style-bullet text:level="2" text:bullet-char="">
        <style:list-level-properties text:space-before="2.01cm" text:min-label-width="1.059cm"/>
        <style:text-properties fo:font-family="Wingdings" style:font-pitch="variable" style:font-charset="x-symbol" fo:color="#ebd189"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text:list-style style:name="L19">
      <text:list-level-style-number text:level="1" style:num-suffix="." style:num-format="1">
        <style:list-level-properties text:min-label-width="1.693cm"/>
        <style:text-properties fo:color="#ffff00" fo:font-size="80%"/>
      </text:list-level-style-number>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21">
      <text:list-level-style-number text:level="1" style:num-suffix=")" style:num-format="a">
        <style:list-level-properties text:min-label-width="1.27cm"/>
        <style:text-properties fo:color="#000000"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3">
      <text:list-level-style-number text:level="1" style:num-format="">
        <style:list-level-properties/>
        <style:text-properties fo:color="#ffff00" fo:font-size="80%"/>
      </text:list-level-style-number>
      <text:list-level-style-bullet text:level="2" text:bullet-char="">
        <style:list-level-properties text:space-before="1.27cm"/>
        <style:text-properties fo:font-family="Wingdings" style:font-pitch="variable" style:font-charset="x-symbol" fo:color="#cc0000" fo:font-size="70%"/>
      </text:list-level-style-bullet>
      <text:list-level-style-bullet text:level="3" text:bullet-char="">
        <style:list-level-properties text:space-before="2.54cm"/>
        <style:text-properties fo:font-family="Wingdings" style:font-pitch="variable" style:font-charset="x-symbol" fo:color="#009900" fo:font-size="60%"/>
      </text:list-level-style-bullet>
      <text:list-level-style-bullet text:level="4" text:bullet-char="">
        <style:list-level-properties text:space-before="3.81cm"/>
        <style:text-properties fo:font-family="Wingdings" style:font-pitch="variable" style:font-charset="x-symbol" fo:color="#b97c01" fo:font-size="60%"/>
      </text:list-level-style-bullet>
      <text:list-level-style-bullet text:level="5" text:bullet-char="">
        <style:list-level-properties text:space-before="5.08cm"/>
        <style:text-properties fo:font-family="Wingdings" style:font-pitch="variable" style:font-charset="x-symbol" fo:color="#555bad" fo:font-size="55%"/>
      </text:list-level-style-bullet>
      <text:list-level-style-bullet text:level="6" text:bullet-char="">
        <style:list-level-properties text:space-before="5.08cm"/>
        <style:text-properties fo:font-family="Wingdings" style:font-pitch="variable" style:font-charset="x-symbol" fo:color="#555bad" fo:font-size="55%"/>
      </text:list-level-style-bullet>
      <text:list-level-style-bullet text:level="7" text:bullet-char="">
        <style:list-level-properties text:space-before="5.08cm"/>
        <style:text-properties fo:font-family="Wingdings" style:font-pitch="variable" style:font-charset="x-symbol" fo:color="#555bad" fo:font-size="55%"/>
      </text:list-level-style-bullet>
      <text:list-level-style-bullet text:level="8" text:bullet-char="">
        <style:list-level-properties text:space-before="5.08cm"/>
        <style:text-properties fo:font-family="Wingdings" style:font-pitch="variable" style:font-charset="x-symbol" fo:color="#555bad" fo:font-size="55%"/>
      </text:list-level-style-bullet>
      <text:list-level-style-bullet text:level="9" text:bullet-char="">
        <style:list-level-properties text:space-before="5.08cm"/>
        <style:text-properties fo:font-family="Wingdings" style:font-pitch="variable" style:font-charset="x-symbol" fo:color="#555bad" fo:font-size="55%"/>
      </text:list-level-style-bullet>
      <text:list-level-style-bullet text:level="10" text:bullet-char="">
        <style:list-level-properties text:space-before="5.08cm"/>
        <style:text-properties fo:font-family="Wingdings" style:font-pitch="variable" style:font-charset="x-symbol" fo:color="#555bad" fo:font-size="55%"/>
      </text:list-level-style-bullet>
    </text:list-style>
    <text:list-style style:name="L24">
      <text:list-level-style-number text:level="1" style:num-format="">
        <style:list-level-properties/>
        <style:text-properties fo:color="#000054"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25">
      <text:list-level-style-bullet text:level="1" text:bullet-char="">
        <style:list-level-properties text:min-label-width="0.952cm"/>
        <style:text-properties fo:font-family="Wingdings" style:font-pitch="variable" style:font-charset="x-symbol" fo:color="#ffff00" fo:font-size="80%"/>
      </text:list-level-style-bullet>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26">
      <text:list-level-style-bullet text:level="1" text:bullet-char="•">
        <style:list-level-properties/>
        <style:text-properties style:font-name="Arial Narrow" fo:color="#eaeaea" fo:font-size="100%"/>
      </text:list-level-style-bullet>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text:min-label-width="0.635cm"/>
        <style:text-properties fo:font-family="Wingdings" style:font-pitch="variable" style:font-charset="x-symbol" fo:color="#ffff00" fo:font-size="8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27">
      <text:list-level-style-number text:level="1" style:num-format="">
        <style:list-level-properties/>
        <style:text-properties fo:color="#ffff00" fo:font-size="8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28">
      <text:list-level-style-number text:level="1" style:num-format="">
        <style:list-level-properties/>
        <style:text-properties fo:color="#eaeaea"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29">
      <text:list-level-style-number text:level="1" style:num-format="">
        <style:list-level-properties/>
        <style:text-properties fo:color="#fcab40"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text:list-style style:name="L30">
      <text:list-level-style-number text:level="1" style:num-format="">
        <style:list-level-properties/>
        <style:text-properties fo:color="#eaeaea"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Titular1" presentation:use-date-time-name="dtd1" xml:id="id1" draw:id="id1">
        <draw:frame presentation:style-name="pr1" draw:text-style-name="P2" xml:id="id2" draw:id="id2" draw:layer="layout" svg:width="14.6cm" svg:height="8.043cm" svg:x="7.832cm" svg:y="5.079cm" presentation:class="title" presentation:user-transformed="true">
          <draw:text-box>
            <text:list text:style-name="L1">
              <text:list-header>
                <text:p text:style-name="P1"><text:span text:style-name="T1">Algoritmos</text:span><text:span text:style-name="T1"><text:line-break/></text:span><text:span text:style-name="T1">y</text:span><text:span text:style-name="T1"><text:line-break/></text:span><text:span text:style-name="T1"> Programas</text:span></text:p>
              </text:list-header>
            </text:list>
          </draw:text-box>
        </draw:frame>
        <anim:par smil:dur="indefinite" smil:restart="never" presentation:node-type="timing-root">
          <anim:par smil:begin="id1.begin">
            <anim:transitionFilter smil:dur="0.75s" smil:type="barWipe" smil:subtype="leftToRight"/>
            <anim:audio xlink:href="../../.config/libreoffice/4/user/gallery/glass.wav"/>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spiral-in" smil:targetElement="id2" anim:iterate-type="by-letter" anim:iterate-interval="PT00H00M00.5S">
                  <anim:audio xlink:href="../../.config/libreoffice/4/user/gallery/type.wav"/>
                  <anim:set smil:begin="0s" smil:dur="0.001s" smil:fill="hold" smil:attributeName="visibility" smil:to="visible"/>
                  <anim:animate smil:dur="0.5s" smil:fill="hold" smil:attributeName="width" smil:values="0;width" smil:keyTimes="0;1"/>
                  <anim:animate smil:dur="0.5s" smil:fill="hold" smil:attributeName="height" smil:values="0;height" smil:keyTimes="0;1"/>
                  <anim:animate smil:dur="0.5s" smil:fill="hold" smil:attributeName="x" smil:values="0;1" smil:keyTimes="0;1" anim:formula="x+(cos(-2*pi*(1-$))*-x-sin(-2*pi*(1-$))*(1-y))*(1-$)"/>
                  <anim:animate smil:dur="0.5s" smil:fill="hold" smil:attributeName="y" smil:values="0;1" smil:keyTimes="0;1" anim:formula="y+(sin(-2*pi*(1-$))*-x+cos(-2*pi*(1-$))*(1-y))*(1-$)"/>
                </anim:iterate>
              </anim:par>
            </anim:par>
          </anim:seq>
        </anim:par>
        <presentation:notes draw:style-name="dp2" presentation:use-date-time-name="dtd2">
          <draw:custom-shape draw:name="Rectangle 3" draw:style-name="gr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 presentation:class="page"/>
          <draw:frame presentation:style-name="pr2" draw:text-style-name="P5" draw:layer="layout" svg:width="13.97cm" svg:height="11.43cm" svg:x="2.54cm" svg:y="12.065cm" presentation:class="notes" presentation:placeholder="true">
            <draw:text-box/>
          </draw:frame>
        </presentation:notes>
      </draw:page>
      <draw:page draw:name="page2" draw:style-name="dp3" draw:master-page-name="Predeterminado" presentation:use-date-time-name="dtd1" xml:id="id3" draw:id="id3">
        <draw:frame presentation:style-name="pr3" draw:text-style-name="P2" draw:layer="layout" svg:width="16.933cm" svg:height="3.175cm" svg:x="7.831cm" svg:y="2.852cm" presentation:class="title" presentation:user-transformed="true">
          <draw:text-box>
            <text:list text:style-name="L3">
              <text:list-header>
                <text:p text:style-name="P6"><text:span text:style-name="T3">Introducción</text:span></text:p>
              </text:list-header>
            </text:list>
          </draw:text-box>
        </draw:frame>
        <draw:frame presentation:style-name="pr4" draw:text-style-name="P2" draw:layer="layout" svg:width="16.51cm" svg:height="6.976cm" svg:x="5.927cm" svg:y="6.593cm" presentation:class="outline" presentation:user-transformed="true">
          <draw:text-box>
            <text:list text:style-name="L4">
              <text:list-item>
                <text:p text:style-name="P7"><text:span text:style-name="T4">El objetivo de esta sesión consistirá en explicar los conceptos de algoritmo, programa y lenguaje de programación. Así como explorar otros temas concurrentes. </text:span></text:p>
              </text:list-item>
            </text:list>
          </draw:text-box>
        </draw:frame>
        <anim:par smil:dur="indefinite" smil:restart="never" presentation:node-type="timing-root">
          <anim:par smil:begin="id3.begin">
            <anim:transitionFilter smil:dur="0.5s" smil:type="irisWipe" smil:subtype="rectangle"/>
            <anim:audio xlink:href="../../.config/libreoffice/4/user/gallery/camera.wav"/>
          </anim:par>
          <anim:seq smil:dur="0s" presentation:node-type="main-sequence"/>
        </anim:par>
        <presentation:notes draw:style-name="dp2" presentation:use-date-time-name="dtd2">
          <draw:custom-shape draw:name="Rectangle 3" draw:style-name="gr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 presentation:class="page"/>
          <draw:frame presentation:style-name="pr5" draw:text-style-name="P5" draw:layer="layout" svg:width="13.97cm" svg:height="11.43cm" svg:x="2.54cm" svg:y="12.065cm" presentation:class="notes" presentation:placeholder="true">
            <draw:text-box/>
          </draw:frame>
        </presentation:notes>
      </draw:page>
      <draw:page draw:name="page3" draw:style-name="dp4" draw:master-page-name="Predeterminado" presentation:use-date-time-name="dtd1" xml:id="id4" draw:id="id4">
        <draw:frame presentation:style-name="pr6" draw:text-style-name="P2" xml:id="id5" draw:id="id5" draw:layer="layout" svg:width="8.679cm" svg:height="2.54cm" svg:x="7.407cm" svg:y="0.847cm" presentation:class="title" presentation:user-transformed="true">
          <draw:text-box>
            <text:list text:style-name="L3">
              <text:list-header>
                <text:p text:style-name="P8"><text:span text:style-name="T3">Temática</text:span></text:p>
              </text:list-header>
            </text:list>
          </draw:text-box>
        </draw:frame>
        <draw:frame presentation:style-name="pr7" draw:text-style-name="P2" draw:layer="layout" svg:width="21.378cm" svg:height="14.182cm" svg:x="3.387cm" svg:y="3.81cm" presentation:class="outline" presentation:user-transformed="true">
          <draw:text-box>
            <text:list text:style-name="L4">
              <text:list-item>
                <text:p xml:id="id6" text:id="id6" text:style-name="P9"><text:span text:style-name="T4">Sistemas de procesamiento de información.</text:span></text:p>
              </text:list-item>
              <text:list-item>
                <text:p xml:id="id7" text:id="id7" text:style-name="P9"><text:span text:style-name="T4">Concepto de Algoritmo.</text:span></text:p>
              </text:list-item>
              <text:list-item>
                <text:p xml:id="id8" text:id="id8" text:style-name="P9"><text:span text:style-name="T4">Lenguaje de programación.</text:span></text:p>
              </text:list-item>
              <text:list-item>
                <text:p xml:id="id9" text:id="id9" text:style-name="P9"><text:span text:style-name="T4">Datos, tipos de datos y operaciones primitivas.</text:span></text:p>
              </text:list-item>
              <text:list-item>
                <text:p xml:id="id10" text:id="id10" text:style-name="P9"><text:span text:style-name="T4">Constantes y variables.</text:span></text:p>
              </text:list-item>
              <text:list-item>
                <text:p xml:id="id11" text:id="id11" text:style-name="P9"><text:span text:style-name="T4">Expresiones.</text:span></text:p>
              </text:list-item>
              <text:list-item>
                <text:p xml:id="id12" text:id="id12" text:style-name="P9"><text:span text:style-name="T4">Funciones intrínsecas.</text:span></text:p>
              </text:list-item>
              <text:list-item>
                <text:p xml:id="id13" text:id="id13" text:style-name="P9"><text:span text:style-name="T4">Asignación.</text:span></text:p>
              </text:list-item>
              <text:list-item>
                <text:p xml:id="id14" text:id="id14" text:style-name="P9"><text:span text:style-name="T4">Entrada y salida de información.</text:span></text:p>
              </text:list-item>
            </text:list>
          </draw:text-box>
        </draw:frame>
        <anim:par smil:dur="indefinite" smil:restart="never" presentation:node-type="timing-root">
          <anim:par smil:begin="id4.begin">
            <anim:audio xlink:href="../../.config/libreoffice/4/user/gallery/cashreg.wav"/>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smil:additive="base"/>
                  <anim:animate smil:dur="0.5s" smil:fill="hold" smil:targetElement="id5" smil:attributeName="y" smil:values="1+height/2;y" smil:keyTimes="0;1" smil:additive="base"/>
                </anim:par>
              </anim:par>
              <anim:par smil:begin="0.5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6" anim:sub-item="text" smil:attributeName="visibility" smil:to="visible"/>
                  <anim:animate smil:dur="0.5s" smil:fill="hold" smil:targetElement="id6" anim:sub-item="text" smil:attributeName="x" smil:values="0-width/2;x" smil:keyTimes="0;1" smil:additive="base"/>
                  <anim:animate smil:dur="0.5s" smil:fill="hold" smil:targetElement="id6" anim:sub-item="text" smil:attributeName="y" smil:values="y;y" smil:keyTimes="0;1" smil:additive="base"/>
                </anim:par>
              </anim:par>
              <anim:par smil:begin="1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7" anim:sub-item="text" smil:attributeName="visibility" smil:to="visible"/>
                  <anim:animate smil:dur="0.5s" smil:fill="hold" smil:targetElement="id7" anim:sub-item="text" smil:attributeName="x" smil:values="0-width/2;x" smil:keyTimes="0;1" smil:additive="base"/>
                  <anim:animate smil:dur="0.5s" smil:fill="hold" smil:targetElement="id7" anim:sub-item="text" smil:attributeName="y" smil:values="y;y" smil:keyTimes="0;1" smil:additive="base"/>
                </anim:par>
              </anim:par>
              <anim:par smil:begin="1.5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8" anim:sub-item="text" smil:attributeName="visibility" smil:to="visible"/>
                  <anim:animate smil:dur="0.5s" smil:fill="hold" smil:targetElement="id8" anim:sub-item="text" smil:attributeName="x" smil:values="0-width/2;x" smil:keyTimes="0;1" smil:additive="base"/>
                  <anim:animate smil:dur="0.5s" smil:fill="hold" smil:targetElement="id8" anim:sub-item="text" smil:attributeName="y" smil:values="y;y" smil:keyTimes="0;1" smil:additive="base"/>
                </anim:par>
              </anim:par>
              <anim:par smil:begin="2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9" anim:sub-item="text" smil:attributeName="visibility" smil:to="visible"/>
                  <anim:animate smil:dur="0.5s" smil:fill="hold" smil:targetElement="id9" anim:sub-item="text" smil:attributeName="x" smil:values="0-width/2;x" smil:keyTimes="0;1" smil:additive="base"/>
                  <anim:animate smil:dur="0.5s" smil:fill="hold" smil:targetElement="id9" anim:sub-item="text" smil:attributeName="y" smil:values="y;y" smil:keyTimes="0;1" smil:additive="base"/>
                </anim:par>
              </anim:par>
              <anim:par smil:begin="2.5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10" anim:sub-item="text" smil:attributeName="visibility" smil:to="visible"/>
                  <anim:animate smil:dur="0.5s" smil:fill="hold" smil:targetElement="id10" anim:sub-item="text" smil:attributeName="x" smil:values="0-width/2;x" smil:keyTimes="0;1" smil:additive="base"/>
                  <anim:animate smil:dur="0.5s" smil:fill="hold" smil:targetElement="id10" anim:sub-item="text" smil:attributeName="y" smil:values="y;y" smil:keyTimes="0;1" smil:additive="base"/>
                </anim:par>
              </anim:par>
              <anim:par smil:begin="3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11" anim:sub-item="text" smil:attributeName="visibility" smil:to="visible"/>
                  <anim:animate smil:dur="0.5s" smil:fill="hold" smil:targetElement="id11" anim:sub-item="text" smil:attributeName="x" smil:values="0-width/2;x" smil:keyTimes="0;1" smil:additive="base"/>
                  <anim:animate smil:dur="0.5s" smil:fill="hold" smil:targetElement="id11" anim:sub-item="text" smil:attributeName="y" smil:values="y;y" smil:keyTimes="0;1" smil:additive="base"/>
                </anim:par>
              </anim:par>
              <anim:par smil:begin="3.5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12" anim:sub-item="text" smil:attributeName="visibility" smil:to="visible"/>
                  <anim:animate smil:dur="0.5s" smil:fill="hold" smil:targetElement="id12" anim:sub-item="text" smil:attributeName="x" smil:values="0-width/2;x" smil:keyTimes="0;1" smil:additive="base"/>
                  <anim:animate smil:dur="0.5s" smil:fill="hold" smil:targetElement="id12" anim:sub-item="text" smil:attributeName="y" smil:values="y;y" smil:keyTimes="0;1" smil:additive="base"/>
                </anim:par>
              </anim:par>
              <anim:par smil:begin="4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13" anim:sub-item="text" smil:attributeName="visibility" smil:to="visible"/>
                  <anim:animate smil:dur="0.5s" smil:fill="hold" smil:targetElement="id13" anim:sub-item="text" smil:attributeName="x" smil:values="0-width/2;x" smil:keyTimes="0;1" smil:additive="base"/>
                  <anim:animate smil:dur="0.5s" smil:fill="hold" smil:targetElement="id13" anim:sub-item="text" smil:attributeName="y" smil:values="y;y" smil:keyTimes="0;1" smil:additive="base"/>
                </anim:par>
              </anim:par>
              <anim:par smil:begin="4.5s" smil:fill="hold">
                <anim:par smil:begin="0s" smil:fill="hold" presentation:node-type="after-previous" presentation:group-id="0" presentation:preset-class="entrance" presentation:preset-id="ooo-entrance-fly-in" presentation:preset-sub-type="from-left">
                  <anim:audio xlink:href="../../.config/libreoffice/4/user/gallery/whoosh.wav"/>
                  <anim:set smil:begin="0s" smil:dur="0.001s" smil:fill="hold" smil:targetElement="id14" anim:sub-item="text" smil:attributeName="visibility" smil:to="visible"/>
                  <anim:animate smil:dur="0.5s" smil:fill="hold" smil:targetElement="id14" anim:sub-item="text" smil:attributeName="x" smil:values="0-width/2;x" smil:keyTimes="0;1" smil:additive="base"/>
                  <anim:animate smil:dur="0.5s" smil:fill="hold" smil:targetElement="id14" anim:sub-item="text" smil:attributeName="y" smil:values="y;y" smil:keyTimes="0;1" smil:additive="base"/>
                </anim:par>
              </anim:par>
            </anim:par>
          </anim:seq>
        </anim:par>
        <presentation:notes draw:style-name="dp2" presentation:use-date-time-name="dtd2">
          <draw:custom-shape draw:name="Rectangle 3" draw:style-name="gr5"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6"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 presentation:class="page"/>
          <draw:frame presentation:style-name="pr5" draw:text-style-name="P5" draw:layer="layout" svg:width="13.97cm" svg:height="11.43cm" svg:x="2.54cm" svg:y="12.065cm" presentation:class="notes" presentation:placeholder="true">
            <draw:text-box/>
          </draw:frame>
        </presentation:notes>
      </draw:page>
      <draw:page draw:name="page4" draw:style-name="dp5" draw:master-page-name="Predeterminado" presentation:use-date-time-name="dtd1" xml:id="id15" draw:id="id15">
        <draw:frame presentation:style-name="pr8" draw:text-style-name="P2" xml:id="id16" draw:id="id16" draw:layer="layout" svg:width="16.934cm" svg:height="4.233cm" svg:x="6.138cm" svg:y="2.116cm" presentation:class="title" presentation:user-transformed="true">
          <draw:text-box>
            <text:list text:style-name="L3">
              <text:list-header>
                <text:p text:style-name="P8"><text:span text:style-name="T3">1. Sistemas de procesamiento de la información</text:span></text:p>
              </text:list-header>
            </text:list>
          </draw:text-box>
        </draw:frame>
        <draw:frame presentation:style-name="pr9" draw:text-style-name="P2" draw:layer="layout" svg:width="17.992cm" svg:height="6.2cm" svg:x="4.868cm" svg:y="8.043cm" presentation:class="outline" presentation:user-transformed="true">
          <draw:text-box>
            <text:list text:style-name="L4">
              <text:list-item>
                <text:p xml:id="id17" text:id="id17" text:style-name="P9"><text:span text:style-name="T4">Un sistema de esta clase se define como un conjunto de componentes interconectados entre sí que transforman datos en información organizada, significativa y útil.</text:span></text:p>
              </text:list-item>
            </text:list>
          </draw:text-box>
        </draw:frame>
        <anim:par smil:dur="indefinite" smil:restart="never" presentation:node-type="timing-root">
          <anim:par smil:begin="id15.begin">
            <anim:audio xlink:href="../../.config/libreoffice/4/user/gallery/driveby.wav"/>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box" presentation:preset-sub-type="in" smil:targetElement="id16" anim:iterate-type="by-word" anim:iterate-interval="PT00H00M00.3S">
                  <anim:audio xlink:href="../../.config/libreoffice/4/user/gallery/gunshot.wav"/>
                  <anim:set smil:begin="0s" smil:dur="0.001s" smil:fill="hold" smil:attributeName="visibility" smil:to="visible"/>
                  <anim:transitionFilter smil:dur="0.3s" smil:type="irisWipe" smil:subtype="rectangle" smil:direction="reverse"/>
                </anim:iterate>
              </anim:par>
              <anim:par smil:begin="2.4s" smil:fill="hold">
                <anim:iterate smil:begin="0s" smil:fill="hold" presentation:node-type="after-previous" presentation:group-id="0" presentation:preset-class="entrance" presentation:preset-id="ooo-entrance-wipe" presentation:preset-sub-type="from-top" smil:targetElement="id17" anim:iterate-type="by-letter" anim:iterate-interval="PT00H00M00.075S">
                  <anim:audio xlink:href="../../.config/libreoffice/4/user/gallery/type.wav"/>
                  <anim:set smil:begin="0s" smil:dur="0.001s" smil:fill="hold" anim:sub-item="text" smil:attributeName="visibility" smil:to="visible"/>
                  <anim:transitionFilter smil:dur="0.075s" anim:sub-item="text" smil:type="barWipe" smil:subtype="topToBottom"/>
                </anim:iterate>
              </anim:par>
            </anim:par>
          </anim:seq>
        </anim:par>
        <presentation:notes draw:style-name="dp2" presentation:use-date-time-name="dtd2">
          <draw:custom-shape draw:name="Rectangle 3" draw:style-name="gr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 presentation:class="page"/>
          <draw:frame presentation:style-name="pr5" draw:text-style-name="P5" draw:layer="layout" svg:width="13.97cm" svg:height="11.43cm" svg:x="2.54cm" svg:y="12.065cm" presentation:class="notes" presentation:placeholder="true">
            <draw:text-box/>
          </draw:frame>
        </presentation:notes>
      </draw:page>
      <draw:page draw:name="page5" draw:style-name="dp6" draw:master-page-name="Predeterminado" presentation:use-date-time-name="dtd1" xml:id="id18" draw:id="id18">
        <draw:frame presentation:style-name="pr10" draw:text-style-name="P2" xml:id="id19" draw:id="id19" draw:layer="layout" svg:width="17.004cm" svg:height="2.117cm" svg:x="5.927cm" svg:y="1.269cm" presentation:class="title" presentation:user-transformed="true">
          <draw:text-box>
            <text:list text:style-name="L3">
              <text:list-header>
                <text:p text:style-name="P6"><text:span text:style-name="T3">Esquemáticamente</text:span></text:p>
              </text:list-header>
            </text:list>
          </draw:text-box>
        </draw:frame>
        <draw:custom-shape draw:name="Rectangle 3" draw:style-name="gr9" draw:text-style-name="P11" xml:id="id20" draw:id="id20" draw:layer="layout" svg:width="8.881cm" svg:height="2.108cm" svg:x="10.16cm" svg:y="4.657cm">
          <text:list text:style-name="L5">
            <text:list-header>
              <text:p text:style-name="P10"><text:span text:style-name="T5">Datos</text:span></text:p>
            </text:list-header>
          </text:list>
          <draw:enhanced-geometry svg:viewBox="0 0 21600 21600" draw:type="rectangle" draw:enhanced-path="M 0 0 L 21600 0 21600 21600 0 21600 0 0 Z N"/>
        </draw:custom-shape>
        <draw:line draw:name="Line 4" draw:style-name="gr10" draw:text-style-name="P12" xml:id="id21" draw:id="id21" draw:layer="layout" svg:x1="14.605cm" svg:y1="6.773cm" svg:x2="14.605cm" svg:y2="8.467cm">
          <text:p/>
        </draw:line>
        <draw:custom-shape draw:name="Rectangle 5" draw:style-name="gr11" draw:text-style-name="P11" xml:id="id22" draw:id="id22" draw:layer="layout" svg:width="8.881cm" svg:height="2.108cm" svg:x="10.16cm" svg:y="8.467cm">
          <text:list text:style-name="L5">
            <text:list-header>
              <text:p text:style-name="P10"><text:span text:style-name="T5">Procesador</text:span></text:p>
            </text:list-header>
          </text:list>
          <draw:enhanced-geometry svg:viewBox="0 0 21600 21600" draw:type="rectangle" draw:enhanced-path="M 0 0 L 21600 0 21600 21600 0 21600 0 0 Z N"/>
        </draw:custom-shape>
        <draw:line draw:name="Line 6" draw:style-name="gr10" draw:text-style-name="P12" xml:id="id23" draw:id="id23" draw:layer="layout" svg:x1="14.605cm" svg:y1="10.583cm" svg:x2="14.605cm" svg:y2="12.277cm">
          <text:p/>
        </draw:line>
        <draw:custom-shape draw:name="Rectangle 7" draw:style-name="gr12" draw:text-style-name="P11" xml:id="id24" draw:id="id24" draw:layer="layout" svg:width="8.882cm" svg:height="2.108cm" svg:x="10.164cm" svg:y="12.281cm">
          <text:list text:style-name="L5">
            <text:list-header>
              <text:p text:style-name="P10"><text:span text:style-name="T5">Información</text:span></text:p>
            </text:list-header>
          </text:list>
          <draw:enhanced-geometry svg:viewBox="0 0 21600 21600" draw:type="rectangle" draw:enhanced-path="M 0 0 L 21600 0 21600 21600 0 21600 0 0 Z N"/>
        </draw:custom-shape>
        <anim:par smil:dur="indefinite" smil:restart="never" presentation:node-type="timing-root">
          <anim:par smil:begin="id18.begin">
            <anim:transitionFilter smil:dur="0.5s" smil:type="slideWipe" smil:subtype="fromTop"/>
            <anim:audio xlink:href="../../.config/libreoffice/4/user/gallery/cashreg.wav"/>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random-bars" presentation:preset-sub-type="horizontal">
                  <anim:audio xlink:href="../../.config/libreoffice/4/user/gallery/explode.wav"/>
                  <anim:set smil:begin="0s" smil:dur="0.001s" smil:fill="hold" smil:targetElement="id19" smil:attributeName="visibility" smil:to="visible"/>
                  <anim:transitionFilter smil:dur="0.5s" smil:targetElement="id19" smil:type="randomBarWipe" smil:subtype="vertical"/>
                </anim:par>
              </anim:par>
              <anim:par smil:begin="0.5s" smil:fill="hold">
                <anim:par smil:begin="0s" smil:fill="hold" presentation:node-type="after-previous" presentation:group-id="0" presentation:preset-class="entrance" presentation:preset-id="ooo-entrance-checkerboard" presentation:preset-sub-type="across">
                  <anim:set smil:begin="0s" smil:dur="0.001s" smil:fill="hold" smil:targetElement="id20" smil:attributeName="visibility" smil:to="visible"/>
                  <anim:transitionFilter smil:dur="0.5s" smil:targetElement="id20" smil:type="checkerBoardWipe" smil:subtype="across"/>
                </anim:par>
              </anim:par>
              <anim:par smil:begin="1s" smil:fill="hold">
                <anim:par smil:begin="0s" smil:fill="hold" presentation:node-type="after-previous" presentation:preset-class="entrance" presentation:preset-id="ooo-entrance-flash-once">
                  <anim:audio xlink:href="../../.config/libreoffice/4/user/gallery/cashreg.wav"/>
                  <anim:set smil:begin="0s" smil:dur="0.075s" smil:targetElement="id21" smil:attributeName="visibility" smil:to="visible"/>
                </anim:par>
              </anim:par>
              <anim:par smil:begin="1.075s" smil:fill="hold">
                <anim:par smil:begin="0s" smil:fill="hold" presentation:node-type="after-previous" presentation:group-id="0" presentation:preset-class="entrance" presentation:preset-id="ooo-entrance-split" presentation:preset-sub-type="horizontal-in">
                  <anim:audio xlink:href="../../.config/libreoffice/4/user/gallery/ricochet.wav"/>
                  <anim:set smil:begin="0s" smil:dur="0.001s" smil:fill="hold" smil:targetElement="id22" smil:attributeName="visibility" smil:to="visible"/>
                  <anim:transitionFilter smil:dur="0.5s" smil:targetElement="id22" smil:type="barnDoorWipe" smil:subtype="horizontal" smil:direction="reverse"/>
                </anim:par>
              </anim:par>
              <anim:par smil:begin="1.575s" smil:fill="hold">
                <anim:par smil:begin="0s" smil:fill="hold" presentation:node-type="after-previous" presentation:preset-class="entrance" presentation:preset-id="ooo-entrance-spiral-in">
                  <anim:audio xlink:href="../../.config/libreoffice/4/user/gallery/driveby.wav"/>
                  <anim:set smil:begin="0s" smil:dur="0.001s" smil:fill="hold" smil:targetElement="id23" smil:attributeName="visibility" smil:to="visible"/>
                  <anim:animate smil:dur="1s" smil:fill="hold" smil:targetElement="id23" smil:attributeName="width" smil:values="0;width" smil:keyTimes="0;1"/>
                  <anim:animate smil:dur="1s" smil:fill="hold" smil:targetElement="id23" smil:attributeName="height" smil:values="0;height" smil:keyTimes="0;1"/>
                  <anim:animate smil:dur="1s" smil:fill="hold" smil:targetElement="id23" smil:attributeName="x" smil:values="0;1" smil:keyTimes="0;1" anim:formula="x+(cos(-2*pi*(1-$))*-x-sin(-2*pi*(1-$))*(1-y))*(1-$)"/>
                  <anim:animate smil:dur="1s" smil:fill="hold" smil:targetElement="id23" smil:attributeName="y" smil:values="0;1" smil:keyTimes="0;1" anim:formula="y+(sin(-2*pi*(1-$))*-x+cos(-2*pi*(1-$))*(1-y))*(1-$)"/>
                </anim:par>
              </anim:par>
              <anim:par smil:begin="2.575s" smil:fill="hold">
                <anim:par smil:begin="0s" smil:fill="hold" presentation:node-type="after-previous" presentation:group-id="0" presentation:preset-class="entrance" presentation:preset-id="ooo-entrance-checkerboard" presentation:preset-sub-type="downward">
                  <anim:set smil:begin="0s" smil:dur="0.001s" smil:fill="hold" smil:targetElement="id24" smil:attributeName="visibility" smil:to="visible"/>
                  <anim:transitionFilter smil:dur="0.5s" smil:targetElement="id24" smil:type="checkerBoardWipe" smil:subtype="down"/>
                </anim:par>
              </anim:par>
            </anim:par>
          </anim:seq>
        </anim:par>
        <presentation:notes draw:style-name="dp2" presentation:use-date-time-name="dtd2">
          <draw:custom-shape draw:name="Rectangle 3" draw:style-name="gr1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5" presentation:class="page"/>
          <draw:frame presentation:style-name="pr5" draw:text-style-name="P5" draw:layer="layout" svg:width="13.97cm" svg:height="11.43cm" svg:x="2.54cm" svg:y="12.065cm" presentation:class="notes" presentation:placeholder="true">
            <draw:text-box/>
          </draw:frame>
        </presentation:notes>
      </draw:page>
      <draw:page draw:name="page6" draw:style-name="dp7" draw:master-page-name="Predeterminado" presentation:use-date-time-name="dtd1" xml:id="id25" draw:id="id25">
        <draw:frame presentation:style-name="pr3" draw:text-style-name="P2" xml:id="id26" draw:id="id26" draw:layer="layout" svg:width="19.972cm" svg:height="3.175cm" svg:x="2.963cm" svg:y="0.846cm" presentation:class="title" presentation:user-transformed="true">
          <draw:text-box>
            <text:list text:style-name="L3">
              <text:list-header>
                <text:p text:style-name="P6"><text:span text:style-name="T3">Una primera definición</text:span></text:p>
              </text:list-header>
            </text:list>
          </draw:text-box>
        </draw:frame>
        <draw:frame presentation:style-name="pr11" draw:text-style-name="P2" draw:layer="layout" svg:width="16.933cm" svg:height="7.554cm" svg:x="6.349cm" svg:y="5.627cm" presentation:class="outline" presentation:user-transformed="true">
          <draw:text-box>
            <text:list text:style-name="L4">
              <text:list-item>
                <text:p xml:id="id27" text:id="id27" text:style-name="P9"><text:span text:style-name="T4">Un algoritmo consiste en el grupo de instrucciones que definen la secuencia de operaciones a realizar para resolver un sistema específico o clase de problema.</text:span></text:p>
                <text:p text:style-name="P9"><text:span text:style-name="T4"/></text:p>
              </text:list-item>
            </text:list>
          </draw:text-box>
        </draw:frame>
        <anim:par smil:dur="indefinite" smil:restart="never" presentation:node-type="timing-root">
          <anim:par smil:begin="id25.begin">
            <anim:audio xlink:href="../../.config/libreoffice/4/user/gallery/camera.wav"/>
          </anim:par>
          <anim:seq smil:dur="indefinite" presentation:node-type="main-sequence">
            <anim:par smil:begin="0s" smil:fill="hold">
              <anim:par smil:begin="0s" smil:fill="hold">
                <anim:par smil:begin="0s" smil:fill="hold" presentation:node-type="after-previous" presentation:group-id="0" presentation:preset-class="entrance" presentation:preset-id="ooo-entrance-box" presentation:preset-sub-type="in">
                  <anim:audio xlink:href="../../.config/libreoffice/4/user/gallery/type.wav"/>
                  <anim:set smil:begin="0s" smil:dur="0.001s" smil:fill="hold" smil:targetElement="id26" smil:attributeName="visibility" smil:to="visible"/>
                  <anim:transitionFilter smil:dur="0.5s" smil:targetElement="id26" smil:type="irisWipe" smil:subtype="rectangle" smil:direction="reverse"/>
                </anim:par>
              </anim:par>
              <anim:par smil:begin="0.5s" smil:fill="hold">
                <anim:iterate smil:begin="0s" smil:fill="hold" presentation:node-type="after-previous" presentation:group-id="0" presentation:preset-class="entrance" presentation:preset-id="ooo-entrance-box" presentation:preset-sub-type="in" smil:targetElement="id27" anim:iterate-type="by-word" anim:iterate-interval="PT00H00M00.3S">
                  <anim:audio xlink:href="../../.config/libreoffice/4/user/gallery/type.wav"/>
                  <anim:set smil:begin="0s" smil:dur="0.001s" smil:fill="hold" anim:sub-item="text" smil:attributeName="visibility" smil:to="visible"/>
                  <anim:transitionFilter smil:dur="0.3s" anim:sub-item="text" smil:type="irisWipe" smil:subtype="rectangle" smil:direction="reverse"/>
                </anim:iterate>
              </anim:par>
            </anim:par>
          </anim:seq>
        </anim:par>
        <presentation:notes draw:style-name="dp2" presentation:use-date-time-name="dtd2">
          <draw:custom-shape draw:name="Rectangle 3" draw:style-name="gr15"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6"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6" presentation:class="page"/>
          <draw:frame presentation:style-name="pr5" draw:text-style-name="P5" draw:layer="layout" svg:width="13.97cm" svg:height="11.43cm" svg:x="2.54cm" svg:y="12.065cm" presentation:class="notes" presentation:placeholder="true">
            <draw:text-box/>
          </draw:frame>
        </presentation:notes>
      </draw:page>
      <draw:page draw:name="page7" draw:style-name="dp8" draw:master-page-name="Predeterminado" presentation:use-date-time-name="dtd1" xml:id="id28" draw:id="id28">
        <draw:frame presentation:style-name="pr12" draw:text-style-name="P2" xml:id="id29" draw:id="id29" draw:layer="layout" svg:width="16.934cm" svg:height="2.244cm" svg:x="5.503cm" svg:y="1.482cm" presentation:class="title" presentation:user-transformed="true">
          <draw:text-box>
            <text:list text:style-name="L3">
              <text:list-header>
                <text:p text:style-name="P6"><text:span text:style-name="T3">Conceptos importantes</text:span></text:p>
              </text:list-header>
            </text:list>
          </draw:text-box>
        </draw:frame>
        <draw:frame presentation:style-name="pr13" draw:text-style-name="P2" draw:layer="layout" svg:width="21.004cm" svg:height="13.803cm" svg:x="2.897cm" svg:y="4.122cm" presentation:class="outline" presentation:user-transformed="true">
          <draw:text-box>
            <text:list text:style-name="L4">
              <text:list-header>
                <text:p text:style-name="P13"><text:span text:style-name="T6"/></text:p>
              </text:list-header>
            </text:list>
            <text:list text:style-name="L6">
              <text:list-header>
                <text:p xml:id="id30" text:id="id30" text:style-name="P14"><text:span text:style-name="T6"><text:s/></text:span><text:span text:style-name="T6">Un lenguaje algorítmico es un conjunto de símbolos y reglas que permiten describir de manera explícita un proceso <text:s/>Es independiente de cualquier lenguaje de programación</text:span></text:p>
              </text:list-header>
            </text:list>
            <text:list text:style-name="L4">
              <text:list-header>
                <text:p text:style-name="P15"><text:span text:style-name="T6"/></text:p>
              </text:list-header>
            </text:list>
            <text:list text:style-name="L6">
              <text:list-header>
                <text:p xml:id="id31" text:id="id31" text:style-name="P14"><text:span text:style-name="T6">Debe permitir una traducción clara del algoritmo al programa</text:span></text:p>
                <text:p xml:id="id32" text:id="id32" text:style-name="P14"><text:span text:style-name="T6"><text:s/></text:span><text:span text:style-name="T6">Existen dos tipos de lenguajes algorítmicos:</text:span></text:p>
              </text:list-header>
            </text:list>
            <text:list text:style-name="L4">
              <text:list-item>
                <text:p xml:id="id33" text:id="id33" text:style-name="P15"><text:span text:style-name="T6"><text:s/></text:span><text:span text:style-name="T6">Gráficos (por ej., los diagramas de flujo)</text:span></text:p>
              </text:list-item>
              <text:list-item>
                <text:p xml:id="id34" text:id="id34" text:style-name="P15"><text:span text:style-name="T6"><text:s/></text:span><text:span text:style-name="T6">No gráficos (por ej., el pseudocódigo)</text:span></text:p>
                <text:p text:style-name="P15"><text:span text:style-name="T6"/></text:p>
              </text:list-item>
            </text:list>
            <text:list text:style-name="L7">
              <text:list-item>
                <text:list>
                  <text:list-item>
                    <text:list>
                      <text:list-item>
                        <text:list>
                          <text:list-item>
                            <text:list>
                              <text:list-header>
                                <text:p xml:id="id35" text:id="id35" text:style-name="P16"><text:span text:style-name="T7">INICIO</text:span></text:p>
                                <text:p xml:id="id36" text:id="id36" text:style-name="P16"><text:span text:style-name="T7">Edad: Entero</text:span></text:p>
                                <text:p xml:id="id37" text:id="id37" text:style-name="P16"><text:span text:style-name="T7">ESCRIBE “¿Cuál es tu edad?”</text:span></text:p>
                                <text:p xml:id="id38" text:id="id38" text:style-name="P16"><text:span text:style-name="T7">LEE Edad</text:span></text:p>
                                <text:p xml:id="id39" text:id="id39" text:style-name="P16"><text:span text:style-name="T7">SI Edad &gt;= 18 ENTONCES</text:span></text:p>
                                <text:p xml:id="id40" text:id="id40" text:style-name="P16"><text:span text:style-name="T7">ESCRIBE “Eres mayor de edad”</text:span></text:p>
                                <text:p xml:id="id41" text:id="id41" text:style-name="P16"><text:span text:style-name="T7">FINSI</text:span></text:p>
                                <text:p xml:id="id42" text:id="id42" text:style-name="P16"><text:span text:style-name="T7">FIN</text:span></text:p>
                              </text:list-header>
                            </text:list>
                          </text:list-item>
                        </text:list>
                      </text:list-item>
                    </text:list>
                  </text:list-item>
                </text:list>
              </text:list-item>
            </text:list>
            <text:list text:style-name="L4">
              <text:list-header>
                <text:p text:style-name="P17"><text:span text:style-name="T7"/></text:p>
              </text:list-header>
            </text:list>
          </draw:text-box>
        </draw:frame>
        <anim:par smil:dur="indefinite" smil:restart="never" presentation:node-type="timing-root">
          <anim:par smil:begin="id28.begin">
            <anim:audio xlink:href="../../.config/libreoffice/4/user/gallery/whoosh.wav"/>
          </anim:par>
          <anim:seq smil:dur="indefinite" presentation:node-type="main-sequence">
            <anim:par smil:begin="0s" smil:fill="hold">
              <anim:par smil:begin="0s" smil:fill="hold">
                <anim:par smil:begin="0s" smil:fill="hold" presentation:node-type="after-previous" presentation:group-id="0" presentation:preset-class="entrance" presentation:preset-id="ooo-entrance-random-bars" presentation:preset-sub-type="vertical">
                  <anim:audio xlink:href="../../.config/libreoffice/4/user/gallery/chimes.wav"/>
                  <anim:set smil:begin="0s" smil:dur="0.001s" smil:fill="hold" smil:targetElement="id29" smil:attributeName="visibility" smil:to="visible"/>
                  <anim:transitionFilter smil:dur="0.5s" smil:targetElement="id29" smil:type="randomBarWipe" smil:subtype="horizontal"/>
                </anim:par>
              </anim:par>
              <anim:par smil:begin="0.5s" smil:fill="hold">
                <anim:iterate smil:begin="0s" smil:fill="hold" presentation:node-type="after-previous" presentation:group-id="0" presentation:preset-class="entrance" presentation:preset-id="ooo-entrance-dissolve-in" smil:targetElement="id30"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par>
              <anim:par smil:begin="8s" smil:fill="hold">
                <anim:iterate smil:begin="0s" smil:fill="hold" presentation:node-type="after-previous" presentation:group-id="0" presentation:preset-class="entrance" presentation:preset-id="ooo-entrance-dissolve-in" smil:targetElement="id31"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par>
              <anim:par smil:begin="10.7s" smil:fill="hold">
                <anim:iterate smil:begin="0s" smil:fill="hold" presentation:node-type="after-previous" presentation:group-id="0" presentation:preset-class="entrance" presentation:preset-id="ooo-entrance-dissolve-in" smil:targetElement="id32"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par>
              <anim:par smil:begin="12.8s" smil:fill="hold">
                <anim:iterate smil:begin="0s" smil:fill="hold" presentation:node-type="after-previous" presentation:group-id="0" presentation:preset-class="entrance" presentation:preset-id="ooo-entrance-dissolve-in" smil:targetElement="id33"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par>
              <anim:par smil:begin="15.8s" smil:fill="hold">
                <anim:iterate smil:begin="0s" smil:fill="hold" presentation:node-type="after-previous" presentation:group-id="0" presentation:preset-class="entrance" presentation:preset-id="ooo-entrance-dissolve-in" smil:targetElement="id34"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iterate smil:begin="0s" smil:fill="hold" presentation:node-type="with-previous" presentation:group-id="0" presentation:preset-class="entrance" presentation:preset-id="ooo-entrance-dissolve-in" smil:targetElement="id35"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iterate smil:begin="0s" smil:fill="hold" presentation:node-type="with-previous" presentation:group-id="0" presentation:preset-class="entrance" presentation:preset-id="ooo-entrance-dissolve-in" smil:targetElement="id36"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iterate smil:begin="0s" smil:fill="hold" presentation:node-type="with-previous" presentation:group-id="0" presentation:preset-class="entrance" presentation:preset-id="ooo-entrance-dissolve-in" smil:targetElement="id37"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iterate smil:begin="0s" smil:fill="hold" presentation:node-type="with-previous" presentation:group-id="0" presentation:preset-class="entrance" presentation:preset-id="ooo-entrance-dissolve-in" smil:targetElement="id38"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iterate smil:begin="0s" smil:fill="hold" presentation:node-type="with-previous" presentation:group-id="0" presentation:preset-class="entrance" presentation:preset-id="ooo-entrance-dissolve-in" smil:targetElement="id39"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iterate smil:begin="0s" smil:fill="hold" presentation:node-type="with-previous" presentation:group-id="0" presentation:preset-class="entrance" presentation:preset-id="ooo-entrance-dissolve-in" smil:targetElement="id40"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iterate smil:begin="0s" smil:fill="hold" presentation:node-type="with-previous" presentation:group-id="0" presentation:preset-class="entrance" presentation:preset-id="ooo-entrance-dissolve-in" smil:targetElement="id41"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iterate smil:begin="0s" smil:fill="hold" presentation:node-type="with-previous" presentation:group-id="0" presentation:preset-class="entrance" presentation:preset-id="ooo-entrance-dissolve-in" smil:targetElement="id42" anim:iterate-type="by-word" anim:iterate-interval="PT00H00M00.3S">
                  <anim:audio xlink:href="../../.config/libreoffice/4/user/gallery/cashreg.wav"/>
                  <anim:set smil:begin="0s" smil:dur="0.001s" smil:fill="hold" anim:sub-item="text" smil:attributeName="visibility" smil:to="visible"/>
                  <anim:transitionFilter smil:dur="0.3s" anim:sub-item="text" smil:type="dissolve"/>
                </anim:iterate>
              </anim:par>
            </anim:par>
          </anim:seq>
        </anim:par>
        <presentation:notes draw:style-name="dp2" presentation:use-date-time-name="dtd2">
          <draw:custom-shape draw:name="Rectangle 3" draw:style-name="gr1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7" presentation:class="page"/>
          <draw:frame presentation:style-name="pr5" draw:text-style-name="P5" draw:layer="layout" svg:width="13.97cm" svg:height="11.43cm" svg:x="2.54cm" svg:y="12.065cm" presentation:class="notes" presentation:placeholder="true">
            <draw:text-box/>
          </draw:frame>
        </presentation:notes>
      </draw:page>
      <draw:page draw:name="page8" draw:style-name="dp9" draw:master-page-name="Predeterminado" presentation:use-date-time-name="dtd1" xml:id="id43" draw:id="id43">
        <draw:frame presentation:style-name="pr3" draw:text-style-name="P2" draw:layer="layout" svg:width="19.262cm" svg:height="3.175cm" svg:x="4.233cm" svg:y="2.327cm" presentation:class="title" presentation:user-transformed="true">
          <draw:text-box>
            <text:list text:style-name="L3">
              <text:list-header>
                <text:p text:style-name="P18"><text:span text:style-name="T3">2. Concepto de Algoritmo</text:span></text:p>
              </text:list-header>
            </text:list>
          </draw:text-box>
        </draw:frame>
        <draw:frame presentation:style-name="pr14" draw:text-style-name="P2" draw:layer="layout" svg:width="16.933cm" svg:height="6.006cm" svg:x="5.714cm" svg:y="5.627cm" presentation:class="outline" presentation:user-transformed="true">
          <draw:text-box>
            <text:list text:style-name="L4">
              <text:list-item>
                <text:p text:style-name="P7"><text:span text:style-name="T4">La metodología de la programación es aquella que es necesaria para resolver problemas mediante programas, su eje es el algoritmo.</text:span></text:p>
                <text:p text:style-name="P7"><text:span text:style-name="T4"/></text:p>
              </text:list-item>
            </text:list>
          </draw:text-box>
        </draw:frame>
        <draw:custom-shape draw:name="Rectangle 4" draw:style-name="gr19" draw:text-style-name="P11" draw:layer="layout" svg:width="5.283cm" svg:height="1.896cm" svg:x="3.814cm" svg:y="14.398cm">
          <text:list text:style-name="L5">
            <text:list-header>
              <text:p text:style-name="P10"><text:span text:style-name="T8">Problema</text:span></text:p>
            </text:list-header>
          </text:list>
          <draw:enhanced-geometry svg:viewBox="0 0 21600 21600" draw:type="rectangle" draw:enhanced-path="M 0 0 L 21600 0 21600 21600 0 21600 0 0 Z N"/>
        </draw:custom-shape>
        <draw:line draw:name="Line 5" draw:style-name="gr10" draw:text-style-name="P12" draw:layer="layout" svg:x1="9.102cm" svg:y1="15.24cm" svg:x2="10.795cm" svg:y2="15.24cm">
          <text:p/>
        </draw:line>
        <draw:custom-shape draw:name="Rectangle 6" draw:style-name="gr20" draw:text-style-name="P11" draw:layer="layout" svg:width="5.283cm" svg:height="3.166cm" svg:x="10.799cm" svg:y="13.763cm">
          <text:list text:style-name="L5">
            <text:list-header>
              <text:p text:style-name="P10"><text:span text:style-name="T8">Diseño</text:span></text:p>
              <text:p text:style-name="P10"><text:span text:style-name="T8"><text:s/></text:span><text:span text:style-name="T8">del</text:span></text:p>
              <text:p text:style-name="P10"><text:span text:style-name="T8"><text:s/></text:span><text:span text:style-name="T8">algoritmo</text:span></text:p>
            </text:list-header>
          </text:list>
          <draw:enhanced-geometry svg:viewBox="0 0 21600 21600" draw:type="rectangle" draw:enhanced-path="M 0 0 L 21600 0 21600 21600 0 21600 0 0 Z N"/>
        </draw:custom-shape>
        <draw:line draw:name="Line 7" draw:style-name="gr10" draw:text-style-name="P12" draw:layer="layout" svg:x1="16.087cm" svg:y1="15.24cm" svg:x2="17.78cm" svg:y2="15.24cm">
          <text:p/>
        </draw:line>
        <draw:custom-shape draw:name="Rectangle 8" draw:style-name="gr21" draw:text-style-name="P11" draw:layer="layout" svg:width="5.283cm" svg:height="1.896cm" svg:x="17.784cm" svg:y="14.398cm">
          <text:list text:style-name="L5">
            <text:list-header>
              <text:p text:style-name="P10"><text:span text:style-name="T8">Programa</text:span></text:p>
            </text:list-header>
          </text:list>
          <draw:enhanced-geometry svg:viewBox="0 0 21600 21600" draw:type="rectangle" draw:enhanced-path="M 0 0 L 21600 0 21600 21600 0 21600 0 0 Z N"/>
        </draw:custom-shape>
        <anim:par smil:dur="indefinite" smil:restart="never" presentation:node-type="timing-root">
          <anim:par smil:begin="id43.begin">
            <anim:audio xlink:href="../../.config/libreoffice/4/user/gallery/type.wav"/>
          </anim:par>
          <anim:seq smil:dur="0s" presentation:node-type="main-sequence"/>
        </anim:par>
        <presentation:notes draw:style-name="dp2" presentation:use-date-time-name="dtd2">
          <draw:custom-shape draw:name="Rectangle 3" draw:style-name="gr22"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3"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8" presentation:class="page"/>
          <draw:frame presentation:style-name="pr5" draw:text-style-name="P5" draw:layer="layout" svg:width="13.97cm" svg:height="11.43cm" svg:x="2.54cm" svg:y="12.065cm" presentation:class="notes" presentation:placeholder="true">
            <draw:text-box/>
          </draw:frame>
        </presentation:notes>
      </draw:page>
      <draw:page draw:name="page9" draw:style-name="dp5" draw:master-page-name="Predeterminado" presentation:use-date-time-name="dtd1" xml:id="id44" draw:id="id44">
        <draw:frame presentation:style-name="pr3" draw:text-style-name="P2" draw:layer="layout" svg:width="16.933cm" svg:height="3.175cm" svg:x="5.291cm" svg:y="1.692cm" presentation:class="title" presentation:user-transformed="true">
          <draw:text-box>
            <text:list text:style-name="L3">
              <text:list-header>
                <text:p text:style-name="P18"><text:span text:style-name="T3">Pasos para la solución de un problema</text:span></text:p>
              </text:list-header>
            </text:list>
          </draw:text-box>
        </draw:frame>
        <draw:frame presentation:style-name="pr15" draw:text-style-name="P2" draw:layer="layout" svg:width="16.933cm" svg:height="9.49cm" svg:x="5.291cm" svg:y="5.627cm" presentation:class="outline" presentation:user-transformed="true">
          <draw:text-box>
            <text:list text:style-name="L4">
              <text:list-item>
                <text:p text:style-name="P7"><text:span text:style-name="T4">El diseño del algoritmo describe el análisis del problema y desarrollo del algoritmo.</text:span></text:p>
              </text:list-item>
              <text:list-item>
                <text:p text:style-name="P7"><text:span text:style-name="T4">Expresar el algoritmo como un programa en un lenguaje de programación.</text:span></text:p>
              </text:list-item>
              <text:list-item>
                <text:p text:style-name="P7"><text:span text:style-name="T4">Ejecutar y validar el programa por la computadora.</text:span></text:p>
              </text:list-item>
            </text:list>
          </draw:text-box>
        </draw:frame>
        <anim:par smil:dur="indefinite" smil:restart="never" presentation:node-type="timing-root">
          <anim:par smil:begin="id44.begin">
            <anim:audio xlink:href="../../.config/libreoffice/4/user/gallery/driveby.wav"/>
          </anim:par>
          <anim:seq smil:dur="0s" presentation:node-type="main-sequence"/>
        </anim:par>
        <presentation:notes draw:style-name="dp2" presentation:use-date-time-name="dtd2">
          <draw:custom-shape draw:name="Rectangle 3" draw:style-name="gr2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9" presentation:class="page"/>
          <draw:frame presentation:style-name="pr16" draw:text-style-name="P19" draw:layer="layout" svg:width="13.962cm" svg:height="11.456cm" svg:x="2.544cm" svg:y="12.069cm" presentation:class="notes" presentation:placeholder="true">
            <draw:text-box/>
          </draw:frame>
        </presentation:notes>
      </draw:page>
      <draw:page draw:name="page10" draw:style-name="dp10" draw:master-page-name="Predeterminado" presentation:use-date-time-name="dtd1" xml:id="id45" draw:id="id45">
        <draw:frame presentation:style-name="pr3" draw:text-style-name="P2" draw:layer="layout" svg:width="19.05cm" svg:height="3.175cm" svg:x="4.868cm" svg:y="1.692cm" presentation:class="title" presentation:user-transformed="true">
          <draw:text-box>
            <text:list text:style-name="L3">
              <text:list-header>
                <text:p text:style-name="P18"><text:span text:style-name="T3">Características de los algoritmos</text:span></text:p>
              </text:list-header>
            </text:list>
          </draw:text-box>
        </draw:frame>
        <draw:frame presentation:style-name="pr17" draw:text-style-name="P2" draw:layer="layout" svg:width="19.261cm" svg:height="7.559cm" svg:x="4.656cm" svg:y="6.203cm" presentation:class="outline" presentation:user-transformed="true">
          <draw:text-box>
            <text:list text:style-name="L4">
              <text:list-item>
                <text:p text:style-name="P7"><text:span text:style-name="T4">Preciso, indicará el orden de cada paso.</text:span></text:p>
              </text:list-item>
              <text:list-item>
                <text:p text:style-name="P7"><text:span text:style-name="T4">Definido, el mismo resultado se obtendrá al ejecutar el algoritmo “n” ocasiones.</text:span></text:p>
              </text:list-item>
              <text:list-item>
                <text:p text:style-name="P7"><text:span text:style-name="T4">Finito, deberá terminar en algún momento. <text:s text:c="3"/></text:span></text:p>
              </text:list-item>
            </text:list>
          </draw:text-box>
        </draw:frame>
        <anim:par smil:dur="indefinite" smil:restart="never" presentation:node-type="timing-root">
          <anim:par smil:begin="id45.begin">
            <anim:audio xlink:href="../../.config/libreoffice/4/user/gallery/laser.wav"/>
          </anim:par>
          <anim:seq smil:dur="0s" presentation:node-type="main-sequence"/>
        </anim:par>
        <presentation:notes draw:style-name="dp2" presentation:use-date-time-name="dtd2">
          <draw:custom-shape draw:name="Rectangle 3" draw:style-name="gr26"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7"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0" presentation:class="page"/>
          <draw:frame presentation:style-name="pr5" draw:text-style-name="P5" draw:layer="layout" svg:width="13.97cm" svg:height="11.43cm" svg:x="2.54cm" svg:y="12.065cm" presentation:class="notes" presentation:placeholder="true">
            <draw:text-box/>
          </draw:frame>
        </presentation:notes>
      </draw:page>
      <draw:page draw:name="page11" draw:style-name="dp11" draw:master-page-name="Titular1" presentation:use-date-time-name="dtd1" xml:id="id46" draw:id="id46">
        <draw:frame presentation:style-name="pr18" draw:text-style-name="P2" draw:layer="layout" svg:width="17.776cm" svg:height="4.529cm" svg:x="4.445cm" svg:y="0.634cm" presentation:class="title" presentation:user-transformed="true">
          <draw:text-box>
            <text:list text:style-name="L8">
              <text:list-header>
                <text:p text:style-name="P20"><text:span text:style-name="T9">Ejemplo 2.1</text:span><text:span text:style-name="T10"> </text:span><text:span text:style-name="T11">Genere un algoritmo que solucione la entrega de un pedido a un cliente</text:span></text:p>
              </text:list-header>
            </text:list>
          </draw:text-box>
        </draw:frame>
        <draw:frame presentation:style-name="pr19" draw:text-style-name="P2" draw:layer="layout" svg:width="19.897cm" svg:height="8.89cm" svg:x="4.232cm" svg:y="6.138cm" presentation:class="subtitle" presentation:user-transformed="true">
          <draw:text-box>
            <text:list text:style-name="L9">
              <text:list-item>
                <text:p text:style-name="P21"><text:span text:style-name="T3">Inicio.</text:span></text:p>
              </text:list-item>
              <text:list-item>
                <text:p text:style-name="P21"><text:span text:style-name="T3">Leer el pedido.</text:span></text:p>
              </text:list-item>
              <text:list-item>
                <text:p text:style-name="P21"><text:span text:style-name="T3">Examinar el historial crediticio del cliente</text:span></text:p>
              </text:list-item>
              <text:list-item>
                <text:p text:style-name="P21"><text:span text:style-name="T3">Si el cliente es solvente, entregar el pedido. En caso contrario, rechazarlo.</text:span></text:p>
              </text:list-item>
              <text:list-item>
                <text:p text:style-name="P21"><text:span text:style-name="T3">Fin</text:span></text:p>
              </text:list-item>
            </text:list>
          </draw:text-box>
        </draw:frame>
        <anim:par smil:dur="indefinite" smil:restart="never" presentation:node-type="timing-root">
          <anim:par smil:begin="id46.begin">
            <anim:audio xlink:href="../../.config/libreoffice/4/user/gallery/chimes.wav"/>
          </anim:par>
          <anim:seq smil:dur="0s" presentation:node-type="main-sequence"/>
        </anim:par>
        <presentation:notes draw:style-name="dp2" presentation:use-date-time-name="dtd2">
          <draw:custom-shape draw:name="Rectangle 3" draw:style-name="gr2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1" presentation:class="page"/>
          <draw:frame presentation:style-name="pr2" draw:text-style-name="P5" draw:layer="layout" svg:width="13.97cm" svg:height="11.43cm" svg:x="2.54cm" svg:y="12.065cm" presentation:class="notes" presentation:placeholder="true">
            <draw:text-box/>
          </draw:frame>
        </presentation:notes>
      </draw:page>
      <draw:page draw:name="page12" draw:style-name="dp12" draw:master-page-name="Predeterminado" presentation:use-date-time-name="dtd1" xml:id="id47" draw:id="id47">
        <draw:custom-shape draw:name="Rectangle 2" draw:style-name="gr30" draw:text-style-name="P23" draw:layer="layout" svg:width="17.776cm" svg:height="2.836cm" svg:x="4.445cm" svg:y="1.693cm">
          <text:list text:style-name="L10">
            <text:list-header>
              <text:p text:style-name="P22"><text:span text:style-name="T12">Ejemplo 2.2</text:span><text:span text:style-name="T13"> </text:span><text:span text:style-name="T14">Genere un algoritmo que sume los números entre el 3 y el 30.</text:span></text:p>
            </text:list-header>
          </text:list>
          <draw:enhanced-geometry svg:viewBox="0 0 21600 21600" draw:type="rectangle" draw:enhanced-path="M 0 0 L 21600 0 21600 21600 0 21600 0 0 Z N"/>
        </draw:custom-shape>
        <draw:custom-shape draw:name="Rectangle 3" draw:style-name="gr31" draw:text-style-name="P25" draw:layer="layout" svg:width="20.532cm" svg:height="11.219cm" svg:x="3.81cm" svg:y="4.868cm">
          <text:list text:style-name="L11">
            <text:list-item>
              <text:p text:style-name="P24"><text:span text:style-name="T15">Inicio.</text:span></text:p>
            </text:list-item>
            <text:list-item>
              <text:p text:style-name="P24"><text:span text:style-name="T15">Hacer SUMA igual cero.</text:span></text:p>
            </text:list-item>
            <text:list-item>
              <text:p text:style-name="P24"><text:span text:style-name="T15">Establecer NUMERO igual a 3.</text:span></text:p>
            </text:list-item>
            <text:list-item>
              <text:p text:style-name="P24"><text:span text:style-name="T15">Sumar NUMERO a SUMA.</text:span></text:p>
            </text:list-item>
            <text:list-item>
              <text:p text:style-name="P24"><text:span text:style-name="T15">Incrementar NUMERO en 1</text:span></text:p>
            </text:list-item>
            <text:list-item>
              <text:p text:style-name="P24"><text:span text:style-name="T15">Si NUMERO es menor o igual que 30 ir a 4; si no imprimir a SUMA.</text:span></text:p>
            </text:list-item>
            <text:list-item>
              <text:p text:style-name="P24"><text:span text:style-name="T15">Fin</text:span></text:p>
            </text:list-item>
          </text:list>
          <draw:enhanced-geometry svg:viewBox="0 0 21600 21600" draw:type="rectangle" draw:enhanced-path="M 0 0 L 21600 0 21600 21600 0 21600 0 0 Z N"/>
        </draw:custom-shape>
        <anim:par smil:dur="indefinite" smil:restart="never" presentation:node-type="timing-root">
          <anim:par smil:begin="id47.begin">
            <anim:audio xlink:href="../../.config/libreoffice/4/user/gallery/ricochet.wav"/>
          </anim:par>
          <anim:seq smil:dur="0s" presentation:node-type="main-sequence"/>
        </anim:par>
        <presentation:notes draw:style-name="dp2" presentation:use-date-time-name="dtd2">
          <draw:custom-shape draw:name="Rectangle 3" draw:style-name="gr32"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3"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2" presentation:class="page"/>
          <draw:frame presentation:style-name="pr5" draw:text-style-name="P5" draw:layer="layout" svg:width="13.97cm" svg:height="11.43cm" svg:x="2.54cm" svg:y="12.065cm" presentation:class="notes" presentation:placeholder="true">
            <draw:text-box/>
          </draw:frame>
        </presentation:notes>
      </draw:page>
      <draw:page draw:name="page13" draw:style-name="dp13" draw:master-page-name="Predeterminado" presentation:use-date-time-name="dtd1">
        <draw:frame presentation:style-name="pr20" draw:text-style-name="P2" draw:layer="layout" svg:width="21.59cm" svg:height="3.81cm" svg:x="2.963cm" svg:y="1.27cm" presentation:class="title" presentation:user-transformed="true">
          <draw:text-box>
            <text:list text:style-name="L10">
              <text:list-header>
                <text:p text:style-name="P26"><text:span text:style-name="T16">Ejemplo 2.3</text:span><text:span text:style-name="T17"> </text:span><text:span text:style-name="T18">Genere un algoritmo que determine al mayor de tres números enteros.</text:span></text:p>
              </text:list-header>
            </text:list>
          </draw:text-box>
        </draw:frame>
        <draw:frame presentation:style-name="pr21" draw:text-style-name="P2" draw:layer="layout" svg:width="21.59cm" svg:height="10.795cm" svg:x="2.752cm" svg:y="6.772cm" presentation:class="outline" presentation:user-transformed="true">
          <draw:text-box>
            <text:list text:style-name="L4">
              <text:list-item>
                <text:p text:style-name="P27"><text:span text:style-name="T19">Inicio</text:span></text:p>
              </text:list-item>
              <text:list-item>
                <text:p text:style-name="P27"><text:span text:style-name="T19">Leer los números y guardarlos en NUM1, NUM2 y NUM3 respectivamente</text:span></text:p>
              </text:list-item>
              <text:list-item>
                <text:p text:style-name="P27"><text:span text:style-name="T19">Comparar NUM1 y NUM2, el número mayor se guarda en AUX.</text:span></text:p>
              </text:list-item>
              <text:list-item>
                <text:p text:style-name="P27"><text:span text:style-name="T19">Comparar AUX y NUM3, imprimir el número mayor.</text:span></text:p>
              </text:list-item>
              <text:list-item>
                <text:p text:style-name="P27"><text:span text:style-name="T19">Fin.</text:span></text:p>
              </text:list-item>
            </text:list>
          </draw:text-box>
        </draw:frame>
        <presentation:notes draw:style-name="dp2" presentation:use-date-time-name="dtd2">
          <draw:custom-shape draw:name="Rectangle 3" draw:style-name="gr3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3" presentation:class="page"/>
          <draw:frame presentation:style-name="pr5" draw:text-style-name="P5" draw:layer="layout" svg:width="13.97cm" svg:height="11.43cm" svg:x="2.54cm" svg:y="12.065cm" presentation:class="notes" presentation:placeholder="true">
            <draw:text-box/>
          </draw:frame>
        </presentation:notes>
      </draw:page>
      <draw:page draw:name="page14" draw:style-name="dp14" draw:master-page-name="Predeterminado" presentation:use-date-time-name="dtd1" xml:id="id48" draw:id="id48">
        <draw:custom-shape draw:name="Rectangle 2" draw:style-name="gr36" draw:text-style-name="P23" xml:id="id49" draw:id="id49" draw:layer="layout" svg:width="17.776cm" svg:height="11.641cm" svg:x="5.08cm" svg:y="4.022cm">
          <text:list text:style-name="L10">
            <text:list-header>
              <text:p text:style-name="P22"><text:span text:style-name="T12">Tarea 2.1</text:span><text:span text:style-name="T20"> </text:span><text:span text:style-name="T21">Diseñe un algoritmo para determinar si un número es primo o no.</text:span><text:span text:style-name="T12"> </text:span></text:p>
              <text:p text:style-name="P22"><text:span text:style-name="T12"/></text:p>
              <text:p text:style-name="P22"><text:span text:style-name="T12"/></text:p>
              <text:p text:style-name="P22"><text:span text:style-name="T12">Tarea 2.2</text:span><text:span text:style-name="T20"> </text:span><text:span text:style-name="T21">Genere un algoritmo que sume los números entre el 2 y el 20.</text:span></text:p>
            </text:list-header>
          </text:list>
          <text:list text:style-name="L12">
            <text:list-header>
              <text:p text:style-name="P22"><text:span text:style-name="T22"/></text:p>
              <text:p text:style-name="P22"><text:span text:style-name="T22"/></text:p>
              <text:p text:style-name="P22"><text:span text:style-name="T22"/></text:p>
            </text:list-header>
          </text:list>
          <text:list text:style-name="L10">
            <text:list-header>
              <text:p text:style-name="P22"><text:span text:style-name="T12">Tarea 2.3</text:span><text:span text:style-name="T20"> </text:span><text:span text:style-name="T21">Genere un algoritmo que sume los números entre el 5 y el 50.</text:span></text:p>
            </text:list-header>
          </text:list>
          <draw:enhanced-geometry svg:viewBox="0 0 21600 21600" draw:type="rectangle" draw:enhanced-path="M 0 0 L 21600 0 21600 21600 0 21600 0 0 Z N"/>
        </draw:custom-shape>
        <anim:par smil:dur="indefinite" smil:restart="never" presentation:node-type="timing-root">
          <anim:par smil:begin="id48.begin">
            <anim:transitionFilter smil:dur="0.5s" smil:type="slideWipe" smil:subtype="fromTopRight" smil:direction="reverse"/>
            <anim:audio xlink:href="../../.config/libreoffice/4/user/gallery/driveby.wav" smil:repeatCount="indefinite"/>
          </anim:par>
          <anim:seq smil:dur="indefinite" presentation:node-type="main-sequence">
            <anim:par smil:begin="0s" smil:fill="hold">
              <anim:par smil:begin="0s" smil:fill="hold">
                <anim:par smil:begin="0s" smil:fill="hold" presentation:node-type="after-previous" presentation:group-id="0" presentation:preset-class="entrance" presentation:preset-id="ooo-entrance-random">
                  <anim:set smil:begin="0s" smil:dur="0.001s" smil:fill="hold" smil:targetElement="id49" smil:attributeName="visibility" smil:to="visible"/>
                  <anim:animate smil:dur="0.5s" smil:fill="hold" smil:targetElement="id49" smil:attributeName="width" smil:values="0;width" smil:keyTimes="0;1"/>
                  <anim:animate smil:dur="0.5s" smil:fill="hold" smil:targetElement="id49" smil:attributeName="height" smil:values="0;height" smil:keyTimes="0;1"/>
                  <anim:transitionFilter smil:dur="0.5s" smil:targetElement="id49" smil:type="fade" smil:subtype="crossfade"/>
                </anim:par>
              </anim:par>
            </anim:par>
          </anim:seq>
        </anim:par>
        <presentation:notes draw:style-name="dp2" presentation:use-date-time-name="dtd2">
          <draw:custom-shape draw:name="Rectangle 3" draw:style-name="gr3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4" presentation:class="page"/>
          <draw:frame presentation:style-name="pr5" draw:text-style-name="P5" draw:layer="layout" svg:width="13.97cm" svg:height="11.43cm" svg:x="2.54cm" svg:y="12.065cm" presentation:class="notes" presentation:placeholder="true">
            <draw:text-box/>
          </draw:frame>
        </presentation:notes>
      </draw:page>
      <draw:page draw:name="page15" draw:style-name="dp15" draw:master-page-name="Predeterminado" presentation:use-date-time-name="dtd1" xml:id="id50" draw:id="id50">
        <draw:frame presentation:style-name="pr3" draw:text-style-name="P2" draw:layer="layout" svg:width="16.298cm" svg:height="3.175cm" svg:x="5.08cm" svg:y="1.481cm" presentation:class="title" presentation:user-transformed="true">
          <draw:text-box>
            <text:list text:style-name="L3">
              <text:list-header>
                <text:p text:style-name="P18"><text:span text:style-name="T23">3. Los lenguajes de programación</text:span></text:p>
              </text:list-header>
            </text:list>
          </draw:text-box>
        </draw:frame>
        <draw:frame presentation:style-name="pr22" draw:text-style-name="P2" draw:layer="layout" svg:width="21.59cm" svg:height="11.43cm" svg:x="2.752cm" svg:y="5.715cm" presentation:class="outline" presentation:user-transformed="true">
          <draw:text-box>
            <text:list text:style-name="L4">
              <text:list-item>
                <text:p text:style-name="P28"><text:span text:style-name="T3">Cuando el procesador de datos es una computadora entonces el algoritmo de solución se expresa en un programa.</text:span></text:p>
              </text:list-item>
              <text:list-item>
                <text:p text:style-name="P28"><text:span text:style-name="T3">Por tanto, un programa es escrito en un lenguaje de programación.</text:span></text:p>
              </text:list-item>
              <text:list-item>
                <text:p text:style-name="P28"><text:span text:style-name="T3">Luego, la programación consiste en expresar las operaciones en forma de programa de un algoritmo.</text:span></text:p>
              </text:list-item>
            </text:list>
          </draw:text-box>
        </draw:frame>
        <anim:par smil:dur="indefinite" smil:restart="never" presentation:node-type="timing-root">
          <anim:par smil:begin="id50.begin">
            <anim:transitionFilter smil:dur="0.5s" smil:type="slideWipe" smil:subtype="fromTopLeft" smil:direction="reverse"/>
            <anim:audio xlink:href="../../.config/libreoffice/4/user/gallery/drumroll.wav"/>
          </anim:par>
          <anim:seq smil:dur="0s" presentation:node-type="main-sequence"/>
        </anim:par>
        <presentation:notes draw:style-name="dp2" presentation:use-date-time-name="dtd2">
          <draw:custom-shape draw:name="Rectangle 3" draw:style-name="gr3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4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5" presentation:class="page"/>
          <draw:frame presentation:style-name="pr5" draw:text-style-name="P5" draw:layer="layout" svg:width="13.97cm" svg:height="11.43cm" svg:x="2.54cm" svg:y="12.065cm" presentation:class="notes" presentation:placeholder="true">
            <draw:text-box/>
          </draw:frame>
        </presentation:notes>
      </draw:page>
      <draw:page draw:name="page16" draw:style-name="dp16" draw:master-page-name="Predeterminado" presentation:use-date-time-name="dtd1" xml:id="id51" draw:id="id51">
        <draw:frame presentation:style-name="pr3" draw:text-style-name="P2" draw:layer="layout" svg:width="21.59cm" svg:height="3.175cm" svg:x="2.963cm" svg:y="0.846cm" presentation:class="title" presentation:user-transformed="true">
          <draw:text-box>
            <text:list text:style-name="L3">
              <text:list-header>
                <text:p text:style-name="P8"><text:span text:style-name="T3">Tipos de lenguajes</text:span></text:p>
              </text:list-header>
            </text:list>
          </draw:text-box>
        </draw:frame>
        <draw:frame presentation:style-name="pr23" draw:text-style-name="P2" draw:layer="layout" svg:width="21.59cm" svg:height="11.853cm" svg:x="2.963cm" svg:y="4.656cm" presentation:class="outline" presentation:user-transformed="true">
          <draw:text-box>
            <text:list text:style-name="L4">
              <text:list-item>
                <text:p text:style-name="P29"><text:span text:style-name="T3">Máquina; escritos en código binario.</text:span></text:p>
                <text:p text:style-name="P29"><text:span text:style-name="T3"/></text:p>
              </text:list-item>
              <text:list-item>
                <text:p text:style-name="P29"><text:span text:style-name="T3">Bajo nivel (ensamblador); escrito en nemotécnicos.</text:span></text:p>
                <text:p text:style-name="P29"><text:span text:style-name="T3"/></text:p>
              </text:list-item>
              <text:list-item>
                <text:p text:style-name="P29"><text:span text:style-name="T3">Alto nivel; diseñados para ser entendidos por el ser humano.</text:span></text:p>
              </text:list-item>
            </text:list>
          </draw:text-box>
        </draw:frame>
        <anim:par smil:dur="indefinite" smil:restart="never" presentation:node-type="timing-root">
          <anim:par smil:begin="id51.begin">
            <anim:audio xlink:href="../../.config/libreoffice/4/user/gallery/explode.wav"/>
          </anim:par>
          <anim:seq smil:dur="0s" presentation:node-type="main-sequence"/>
        </anim:par>
        <presentation:notes draw:style-name="dp2" presentation:use-date-time-name="dtd2">
          <draw:custom-shape draw:name="Rectangle 3" draw:style-name="gr4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4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6" presentation:class="page"/>
          <draw:frame presentation:style-name="pr5" draw:text-style-name="P5" draw:layer="layout" svg:width="13.97cm" svg:height="11.43cm" svg:x="2.54cm" svg:y="12.065cm" presentation:class="notes" presentation:placeholder="true">
            <draw:text-box/>
          </draw:frame>
        </presentation:notes>
      </draw:page>
      <draw:page draw:name="page17" draw:style-name="dp17" draw:master-page-name="Predeterminado" presentation:use-date-time-name="dtd1" xml:id="id52" draw:id="id52">
        <draw:frame presentation:style-name="pr3" draw:text-style-name="P2" draw:layer="layout" svg:width="21.59cm" svg:height="3.175cm" svg:x="2.963cm" svg:y="0.846cm" presentation:class="title" presentation:user-transformed="true">
          <draw:text-box>
            <text:list text:style-name="L3">
              <text:list-header>
                <text:p text:style-name="P8"><text:span text:style-name="T3">Instrucciones básicas</text:span></text:p>
              </text:list-header>
            </text:list>
          </draw:text-box>
        </draw:frame>
        <draw:frame presentation:style-name="pr24" draw:text-style-name="P2" draw:layer="layout" svg:width="21.59cm" svg:height="13.546cm" svg:x="2.963cm" svg:y="4.657cm" presentation:class="outline" presentation:user-transformed="true">
          <draw:text-box>
            <text:list text:style-name="L4">
              <text:list-item>
                <text:p text:style-name="P30"><text:span text:style-name="T24">Entrada/Salida; transferencia de información entre dispositivos periféricos y memoria central.</text:span></text:p>
                <text:p text:style-name="P30"><text:span text:style-name="T24"/></text:p>
              </text:list-item>
              <text:list-item>
                <text:p text:style-name="P30"><text:span text:style-name="T24">Aritmético/Lógicas; ejecutan operaciones de éstos tipos.</text:span></text:p>
                <text:p text:style-name="P30"><text:span text:style-name="T24"/></text:p>
              </text:list-item>
              <text:list-item>
                <text:p text:style-name="P30"><text:span text:style-name="T24">Selectivas; seleccionan tareas en función de los resultados</text:span></text:p>
                <text:p text:style-name="P30"><text:span text:style-name="T24"/></text:p>
              </text:list-item>
              <text:list-item>
                <text:p text:style-name="P30"><text:span text:style-name="T24">Repetitivas; permiten la iteración de secuencias de instrucciones un número dado de veces</text:span></text:p>
              </text:list-item>
            </text:list>
          </draw:text-box>
        </draw:frame>
        <anim:par smil:dur="indefinite" smil:restart="never" presentation:node-type="timing-root">
          <anim:par smil:begin="id52.begin">
            <anim:audio xlink:href="../../.config/libreoffice/4/user/gallery/gunshot.wav"/>
          </anim:par>
          <anim:seq smil:dur="0s" presentation:node-type="main-sequence"/>
        </anim:par>
        <presentation:notes draw:style-name="dp2" presentation:use-date-time-name="dtd2">
          <draw:custom-shape draw:name="Rectangle 3" draw:style-name="gr4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4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7" presentation:class="page"/>
          <draw:frame presentation:style-name="pr5" draw:text-style-name="P5" draw:layer="layout" svg:width="13.97cm" svg:height="11.43cm" svg:x="2.54cm" svg:y="12.065cm" presentation:class="notes" presentation:placeholder="true">
            <draw:text-box/>
          </draw:frame>
        </presentation:notes>
      </draw:page>
      <draw:page draw:name="page18" draw:style-name="dp10" draw:master-page-name="Predeterminado" presentation:use-date-time-name="dtd1" xml:id="id53" draw:id="id53">
        <draw:frame presentation:style-name="pr3" draw:text-style-name="P2" draw:layer="layout" svg:width="18.203cm" svg:height="3.175cm" svg:x="3.809cm" svg:y="1.269cm" presentation:class="title" presentation:user-transformed="true">
          <draw:text-box>
            <text:list text:style-name="L3">
              <text:list-header>
                <text:p text:style-name="P18"><text:span text:style-name="T3">Traductores del Lenguaje</text:span></text:p>
              </text:list-header>
            </text:list>
          </draw:text-box>
        </draw:frame>
        <draw:frame presentation:style-name="pr25" draw:text-style-name="P2" draw:layer="layout" svg:width="16.933cm" svg:height="4.454cm" svg:x="4.444cm" svg:y="5.239cm" presentation:class="outline" presentation:user-transformed="true">
          <draw:text-box>
            <text:list text:style-name="L4">
              <text:list-item>
                <text:p text:style-name="P21"><text:span text:style-name="T3">A) Intérpretes; Toma un programa fuente lo traduce e inmediatamente lo ejecuta.</text:span></text:p>
              </text:list-item>
            </text:list>
          </draw:text-box>
        </draw:frame>
        <draw:custom-shape draw:name="Rectangle 4" draw:style-name="gr45" draw:text-style-name="P31" draw:layer="layout" svg:width="5.71cm" svg:height="3.17cm" svg:x="3.387cm" svg:y="11.007cm">
          <text:list text:style-name="L5">
            <text:list-header>
              <text:p text:style-name="P10"><text:span text:style-name="T8">Programa fuente</text:span></text:p>
            </text:list-header>
          </text:list>
          <draw:enhanced-geometry svg:viewBox="0 0 21600 21600" draw:type="rectangle" draw:enhanced-path="M 0 0 L 21600 0 21600 21600 0 21600 0 0 Z N"/>
        </draw:custom-shape>
        <draw:line draw:name="Line 5" draw:style-name="gr10" draw:text-style-name="P12" draw:layer="layout" svg:x1="9.102cm" svg:y1="12.488cm" svg:x2="10.795cm" svg:y2="12.488cm">
          <text:p/>
        </draw:line>
        <draw:custom-shape draw:name="Rectangle 6" draw:style-name="gr46" draw:text-style-name="P31" draw:layer="layout" svg:width="5.283cm" svg:height="3.166cm" svg:x="10.799cm" svg:y="11.011cm">
          <text:list text:style-name="L5">
            <text:list-header>
              <text:p text:style-name="P10"><text:span text:style-name="T8">Intérprete</text:span></text:p>
            </text:list-header>
          </text:list>
          <draw:enhanced-geometry svg:viewBox="0 0 21600 21600" draw:type="rectangle" draw:enhanced-path="M 0 0 L 21600 0 21600 21600 0 21600 0 0 Z N"/>
        </draw:custom-shape>
        <draw:line draw:name="Line 7" draw:style-name="gr10" draw:text-style-name="P12" draw:layer="layout" svg:x1="16.087cm" svg:y1="12.488cm" svg:x2="17.78cm" svg:y2="12.488cm">
          <text:p/>
        </draw:line>
        <draw:custom-shape draw:name="Rectangle 8" draw:style-name="gr47" draw:text-style-name="P31" draw:layer="layout" svg:width="7.193cm" svg:height="3.386cm" svg:x="17.568cm" svg:y="11.007cm">
          <text:list text:style-name="L5">
            <text:list-header>
              <text:p text:style-name="P10"><text:span text:style-name="T8">Traducción</text:span></text:p>
              <text:p text:style-name="P10"><text:span text:style-name="T8"><text:s/></text:span><text:span text:style-name="T8">y ejecución</text:span></text:p>
              <text:p text:style-name="P10"><text:span text:style-name="T8"><text:s/></text:span><text:span text:style-name="T8">en línea</text:span></text:p>
            </text:list-header>
          </text:list>
          <draw:enhanced-geometry svg:viewBox="0 0 21600 21600" draw:type="rectangle" draw:enhanced-path="M 0 0 L 21600 0 21600 21600 0 21600 0 0 Z N"/>
        </draw:custom-shape>
        <anim:par smil:dur="indefinite" smil:restart="never" presentation:node-type="timing-root">
          <anim:par smil:begin="id53.begin">
            <anim:audio xlink:href="../../.config/libreoffice/4/user/gallery/laser.wav"/>
          </anim:par>
          <anim:seq smil:dur="0s" presentation:node-type="main-sequence"/>
        </anim:par>
        <presentation:notes draw:style-name="dp2" presentation:use-date-time-name="dtd2">
          <draw:custom-shape draw:name="Rectangle 3" draw:style-name="gr4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4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8" presentation:class="page"/>
          <draw:frame presentation:style-name="pr5" draw:text-style-name="P5" draw:layer="layout" svg:width="13.97cm" svg:height="11.43cm" svg:x="2.54cm" svg:y="12.065cm" presentation:class="notes" presentation:placeholder="true">
            <draw:text-box/>
          </draw:frame>
        </presentation:notes>
      </draw:page>
      <draw:page draw:name="page19" draw:style-name="dp18" draw:master-page-name="Predeterminado" presentation:use-date-time-name="dtd1" xml:id="id54" draw:id="id54">
        <draw:custom-shape draw:name="Rectangle 2" draw:style-name="gr50" draw:text-style-name="P23" draw:layer="layout" svg:width="18.203cm" svg:height="3.175cm" svg:x="4.445cm" svg:y="1.905cm">
          <text:list text:style-name="L13">
            <text:list-header>
              <text:p text:style-name="P22"><text:span text:style-name="T25">Traductores del Lenguaje (cont.)</text:span></text:p>
            </text:list-header>
          </text:list>
          <draw:enhanced-geometry svg:viewBox="0 0 21600 21600" draw:type="rectangle" draw:enhanced-path="M 0 0 L 21600 0 21600 21600 0 21600 0 0 Z N"/>
        </draw:custom-shape>
        <draw:custom-shape draw:name="Rectangle 3" draw:style-name="gr51" draw:text-style-name="P33" draw:layer="layout" svg:width="18.204cm" svg:height="2.963cm" svg:x="4.868cm" svg:y="5.08cm">
          <text:list text:style-name="L14">
            <text:list-item>
              <text:p text:style-name="P32"><text:span text:style-name="T26">B) Compiladores; traduce un programa fuente a código objeto.</text:span></text:p>
            </text:list-item>
          </text:list>
          <draw:enhanced-geometry svg:viewBox="0 0 21600 21600" draw:type="rectangle" draw:enhanced-path="M 0 0 L 21600 0 21600 21600 0 21600 0 0 Z N"/>
        </draw:custom-shape>
        <draw:custom-shape draw:name="Rectangle 4" draw:style-name="gr52" draw:text-style-name="P31" draw:layer="layout" svg:width="5.918cm" svg:height="2.532cm" svg:x="3.179cm" svg:y="8.259cm">
          <text:list text:style-name="L5">
            <text:list-header>
              <text:p text:style-name="P10"><text:span text:style-name="T8">Programa</text:span></text:p>
              <text:p text:style-name="P10"><text:span text:style-name="T8"><text:s/></text:span><text:span text:style-name="T8">fuente</text:span></text:p>
            </text:list-header>
          </text:list>
          <draw:enhanced-geometry svg:viewBox="0 0 21600 21600" draw:type="rectangle" draw:enhanced-path="M 0 0 L 21600 0 21600 21600 0 21600 0 0 Z N"/>
        </draw:custom-shape>
        <draw:custom-shape draw:name="Rectangle 5" draw:style-name="gr53" draw:text-style-name="P31" draw:layer="layout" svg:width="5.283cm" svg:height="2.532cm" svg:x="10.799cm" svg:y="8.259cm">
          <text:list text:style-name="L5">
            <text:list-header>
              <text:p text:style-name="P10"><text:span text:style-name="T8">Programa </text:span></text:p>
              <text:p text:style-name="P10"><text:span text:style-name="T8">Objeto</text:span></text:p>
            </text:list-header>
          </text:list>
          <draw:enhanced-geometry svg:viewBox="0 0 21600 21600" draw:type="rectangle" draw:enhanced-path="M 0 0 L 21600 0 21600 21600 0 21600 0 0 Z N"/>
        </draw:custom-shape>
        <draw:custom-shape draw:name="Rectangle 6" draw:style-name="gr54" draw:text-style-name="P31" draw:layer="layout" svg:width="6.977cm" svg:height="2.532cm" svg:x="17.784cm" svg:y="8.259cm">
          <text:list text:style-name="L5">
            <text:list-header>
              <text:p text:style-name="P10"><text:span text:style-name="T8">Programa</text:span></text:p>
              <text:p text:style-name="P10"><text:span text:style-name="T8"><text:s/></text:span><text:span text:style-name="T8">ejecutable</text:span></text:p>
            </text:list-header>
          </text:list>
          <draw:enhanced-geometry svg:viewBox="0 0 21600 21600" draw:type="rectangle" draw:enhanced-path="M 0 0 L 21600 0 21600 21600 0 21600 0 0 Z N"/>
        </draw:custom-shape>
        <draw:custom-shape draw:name="Rectangle 7" draw:style-name="gr55" draw:text-style-name="P31" draw:layer="layout" svg:width="5.918cm" svg:height="2.531cm" svg:x="5.719cm" svg:y="12.493cm">
          <text:list text:style-name="L5">
            <text:list-header>
              <text:p text:style-name="P10"><text:span text:style-name="T8">Compilador</text:span></text:p>
              <text:p text:style-name="P10"><text:span text:style-name="T8">(Compiler)</text:span></text:p>
            </text:list-header>
          </text:list>
          <draw:enhanced-geometry svg:viewBox="0 0 21600 21600" draw:type="rectangle" draw:enhanced-path="M 0 0 L 21600 0 21600 21600 0 21600 0 0 Z N"/>
        </draw:custom-shape>
        <draw:custom-shape draw:name="Rectangle 8" draw:style-name="gr56" draw:text-style-name="P31" draw:layer="layout" svg:width="6.977cm" svg:height="2.531cm" svg:x="14.609cm" svg:y="12.281cm">
          <text:list text:style-name="L5">
            <text:list-header>
              <text:p text:style-name="P10"><text:span text:style-name="T8">Montador</text:span></text:p>
              <text:p text:style-name="P10"><text:span text:style-name="T8">(Linker)</text:span></text:p>
            </text:list-header>
          </text:list>
          <draw:enhanced-geometry svg:viewBox="0 0 21600 21600" draw:type="rectangle" draw:enhanced-path="M 0 0 L 21600 0 21600 21600 0 21600 0 0 Z N"/>
        </draw:custom-shape>
        <draw:line draw:name="Line 9" draw:style-name="gr10" draw:text-style-name="P12" draw:layer="layout" svg:x1="6.138cm" svg:y1="10.795cm" svg:x2="6.138cm" svg:y2="12.488cm">
          <text:p/>
        </draw:line>
        <draw:line draw:name="Line 10" draw:style-name="gr10" draw:text-style-name="P12" draw:layer="layout" svg:x1="15.452cm" svg:y1="10.583cm" svg:x2="15.452cm" svg:y2="12.277cm">
          <text:p/>
        </draw:line>
        <draw:line draw:name="Line 11" draw:style-name="gr10" draw:text-style-name="P12" draw:layer="layout" svg:x1="11.218cm" svg:y1="12.487cm" svg:x2="11.218cm" svg:y2="10.794cm">
          <text:p/>
        </draw:line>
        <draw:line draw:name="Line 12" draw:style-name="gr10" draw:text-style-name="P12" draw:layer="layout" svg:x1="19.897cm" svg:y1="12.487cm" svg:x2="19.897cm" svg:y2="10.794cm">
          <text:p/>
        </draw:line>
        <anim:par smil:dur="indefinite" smil:restart="never" presentation:node-type="timing-root">
          <anim:par smil:begin="id54.begin">
            <anim:transitionFilter smil:dur="0.5s" smil:type="blindsWipe" smil:subtype="vertical"/>
            <anim:audio xlink:href="../../.config/libreoffice/4/user/gallery/carbrake.wav"/>
          </anim:par>
          <anim:seq smil:dur="0s" presentation:node-type="main-sequence"/>
        </anim:par>
        <presentation:notes draw:style-name="dp2" presentation:use-date-time-name="dtd2">
          <draw:custom-shape draw:name="Rectangle 3" draw:style-name="gr5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5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19" presentation:class="page"/>
          <draw:frame presentation:style-name="pr5" draw:text-style-name="P5" draw:layer="layout" svg:width="13.97cm" svg:height="11.43cm" svg:x="2.54cm" svg:y="12.065cm" presentation:class="notes" presentation:placeholder="true">
            <draw:text-box/>
          </draw:frame>
        </presentation:notes>
      </draw:page>
      <draw:page draw:name="page20" draw:style-name="dp9" draw:master-page-name="Predeterminado" presentation:use-date-time-name="dtd1" xml:id="id55" draw:id="id55">
        <draw:frame presentation:style-name="pr3" draw:text-style-name="P2" xml:id="id56" draw:id="id56" draw:layer="layout" svg:width="16.721cm" svg:height="3.175cm" svg:x="5.291cm" svg:y="1.692cm" presentation:class="title" presentation:user-transformed="true">
          <draw:text-box>
            <text:list text:style-name="L3">
              <text:list-header>
                <text:p text:style-name="P6"><text:span text:style-name="T23">4. Datos, Tipos de Datos y Operaciones Primitivas</text:span><text:span text:style-name="T3"> </text:span></text:p>
              </text:list-header>
            </text:list>
          </draw:text-box>
        </draw:frame>
        <draw:frame presentation:style-name="pr26" draw:text-style-name="P2" draw:layer="layout" svg:width="19.685cm" svg:height="12.065cm" svg:x="4.867cm" svg:y="5.714cm" presentation:class="outline" presentation:user-transformed="true">
          <draw:text-box>
            <text:list text:style-name="L4">
              <text:list-item>
                <text:p xml:id="id57" text:id="id57" text:style-name="P27"><text:span text:style-name="T4">Un dato es la expresión general que describe los objetos con los cuales opera la computadora</text:span></text:p>
              </text:list-item>
              <text:list-item>
                <text:p xml:id="id58" text:id="id58" text:style-name="P27"><text:span text:style-name="T4">Los tipos son: simples (no estructurados) y compuestos (estructurados). Aquellos se subdividen en:</text:span></text:p>
              </text:list-item>
            </text:list>
            <text:list text:style-name="L15">
              <text:list-item>
                <text:list>
                  <text:list-item>
                    <text:list>
                      <text:list-item>
                        <text:p xml:id="id59" text:id="id59" text:style-name="P34"><text:span text:style-name="T27">Numericos (integer, real)</text:span></text:p>
                      </text:list-item>
                      <text:list-item>
                        <text:p xml:id="id60" text:id="id60" text:style-name="P34"><text:span text:style-name="T27">Lógicos (booleans)</text:span></text:p>
                      </text:list-item>
                      <text:list-item>
                        <text:p xml:id="id61" text:id="id61" text:style-name="P34"><text:span text:style-name="T27">Carácter (char, string)</text:span></text:p>
                      </text:list-item>
                    </text:list>
                  </text:list-item>
                </text:list>
              </text:list-item>
            </text:list>
          </draw:text-box>
        </draw:frame>
        <anim:par smil:dur="indefinite" smil:restart="never" presentation:node-type="timing-root">
          <anim:par smil:begin="id55.begin">
            <anim:audio xlink:href="../../.config/libreoffice/4/user/gallery/type.wav"/>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spiral-in">
                  <anim:audio xlink:href="../../.config/libreoffice/4/user/gallery/drumroll.wav"/>
                  <anim:set smil:begin="0s" smil:dur="0.001s" smil:fill="hold" smil:targetElement="id56" smil:attributeName="visibility" smil:to="visible"/>
                  <anim:animate smil:dur="1s" smil:fill="hold" smil:targetElement="id56" smil:attributeName="width" smil:values="0;width" smil:keyTimes="0;1"/>
                  <anim:animate smil:dur="1s" smil:fill="hold" smil:targetElement="id56" smil:attributeName="height" smil:values="0;height" smil:keyTimes="0;1"/>
                  <anim:animate smil:dur="1s" smil:fill="hold" smil:targetElement="id56" smil:attributeName="x" smil:values="0;1" smil:keyTimes="0;1" anim:formula="x+(cos(-2*pi*(1-$))*-x-sin(-2*pi*(1-$))*(1-y))*(1-$)"/>
                  <anim:animate smil:dur="1s" smil:fill="hold" smil:targetElement="id56" smil:attributeName="y" smil:values="0;1" smil:keyTimes="0;1" anim:formula="y+(sin(-2*pi*(1-$))*-x+cos(-2*pi*(1-$))*(1-y))*(1-$)"/>
                </anim:par>
              </anim:par>
              <anim:par smil:begin="1s" smil:fill="hold">
                <anim:par smil:begin="0s" smil:fill="hold" presentation:node-type="after-previous" presentation:group-id="0" presentation:preset-class="entrance" presentation:preset-id="ooo-entrance-fly-in" presentation:preset-sub-type="from-left">
                  <anim:audio xlink:href="../../.config/libreoffice/4/user/gallery/type.wav"/>
                  <anim:set smil:begin="0s" smil:dur="0.001s" smil:fill="hold" smil:targetElement="id57" anim:sub-item="text" smil:attributeName="visibility" smil:to="visible"/>
                  <anim:animate smil:dur="0.5s" smil:fill="hold" smil:targetElement="id57" anim:sub-item="text" smil:attributeName="x" smil:values="0-width/2;x" smil:keyTimes="0;1" smil:additive="base"/>
                  <anim:animate smil:dur="0.5s" smil:fill="hold" smil:targetElement="id57" anim:sub-item="text" smil:attributeName="y" smil:values="y;y" smil:keyTimes="0;1" smil:additive="base"/>
                </anim:par>
              </anim:par>
              <anim:par smil:begin="1.5s" smil:fill="hold">
                <anim:par smil:begin="0s" smil:fill="hold" presentation:node-type="after-previous" presentation:group-id="0" presentation:preset-class="entrance" presentation:preset-id="ooo-entrance-fly-in" presentation:preset-sub-type="from-left">
                  <anim:audio xlink:href="../../.config/libreoffice/4/user/gallery/type.wav"/>
                  <anim:set smil:begin="0s" smil:dur="0.001s" smil:fill="hold" smil:targetElement="id58" anim:sub-item="text" smil:attributeName="visibility" smil:to="visible"/>
                  <anim:animate smil:dur="0.5s" smil:fill="hold" smil:targetElement="id58" anim:sub-item="text" smil:attributeName="x" smil:values="0-width/2;x" smil:keyTimes="0;1" smil:additive="base"/>
                  <anim:animate smil:dur="0.5s" smil:fill="hold" smil:targetElement="id58"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audio xlink:href="../../.config/libreoffice/4/user/gallery/type.wav"/>
                  <anim:set smil:begin="0s" smil:dur="0.001s" smil:fill="hold" smil:targetElement="id59" anim:sub-item="text" smil:attributeName="visibility" smil:to="visible"/>
                  <anim:animate smil:dur="0.5s" smil:fill="hold" smil:targetElement="id59" anim:sub-item="text" smil:attributeName="x" smil:values="0-width/2;x" smil:keyTimes="0;1" smil:additive="base"/>
                  <anim:animate smil:dur="0.5s" smil:fill="hold" smil:targetElement="id59"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audio xlink:href="../../.config/libreoffice/4/user/gallery/type.wav"/>
                  <anim:set smil:begin="0s" smil:dur="0.001s" smil:fill="hold" smil:targetElement="id60" anim:sub-item="text" smil:attributeName="visibility" smil:to="visible"/>
                  <anim:animate smil:dur="0.5s" smil:fill="hold" smil:targetElement="id60" anim:sub-item="text" smil:attributeName="x" smil:values="0-width/2;x" smil:keyTimes="0;1" smil:additive="base"/>
                  <anim:animate smil:dur="0.5s" smil:fill="hold" smil:targetElement="id60"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audio xlink:href="../../.config/libreoffice/4/user/gallery/type.wav"/>
                  <anim:set smil:begin="0s" smil:dur="0.001s" smil:fill="hold" smil:targetElement="id61" anim:sub-item="text" smil:attributeName="visibility" smil:to="visible"/>
                  <anim:animate smil:dur="0.5s" smil:fill="hold" smil:targetElement="id61" anim:sub-item="text" smil:attributeName="x" smil:values="0-width/2;x" smil:keyTimes="0;1" smil:additive="base"/>
                  <anim:animate smil:dur="0.5s" smil:fill="hold" smil:targetElement="id61" anim:sub-item="text" smil:attributeName="y" smil:values="y;y" smil:keyTimes="0;1" smil:additive="base"/>
                </anim:par>
              </anim:par>
            </anim:par>
          </anim:seq>
        </anim:par>
        <presentation:notes draw:style-name="dp2" presentation:use-date-time-name="dtd2">
          <draw:custom-shape draw:name="Rectangle 3" draw:style-name="gr5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6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0" presentation:class="page"/>
          <draw:frame presentation:style-name="pr5" draw:text-style-name="P5" draw:layer="layout" svg:width="13.97cm" svg:height="11.43cm" svg:x="2.54cm" svg:y="12.065cm" presentation:class="notes" presentation:placeholder="true">
            <draw:text-box/>
          </draw:frame>
        </presentation:notes>
      </draw:page>
      <draw:page draw:name="page21" draw:style-name="dp19" draw:master-page-name="Predeterminado" presentation:use-date-time-name="dtd1" xml:id="id62" draw:id="id62">
        <draw:frame presentation:style-name="pr3" draw:text-style-name="P2" draw:layer="layout" svg:width="12.912cm" svg:height="3.175cm" svg:x="8.043cm" svg:y="1.057cm" presentation:class="title" presentation:user-transformed="true">
          <draw:text-box>
            <text:list text:style-name="L3">
              <text:list-header>
                <text:p text:style-name="P6"><text:span text:style-name="T3">Datos primitivos</text:span></text:p>
              </text:list-header>
            </text:list>
          </draw:text-box>
        </draw:frame>
        <draw:custom-shape draw:name="Rectangle 3" draw:style-name="gr61" draw:text-style-name="P31" draw:layer="layout" svg:width="6.13cm" svg:height="2.108cm" svg:x="10.799cm" svg:y="4.661cm">
          <text:list text:style-name="L5">
            <text:list-header>
              <text:p text:style-name="P10"><text:span text:style-name="T8">Datos</text:span></text:p>
            </text:list-header>
          </text:list>
          <draw:enhanced-geometry svg:viewBox="0 0 21600 21600" draw:type="rectangle" draw:enhanced-path="M 0 0 L 21600 0 21600 21600 0 21600 0 0 Z N"/>
        </draw:custom-shape>
        <draw:custom-shape draw:name="Rectangle 4" draw:style-name="gr62" draw:text-style-name="P31" draw:layer="layout" svg:width="6.13cm" svg:height="2.108cm" svg:x="10.799cm" svg:y="8.259cm">
          <text:list text:style-name="L5">
            <text:list-header>
              <text:p text:style-name="P10"><text:span text:style-name="T8">Carácter</text:span></text:p>
            </text:list-header>
          </text:list>
          <draw:enhanced-geometry svg:viewBox="0 0 21600 21600" draw:type="rectangle" draw:enhanced-path="M 0 0 L 21600 0 21600 21600 0 21600 0 0 Z N"/>
        </draw:custom-shape>
        <draw:custom-shape draw:name="Rectangle 5" draw:style-name="gr63" draw:text-style-name="P31" draw:layer="layout" svg:width="6.13cm" svg:height="2.108cm" svg:x="2.756cm" svg:y="8.259cm">
          <text:list text:style-name="L5">
            <text:list-header>
              <text:p text:style-name="P10"><text:span text:style-name="T8">Numérico</text:span></text:p>
            </text:list-header>
          </text:list>
          <draw:enhanced-geometry svg:viewBox="0 0 21600 21600" draw:type="rectangle" draw:enhanced-path="M 0 0 L 21600 0 21600 21600 0 21600 0 0 Z N"/>
        </draw:custom-shape>
        <draw:custom-shape draw:name="Rectangle 6" draw:style-name="gr64" draw:text-style-name="P31" draw:layer="layout" svg:width="6.129cm" svg:height="2.108cm" svg:x="18.208cm" svg:y="8.259cm">
          <text:list text:style-name="L5">
            <text:list-header>
              <text:p text:style-name="P10"><text:span text:style-name="T8">Lógico</text:span></text:p>
            </text:list-header>
          </text:list>
          <draw:enhanced-geometry svg:viewBox="0 0 21600 21600" draw:type="rectangle" draw:enhanced-path="M 0 0 L 21600 0 21600 21600 0 21600 0 0 Z N"/>
        </draw:custom-shape>
        <draw:custom-shape draw:name="Rectangle 7" draw:style-name="gr65" draw:text-style-name="P31" draw:layer="layout" svg:width="6.13cm" svg:height="2.108cm" svg:x="2.54cm" svg:y="13.123cm">
          <text:list text:style-name="L5">
            <text:list-header>
              <text:p text:style-name="P10"><text:span text:style-name="T8">Entero</text:span></text:p>
            </text:list-header>
          </text:list>
          <draw:enhanced-geometry svg:viewBox="0 0 21600 21600" draw:type="rectangle" draw:enhanced-path="M 0 0 L 21600 0 21600 21600 0 21600 0 0 Z N"/>
        </draw:custom-shape>
        <draw:custom-shape draw:name="Rectangle 8" draw:style-name="gr66" draw:text-style-name="P31" draw:layer="layout" svg:width="6.129cm" svg:height="2.108cm" svg:x="9.737cm" svg:y="13.123cm">
          <text:list text:style-name="L5">
            <text:list-header>
              <text:p text:style-name="P10"><text:span text:style-name="T8">Real</text:span></text:p>
            </text:list-header>
          </text:list>
          <draw:enhanced-geometry svg:viewBox="0 0 21600 21600" draw:type="rectangle" draw:enhanced-path="M 0 0 L 21600 0 21600 21600 0 21600 0 0 Z N"/>
        </draw:custom-shape>
        <draw:line draw:name="Line 9" draw:style-name="gr10" draw:text-style-name="P12" draw:layer="layout" svg:x1="13.547cm" svg:y1="6.773cm" svg:x2="13.547cm" svg:y2="8.255cm">
          <text:p/>
        </draw:line>
        <draw:line draw:name="Line 10" draw:style-name="gr67" draw:text-style-name="P12" draw:layer="layout" svg:x1="5.927cm" svg:y1="7.62cm" svg:x2="21.378cm" svg:y2="7.62cm">
          <text:p/>
        </draw:line>
        <draw:line draw:name="Line 11" draw:style-name="gr10" draw:text-style-name="P12" draw:layer="layout" svg:x1="5.927cm" svg:y1="7.62cm" svg:x2="5.927cm" svg:y2="8.255cm">
          <text:p/>
        </draw:line>
        <draw:line draw:name="Line 12" draw:style-name="gr10" draw:text-style-name="P12" draw:layer="layout" svg:x1="21.378cm" svg:y1="7.62cm" svg:x2="21.378cm" svg:y2="8.255cm">
          <text:p/>
        </draw:line>
        <draw:line draw:name="Line 13" draw:style-name="gr67" draw:text-style-name="P12" draw:layer="layout" svg:x1="4.233cm" svg:y1="12.488cm" svg:x2="12.065cm" svg:y2="12.488cm">
          <text:p/>
        </draw:line>
        <draw:line draw:name="Line 14" draw:style-name="gr67" draw:text-style-name="P12" draw:layer="layout" svg:x1="6.138cm" svg:y1="10.372cm" svg:x2="6.138cm" svg:y2="12.488cm">
          <text:p/>
        </draw:line>
        <draw:line draw:name="Line 15" draw:style-name="gr10" draw:text-style-name="P12" draw:layer="layout" svg:x1="4.233cm" svg:y1="12.488cm" svg:x2="4.233cm" svg:y2="13.123cm">
          <text:p/>
        </draw:line>
        <draw:line draw:name="Line 16" draw:style-name="gr10" draw:text-style-name="P12" draw:layer="layout" svg:x1="12.065cm" svg:y1="12.488cm" svg:x2="12.065cm" svg:y2="13.123cm">
          <text:p/>
        </draw:line>
        <anim:par smil:dur="indefinite" smil:restart="never" presentation:node-type="timing-root">
          <anim:par smil:begin="id62.begin">
            <anim:transitionFilter smil:dur="0.5s" smil:type="barnDoorWipe" smil:subtype="horizontal"/>
            <anim:audio xlink:href="../../.config/libreoffice/4/user/gallery/projctor.wav"/>
          </anim:par>
          <anim:seq smil:dur="0s" presentation:node-type="main-sequence"/>
        </anim:par>
        <presentation:notes draw:style-name="dp2" presentation:use-date-time-name="dtd2">
          <draw:custom-shape draw:name="Rectangle 3" draw:style-name="gr6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6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1" presentation:class="page"/>
          <draw:frame presentation:style-name="pr5" draw:text-style-name="P5" draw:layer="layout" svg:width="13.97cm" svg:height="11.43cm" svg:x="2.54cm" svg:y="12.065cm" presentation:class="notes" presentation:placeholder="true">
            <draw:text-box/>
          </draw:frame>
        </presentation:notes>
      </draw:page>
      <draw:page draw:name="page22" draw:style-name="dp20" draw:master-page-name="Predeterminado" presentation:use-date-time-name="dtd1" xml:id="id63" draw:id="id63">
        <draw:frame presentation:style-name="pr3" draw:text-style-name="P2" draw:layer="layout" svg:width="16.934cm" svg:height="3.175cm" svg:x="5.503cm" svg:y="1.692cm" presentation:class="title" presentation:user-transformed="true">
          <draw:text-box>
            <text:list text:style-name="L3">
              <text:list-header>
                <text:p text:style-name="P6"><text:span text:style-name="T23">5. Constantes y Variables</text:span></text:p>
              </text:list-header>
            </text:list>
          </draw:text-box>
        </draw:frame>
        <draw:frame presentation:style-name="pr27" draw:text-style-name="P2" draw:layer="layout" svg:width="16.933cm" svg:height="7.748cm" svg:x="5.714cm" svg:y="5.627cm" presentation:class="outline" presentation:user-transformed="true">
          <draw:text-box>
            <text:list text:style-name="L4">
              <text:list-item>
                <text:p text:style-name="P35"><text:span text:style-name="T4">Constantes: valores que durante la ejecución de un programa no cambian su valor.</text:span></text:p>
                <text:p text:style-name="P35"><text:span text:style-name="T4"/></text:p>
              </text:list-item>
              <text:list-item>
                <text:p text:style-name="P35"><text:span text:style-name="T4">Variables: valores que cambiarán durante la ejecución del programa</text:span></text:p>
              </text:list-item>
            </text:list>
          </draw:text-box>
        </draw:frame>
        <anim:par smil:dur="indefinite" smil:restart="never" presentation:node-type="timing-root">
          <anim:par smil:begin="id63.begin">
            <anim:transitionFilter smil:dur="0.5s" smil:type="checkerBoardWipe" smil:subtype="across"/>
            <anim:audio xlink:href="../../.config/libreoffice/4/user/gallery/explode.wav"/>
          </anim:par>
          <anim:seq smil:dur="0s" presentation:node-type="main-sequence"/>
        </anim:par>
        <presentation:notes draw:style-name="dp2" presentation:use-date-time-name="dtd2">
          <draw:custom-shape draw:name="Rectangle 3" draw:style-name="gr70"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71"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2" presentation:class="page"/>
          <draw:frame presentation:style-name="pr5" draw:text-style-name="P5" draw:layer="layout" svg:width="13.97cm" svg:height="11.43cm" svg:x="2.54cm" svg:y="12.065cm" presentation:class="notes" presentation:placeholder="true">
            <draw:text-box/>
          </draw:frame>
        </presentation:notes>
      </draw:page>
      <draw:page draw:name="page23" draw:style-name="dp10" draw:master-page-name="Predeterminado" presentation:use-date-time-name="dtd1" xml:id="id64" draw:id="id64">
        <draw:frame presentation:style-name="pr3" draw:text-style-name="P2" draw:layer="layout" svg:width="19.897cm" svg:height="3.175cm" svg:x="2.962cm" svg:y="0.846cm" presentation:class="title" presentation:user-transformed="true">
          <draw:text-box>
            <text:list text:style-name="L3">
              <text:list-header>
                <text:p text:style-name="P8"><text:span text:style-name="T3">6. Expresiones</text:span></text:p>
              </text:list-header>
            </text:list>
          </draw:text-box>
        </draw:frame>
        <draw:frame presentation:style-name="pr28" draw:text-style-name="P2" draw:layer="layout" svg:width="20.743cm" svg:height="11.73cm" svg:x="3.174cm" svg:y="5.627cm" presentation:class="outline" presentation:user-transformed="true">
          <draw:text-box>
            <text:list text:style-name="L4">
              <text:list-item>
                <text:p text:style-name="P21"><text:span text:style-name="T3">Se definen como una combinación de constantes, variables, símbolos de operación, paréntesis, y nombres de funciones especiales.</text:span></text:p>
              </text:list-item>
              <text:list-item>
                <text:p text:style-name="P21"><text:span text:style-name="T3">Una expresión consta de operandos y operadores.</text:span></text:p>
              </text:list-item>
              <text:list-item>
                <text:p text:style-name="P21"><text:span text:style-name="T3">Las expresiones se clasifican en aritméticas, lógicas y carácter.</text:span></text:p>
              </text:list-item>
            </text:list>
          </draw:text-box>
        </draw:frame>
        <anim:par smil:dur="indefinite" smil:restart="never" presentation:node-type="timing-root">
          <anim:par smil:begin="id64.begin">
            <anim:audio xlink:href="../../.config/libreoffice/4/user/gallery/laser.wav"/>
          </anim:par>
          <anim:seq smil:dur="0s" presentation:node-type="main-sequence"/>
        </anim:par>
        <presentation:notes draw:style-name="dp2" presentation:use-date-time-name="dtd2">
          <draw:custom-shape draw:name="Rectangle 3" draw:style-name="gr72"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73"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3" presentation:class="page"/>
          <draw:frame presentation:style-name="pr5" draw:text-style-name="P5" draw:layer="layout" svg:width="13.97cm" svg:height="11.43cm" svg:x="2.54cm" svg:y="12.065cm" presentation:class="notes" presentation:placeholder="true">
            <draw:text-box/>
          </draw:frame>
        </presentation:notes>
      </draw:page>
      <draw:page draw:name="page24" draw:style-name="dp21" draw:master-page-name="Predeterminado" presentation:use-date-time-name="dtd1" xml:id="id65" draw:id="id65">
        <draw:frame presentation:style-name="pr29" draw:text-style-name="P2" draw:layer="layout" svg:width="19.685cm" svg:height="2.752cm" svg:x="3.174cm" svg:y="1.058cm" presentation:class="title" presentation:user-transformed="true">
          <draw:text-box>
            <text:list text:style-name="L3">
              <text:list-header>
                <text:p text:style-name="P8"><text:span text:style-name="T3">Expresiones aritméticas</text:span></text:p>
              </text:list-header>
            </text:list>
          </draw:text-box>
        </draw:frame>
        <draw:g draw:name="Group 49">
          <draw:custom-shape draw:name="Rectangle 3" draw:style-name="gr74" draw:text-style-name="P37" draw:layer="layout" svg:width="5.817cm" svg:height="1.275cm" svg:x="18.947cm" svg:y="16.505cm">
            <text:list text:style-name="L16">
              <text:list-header>
                <text:p text:style-name="P36"><text:span text:style-name="T28">Entero</text:span></text:p>
              </text:list-header>
            </text:list>
            <draw:enhanced-geometry svg:viewBox="0 0 21600 21600" draw:type="rectangle" draw:enhanced-path="M 0 0 L 21600 0 21600 21600 0 21600 0 0 Z N"/>
          </draw:custom-shape>
          <draw:custom-shape draw:name="Rectangle 4" draw:style-name="gr75" draw:text-style-name="P37" draw:layer="layout" svg:width="6.855cm" svg:height="1.275cm" svg:x="12.091cm" svg:y="16.505cm">
            <text:list text:style-name="L16">
              <text:list-header>
                <text:p text:style-name="P36"><text:span text:style-name="T28">Entero</text:span></text:p>
              </text:list-header>
            </text:list>
            <draw:enhanced-geometry svg:viewBox="0 0 21600 21600" draw:type="rectangle" draw:enhanced-path="M 0 0 L 21600 0 21600 21600 0 21600 0 0 Z N"/>
          </draw:custom-shape>
          <draw:custom-shape draw:name="Rectangle 5" draw:style-name="gr76" draw:text-style-name="P37" draw:layer="layout" svg:width="6.024cm" svg:height="1.275cm" svg:x="6.067cm" svg:y="16.505cm">
            <text:list text:style-name="L16">
              <text:list-header>
                <text:p text:style-name="P36"><text:span text:style-name="T28">módulo</text:span></text:p>
              </text:list-header>
            </text:list>
            <draw:enhanced-geometry svg:viewBox="0 0 21600 21600" draw:type="rectangle" draw:enhanced-path="M 0 0 L 21600 0 21600 21600 0 21600 0 0 Z N"/>
          </draw:custom-shape>
          <draw:custom-shape draw:name="Rectangle 6" draw:style-name="gr77" draw:text-style-name="P37" draw:layer="layout" svg:width="3.739cm" svg:height="1.275cm" svg:x="2.328cm" svg:y="16.505cm">
            <text:list text:style-name="L16">
              <text:list-header>
                <text:p text:style-name="P36"><text:span text:style-name="T28">Mod</text:span></text:p>
              </text:list-header>
            </text:list>
            <draw:enhanced-geometry svg:viewBox="0 0 21600 21600" draw:type="rectangle" draw:enhanced-path="M 0 0 L 21600 0 21600 21600 0 21600 0 0 Z N"/>
          </draw:custom-shape>
          <draw:custom-shape draw:name="Rectangle 7" draw:style-name="gr78" draw:text-style-name="P37" draw:layer="layout" svg:width="5.817cm" svg:height="1.274cm" svg:x="18.947cm" svg:y="15.231cm">
            <text:list text:style-name="L16">
              <text:list-header>
                <text:p text:style-name="P36"><text:span text:style-name="T28">Entero</text:span></text:p>
              </text:list-header>
            </text:list>
            <draw:enhanced-geometry svg:viewBox="0 0 21600 21600" draw:type="rectangle" draw:enhanced-path="M 0 0 L 21600 0 21600 21600 0 21600 0 0 Z N"/>
          </draw:custom-shape>
          <draw:custom-shape draw:name="Rectangle 8" draw:style-name="gr79" draw:text-style-name="P37" draw:layer="layout" svg:width="6.855cm" svg:height="1.274cm" svg:x="12.091cm" svg:y="15.231cm">
            <text:list text:style-name="L16">
              <text:list-header>
                <text:p text:style-name="P36"><text:span text:style-name="T28">Entero</text:span></text:p>
              </text:list-header>
            </text:list>
            <draw:enhanced-geometry svg:viewBox="0 0 21600 21600" draw:type="rectangle" draw:enhanced-path="M 0 0 L 21600 0 21600 21600 0 21600 0 0 Z N"/>
          </draw:custom-shape>
          <draw:custom-shape draw:name="Rectangle 9" draw:style-name="gr80" draw:text-style-name="P37" draw:layer="layout" svg:width="6.024cm" svg:height="1.274cm" svg:x="6.067cm" svg:y="15.231cm">
            <text:list text:style-name="L16">
              <text:list-header>
                <text:p text:style-name="P36"><text:span text:style-name="T28">División entera</text:span></text:p>
              </text:list-header>
            </text:list>
            <draw:enhanced-geometry svg:viewBox="0 0 21600 21600" draw:type="rectangle" draw:enhanced-path="M 0 0 L 21600 0 21600 21600 0 21600 0 0 Z N"/>
          </draw:custom-shape>
          <draw:custom-shape draw:name="Rectangle 10" draw:style-name="gr81" draw:text-style-name="P37" draw:layer="layout" svg:width="3.739cm" svg:height="1.274cm" svg:x="2.328cm" svg:y="15.231cm">
            <text:list text:style-name="L16">
              <text:list-header>
                <text:p text:style-name="P36"><text:span text:style-name="T28">Div</text:span></text:p>
              </text:list-header>
            </text:list>
            <draw:enhanced-geometry svg:viewBox="0 0 21600 21600" draw:type="rectangle" draw:enhanced-path="M 0 0 L 21600 0 21600 21600 0 21600 0 0 Z N"/>
          </draw:custom-shape>
          <draw:custom-shape draw:name="Rectangle 11" draw:style-name="gr82" draw:text-style-name="P37" draw:layer="layout" svg:width="5.817cm" svg:height="1.275cm" svg:x="18.947cm" svg:y="13.956cm">
            <text:list text:style-name="L16">
              <text:list-header>
                <text:p text:style-name="P36"><text:span text:style-name="T28">Real</text:span></text:p>
              </text:list-header>
            </text:list>
            <draw:enhanced-geometry svg:viewBox="0 0 21600 21600" draw:type="rectangle" draw:enhanced-path="M 0 0 L 21600 0 21600 21600 0 21600 0 0 Z N"/>
          </draw:custom-shape>
          <draw:custom-shape draw:name="Rectangle 12" draw:style-name="gr83" draw:text-style-name="P37" draw:layer="layout" svg:width="6.855cm" svg:height="1.275cm" svg:x="12.091cm" svg:y="13.956cm">
            <text:list text:style-name="L16">
              <text:list-header>
                <text:p text:style-name="P36"><text:span text:style-name="T28">Real </text:span></text:p>
              </text:list-header>
            </text:list>
            <draw:enhanced-geometry svg:viewBox="0 0 21600 21600" draw:type="rectangle" draw:enhanced-path="M 0 0 L 21600 0 21600 21600 0 21600 0 0 Z N"/>
          </draw:custom-shape>
          <draw:custom-shape draw:name="Rectangle 13" draw:style-name="gr84" draw:text-style-name="P37" draw:layer="layout" svg:width="6.024cm" svg:height="1.275cm" svg:x="6.067cm" svg:y="13.956cm">
            <text:list text:style-name="L16">
              <text:list-header>
                <text:p text:style-name="P36"><text:span text:style-name="T28">División</text:span></text:p>
              </text:list-header>
            </text:list>
            <draw:enhanced-geometry svg:viewBox="0 0 21600 21600" draw:type="rectangle" draw:enhanced-path="M 0 0 L 21600 0 21600 21600 0 21600 0 0 Z N"/>
          </draw:custom-shape>
          <draw:custom-shape draw:name="Rectangle 14" draw:style-name="gr85" draw:text-style-name="P37" draw:layer="layout" svg:width="3.739cm" svg:height="1.275cm" svg:x="2.328cm" svg:y="13.956cm">
            <text:list text:style-name="L16">
              <text:list-header>
                <text:p text:style-name="P36"><text:span text:style-name="T28">/</text:span></text:p>
              </text:list-header>
            </text:list>
            <draw:enhanced-geometry svg:viewBox="0 0 21600 21600" draw:type="rectangle" draw:enhanced-path="M 0 0 L 21600 0 21600 21600 0 21600 0 0 Z N"/>
          </draw:custom-shape>
          <draw:custom-shape draw:name="Rectangle 15" draw:style-name="gr86" draw:text-style-name="P37" draw:layer="layout" svg:width="5.817cm" svg:height="2.112cm" svg:x="18.947cm" svg:y="11.844cm">
            <text:list text:style-name="L16">
              <text:list-header>
                <text:p text:style-name="P36"><text:span text:style-name="T28">Entero o real</text:span></text:p>
                <text:p text:style-name="P36"><text:span text:style-name="T28"/></text:p>
              </text:list-header>
            </text:list>
            <draw:enhanced-geometry svg:viewBox="0 0 21600 21600" draw:type="rectangle" draw:enhanced-path="M 0 0 L 21600 0 21600 21600 0 21600 0 0 Z N"/>
          </draw:custom-shape>
          <draw:custom-shape draw:name="Rectangle 16" draw:style-name="gr87" draw:text-style-name="P37" draw:layer="layout" svg:width="6.855cm" svg:height="2.112cm" svg:x="12.091cm" svg:y="11.844cm">
            <text:list text:style-name="L16">
              <text:list-header>
                <text:p text:style-name="P36"><text:span text:style-name="T28">Entero o real</text:span></text:p>
              </text:list-header>
            </text:list>
            <draw:enhanced-geometry svg:viewBox="0 0 21600 21600" draw:type="rectangle" draw:enhanced-path="M 0 0 L 21600 0 21600 21600 0 21600 0 0 Z N"/>
          </draw:custom-shape>
          <draw:custom-shape draw:name="Rectangle 17" draw:style-name="gr88" draw:text-style-name="P37" draw:layer="layout" svg:width="6.024cm" svg:height="2.112cm" svg:x="6.067cm" svg:y="11.844cm">
            <text:list text:style-name="L16">
              <text:list-header>
                <text:p text:style-name="P36"><text:span text:style-name="T28">Multiplicación</text:span></text:p>
              </text:list-header>
            </text:list>
            <draw:enhanced-geometry svg:viewBox="0 0 21600 21600" draw:type="rectangle" draw:enhanced-path="M 0 0 L 21600 0 21600 21600 0 21600 0 0 Z N"/>
          </draw:custom-shape>
          <draw:custom-shape draw:name="Rectangle 18" draw:style-name="gr89" draw:text-style-name="P37" draw:layer="layout" svg:width="3.739cm" svg:height="2.112cm" svg:x="2.328cm" svg:y="11.844cm">
            <text:list text:style-name="L16">
              <text:list-header>
                <text:p text:style-name="P36"><text:span text:style-name="T28">*</text:span></text:p>
              </text:list-header>
            </text:list>
            <draw:enhanced-geometry svg:viewBox="0 0 21600 21600" draw:type="rectangle" draw:enhanced-path="M 0 0 L 21600 0 21600 21600 0 21600 0 0 Z N"/>
          </draw:custom-shape>
          <draw:custom-shape draw:name="Rectangle 19" draw:style-name="gr90" draw:text-style-name="P37" draw:layer="layout" svg:width="5.817cm" svg:height="2.112cm" svg:x="18.947cm" svg:y="9.732cm">
            <text:list text:style-name="L16">
              <text:list-header>
                <text:p text:style-name="P36"><text:span text:style-name="T28">Entero o real</text:span></text:p>
                <text:p text:style-name="P36"><text:span text:style-name="T28"/></text:p>
              </text:list-header>
            </text:list>
            <draw:enhanced-geometry svg:viewBox="0 0 21600 21600" draw:type="rectangle" draw:enhanced-path="M 0 0 L 21600 0 21600 21600 0 21600 0 0 Z N"/>
          </draw:custom-shape>
          <draw:custom-shape draw:name="Rectangle 20" draw:style-name="gr91" draw:text-style-name="P37" draw:layer="layout" svg:width="6.855cm" svg:height="2.112cm" svg:x="12.091cm" svg:y="9.732cm">
            <text:list text:style-name="L16">
              <text:list-header>
                <text:p text:style-name="P36"><text:span text:style-name="T28">Entero o real</text:span></text:p>
              </text:list-header>
            </text:list>
            <draw:enhanced-geometry svg:viewBox="0 0 21600 21600" draw:type="rectangle" draw:enhanced-path="M 0 0 L 21600 0 21600 21600 0 21600 0 0 Z N"/>
          </draw:custom-shape>
          <draw:custom-shape draw:name="Rectangle 21" draw:style-name="gr92" draw:text-style-name="P37" draw:layer="layout" svg:width="6.024cm" svg:height="2.112cm" svg:x="6.067cm" svg:y="9.732cm">
            <text:list text:style-name="L16">
              <text:list-header>
                <text:p text:style-name="P36"><text:span text:style-name="T28">Resta</text:span></text:p>
              </text:list-header>
            </text:list>
            <draw:enhanced-geometry svg:viewBox="0 0 21600 21600" draw:type="rectangle" draw:enhanced-path="M 0 0 L 21600 0 21600 21600 0 21600 0 0 Z N"/>
          </draw:custom-shape>
          <draw:custom-shape draw:name="Rectangle 22" draw:style-name="gr93" draw:text-style-name="P37" draw:layer="layout" svg:width="3.739cm" svg:height="2.112cm" svg:x="2.328cm" svg:y="9.732cm">
            <text:list text:style-name="L16">
              <text:list-header>
                <text:p text:style-name="P36"><text:span text:style-name="T28">-</text:span></text:p>
              </text:list-header>
            </text:list>
            <draw:enhanced-geometry svg:viewBox="0 0 21600 21600" draw:type="rectangle" draw:enhanced-path="M 0 0 L 21600 0 21600 21600 0 21600 0 0 Z N"/>
          </draw:custom-shape>
          <draw:custom-shape draw:name="Rectangle 23" draw:style-name="gr94" draw:text-style-name="P37" draw:layer="layout" svg:width="5.817cm" svg:height="2.112cm" svg:x="18.947cm" svg:y="7.62cm">
            <text:list text:style-name="L16">
              <text:list-header>
                <text:p text:style-name="P36"><text:span text:style-name="T28">Entero o real</text:span></text:p>
                <text:p text:style-name="P36"><text:span text:style-name="T28"/></text:p>
              </text:list-header>
            </text:list>
            <draw:enhanced-geometry svg:viewBox="0 0 21600 21600" draw:type="rectangle" draw:enhanced-path="M 0 0 L 21600 0 21600 21600 0 21600 0 0 Z N"/>
          </draw:custom-shape>
          <draw:custom-shape draw:name="Rectangle 24" draw:style-name="gr95" draw:text-style-name="P37" draw:layer="layout" svg:width="6.855cm" svg:height="2.112cm" svg:x="12.091cm" svg:y="7.62cm">
            <text:list text:style-name="L16">
              <text:list-header>
                <text:p text:style-name="P36"><text:span text:style-name="T28">Entero o real</text:span></text:p>
              </text:list-header>
            </text:list>
            <draw:enhanced-geometry svg:viewBox="0 0 21600 21600" draw:type="rectangle" draw:enhanced-path="M 0 0 L 21600 0 21600 21600 0 21600 0 0 Z N"/>
          </draw:custom-shape>
          <draw:custom-shape draw:name="Rectangle 25" draw:style-name="gr96" draw:text-style-name="P37" draw:layer="layout" svg:width="6.024cm" svg:height="2.112cm" svg:x="6.067cm" svg:y="7.62cm">
            <text:list text:style-name="L16">
              <text:list-header>
                <text:p text:style-name="P36"><text:span text:style-name="T28">Suma</text:span></text:p>
              </text:list-header>
            </text:list>
            <draw:enhanced-geometry svg:viewBox="0 0 21600 21600" draw:type="rectangle" draw:enhanced-path="M 0 0 L 21600 0 21600 21600 0 21600 0 0 Z N"/>
          </draw:custom-shape>
          <draw:custom-shape draw:name="Rectangle 26" draw:style-name="gr97" draw:text-style-name="P37" draw:layer="layout" svg:width="3.739cm" svg:height="2.112cm" svg:x="2.328cm" svg:y="7.62cm">
            <text:list text:style-name="L16">
              <text:list-header>
                <text:p text:style-name="P36"><text:span text:style-name="T28">+</text:span></text:p>
              </text:list-header>
            </text:list>
            <draw:enhanced-geometry svg:viewBox="0 0 21600 21600" draw:type="rectangle" draw:enhanced-path="M 0 0 L 21600 0 21600 21600 0 21600 0 0 Z N"/>
          </draw:custom-shape>
          <draw:custom-shape draw:name="Rectangle 27" draw:style-name="gr98" draw:text-style-name="P37" draw:layer="layout" svg:width="5.817cm" svg:height="2.113cm" svg:x="18.947cm" svg:y="5.507cm">
            <text:list text:style-name="L16">
              <text:list-header>
                <text:p text:style-name="P36"><text:span text:style-name="T28">Entero o real</text:span></text:p>
                <text:p text:style-name="P36"><text:span text:style-name="T28"/></text:p>
              </text:list-header>
            </text:list>
            <draw:enhanced-geometry svg:viewBox="0 0 21600 21600" draw:type="rectangle" draw:enhanced-path="M 0 0 L 21600 0 21600 21600 0 21600 0 0 Z N"/>
          </draw:custom-shape>
          <draw:custom-shape draw:name="Rectangle 28" draw:style-name="gr99" draw:text-style-name="P37" draw:layer="layout" svg:width="6.855cm" svg:height="2.113cm" svg:x="12.091cm" svg:y="5.507cm">
            <text:list text:style-name="L16">
              <text:list-header>
                <text:p text:style-name="P36"><text:span text:style-name="T28">Entero o real</text:span></text:p>
              </text:list-header>
            </text:list>
            <draw:enhanced-geometry svg:viewBox="0 0 21600 21600" draw:type="rectangle" draw:enhanced-path="M 0 0 L 21600 0 21600 21600 0 21600 0 0 Z N"/>
          </draw:custom-shape>
          <draw:custom-shape draw:name="Rectangle 29" draw:style-name="gr100" draw:text-style-name="P37" draw:layer="layout" svg:width="6.024cm" svg:height="2.113cm" svg:x="6.067cm" svg:y="5.507cm">
            <text:list text:style-name="L16">
              <text:list-header>
                <text:p text:style-name="P36"><text:span text:style-name="T28">Exponenciación</text:span></text:p>
              </text:list-header>
            </text:list>
            <draw:enhanced-geometry svg:viewBox="0 0 21600 21600" draw:type="rectangle" draw:enhanced-path="M 0 0 L 21600 0 21600 21600 0 21600 0 0 Z N"/>
          </draw:custom-shape>
          <draw:custom-shape draw:name="Rectangle 30" draw:style-name="gr101" draw:text-style-name="P37" draw:layer="layout" svg:width="3.739cm" svg:height="2.113cm" svg:x="2.328cm" svg:y="5.507cm">
            <text:list text:style-name="L16">
              <text:list-header>
                <text:p text:style-name="P36"><text:span text:style-name="T28">**</text:span></text:p>
              </text:list-header>
            </text:list>
            <draw:enhanced-geometry svg:viewBox="0 0 21600 21600" draw:type="rectangle" draw:enhanced-path="M 0 0 L 21600 0 21600 21600 0 21600 0 0 Z N"/>
          </draw:custom-shape>
          <draw:custom-shape draw:name="Rectangle 31" draw:style-name="gr102" draw:text-style-name="P38" draw:layer="layout" svg:width="5.817cm" svg:height="1.274cm" svg:x="18.947cm" svg:y="4.233cm">
            <text:list text:style-name="L16">
              <text:list-header>
                <text:p text:style-name="P36"><text:span text:style-name="T29">Tipo resultado</text:span></text:p>
              </text:list-header>
            </text:list>
            <draw:enhanced-geometry svg:viewBox="0 0 21600 21600" draw:type="rectangle" draw:enhanced-path="M 0 0 L 21600 0 21600 21600 0 21600 0 0 Z N"/>
          </draw:custom-shape>
          <draw:custom-shape draw:name="Rectangle 32" draw:style-name="gr103" draw:text-style-name="P38" draw:layer="layout" svg:width="6.855cm" svg:height="1.274cm" svg:x="12.091cm" svg:y="4.233cm">
            <text:list text:style-name="L16">
              <text:list-header>
                <text:p text:style-name="P36"><text:span text:style-name="T29">Tipo de operandos</text:span></text:p>
              </text:list-header>
            </text:list>
            <draw:enhanced-geometry svg:viewBox="0 0 21600 21600" draw:type="rectangle" draw:enhanced-path="M 0 0 L 21600 0 21600 21600 0 21600 0 0 Z N"/>
          </draw:custom-shape>
          <draw:custom-shape draw:name="Rectangle 33" draw:style-name="gr104" draw:text-style-name="P38" draw:layer="layout" svg:width="6.024cm" svg:height="1.274cm" svg:x="6.067cm" svg:y="4.233cm">
            <text:list text:style-name="L16">
              <text:list-header>
                <text:p text:style-name="P36"><text:span text:style-name="T29">Significado</text:span></text:p>
              </text:list-header>
            </text:list>
            <draw:enhanced-geometry svg:viewBox="0 0 21600 21600" draw:type="rectangle" draw:enhanced-path="M 0 0 L 21600 0 21600 21600 0 21600 0 0 Z N"/>
          </draw:custom-shape>
          <draw:custom-shape draw:name="Rectangle 34" draw:style-name="gr105" draw:text-style-name="P38" draw:layer="layout" svg:width="3.739cm" svg:height="1.274cm" svg:x="2.328cm" svg:y="4.233cm">
            <text:list text:style-name="L16">
              <text:list-header>
                <text:p text:style-name="P36"><text:span text:style-name="T29">Operador</text:span></text:p>
              </text:list-header>
            </text:list>
            <draw:enhanced-geometry svg:viewBox="0 0 21600 21600" draw:type="rectangle" draw:enhanced-path="M 0 0 L 21600 0 21600 21600 0 21600 0 0 Z N"/>
          </draw:custom-shape>
          <draw:line draw:name="Line 35" draw:style-name="gr106" draw:text-style-name="P12" draw:layer="layout" svg:x1="2.328cm" svg:y1="4.233cm" svg:x2="24.765cm" svg:y2="4.233cm">
            <text:p/>
          </draw:line>
          <draw:line draw:name="Line 36" draw:style-name="gr67" draw:text-style-name="P12" draw:layer="layout" svg:x1="2.328cm" svg:y1="5.507cm" svg:x2="24.765cm" svg:y2="5.507cm">
            <text:p/>
          </draw:line>
          <draw:line draw:name="Line 37" draw:style-name="gr67" draw:text-style-name="P12" draw:layer="layout" svg:x1="2.328cm" svg:y1="7.62cm" svg:x2="24.765cm" svg:y2="7.62cm">
            <text:p/>
          </draw:line>
          <draw:line draw:name="Line 38" draw:style-name="gr67" draw:text-style-name="P12" draw:layer="layout" svg:x1="2.328cm" svg:y1="9.732cm" svg:x2="24.765cm" svg:y2="9.732cm">
            <text:p/>
          </draw:line>
          <draw:line draw:name="Line 39" draw:style-name="gr67" draw:text-style-name="P12" draw:layer="layout" svg:x1="2.328cm" svg:y1="11.844cm" svg:x2="24.765cm" svg:y2="11.844cm">
            <text:p/>
          </draw:line>
          <draw:line draw:name="Line 40" draw:style-name="gr67" draw:text-style-name="P12" draw:layer="layout" svg:x1="2.328cm" svg:y1="13.956cm" svg:x2="24.765cm" svg:y2="13.956cm">
            <text:p/>
          </draw:line>
          <draw:line draw:name="Line 41" draw:style-name="gr67" draw:text-style-name="P12" draw:layer="layout" svg:x1="2.328cm" svg:y1="15.231cm" svg:x2="24.765cm" svg:y2="15.231cm">
            <text:p/>
          </draw:line>
          <draw:line draw:name="Line 42" draw:style-name="gr67" draw:text-style-name="P12" draw:layer="layout" svg:x1="2.328cm" svg:y1="16.505cm" svg:x2="24.765cm" svg:y2="16.505cm">
            <text:p/>
          </draw:line>
          <draw:line draw:name="Line 43" draw:style-name="gr106" draw:text-style-name="P12" draw:layer="layout" svg:x1="2.328cm" svg:y1="17.78cm" svg:x2="24.765cm" svg:y2="17.78cm">
            <text:p/>
          </draw:line>
          <draw:line draw:name="Line 44" draw:style-name="gr106" draw:text-style-name="P12" draw:layer="layout" svg:x1="2.328cm" svg:y1="4.233cm" svg:x2="2.328cm" svg:y2="17.78cm">
            <text:p/>
          </draw:line>
          <draw:line draw:name="Line 45" draw:style-name="gr67" draw:text-style-name="P12" draw:layer="layout" svg:x1="6.067cm" svg:y1="4.233cm" svg:x2="6.067cm" svg:y2="17.78cm">
            <text:p/>
          </draw:line>
          <draw:line draw:name="Line 46" draw:style-name="gr67" draw:text-style-name="P12" draw:layer="layout" svg:x1="12.091cm" svg:y1="4.233cm" svg:x2="12.091cm" svg:y2="17.78cm">
            <text:p/>
          </draw:line>
          <draw:line draw:name="Line 47" draw:style-name="gr67" draw:text-style-name="P12" draw:layer="layout" svg:x1="18.947cm" svg:y1="4.233cm" svg:x2="18.947cm" svg:y2="17.78cm">
            <text:p/>
          </draw:line>
          <draw:line draw:name="Line 48" draw:style-name="gr106" draw:text-style-name="P12" draw:layer="layout" svg:x1="24.765cm" svg:y1="4.233cm" svg:x2="24.765cm" svg:y2="17.78cm">
            <text:p/>
          </draw:line>
        </draw:g>
        <anim:par smil:dur="indefinite" smil:restart="never" presentation:node-type="timing-root">
          <anim:par smil:begin="id65.begin">
            <anim:audio xlink:href="../../.config/libreoffice/4/user/gallery/carbrake.wav"/>
          </anim:par>
        </anim:par>
        <presentation:notes draw:style-name="dp2" presentation:use-date-time-name="dtd2">
          <draw:custom-shape draw:name="Rectangle 3" draw:style-name="gr10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0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4" presentation:class="page"/>
          <draw:frame presentation:style-name="pr5" draw:text-style-name="P5" draw:layer="layout" svg:width="13.97cm" svg:height="11.43cm" svg:x="2.54cm" svg:y="12.065cm" presentation:class="notes" presentation:placeholder="true">
            <draw:text-box/>
          </draw:frame>
        </presentation:notes>
      </draw:page>
      <draw:page draw:name="page25" draw:style-name="dp17" draw:master-page-name="Predeterminado" presentation:use-date-time-name="dtd1" xml:id="id66" draw:id="id66">
        <draw:frame presentation:style-name="pr30" draw:text-style-name="P2" draw:layer="layout" svg:width="16.933cm" svg:height="2.751cm" svg:x="5.079cm" svg:y="1.481cm" presentation:class="title" presentation:user-transformed="true">
          <draw:text-box>
            <text:list text:style-name="L3">
              <text:list-header>
                <text:p text:style-name="P8"><text:span text:style-name="T3">Reglas de prioridad</text:span></text:p>
              </text:list-header>
            </text:list>
          </draw:text-box>
        </draw:frame>
        <draw:g draw:name="Group 28">
          <draw:custom-shape draw:name="Rectangle 3" draw:style-name="gr109" draw:text-style-name="P40" draw:layer="layout" svg:width="8.467cm" svg:height="1.266cm" svg:x="13.97cm" svg:y="6.134cm">
            <text:list text:style-name="L16">
              <text:list-header>
                <text:p text:style-name="P39"><text:span text:style-name="T30">( <text:s/>)</text:span></text:p>
              </text:list-header>
            </text:list>
            <draw:enhanced-geometry svg:viewBox="0 0 21600 21600" draw:type="rectangle" draw:enhanced-path="M 0 0 L 21600 0 21600 21600 0 21600 0 0 Z N"/>
          </draw:custom-shape>
          <draw:custom-shape draw:name="Rectangle 4" draw:style-name="gr110" draw:text-style-name="P40" draw:layer="layout" svg:width="8.467cm" svg:height="1.266cm" svg:x="5.503cm" svg:y="6.134cm">
            <text:list text:style-name="L16">
              <text:list-header>
                <text:p text:style-name="P39"><text:span text:style-name="T30">Parentesis</text:span></text:p>
              </text:list-header>
            </text:list>
            <draw:enhanced-geometry svg:viewBox="0 0 21600 21600" draw:type="rectangle" draw:enhanced-path="M 0 0 L 21600 0 21600 21600 0 21600 0 0 Z N"/>
          </draw:custom-shape>
          <draw:custom-shape draw:name="Rectangle 5" draw:style-name="gr111" draw:text-style-name="P40" draw:layer="layout" svg:width="8.467cm" svg:height="1.882cm" svg:x="13.97cm" svg:y="14.923cm">
            <text:list text:style-name="L30">
              <text:list-header>
                <text:p text:style-name="P39"/>
              </text:list-header>
            </text:list>
            <draw:enhanced-geometry svg:viewBox="0 0 21600 21600" draw:type="rectangle" draw:enhanced-path="M 0 0 L 21600 0 21600 21600 0 21600 0 0 Z N"/>
          </draw:custom-shape>
          <draw:custom-shape draw:name="Rectangle 6" draw:style-name="gr112" draw:text-style-name="P40" draw:layer="layout" svg:width="8.467cm" svg:height="1.882cm" svg:x="5.503cm" svg:y="14.923cm">
            <text:list text:style-name="L30">
              <text:list-header>
                <text:p text:style-name="P39"/>
              </text:list-header>
            </text:list>
            <draw:enhanced-geometry svg:viewBox="0 0 21600 21600" draw:type="rectangle" draw:enhanced-path="M 0 0 L 21600 0 21600 21600 0 21600 0 0 Z N"/>
          </draw:custom-shape>
          <draw:custom-shape draw:name="Rectangle 7" draw:style-name="gr113" draw:text-style-name="P40" draw:layer="layout" svg:width="8.467cm" svg:height="1.879cm" svg:x="13.97cm" svg:y="13.044cm">
            <text:list text:style-name="L16">
              <text:list-header>
                <text:p text:style-name="P39"><text:span text:style-name="T30">+, -</text:span></text:p>
              </text:list-header>
            </text:list>
            <draw:enhanced-geometry svg:viewBox="0 0 21600 21600" draw:type="rectangle" draw:enhanced-path="M 0 0 L 21600 0 21600 21600 0 21600 0 0 Z N"/>
          </draw:custom-shape>
          <draw:custom-shape draw:name="Rectangle 8" draw:style-name="gr114" draw:text-style-name="P40" draw:layer="layout" svg:width="8.467cm" svg:height="1.879cm" svg:x="5.503cm" svg:y="13.044cm">
            <text:list text:style-name="L16">
              <text:list-header>
                <text:p text:style-name="P39"><text:span text:style-name="T30">Más y menos</text:span></text:p>
              </text:list-header>
            </text:list>
            <draw:enhanced-geometry svg:viewBox="0 0 21600 21600" draw:type="rectangle" draw:enhanced-path="M 0 0 L 21600 0 21600 21600 0 21600 0 0 Z N"/>
          </draw:custom-shape>
          <draw:custom-shape draw:name="Rectangle 9" draw:style-name="gr115" draw:text-style-name="P40" draw:layer="layout" svg:width="8.467cm" svg:height="1.883cm" svg:x="13.97cm" svg:y="11.161cm">
            <text:list text:style-name="L16">
              <text:list-header>
                <text:p text:style-name="P39"><text:span text:style-name="T30">Div, mod </text:span></text:p>
              </text:list-header>
            </text:list>
            <draw:enhanced-geometry svg:viewBox="0 0 21600 21600" draw:type="rectangle" draw:enhanced-path="M 0 0 L 21600 0 21600 21600 0 21600 0 0 Z N"/>
          </draw:custom-shape>
          <draw:custom-shape draw:name="Rectangle 10" draw:style-name="gr116" draw:text-style-name="P40" draw:layer="layout" svg:width="8.467cm" svg:height="1.883cm" svg:x="5.503cm" svg:y="11.161cm">
            <text:list text:style-name="L16">
              <text:list-header>
                <text:p text:style-name="P39"><text:span text:style-name="T30">Div y mod</text:span></text:p>
              </text:list-header>
            </text:list>
            <draw:enhanced-geometry svg:viewBox="0 0 21600 21600" draw:type="rectangle" draw:enhanced-path="M 0 0 L 21600 0 21600 21600 0 21600 0 0 Z N"/>
          </draw:custom-shape>
          <draw:custom-shape draw:name="Rectangle 11" draw:style-name="gr117" draw:text-style-name="P40" draw:layer="layout" svg:width="8.467cm" svg:height="1.883cm" svg:x="13.97cm" svg:y="9.278cm">
            <text:list text:style-name="L16">
              <text:list-header>
                <text:p text:style-name="P39"><text:span text:style-name="T30">*, /</text:span></text:p>
              </text:list-header>
            </text:list>
            <draw:enhanced-geometry svg:viewBox="0 0 21600 21600" draw:type="rectangle" draw:enhanced-path="M 0 0 L 21600 0 21600 21600 0 21600 0 0 Z N"/>
          </draw:custom-shape>
          <draw:custom-shape draw:name="Rectangle 12" draw:style-name="gr118" draw:text-style-name="P40" draw:layer="layout" svg:width="8.467cm" svg:height="1.883cm" svg:x="5.503cm" svg:y="9.278cm">
            <text:list text:style-name="L16">
              <text:list-header>
                <text:p text:style-name="P39"><text:span text:style-name="T30">Multi, divide</text:span></text:p>
              </text:list-header>
            </text:list>
            <draw:enhanced-geometry svg:viewBox="0 0 21600 21600" draw:type="rectangle" draw:enhanced-path="M 0 0 L 21600 0 21600 21600 0 21600 0 0 Z N"/>
          </draw:custom-shape>
          <draw:custom-shape draw:name="Rectangle 13" draw:style-name="gr119" draw:text-style-name="P40" draw:layer="layout" svg:width="8.467cm" svg:height="1.878cm" svg:x="13.97cm" svg:y="7.4cm">
            <text:list text:style-name="L16">
              <text:list-header>
                <text:p text:style-name="P39"><text:span text:style-name="T30">**</text:span></text:p>
              </text:list-header>
            </text:list>
            <draw:enhanced-geometry svg:viewBox="0 0 21600 21600" draw:type="rectangle" draw:enhanced-path="M 0 0 L 21600 0 21600 21600 0 21600 0 0 Z N"/>
          </draw:custom-shape>
          <draw:custom-shape draw:name="Rectangle 14" draw:style-name="gr120" draw:text-style-name="P40" draw:layer="layout" svg:width="8.467cm" svg:height="1.878cm" svg:x="5.503cm" svg:y="7.4cm">
            <text:list text:style-name="L16">
              <text:list-header>
                <text:p text:style-name="P39"><text:span text:style-name="T30">Exponencial</text:span></text:p>
              </text:list-header>
            </text:list>
            <draw:enhanced-geometry svg:viewBox="0 0 21600 21600" draw:type="rectangle" draw:enhanced-path="M 0 0 L 21600 0 21600 21600 0 21600 0 0 Z N"/>
          </draw:custom-shape>
          <draw:custom-shape draw:name="Rectangle 15" draw:style-name="gr121" draw:text-style-name="P41" draw:layer="layout" svg:width="8.467cm" svg:height="1.266cm" svg:x="13.97cm" svg:y="4.868cm">
            <text:list text:style-name="L16">
              <text:list-header>
                <text:p text:style-name="P39"><text:span text:style-name="T30">Gráfo</text:span></text:p>
              </text:list-header>
            </text:list>
            <draw:enhanced-geometry svg:viewBox="0 0 21600 21600" draw:type="rectangle" draw:enhanced-path="M 0 0 L 21600 0 21600 21600 0 21600 0 0 Z N"/>
          </draw:custom-shape>
          <draw:custom-shape draw:name="Rectangle 16" draw:style-name="gr122" draw:text-style-name="P41" draw:layer="layout" svg:width="8.467cm" svg:height="1.266cm" svg:x="5.503cm" svg:y="4.868cm">
            <text:list text:style-name="L16">
              <text:list-header>
                <text:p text:style-name="P39"><text:span text:style-name="T30">Operador</text:span></text:p>
              </text:list-header>
            </text:list>
            <draw:enhanced-geometry svg:viewBox="0 0 21600 21600" draw:type="rectangle" draw:enhanced-path="M 0 0 L 21600 0 21600 21600 0 21600 0 0 Z N"/>
          </draw:custom-shape>
          <draw:line draw:name="Line 17" draw:style-name="gr106" draw:text-style-name="P12" draw:layer="layout" svg:x1="5.503cm" svg:y1="4.868cm" svg:x2="22.437cm" svg:y2="4.868cm">
            <text:p/>
          </draw:line>
          <draw:line draw:name="Line 18" draw:style-name="gr67" draw:text-style-name="P12" draw:layer="layout" svg:x1="5.503cm" svg:y1="7.4cm" svg:x2="22.437cm" svg:y2="7.4cm">
            <text:p/>
          </draw:line>
          <draw:line draw:name="Line 19" draw:style-name="gr67" draw:text-style-name="P12" draw:layer="layout" svg:x1="5.503cm" svg:y1="9.278cm" svg:x2="22.437cm" svg:y2="9.278cm">
            <text:p/>
          </draw:line>
          <draw:line draw:name="Line 20" draw:style-name="gr67" draw:text-style-name="P12" draw:layer="layout" svg:x1="5.503cm" svg:y1="11.161cm" svg:x2="22.437cm" svg:y2="11.161cm">
            <text:p/>
          </draw:line>
          <draw:line draw:name="Line 21" draw:style-name="gr67" draw:text-style-name="P12" draw:layer="layout" svg:x1="5.503cm" svg:y1="13.044cm" svg:x2="22.437cm" svg:y2="13.044cm">
            <text:p/>
          </draw:line>
          <draw:line draw:name="Line 22" draw:style-name="gr67" draw:text-style-name="P12" draw:layer="layout" svg:x1="5.503cm" svg:y1="14.923cm" svg:x2="22.437cm" svg:y2="14.923cm">
            <text:p/>
          </draw:line>
          <draw:line draw:name="Line 23" draw:style-name="gr106" draw:text-style-name="P12" draw:layer="layout" svg:x1="5.503cm" svg:y1="16.805cm" svg:x2="22.437cm" svg:y2="16.805cm">
            <text:p/>
          </draw:line>
          <draw:line draw:name="Line 24" draw:style-name="gr106" draw:text-style-name="P12" draw:layer="layout" svg:x1="5.503cm" svg:y1="4.868cm" svg:x2="5.503cm" svg:y2="16.805cm">
            <text:p/>
          </draw:line>
          <draw:line draw:name="Line 25" draw:style-name="gr67" draw:text-style-name="P12" draw:layer="layout" svg:x1="13.97cm" svg:y1="4.868cm" svg:x2="13.97cm" svg:y2="16.805cm">
            <text:p/>
          </draw:line>
          <draw:line draw:name="Line 26" draw:style-name="gr106" draw:text-style-name="P12" draw:layer="layout" svg:x1="22.437cm" svg:y1="4.868cm" svg:x2="22.437cm" svg:y2="16.805cm">
            <text:p/>
          </draw:line>
          <draw:line draw:name="Line 27" draw:style-name="gr67" draw:text-style-name="P12" draw:layer="layout" svg:x1="5.503cm" svg:y1="6.134cm" svg:x2="22.437cm" svg:y2="6.134cm">
            <text:p/>
          </draw:line>
        </draw:g>
        <anim:par smil:dur="indefinite" smil:restart="never" presentation:node-type="timing-root">
          <anim:par smil:begin="id66.begin">
            <anim:audio xlink:href="../../.config/libreoffice/4/user/gallery/gunshot.wav"/>
          </anim:par>
        </anim:par>
        <presentation:notes draw:style-name="dp2" presentation:use-date-time-name="dtd2">
          <draw:custom-shape draw:name="Rectangle 3" draw:style-name="gr12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2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5" presentation:class="page"/>
          <draw:frame presentation:style-name="pr5" draw:text-style-name="P5" draw:layer="layout" svg:width="13.97cm" svg:height="11.43cm" svg:x="2.54cm" svg:y="12.065cm" presentation:class="notes" presentation:placeholder="true">
            <draw:text-box/>
          </draw:frame>
        </presentation:notes>
      </draw:page>
      <draw:page draw:name="page26" draw:style-name="dp16" draw:master-page-name="Predeterminado" presentation:use-date-time-name="dtd1" xml:id="id67" draw:id="id67">
        <draw:custom-shape draw:name="Rectangle 2" draw:style-name="gr125" draw:text-style-name="P43" draw:layer="layout" svg:width="16.933cm" svg:height="2.751cm" svg:x="5.08cm" svg:y="1.482cm">
          <text:list text:style-name="L13">
            <text:list-header>
              <text:p text:style-name="P42"><text:span text:style-name="T31">Operadores de relación</text:span></text:p>
            </text:list-header>
          </text:list>
          <draw:enhanced-geometry svg:viewBox="0 0 21600 21600" draw:type="rectangle" draw:enhanced-path="M 0 0 L 21600 0 21600 21600 0 21600 0 0 Z N"/>
        </draw:custom-shape>
        <draw:g draw:name="Group 28">
          <draw:custom-shape draw:name="Rectangle 3" draw:style-name="gr126" draw:text-style-name="P40" draw:layer="layout" svg:width="9.313cm" svg:height="1.266cm" svg:x="13.335cm" svg:y="9.309cm">
            <text:list text:style-name="L16">
              <text:list-header>
                <text:p text:style-name="P39"><text:span text:style-name="T30">Menor</text:span></text:p>
              </text:list-header>
            </text:list>
            <draw:enhanced-geometry svg:viewBox="0 0 21600 21600" draw:type="rectangle" draw:enhanced-path="M 0 0 L 21600 0 21600 21600 0 21600 0 0 Z N"/>
          </draw:custom-shape>
          <draw:custom-shape draw:name="Rectangle 4" draw:style-name="gr127" draw:text-style-name="P40" draw:layer="layout" svg:width="9.313cm" svg:height="1.266cm" svg:x="4.022cm" svg:y="9.309cm">
            <text:list text:style-name="L16">
              <text:list-header>
                <text:p text:style-name="P39"><text:span text:style-name="T30">&lt;</text:span></text:p>
              </text:list-header>
            </text:list>
            <draw:enhanced-geometry svg:viewBox="0 0 21600 21600" draw:type="rectangle" draw:enhanced-path="M 0 0 L 21600 0 21600 21600 0 21600 0 0 Z N"/>
          </draw:custom-shape>
          <draw:custom-shape draw:name="Rectangle 5" draw:style-name="gr128" draw:text-style-name="P40" draw:layer="layout" svg:width="9.313cm" svg:height="1.265cm" svg:x="13.335cm" svg:y="15.637cm">
            <text:list text:style-name="L16">
              <text:list-header>
                <text:p text:style-name="P39"><text:span text:style-name="T30">Distinto</text:span></text:p>
              </text:list-header>
            </text:list>
            <draw:enhanced-geometry svg:viewBox="0 0 21600 21600" draw:type="rectangle" draw:enhanced-path="M 0 0 L 21600 0 21600 21600 0 21600 0 0 Z N"/>
          </draw:custom-shape>
          <draw:custom-shape draw:name="Rectangle 6" draw:style-name="gr129" draw:text-style-name="P40" draw:layer="layout" svg:width="9.313cm" svg:height="1.265cm" svg:x="4.022cm" svg:y="15.637cm">
            <text:list text:style-name="L16">
              <text:list-header>
                <text:p text:style-name="P39"><text:span text:style-name="T30">&lt;&gt;,!=</text:span></text:p>
              </text:list-header>
            </text:list>
            <draw:enhanced-geometry svg:viewBox="0 0 21600 21600" draw:type="rectangle" draw:enhanced-path="M 0 0 L 21600 0 21600 21600 0 21600 0 0 Z N"/>
          </draw:custom-shape>
          <draw:custom-shape draw:name="Rectangle 7" draw:style-name="gr130" draw:text-style-name="P40" draw:layer="layout" svg:width="9.313cm" svg:height="1.266cm" svg:x="13.335cm" svg:y="14.371cm">
            <text:list text:style-name="L16">
              <text:list-header>
                <text:p text:style-name="P39"><text:span text:style-name="T30">Mayor o igual</text:span></text:p>
              </text:list-header>
            </text:list>
            <draw:enhanced-geometry svg:viewBox="0 0 21600 21600" draw:type="rectangle" draw:enhanced-path="M 0 0 L 21600 0 21600 21600 0 21600 0 0 Z N"/>
          </draw:custom-shape>
          <draw:custom-shape draw:name="Rectangle 8" draw:style-name="gr131" draw:text-style-name="P40" draw:layer="layout" svg:width="9.313cm" svg:height="1.266cm" svg:x="4.022cm" svg:y="14.371cm">
            <text:list text:style-name="L16">
              <text:list-header>
                <text:p text:style-name="P39"><text:span text:style-name="T30">&gt;=</text:span></text:p>
              </text:list-header>
            </text:list>
            <draw:enhanced-geometry svg:viewBox="0 0 21600 21600" draw:type="rectangle" draw:enhanced-path="M 0 0 L 21600 0 21600 21600 0 21600 0 0 Z N"/>
          </draw:custom-shape>
          <draw:custom-shape draw:name="Rectangle 9" draw:style-name="gr132" draw:text-style-name="P40" draw:layer="layout" svg:width="9.313cm" svg:height="1.265cm" svg:x="13.335cm" svg:y="13.106cm">
            <text:list text:style-name="L16">
              <text:list-header>
                <text:p text:style-name="P39"><text:span text:style-name="T30">Menor o igual</text:span></text:p>
              </text:list-header>
            </text:list>
            <draw:enhanced-geometry svg:viewBox="0 0 21600 21600" draw:type="rectangle" draw:enhanced-path="M 0 0 L 21600 0 21600 21600 0 21600 0 0 Z N"/>
          </draw:custom-shape>
          <draw:custom-shape draw:name="Rectangle 10" draw:style-name="gr133" draw:text-style-name="P40" draw:layer="layout" svg:width="9.313cm" svg:height="1.265cm" svg:x="4.022cm" svg:y="13.106cm">
            <text:list text:style-name="L16">
              <text:list-header>
                <text:p text:style-name="P39"><text:span text:style-name="T30">&lt;=</text:span></text:p>
              </text:list-header>
            </text:list>
            <draw:enhanced-geometry svg:viewBox="0 0 21600 21600" draw:type="rectangle" draw:enhanced-path="M 0 0 L 21600 0 21600 21600 0 21600 0 0 Z N"/>
          </draw:custom-shape>
          <draw:custom-shape draw:name="Rectangle 11" draw:style-name="gr134" draw:text-style-name="P40" draw:layer="layout" svg:width="9.313cm" svg:height="1.266cm" svg:x="13.335cm" svg:y="11.84cm">
            <text:list text:style-name="L16">
              <text:list-header>
                <text:p text:style-name="P39"><text:span text:style-name="T30">Igual</text:span></text:p>
              </text:list-header>
            </text:list>
            <draw:enhanced-geometry svg:viewBox="0 0 21600 21600" draw:type="rectangle" draw:enhanced-path="M 0 0 L 21600 0 21600 21600 0 21600 0 0 Z N"/>
          </draw:custom-shape>
          <draw:custom-shape draw:name="Rectangle 12" draw:style-name="gr135" draw:text-style-name="P40" draw:layer="layout" svg:width="9.313cm" svg:height="1.266cm" svg:x="4.022cm" svg:y="11.84cm">
            <text:list text:style-name="L16">
              <text:list-header>
                <text:p text:style-name="P39"><text:span text:style-name="T30">=</text:span></text:p>
              </text:list-header>
            </text:list>
            <draw:enhanced-geometry svg:viewBox="0 0 21600 21600" draw:type="rectangle" draw:enhanced-path="M 0 0 L 21600 0 21600 21600 0 21600 0 0 Z N"/>
          </draw:custom-shape>
          <draw:custom-shape draw:name="Rectangle 13" draw:style-name="gr136" draw:text-style-name="P40" draw:layer="layout" svg:width="9.313cm" svg:height="1.265cm" svg:x="13.335cm" svg:y="10.575cm">
            <text:list text:style-name="L16">
              <text:list-header>
                <text:p text:style-name="P39"><text:span text:style-name="T30">Mayor</text:span></text:p>
              </text:list-header>
            </text:list>
            <draw:enhanced-geometry svg:viewBox="0 0 21600 21600" draw:type="rectangle" draw:enhanced-path="M 0 0 L 21600 0 21600 21600 0 21600 0 0 Z N"/>
          </draw:custom-shape>
          <draw:custom-shape draw:name="Rectangle 14" draw:style-name="gr137" draw:text-style-name="P40" draw:layer="layout" svg:width="9.313cm" svg:height="1.265cm" svg:x="4.022cm" svg:y="10.575cm">
            <text:list text:style-name="L16">
              <text:list-header>
                <text:p text:style-name="P39"><text:span text:style-name="T30">&gt;</text:span></text:p>
              </text:list-header>
            </text:list>
            <draw:enhanced-geometry svg:viewBox="0 0 21600 21600" draw:type="rectangle" draw:enhanced-path="M 0 0 L 21600 0 21600 21600 0 21600 0 0 Z N"/>
          </draw:custom-shape>
          <draw:custom-shape draw:name="Rectangle 15" draw:style-name="gr138" draw:text-style-name="P41" draw:layer="layout" svg:width="9.313cm" svg:height="1.266cm" svg:x="13.335cm" svg:y="8.043cm">
            <text:list text:style-name="L16">
              <text:list-header>
                <text:p text:style-name="P39"><text:span text:style-name="T30">Significado</text:span></text:p>
              </text:list-header>
            </text:list>
            <draw:enhanced-geometry svg:viewBox="0 0 21600 21600" draw:type="rectangle" draw:enhanced-path="M 0 0 L 21600 0 21600 21600 0 21600 0 0 Z N"/>
          </draw:custom-shape>
          <draw:custom-shape draw:name="Rectangle 16" draw:style-name="gr139" draw:text-style-name="P41" draw:layer="layout" svg:width="9.313cm" svg:height="1.266cm" svg:x="4.022cm" svg:y="8.043cm">
            <text:list text:style-name="L16">
              <text:list-header>
                <text:p text:style-name="P39"><text:span text:style-name="T30">Operador</text:span></text:p>
              </text:list-header>
            </text:list>
            <draw:enhanced-geometry svg:viewBox="0 0 21600 21600" draw:type="rectangle" draw:enhanced-path="M 0 0 L 21600 0 21600 21600 0 21600 0 0 Z N"/>
          </draw:custom-shape>
          <draw:line draw:name="Line 17" draw:style-name="gr106" draw:text-style-name="P12" draw:layer="layout" svg:x1="4.022cm" svg:y1="8.043cm" svg:x2="22.648cm" svg:y2="8.043cm">
            <text:p/>
          </draw:line>
          <draw:line draw:name="Line 18" draw:style-name="gr67" draw:text-style-name="P12" draw:layer="layout" svg:x1="4.022cm" svg:y1="10.575cm" svg:x2="22.648cm" svg:y2="10.575cm">
            <text:p/>
          </draw:line>
          <draw:line draw:name="Line 19" draw:style-name="gr67" draw:text-style-name="P12" draw:layer="layout" svg:x1="4.022cm" svg:y1="11.84cm" svg:x2="22.648cm" svg:y2="11.84cm">
            <text:p/>
          </draw:line>
          <draw:line draw:name="Line 20" draw:style-name="gr67" draw:text-style-name="P12" draw:layer="layout" svg:x1="4.022cm" svg:y1="13.106cm" svg:x2="22.648cm" svg:y2="13.106cm">
            <text:p/>
          </draw:line>
          <draw:line draw:name="Line 21" draw:style-name="gr67" draw:text-style-name="P12" draw:layer="layout" svg:x1="4.022cm" svg:y1="14.371cm" svg:x2="22.648cm" svg:y2="14.371cm">
            <text:p/>
          </draw:line>
          <draw:line draw:name="Line 22" draw:style-name="gr67" draw:text-style-name="P12" draw:layer="layout" svg:x1="4.022cm" svg:y1="15.637cm" svg:x2="22.648cm" svg:y2="15.637cm">
            <text:p/>
          </draw:line>
          <draw:line draw:name="Line 23" draw:style-name="gr106" draw:text-style-name="P12" draw:layer="layout" svg:x1="4.022cm" svg:y1="16.902cm" svg:x2="22.648cm" svg:y2="16.902cm">
            <text:p/>
          </draw:line>
          <draw:line draw:name="Line 24" draw:style-name="gr106" draw:text-style-name="P12" draw:layer="layout" svg:x1="4.022cm" svg:y1="8.043cm" svg:x2="4.022cm" svg:y2="16.902cm">
            <text:p/>
          </draw:line>
          <draw:line draw:name="Line 25" draw:style-name="gr67" draw:text-style-name="P12" draw:layer="layout" svg:x1="13.335cm" svg:y1="8.043cm" svg:x2="13.335cm" svg:y2="16.902cm">
            <text:p/>
          </draw:line>
          <draw:line draw:name="Line 26" draw:style-name="gr106" draw:text-style-name="P12" draw:layer="layout" svg:x1="22.648cm" svg:y1="8.043cm" svg:x2="22.648cm" svg:y2="16.902cm">
            <text:p/>
          </draw:line>
          <draw:line draw:name="Line 27" draw:style-name="gr67" draw:text-style-name="P12" draw:layer="layout" svg:x1="4.022cm" svg:y1="9.309cm" svg:x2="22.648cm" svg:y2="9.309cm">
            <text:p/>
          </draw:line>
        </draw:g>
        <draw:g draw:name="Group 38">
          <draw:custom-shape draw:name="Rectangle 29" draw:style-name="gr140" draw:text-style-name="P40" draw:layer="layout" svg:width="6.208cm" svg:height="3.104cm" svg:x="16.439cm" svg:y="4.516cm">
            <text:list text:style-name="L16">
              <text:list-header>
                <text:p text:style-name="P39"><text:span text:style-name="T30">Expresión 2</text:span></text:p>
              </text:list-header>
            </text:list>
            <draw:enhanced-geometry svg:viewBox="0 0 21600 21600" draw:type="rectangle" draw:enhanced-path="M 0 0 L 21600 0 21600 21600 0 21600 0 0 Z N"/>
          </draw:custom-shape>
          <draw:custom-shape draw:name="Rectangle 30" draw:style-name="gr141" draw:text-style-name="P40" draw:layer="layout" svg:width="6.208cm" svg:height="3.104cm" svg:x="10.23cm" svg:y="4.516cm">
            <text:list text:style-name="L16">
              <text:list-header>
                <text:p text:style-name="P39"><text:span text:style-name="T30">Operador de relación</text:span></text:p>
              </text:list-header>
            </text:list>
            <draw:enhanced-geometry svg:viewBox="0 0 21600 21600" draw:type="rectangle" draw:enhanced-path="M 0 0 L 21600 0 21600 21600 0 21600 0 0 Z N"/>
          </draw:custom-shape>
          <draw:custom-shape draw:name="Rectangle 31" draw:style-name="gr142" draw:text-style-name="P40" draw:layer="layout" svg:width="6.208cm" svg:height="3.104cm" svg:x="4.022cm" svg:y="4.516cm">
            <text:list text:style-name="L16">
              <text:list-header>
                <text:p text:style-name="P39"><text:span text:style-name="T30">Expresión 1</text:span></text:p>
              </text:list-header>
            </text:list>
            <draw:enhanced-geometry svg:viewBox="0 0 21600 21600" draw:type="rectangle" draw:enhanced-path="M 0 0 L 21600 0 21600 21600 0 21600 0 0 Z N"/>
          </draw:custom-shape>
          <draw:line draw:name="Line 32" draw:style-name="gr106" draw:text-style-name="P12" draw:layer="layout" svg:x1="4.022cm" svg:y1="4.516cm" svg:x2="22.648cm" svg:y2="4.516cm">
            <text:p/>
          </draw:line>
          <draw:line draw:name="Line 33" draw:style-name="gr106" draw:text-style-name="P12" draw:layer="layout" svg:x1="4.022cm" svg:y1="7.62cm" svg:x2="22.648cm" svg:y2="7.62cm">
            <text:p/>
          </draw:line>
          <draw:line draw:name="Line 34" draw:style-name="gr106" draw:text-style-name="P12" draw:layer="layout" svg:x1="4.022cm" svg:y1="4.516cm" svg:x2="4.022cm" svg:y2="7.62cm">
            <text:p/>
          </draw:line>
          <draw:line draw:name="Line 35" draw:style-name="gr67" draw:text-style-name="P12" draw:layer="layout" svg:x1="10.23cm" svg:y1="4.516cm" svg:x2="10.23cm" svg:y2="7.62cm">
            <text:p/>
          </draw:line>
          <draw:line draw:name="Line 36" draw:style-name="gr67" draw:text-style-name="P12" draw:layer="layout" svg:x1="16.439cm" svg:y1="4.516cm" svg:x2="16.439cm" svg:y2="7.62cm">
            <text:p/>
          </draw:line>
          <draw:line draw:name="Line 37" draw:style-name="gr106" draw:text-style-name="P12" draw:layer="layout" svg:x1="22.648cm" svg:y1="4.516cm" svg:x2="22.648cm" svg:y2="7.62cm">
            <text:p/>
          </draw:line>
        </draw:g>
        <anim:par smil:dur="indefinite" smil:restart="never" presentation:node-type="timing-root">
          <anim:par smil:begin="id67.begin">
            <anim:audio xlink:href="../../.config/libreoffice/4/user/gallery/explode.wav"/>
          </anim:par>
        </anim:par>
        <presentation:notes draw:style-name="dp2" presentation:use-date-time-name="dtd2">
          <draw:custom-shape draw:name="Rectangle 3" draw:style-name="gr14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4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6" presentation:class="page"/>
          <draw:frame presentation:style-name="pr5" draw:text-style-name="P5" draw:layer="layout" svg:width="13.97cm" svg:height="11.43cm" svg:x="2.54cm" svg:y="12.065cm" presentation:class="notes" presentation:placeholder="true">
            <draw:text-box/>
          </draw:frame>
        </presentation:notes>
      </draw:page>
      <draw:page draw:name="page27" draw:style-name="dp16" draw:master-page-name="Predeterminado" presentation:use-date-time-name="dtd1" xml:id="id68" draw:id="id68">
        <draw:custom-shape draw:name="Rectangle 2" draw:style-name="gr145" draw:text-style-name="P43" draw:layer="layout" svg:width="16.933cm" svg:height="2.751cm" svg:x="5.08cm" svg:y="2.752cm">
          <text:list text:style-name="L13">
            <text:list-header>
              <text:p text:style-name="P42"><text:span text:style-name="T31">Operadores lógicos</text:span></text:p>
            </text:list-header>
          </text:list>
          <draw:enhanced-geometry svg:viewBox="0 0 21600 21600" draw:type="rectangle" draw:enhanced-path="M 0 0 L 21600 0 21600 21600 0 21600 0 0 Z N"/>
        </draw:custom-shape>
        <draw:g draw:name="Group 24">
          <draw:custom-shape draw:name="Rectangle 3" draw:style-name="gr146" draw:text-style-name="P40" draw:layer="layout" svg:width="7.267cm" svg:height="1.411cm" svg:x="17.497cm" svg:y="11.43cm">
            <text:list text:style-name="L16">
              <text:list-header>
                <text:p text:style-name="P39"><text:span text:style-name="T30">disyunción</text:span></text:p>
              </text:list-header>
            </text:list>
            <draw:enhanced-geometry svg:viewBox="0 0 21600 21600" draw:type="rectangle" draw:enhanced-path="M 0 0 L 21600 0 21600 21600 0 21600 0 0 Z N"/>
          </draw:custom-shape>
          <draw:custom-shape draw:name="Rectangle 4" draw:style-name="gr147" draw:text-style-name="P40" draw:layer="layout" svg:width="7.267cm" svg:height="1.411cm" svg:x="10.23cm" svg:y="11.43cm">
            <text:list text:style-name="L16">
              <text:list-header>
                <text:p text:style-name="P39"><text:span text:style-name="T30">P o Q</text:span></text:p>
              </text:list-header>
            </text:list>
            <draw:enhanced-geometry svg:viewBox="0 0 21600 21600" draw:type="rectangle" draw:enhanced-path="M 0 0 L 21600 0 21600 21600 0 21600 0 0 Z N"/>
          </draw:custom-shape>
          <draw:custom-shape draw:name="Rectangle 5" draw:style-name="gr148" draw:text-style-name="P40" draw:layer="layout" svg:width="7.267cm" svg:height="1.411cm" svg:x="2.963cm" svg:y="11.43cm">
            <text:list text:style-name="L16">
              <text:list-header>
                <text:p text:style-name="P39"><text:span text:style-name="T30">Or</text:span></text:p>
              </text:list-header>
            </text:list>
            <draw:enhanced-geometry svg:viewBox="0 0 21600 21600" draw:type="rectangle" draw:enhanced-path="M 0 0 L 21600 0 21600 21600 0 21600 0 0 Z N"/>
          </draw:custom-shape>
          <draw:custom-shape draw:name="Rectangle 6" draw:style-name="gr149" draw:text-style-name="P40" draw:layer="layout" svg:width="7.267cm" svg:height="1.411cm" svg:x="17.497cm" svg:y="10.019cm">
            <text:list text:style-name="L16">
              <text:list-header>
                <text:p text:style-name="P39"><text:span text:style-name="T30">Conjunción</text:span></text:p>
              </text:list-header>
            </text:list>
            <draw:enhanced-geometry svg:viewBox="0 0 21600 21600" draw:type="rectangle" draw:enhanced-path="M 0 0 L 21600 0 21600 21600 0 21600 0 0 Z N"/>
          </draw:custom-shape>
          <draw:custom-shape draw:name="Rectangle 7" draw:style-name="gr150" draw:text-style-name="P40" draw:layer="layout" svg:width="7.267cm" svg:height="1.411cm" svg:x="10.23cm" svg:y="10.019cm">
            <text:list text:style-name="L16">
              <text:list-header>
                <text:p text:style-name="P39"><text:span text:style-name="T30">P y Q</text:span></text:p>
              </text:list-header>
            </text:list>
            <draw:enhanced-geometry svg:viewBox="0 0 21600 21600" draw:type="rectangle" draw:enhanced-path="M 0 0 L 21600 0 21600 21600 0 21600 0 0 Z N"/>
          </draw:custom-shape>
          <draw:custom-shape draw:name="Rectangle 8" draw:style-name="gr151" draw:text-style-name="P40" draw:layer="layout" svg:width="7.267cm" svg:height="1.411cm" svg:x="2.963cm" svg:y="10.019cm">
            <text:list text:style-name="L16">
              <text:list-header>
                <text:p text:style-name="P39"><text:span text:style-name="T30">And</text:span></text:p>
              </text:list-header>
            </text:list>
            <draw:enhanced-geometry svg:viewBox="0 0 21600 21600" draw:type="rectangle" draw:enhanced-path="M 0 0 L 21600 0 21600 21600 0 21600 0 0 Z N"/>
          </draw:custom-shape>
          <draw:custom-shape draw:name="Rectangle 9" draw:style-name="gr152" draw:text-style-name="P40" draw:layer="layout" svg:width="7.267cm" svg:height="1.411cm" svg:x="17.497cm" svg:y="8.608cm">
            <text:list text:style-name="L16">
              <text:list-header>
                <text:p text:style-name="P39"><text:span text:style-name="T30">Negación</text:span></text:p>
              </text:list-header>
            </text:list>
            <draw:enhanced-geometry svg:viewBox="0 0 21600 21600" draw:type="rectangle" draw:enhanced-path="M 0 0 L 21600 0 21600 21600 0 21600 0 0 Z N"/>
          </draw:custom-shape>
          <draw:custom-shape draw:name="Rectangle 10" draw:style-name="gr153" draw:text-style-name="P40" draw:layer="layout" svg:width="7.267cm" svg:height="1.411cm" svg:x="10.23cm" svg:y="8.608cm">
            <text:list text:style-name="L16">
              <text:list-header>
                <text:p text:style-name="P39"><text:span text:style-name="T30">Not p</text:span></text:p>
              </text:list-header>
            </text:list>
            <draw:enhanced-geometry svg:viewBox="0 0 21600 21600" draw:type="rectangle" draw:enhanced-path="M 0 0 L 21600 0 21600 21600 0 21600 0 0 Z N"/>
          </draw:custom-shape>
          <draw:custom-shape draw:name="Rectangle 11" draw:style-name="gr154" draw:text-style-name="P40" draw:layer="layout" svg:width="7.267cm" svg:height="1.411cm" svg:x="2.963cm" svg:y="8.608cm">
            <text:list text:style-name="L16">
              <text:list-header>
                <text:p text:style-name="P39"><text:span text:style-name="T30">Not</text:span></text:p>
              </text:list-header>
            </text:list>
            <draw:enhanced-geometry svg:viewBox="0 0 21600 21600" draw:type="rectangle" draw:enhanced-path="M 0 0 L 21600 0 21600 21600 0 21600 0 0 Z N"/>
          </draw:custom-shape>
          <draw:custom-shape draw:name="Rectangle 12" draw:style-name="gr155" draw:text-style-name="P44" draw:layer="layout" svg:width="7.267cm" svg:height="1.411cm" svg:x="17.497cm" svg:y="7.197cm">
            <text:list text:style-name="L16">
              <text:list-header>
                <text:p text:style-name="P39"><text:span text:style-name="T30">Significado</text:span></text:p>
              </text:list-header>
            </text:list>
            <draw:enhanced-geometry svg:viewBox="0 0 21600 21600" draw:type="rectangle" draw:enhanced-path="M 0 0 L 21600 0 21600 21600 0 21600 0 0 Z N"/>
          </draw:custom-shape>
          <draw:custom-shape draw:name="Rectangle 13" draw:style-name="gr156" draw:text-style-name="P44" draw:layer="layout" svg:width="7.267cm" svg:height="1.411cm" svg:x="10.23cm" svg:y="7.197cm">
            <text:list text:style-name="L16">
              <text:list-header>
                <text:p text:style-name="P39"><text:span text:style-name="T30">Expresión lógica</text:span></text:p>
              </text:list-header>
            </text:list>
            <draw:enhanced-geometry svg:viewBox="0 0 21600 21600" draw:type="rectangle" draw:enhanced-path="M 0 0 L 21600 0 21600 21600 0 21600 0 0 Z N"/>
          </draw:custom-shape>
          <draw:custom-shape draw:name="Rectangle 14" draw:style-name="gr157" draw:text-style-name="P44" draw:layer="layout" svg:width="7.267cm" svg:height="1.411cm" svg:x="2.963cm" svg:y="7.197cm">
            <text:list text:style-name="L16">
              <text:list-header>
                <text:p text:style-name="P39"><text:span text:style-name="T30">Operador lógico</text:span></text:p>
              </text:list-header>
            </text:list>
            <draw:enhanced-geometry svg:viewBox="0 0 21600 21600" draw:type="rectangle" draw:enhanced-path="M 0 0 L 21600 0 21600 21600 0 21600 0 0 Z N"/>
          </draw:custom-shape>
          <draw:line draw:name="Line 15" draw:style-name="gr106" draw:text-style-name="P12" draw:layer="layout" svg:x1="2.963cm" svg:y1="7.197cm" svg:x2="24.765cm" svg:y2="7.197cm">
            <text:p/>
          </draw:line>
          <draw:line draw:name="Line 16" draw:style-name="gr106" draw:text-style-name="P12" draw:layer="layout" svg:x1="2.963cm" svg:y1="12.841cm" svg:x2="24.765cm" svg:y2="12.841cm">
            <text:p/>
          </draw:line>
          <draw:line draw:name="Line 17" draw:style-name="gr106" draw:text-style-name="P12" draw:layer="layout" svg:x1="2.963cm" svg:y1="7.197cm" svg:x2="2.963cm" svg:y2="12.841cm">
            <text:p/>
          </draw:line>
          <draw:line draw:name="Line 18" draw:style-name="gr67" draw:text-style-name="P12" draw:layer="layout" svg:x1="10.23cm" svg:y1="7.197cm" svg:x2="10.23cm" svg:y2="12.841cm">
            <text:p/>
          </draw:line>
          <draw:line draw:name="Line 19" draw:style-name="gr67" draw:text-style-name="P12" draw:layer="layout" svg:x1="17.497cm" svg:y1="7.197cm" svg:x2="17.497cm" svg:y2="12.841cm">
            <text:p/>
          </draw:line>
          <draw:line draw:name="Line 20" draw:style-name="gr106" draw:text-style-name="P12" draw:layer="layout" svg:x1="24.765cm" svg:y1="7.197cm" svg:x2="24.765cm" svg:y2="12.841cm">
            <text:p/>
          </draw:line>
          <draw:line draw:name="Line 21" draw:style-name="gr106" draw:text-style-name="P12" draw:layer="layout" svg:x1="2.963cm" svg:y1="8.608cm" svg:x2="24.765cm" svg:y2="8.608cm">
            <text:p/>
          </draw:line>
          <draw:line draw:name="Line 22" draw:style-name="gr106" draw:text-style-name="P12" draw:layer="layout" svg:x1="2.963cm" svg:y1="10.019cm" svg:x2="24.765cm" svg:y2="10.019cm">
            <text:p/>
          </draw:line>
          <draw:line draw:name="Line 23" draw:style-name="gr106" draw:text-style-name="P12" draw:layer="layout" svg:x1="2.963cm" svg:y1="11.43cm" svg:x2="24.765cm" svg:y2="11.43cm">
            <text:p/>
          </draw:line>
        </draw:g>
        <anim:par smil:dur="indefinite" smil:restart="never" presentation:node-type="timing-root">
          <anim:par smil:begin="id68.begin">
            <anim:audio xlink:href="../../.config/libreoffice/4/user/gallery/explode.wav"/>
          </anim:par>
        </anim:par>
        <presentation:notes draw:style-name="dp2" presentation:use-date-time-name="dtd2">
          <draw:custom-shape draw:name="Rectangle 3" draw:style-name="gr15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5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7" presentation:class="page"/>
          <draw:frame presentation:style-name="pr5" draw:text-style-name="P5" draw:layer="layout" svg:width="13.97cm" svg:height="11.43cm" svg:x="2.54cm" svg:y="12.065cm" presentation:class="notes" presentation:placeholder="true">
            <draw:text-box/>
          </draw:frame>
        </presentation:notes>
      </draw:page>
      <draw:page draw:name="page28" draw:style-name="dp8" draw:master-page-name="Predeterminado" presentation:use-date-time-name="dtd1" xml:id="id69" draw:id="id69">
        <draw:frame presentation:style-name="pr31" draw:text-style-name="P2" draw:layer="layout" svg:width="19.685cm" svg:height="2.205cm" svg:x="3.809cm" svg:y="1.057cm" presentation:class="title" presentation:user-transformed="true">
          <draw:text-box>
            <text:list text:style-name="L3">
              <text:list-header>
                <text:p text:style-name="P6"><text:span text:style-name="T3">7. Funciones Intrínsecas</text:span></text:p>
              </text:list-header>
            </text:list>
          </draw:text-box>
        </draw:frame>
        <draw:g draw:name="Group 43">
          <draw:custom-shape draw:name="Rectangle 3" draw:style-name="gr160" draw:text-style-name="P40" draw:layer="layout" svg:width="10.371cm" svg:height="1.265cm" svg:x="13.335cm" svg:y="17.52cm">
            <text:list text:style-name="L16">
              <text:list-header>
                <text:p text:style-name="P39"><text:span text:style-name="T30">Truncamiento</text:span></text:p>
              </text:list-header>
            </text:list>
            <draw:enhanced-geometry svg:viewBox="0 0 21600 21600" draw:type="rectangle" draw:enhanced-path="M 0 0 L 21600 0 21600 21600 0 21600 0 0 Z N"/>
          </draw:custom-shape>
          <draw:custom-shape draw:name="Rectangle 4" draw:style-name="gr161" draw:text-style-name="P40" draw:layer="layout" svg:width="10.372cm" svg:height="1.265cm" svg:x="2.963cm" svg:y="17.52cm">
            <text:list text:style-name="L16">
              <text:list-header>
                <text:p text:style-name="P39"><text:span text:style-name="T30">Trunc(x)</text:span></text:p>
              </text:list-header>
            </text:list>
            <draw:enhanced-geometry svg:viewBox="0 0 21600 21600" draw:type="rectangle" draw:enhanced-path="M 0 0 L 21600 0 21600 21600 0 21600 0 0 Z N"/>
          </draw:custom-shape>
          <draw:custom-shape draw:name="Rectangle 5" draw:style-name="gr162" draw:text-style-name="P40" draw:layer="layout" svg:width="10.371cm" svg:height="1.266cm" svg:x="13.335cm" svg:y="16.254cm">
            <text:list text:style-name="L16">
              <text:list-header>
                <text:p text:style-name="P39"><text:span text:style-name="T30">Raíz cuadrada</text:span></text:p>
              </text:list-header>
            </text:list>
            <draw:enhanced-geometry svg:viewBox="0 0 21600 21600" draw:type="rectangle" draw:enhanced-path="M 0 0 L 21600 0 21600 21600 0 21600 0 0 Z N"/>
          </draw:custom-shape>
          <draw:custom-shape draw:name="Rectangle 6" draw:style-name="gr163" draw:text-style-name="P40" draw:layer="layout" svg:width="10.372cm" svg:height="1.266cm" svg:x="2.963cm" svg:y="16.254cm">
            <text:list text:style-name="L16">
              <text:list-header>
                <text:p text:style-name="P39"><text:span text:style-name="T30">Sqrt(x)</text:span></text:p>
              </text:list-header>
            </text:list>
            <draw:enhanced-geometry svg:viewBox="0 0 21600 21600" draw:type="rectangle" draw:enhanced-path="M 0 0 L 21600 0 21600 21600 0 21600 0 0 Z N"/>
          </draw:custom-shape>
          <draw:custom-shape draw:name="Rectangle 7" draw:style-name="gr164" draw:text-style-name="P40" draw:layer="layout" svg:width="10.371cm" svg:height="1.265cm" svg:x="13.335cm" svg:y="14.989cm">
            <text:list text:style-name="L16">
              <text:list-header>
                <text:p text:style-name="P39"><text:span text:style-name="T30">Cuadrado</text:span></text:p>
              </text:list-header>
            </text:list>
            <draw:enhanced-geometry svg:viewBox="0 0 21600 21600" draw:type="rectangle" draw:enhanced-path="M 0 0 L 21600 0 21600 21600 0 21600 0 0 Z N"/>
          </draw:custom-shape>
          <draw:custom-shape draw:name="Rectangle 8" draw:style-name="gr165" draw:text-style-name="P40" draw:layer="layout" svg:width="10.372cm" svg:height="1.265cm" svg:x="2.963cm" svg:y="14.989cm">
            <text:list text:style-name="L16">
              <text:list-header>
                <text:p text:style-name="P39"><text:span text:style-name="T30">Sqr(x)</text:span></text:p>
              </text:list-header>
            </text:list>
            <draw:enhanced-geometry svg:viewBox="0 0 21600 21600" draw:type="rectangle" draw:enhanced-path="M 0 0 L 21600 0 21600 21600 0 21600 0 0 Z N"/>
          </draw:custom-shape>
          <draw:custom-shape draw:name="Rectangle 9" draw:style-name="gr166" draw:text-style-name="P40" draw:layer="layout" svg:width="10.371cm" svg:height="1.266cm" svg:x="13.335cm" svg:y="13.723cm">
            <text:list text:style-name="L16">
              <text:list-header>
                <text:p text:style-name="P39"><text:span text:style-name="T30">Seno</text:span></text:p>
              </text:list-header>
            </text:list>
            <draw:enhanced-geometry svg:viewBox="0 0 21600 21600" draw:type="rectangle" draw:enhanced-path="M 0 0 L 21600 0 21600 21600 0 21600 0 0 Z N"/>
          </draw:custom-shape>
          <draw:custom-shape draw:name="Rectangle 10" draw:style-name="gr167" draw:text-style-name="P40" draw:layer="layout" svg:width="10.372cm" svg:height="1.266cm" svg:x="2.963cm" svg:y="13.723cm">
            <text:list text:style-name="L16">
              <text:list-header>
                <text:p text:style-name="P39"><text:span text:style-name="T30">Sin(x)</text:span></text:p>
              </text:list-header>
            </text:list>
            <draw:enhanced-geometry svg:viewBox="0 0 21600 21600" draw:type="rectangle" draw:enhanced-path="M 0 0 L 21600 0 21600 21600 0 21600 0 0 Z N"/>
          </draw:custom-shape>
          <draw:custom-shape draw:name="Rectangle 11" draw:style-name="gr168" draw:text-style-name="P40" draw:layer="layout" svg:width="10.371cm" svg:height="1.266cm" svg:x="13.335cm" svg:y="12.457cm">
            <text:list text:style-name="L16">
              <text:list-header>
                <text:p text:style-name="P39"><text:span text:style-name="T30">Redondeo</text:span></text:p>
              </text:list-header>
            </text:list>
            <draw:enhanced-geometry svg:viewBox="0 0 21600 21600" draw:type="rectangle" draw:enhanced-path="M 0 0 L 21600 0 21600 21600 0 21600 0 0 Z N"/>
          </draw:custom-shape>
          <draw:custom-shape draw:name="Rectangle 12" draw:style-name="gr169" draw:text-style-name="P40" draw:layer="layout" svg:width="10.372cm" svg:height="1.266cm" svg:x="2.963cm" svg:y="12.457cm">
            <text:list text:style-name="L16">
              <text:list-header>
                <text:p text:style-name="P39"><text:span text:style-name="T30">Round(x)</text:span></text:p>
              </text:list-header>
            </text:list>
            <draw:enhanced-geometry svg:viewBox="0 0 21600 21600" draw:type="rectangle" draw:enhanced-path="M 0 0 L 21600 0 21600 21600 0 21600 0 0 Z N"/>
          </draw:custom-shape>
          <draw:custom-shape draw:name="Rectangle 13" draw:style-name="gr170" draw:text-style-name="P40" draw:layer="layout" svg:width="10.371cm" svg:height="1.265cm" svg:x="13.335cm" svg:y="11.192cm">
            <text:list text:style-name="L16">
              <text:list-header>
                <text:p text:style-name="P39"><text:span text:style-name="T30">Log decimal</text:span></text:p>
              </text:list-header>
            </text:list>
            <draw:enhanced-geometry svg:viewBox="0 0 21600 21600" draw:type="rectangle" draw:enhanced-path="M 0 0 L 21600 0 21600 21600 0 21600 0 0 Z N"/>
          </draw:custom-shape>
          <draw:custom-shape draw:name="Rectangle 14" draw:style-name="gr171" draw:text-style-name="P40" draw:layer="layout" svg:width="10.372cm" svg:height="1.265cm" svg:x="2.963cm" svg:y="11.192cm">
            <text:list text:style-name="L16">
              <text:list-header>
                <text:p text:style-name="P39"><text:span text:style-name="T30">Log10(x)</text:span></text:p>
              </text:list-header>
            </text:list>
            <draw:enhanced-geometry svg:viewBox="0 0 21600 21600" draw:type="rectangle" draw:enhanced-path="M 0 0 L 21600 0 21600 21600 0 21600 0 0 Z N"/>
          </draw:custom-shape>
          <draw:custom-shape draw:name="Rectangle 15" draw:style-name="gr172" draw:text-style-name="P40" draw:layer="layout" svg:width="10.371cm" svg:height="1.266cm" svg:x="13.335cm" svg:y="9.926cm">
            <text:list text:style-name="L16">
              <text:list-header>
                <text:p text:style-name="P39"><text:span text:style-name="T30">Log neperiano</text:span></text:p>
              </text:list-header>
            </text:list>
            <draw:enhanced-geometry svg:viewBox="0 0 21600 21600" draw:type="rectangle" draw:enhanced-path="M 0 0 L 21600 0 21600 21600 0 21600 0 0 Z N"/>
          </draw:custom-shape>
          <draw:custom-shape draw:name="Rectangle 16" draw:style-name="gr173" draw:text-style-name="P40" draw:layer="layout" svg:width="10.372cm" svg:height="1.266cm" svg:x="2.963cm" svg:y="9.926cm">
            <text:list text:style-name="L16">
              <text:list-header>
                <text:p text:style-name="P39"><text:span text:style-name="T30">Ln(x)</text:span></text:p>
              </text:list-header>
            </text:list>
            <draw:enhanced-geometry svg:viewBox="0 0 21600 21600" draw:type="rectangle" draw:enhanced-path="M 0 0 L 21600 0 21600 21600 0 21600 0 0 Z N"/>
          </draw:custom-shape>
          <draw:custom-shape draw:name="Rectangle 17" draw:style-name="gr174" draw:text-style-name="P40" draw:layer="layout" svg:width="10.371cm" svg:height="1.265cm" svg:x="13.335cm" svg:y="8.661cm">
            <text:list text:style-name="L16">
              <text:list-header>
                <text:p text:style-name="P39"><text:span text:style-name="T30">Exponencial</text:span></text:p>
              </text:list-header>
            </text:list>
            <draw:enhanced-geometry svg:viewBox="0 0 21600 21600" draw:type="rectangle" draw:enhanced-path="M 0 0 L 21600 0 21600 21600 0 21600 0 0 Z N"/>
          </draw:custom-shape>
          <draw:custom-shape draw:name="Rectangle 18" draw:style-name="gr175" draw:text-style-name="P40" draw:layer="layout" svg:width="10.372cm" svg:height="1.265cm" svg:x="2.963cm" svg:y="8.661cm">
            <text:list text:style-name="L16">
              <text:list-header>
                <text:p text:style-name="P39"><text:span text:style-name="T30">Exp(x)</text:span></text:p>
              </text:list-header>
            </text:list>
            <draw:enhanced-geometry svg:viewBox="0 0 21600 21600" draw:type="rectangle" draw:enhanced-path="M 0 0 L 21600 0 21600 21600 0 21600 0 0 Z N"/>
          </draw:custom-shape>
          <draw:custom-shape draw:name="Rectangle 19" draw:style-name="gr176" draw:text-style-name="P40" draw:layer="layout" svg:width="10.371cm" svg:height="1.266cm" svg:x="13.335cm" svg:y="7.395cm">
            <text:list text:style-name="L16">
              <text:list-header>
                <text:p text:style-name="P39"><text:span text:style-name="T30">Coseno</text:span></text:p>
              </text:list-header>
            </text:list>
            <draw:enhanced-geometry svg:viewBox="0 0 21600 21600" draw:type="rectangle" draw:enhanced-path="M 0 0 L 21600 0 21600 21600 0 21600 0 0 Z N"/>
          </draw:custom-shape>
          <draw:custom-shape draw:name="Rectangle 20" draw:style-name="gr177" draw:text-style-name="P40" draw:layer="layout" svg:width="10.372cm" svg:height="1.266cm" svg:x="2.963cm" svg:y="7.395cm">
            <text:list text:style-name="L16">
              <text:list-header>
                <text:p text:style-name="P39"><text:span text:style-name="T30">Cos(x)</text:span></text:p>
              </text:list-header>
            </text:list>
            <draw:enhanced-geometry svg:viewBox="0 0 21600 21600" draw:type="rectangle" draw:enhanced-path="M 0 0 L 21600 0 21600 21600 0 21600 0 0 Z N"/>
          </draw:custom-shape>
          <draw:custom-shape draw:name="Rectangle 21" draw:style-name="gr178" draw:text-style-name="P40" draw:layer="layout" svg:width="10.371cm" svg:height="1.265cm" svg:x="13.335cm" svg:y="6.13cm">
            <text:list text:style-name="L16">
              <text:list-header>
                <text:p text:style-name="P39"><text:span text:style-name="T30">Tangente inversa</text:span></text:p>
              </text:list-header>
            </text:list>
            <draw:enhanced-geometry svg:viewBox="0 0 21600 21600" draw:type="rectangle" draw:enhanced-path="M 0 0 L 21600 0 21600 21600 0 21600 0 0 Z N"/>
          </draw:custom-shape>
          <draw:custom-shape draw:name="Rectangle 22" draw:style-name="gr179" draw:text-style-name="P40" draw:layer="layout" svg:width="10.372cm" svg:height="1.265cm" svg:x="2.963cm" svg:y="6.13cm">
            <text:list text:style-name="L16">
              <text:list-header>
                <text:p text:style-name="P39"><text:span text:style-name="T30">Arctan(x)</text:span></text:p>
              </text:list-header>
            </text:list>
            <draw:enhanced-geometry svg:viewBox="0 0 21600 21600" draw:type="rectangle" draw:enhanced-path="M 0 0 L 21600 0 21600 21600 0 21600 0 0 Z N"/>
          </draw:custom-shape>
          <draw:custom-shape draw:name="Rectangle 23" draw:style-name="gr180" draw:text-style-name="P40" draw:layer="layout" svg:width="10.371cm" svg:height="1.266cm" svg:x="13.335cm" svg:y="4.864cm">
            <text:list text:style-name="L16">
              <text:list-header>
                <text:p text:style-name="P39"><text:span text:style-name="T30">Absoluto</text:span></text:p>
              </text:list-header>
            </text:list>
            <draw:enhanced-geometry svg:viewBox="0 0 21600 21600" draw:type="rectangle" draw:enhanced-path="M 0 0 L 21600 0 21600 21600 0 21600 0 0 Z N"/>
          </draw:custom-shape>
          <draw:custom-shape draw:name="Rectangle 24" draw:style-name="gr181" draw:text-style-name="P40" draw:layer="layout" svg:width="10.372cm" svg:height="1.266cm" svg:x="2.963cm" svg:y="4.864cm">
            <text:list text:style-name="L16">
              <text:list-header>
                <text:p text:style-name="P39"><text:span text:style-name="T30">Abs(x)</text:span></text:p>
              </text:list-header>
            </text:list>
            <draw:enhanced-geometry svg:viewBox="0 0 21600 21600" draw:type="rectangle" draw:enhanced-path="M 0 0 L 21600 0 21600 21600 0 21600 0 0 Z N"/>
          </draw:custom-shape>
          <draw:custom-shape draw:name="Rectangle 25" draw:style-name="gr182" draw:text-style-name="P41" draw:layer="layout" svg:width="10.371cm" svg:height="1.266cm" svg:x="13.335cm" svg:y="3.598cm">
            <text:list text:style-name="L16">
              <text:list-header>
                <text:p text:style-name="P39"><text:span text:style-name="T32">Descripción</text:span></text:p>
              </text:list-header>
            </text:list>
            <draw:enhanced-geometry svg:viewBox="0 0 21600 21600" draw:type="rectangle" draw:enhanced-path="M 0 0 L 21600 0 21600 21600 0 21600 0 0 Z N"/>
          </draw:custom-shape>
          <draw:custom-shape draw:name="Rectangle 26" draw:style-name="gr183" draw:text-style-name="P41" draw:layer="layout" svg:width="10.372cm" svg:height="1.266cm" svg:x="2.963cm" svg:y="3.598cm">
            <text:list text:style-name="L16">
              <text:list-header>
                <text:p text:style-name="P39"><text:span text:style-name="T32">Función</text:span></text:p>
              </text:list-header>
            </text:list>
            <draw:enhanced-geometry svg:viewBox="0 0 21600 21600" draw:type="rectangle" draw:enhanced-path="M 0 0 L 21600 0 21600 21600 0 21600 0 0 Z N"/>
          </draw:custom-shape>
          <draw:line draw:name="Line 27" draw:style-name="gr106" draw:text-style-name="P12" draw:layer="layout" svg:x1="2.963cm" svg:y1="3.598cm" svg:x2="23.707cm" svg:y2="3.598cm">
            <text:p/>
          </draw:line>
          <draw:line draw:name="Line 28" draw:style-name="gr67" draw:text-style-name="P12" draw:layer="layout" svg:x1="2.963cm" svg:y1="4.864cm" svg:x2="23.707cm" svg:y2="4.864cm">
            <text:p/>
          </draw:line>
          <draw:line draw:name="Line 29" draw:style-name="gr67" draw:text-style-name="P12" draw:layer="layout" svg:x1="2.963cm" svg:y1="6.13cm" svg:x2="23.707cm" svg:y2="6.13cm">
            <text:p/>
          </draw:line>
          <draw:line draw:name="Line 30" draw:style-name="gr67" draw:text-style-name="P12" draw:layer="layout" svg:x1="2.963cm" svg:y1="7.395cm" svg:x2="23.707cm" svg:y2="7.395cm">
            <text:p/>
          </draw:line>
          <draw:line draw:name="Line 31" draw:style-name="gr67" draw:text-style-name="P12" draw:layer="layout" svg:x1="2.963cm" svg:y1="8.661cm" svg:x2="23.707cm" svg:y2="8.661cm">
            <text:p/>
          </draw:line>
          <draw:line draw:name="Line 32" draw:style-name="gr67" draw:text-style-name="P12" draw:layer="layout" svg:x1="2.963cm" svg:y1="9.926cm" svg:x2="23.707cm" svg:y2="9.926cm">
            <text:p/>
          </draw:line>
          <draw:line draw:name="Line 33" draw:style-name="gr67" draw:text-style-name="P12" draw:layer="layout" svg:x1="2.963cm" svg:y1="11.192cm" svg:x2="23.707cm" svg:y2="11.192cm">
            <text:p/>
          </draw:line>
          <draw:line draw:name="Line 34" draw:style-name="gr67" draw:text-style-name="P12" draw:layer="layout" svg:x1="2.963cm" svg:y1="12.457cm" svg:x2="23.707cm" svg:y2="12.457cm">
            <text:p/>
          </draw:line>
          <draw:line draw:name="Line 35" draw:style-name="gr67" draw:text-style-name="P12" draw:layer="layout" svg:x1="2.963cm" svg:y1="13.723cm" svg:x2="23.707cm" svg:y2="13.723cm">
            <text:p/>
          </draw:line>
          <draw:line draw:name="Line 36" draw:style-name="gr67" draw:text-style-name="P12" draw:layer="layout" svg:x1="2.963cm" svg:y1="14.989cm" svg:x2="23.707cm" svg:y2="14.989cm">
            <text:p/>
          </draw:line>
          <draw:line draw:name="Line 37" draw:style-name="gr67" draw:text-style-name="P12" draw:layer="layout" svg:x1="2.963cm" svg:y1="16.254cm" svg:x2="23.707cm" svg:y2="16.254cm">
            <text:p/>
          </draw:line>
          <draw:line draw:name="Line 38" draw:style-name="gr67" draw:text-style-name="P12" draw:layer="layout" svg:x1="2.963cm" svg:y1="17.52cm" svg:x2="23.707cm" svg:y2="17.52cm">
            <text:p/>
          </draw:line>
          <draw:line draw:name="Line 39" draw:style-name="gr106" draw:text-style-name="P12" draw:layer="layout" svg:x1="2.963cm" svg:y1="18.785cm" svg:x2="23.707cm" svg:y2="18.785cm">
            <text:p/>
          </draw:line>
          <draw:line draw:name="Line 40" draw:style-name="gr106" draw:text-style-name="P12" draw:layer="layout" svg:x1="2.963cm" svg:y1="3.598cm" svg:x2="2.963cm" svg:y2="18.785cm">
            <text:p/>
          </draw:line>
          <draw:line draw:name="Line 41" draw:style-name="gr67" draw:text-style-name="P12" draw:layer="layout" svg:x1="13.335cm" svg:y1="3.598cm" svg:x2="13.335cm" svg:y2="18.785cm">
            <text:p/>
          </draw:line>
          <draw:line draw:name="Line 42" draw:style-name="gr106" draw:text-style-name="P12" draw:layer="layout" svg:x1="23.707cm" svg:y1="3.598cm" svg:x2="23.707cm" svg:y2="18.785cm">
            <text:p/>
          </draw:line>
        </draw:g>
        <anim:par smil:dur="indefinite" smil:restart="never" presentation:node-type="timing-root">
          <anim:par smil:begin="id69.begin">
            <anim:audio xlink:href="../../.config/libreoffice/4/user/gallery/whoosh.wav"/>
          </anim:par>
        </anim:par>
        <presentation:notes draw:style-name="dp2" presentation:use-date-time-name="dtd2">
          <draw:custom-shape draw:name="Rectangle 3" draw:style-name="gr18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8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8" presentation:class="page"/>
          <draw:frame presentation:style-name="pr5" draw:text-style-name="P5" draw:layer="layout" svg:width="13.97cm" svg:height="11.43cm" svg:x="2.54cm" svg:y="12.065cm" presentation:class="notes" presentation:placeholder="true">
            <draw:text-box/>
          </draw:frame>
        </presentation:notes>
      </draw:page>
      <draw:page draw:name="page29" draw:style-name="dp22" draw:master-page-name="Predeterminado" presentation:use-date-time-name="dtd1" xml:id="id70" draw:id="id70">
        <draw:frame presentation:style-name="pr3" draw:text-style-name="P2" draw:layer="layout" svg:width="16.933cm" svg:height="3.175cm" svg:x="5.079cm" svg:y="1.481cm" presentation:class="title" presentation:user-transformed="true">
          <draw:text-box>
            <text:list text:style-name="L3">
              <text:list-header>
                <text:p text:style-name="P18"><text:span text:style-name="T33">8. Operación de Asignación</text:span></text:p>
              </text:list-header>
            </text:list>
          </draw:text-box>
        </draw:frame>
        <draw:frame presentation:style-name="pr32" draw:text-style-name="P2" draw:layer="layout" svg:width="16.933cm" svg:height="10.46cm" svg:x="4.656cm" svg:y="5.627cm" presentation:class="outline" presentation:user-transformed="true">
          <draw:text-box>
            <text:list text:style-name="L4">
              <text:list-item>
                <text:p text:style-name="P21"><text:span text:style-name="T3">Es la forma de darle valores tanto a variables como constantes, se representa con el símbolo </text:span></text:p>
              </text:list-item>
            </text:list>
          </draw:text-box>
        </draw:frame>
        <draw:custom-shape draw:name="AutoShape 4" draw:style-name="gr186" draw:text-style-name="P45" draw:layer="layout" svg:width="4.86cm" svg:height="0.838cm" svg:x="10.583cm" svg:y="12.7cm">
          <text:list text:style-name="L28">
            <text:list-header>
              <text:p text:style-name="P6"><text:span text:style-name="T42"/></text:p>
            </text:list-header>
          </text:list>
          <draw:enhanced-geometry svg:viewBox="0 0 21600 21600" draw:text-areas="?f7 ?f0 21600 ?f2" draw:type="left-arrow" draw:modifiers="5398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smil:dur="indefinite" smil:restart="never" presentation:node-type="timing-root">
          <anim:par smil:begin="id70.begin">
            <anim:audio xlink:href="../../.config/libreoffice/4/user/gallery/glass.wav"/>
          </anim:par>
        </anim:par>
        <presentation:notes draw:style-name="dp2" presentation:use-date-time-name="dtd2">
          <draw:custom-shape draw:name="Rectangle 3" draw:style-name="gr18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8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29" presentation:class="page"/>
          <draw:frame presentation:style-name="pr5" draw:text-style-name="P5" draw:layer="layout" svg:width="13.97cm" svg:height="11.43cm" svg:x="2.54cm" svg:y="12.065cm" presentation:class="notes" presentation:placeholder="true">
            <draw:text-box/>
          </draw:frame>
        </presentation:notes>
      </draw:page>
      <draw:page draw:name="page30" draw:style-name="dp10" draw:master-page-name="Predeterminado" presentation:use-date-time-name="dtd1" xml:id="id71" draw:id="id71">
        <draw:frame presentation:style-name="pr3" draw:text-style-name="P2" draw:layer="layout" svg:width="16.933cm" svg:height="3.175cm" svg:x="4.021cm" svg:y="1.481cm" presentation:class="title" presentation:user-transformed="true">
          <draw:text-box>
            <text:list text:style-name="L3">
              <text:list-header>
                <text:p text:style-name="P8"><text:span text:style-name="T3">Tipos de asignación</text:span></text:p>
              </text:list-header>
            </text:list>
          </draw:text-box>
        </draw:frame>
        <draw:frame presentation:style-name="pr22" draw:text-style-name="P2" draw:layer="layout" svg:width="14.843cm" svg:height="11.43cm" svg:x="6.772cm" svg:y="5.292cm" presentation:class="outline" presentation:user-transformed="true">
          <draw:text-box>
            <text:list text:style-name="L4">
              <text:list-item>
                <text:p text:style-name="P29"><text:span text:style-name="T3">Aritmética</text:span></text:p>
                <text:p text:style-name="P29"><text:span text:style-name="T3"/></text:p>
              </text:list-item>
              <text:list-item>
                <text:p text:style-name="P29"><text:span text:style-name="T3">Lógica</text:span></text:p>
                <text:p text:style-name="P29"><text:span text:style-name="T3"/></text:p>
              </text:list-item>
              <text:list-item>
                <text:p text:style-name="P29"><text:span text:style-name="T3">Cadena de carácteres</text:span></text:p>
              </text:list-item>
            </text:list>
          </draw:text-box>
        </draw:frame>
        <anim:par smil:dur="indefinite" smil:restart="never" presentation:node-type="timing-root">
          <anim:par smil:begin="id71.begin">
            <anim:audio xlink:href="../../.config/libreoffice/4/user/gallery/laser.wav"/>
          </anim:par>
        </anim:par>
        <presentation:notes draw:style-name="dp2" presentation:use-date-time-name="dtd2">
          <draw:custom-shape draw:name="Rectangle 3" draw:style-name="gr18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9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0" presentation:class="page"/>
          <draw:frame presentation:style-name="pr5" draw:text-style-name="P5" draw:layer="layout" svg:width="13.97cm" svg:height="11.43cm" svg:x="2.54cm" svg:y="12.065cm" presentation:class="notes" presentation:placeholder="true">
            <draw:text-box/>
          </draw:frame>
        </presentation:notes>
      </draw:page>
      <draw:page draw:name="page31" draw:style-name="dp5" draw:master-page-name="Predeterminado" presentation:use-date-time-name="dtd1" xml:id="id72" draw:id="id72">
        <draw:frame presentation:style-name="pr3" draw:text-style-name="P2" draw:layer="layout" svg:width="16.934cm" svg:height="3.175cm" svg:x="4.868cm" svg:y="1.904cm" presentation:class="title" presentation:user-transformed="true">
          <draw:text-box>
            <text:list text:style-name="L3">
              <text:list-header>
                <text:p text:style-name="P8"><text:span text:style-name="T3">9. Entrada y salida de información</text:span></text:p>
              </text:list-header>
            </text:list>
          </draw:text-box>
        </draw:frame>
        <draw:frame presentation:style-name="pr33" draw:text-style-name="P2" draw:layer="layout" svg:width="17.78cm" svg:height="10.795cm" svg:x="4.022cm" svg:y="6.984cm" presentation:class="outline" presentation:user-transformed="true">
          <draw:text-box>
            <text:list text:style-name="L4">
              <text:list-item>
                <text:p text:style-name="P7"><text:span text:style-name="T4">La operación de lectura READ permite el ingreso de los datos necesarios para los cálculos computacionales.</text:span></text:p>
                <text:p text:style-name="P7"><text:span text:style-name="T4"/></text:p>
              </text:list-item>
              <text:list-item>
                <text:p text:style-name="P7"><text:span text:style-name="T4">La operación de escritura WRITE imprime la información procesada por el programa y su respectivo algoritmo.</text:span></text:p>
              </text:list-item>
            </text:list>
          </draw:text-box>
        </draw:frame>
        <anim:par smil:dur="indefinite" smil:restart="never" presentation:node-type="timing-root">
          <anim:par smil:begin="id72.begin">
            <anim:audio xlink:href="../../.config/libreoffice/4/user/gallery/driveby.wav"/>
          </anim:par>
        </anim:par>
        <presentation:notes draw:style-name="dp2" presentation:use-date-time-name="dtd2">
          <draw:custom-shape draw:name="Rectangle 3" draw:style-name="gr19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9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1" presentation:class="page"/>
          <draw:frame presentation:style-name="pr5" draw:text-style-name="P5" draw:layer="layout" svg:width="13.97cm" svg:height="11.43cm" svg:x="2.54cm" svg:y="12.065cm" presentation:class="notes" presentation:placeholder="true">
            <draw:text-box/>
          </draw:frame>
        </presentation:notes>
      </draw:page>
      <draw:page draw:name="page32" draw:style-name="dp13" draw:master-page-name="Predeterminado" presentation:use-date-time-name="dtd1">
        <draw:custom-shape draw:name="3 Marcador de fecha" draw:style-name="gr193" draw:text-style-name="P47" draw:layer="layout" svg:width="5.292cm" svg:height="1.27cm" svg:x="2.963cm" svg:y="17.568cm">
          <text:list text:style-name="L3">
            <text:list-header>
              <text:p text:style-name="P46"><text:span text:style-name="T34"><text:date style:data-style-name="D3" text:date-value="2020-08-22">22/08/20</text:date></text:span></text:p>
            </text:list-header>
          </text:list>
          <draw:enhanced-geometry svg:viewBox="0 0 21600 21600" draw:type="mso-spt202" draw:enhanced-path="M 0 0 L 21600 0 21600 21600 0 21600 0 0 Z N"/>
        </draw:custom-shape>
        <draw:custom-shape draw:name="5 Marcador de número de diapositiva" draw:style-name="gr194" draw:text-style-name="P4" draw:layer="layout" svg:width="5.291cm" svg:height="1.27cm" svg:x="19.262cm" svg:y="17.568cm">
          <text:list text:style-name="L3">
            <text:list-header>
              <text:p text:style-name="P3"><text:span text:style-name="T35"><text:page-number>&lt;número&gt;</text:page-number></text:span></text:p>
            </text:list-header>
          </text:list>
          <draw:enhanced-geometry svg:viewBox="0 0 21600 21600" draw:type="mso-spt202" draw:enhanced-path="M 0 0 L 21600 0 21600 21600 0 21600 0 0 Z N"/>
        </draw:custom-shape>
        <draw:frame presentation:style-name="pr34" draw:text-style-name="P2" draw:layer="layout" svg:width="23.283cm" svg:height="8.467cm" svg:x="1.269cm" svg:y="6.137cm" presentation:class="title" presentation:user-transformed="true">
          <draw:text-box>
            <text:list text:style-name="L1">
              <text:list-header>
                <text:p text:style-name="P10"><text:span text:style-name="T36">PROBLEMAS RESUELTOS CON COMPUTADORAS Y HERRAMIENTAS DE PROGRAMACION</text:span><text:span text:style-name="T36"><text:line-break/></text:span><text:span text:style-name="T36"/></text:p>
              </text:list-header>
            </text:list>
          </draw:text-box>
        </draw:frame>
        <presentation:notes draw:style-name="dp2" presentation:use-date-time-name="dtd2">
          <draw:custom-shape draw:name="Rectangle 3" draw:style-name="gr195"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196"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2" presentation:class="page"/>
          <draw:frame presentation:style-name="pr5" draw:text-style-name="P5" draw:layer="layout" svg:width="13.97cm" svg:height="11.43cm" svg:x="2.54cm" svg:y="12.065cm" presentation:class="notes" presentation:placeholder="true">
            <draw:text-box/>
          </draw:frame>
        </presentation:notes>
      </draw:page>
      <draw:page draw:name="page33" draw:style-name="dp13" draw:master-page-name="Predeterminado" presentation:use-date-time-name="dtd1">
        <draw:custom-shape draw:name="3 Marcador de fecha" draw:style-name="gr197" draw:text-style-name="P47" draw:layer="layout" svg:width="5.292cm" svg:height="1.27cm" svg:x="2.963cm" svg:y="17.568cm">
          <text:list text:style-name="L3">
            <text:list-header>
              <text:p text:style-name="P46"><text:span text:style-name="T34"><text:date style:data-style-name="D3" text:date-value="2020-08-22">22/08/20</text:date></text:span></text:p>
            </text:list-header>
          </text:list>
          <draw:enhanced-geometry svg:viewBox="0 0 21600 21600" draw:type="mso-spt202" draw:enhanced-path="M 0 0 L 21600 0 21600 21600 0 21600 0 0 Z N"/>
        </draw:custom-shape>
        <draw:custom-shape draw:name="5 Marcador de número de diapositiva" draw:style-name="gr198" draw:text-style-name="P4" draw:layer="layout" svg:width="5.291cm" svg:height="1.27cm" svg:x="19.262cm" svg:y="17.568cm">
          <text:list text:style-name="L3">
            <text:list-header>
              <text:p text:style-name="P3"><text:span text:style-name="T35"><text:page-number>&lt;número&gt;</text:page-number></text:span></text:p>
            </text:list-header>
          </text:list>
          <draw:enhanced-geometry svg:viewBox="0 0 21600 21600" draw:type="mso-spt202" draw:enhanced-path="M 0 0 L 21600 0 21600 21600 0 21600 0 0 Z N"/>
        </draw:custom-shape>
        <draw:frame presentation:style-name="pr35" draw:text-style-name="P2" draw:layer="layout" svg:width="21.59cm" svg:height="2.328cm" svg:x="2.963cm" svg:y="0.847cm" presentation:class="title" presentation:user-transformed="true">
          <draw:text-box>
            <text:list text:style-name="L3">
              <text:list-header>
                <text:p text:style-name="P8"><text:span text:style-name="T3">INDICE</text:span></text:p>
              </text:list-header>
            </text:list>
          </draw:text-box>
        </draw:frame>
        <draw:frame presentation:style-name="pr36" draw:text-style-name="P2" draw:layer="layout" svg:width="21.59cm" svg:height="13.123cm" svg:x="2.963cm" svg:y="4.021cm" presentation:class="outline" presentation:user-transformed="true">
          <draw:text-box>
            <text:list text:style-name="L4">
              <text:list-item>
                <text:p text:style-name="P48"><text:span text:style-name="T3">OBJETIVO</text:span></text:p>
              </text:list-item>
              <text:list-item>
                <text:p text:style-name="P48"><text:span text:style-name="T3">SOLUCION DE PROBLEMAS</text:span></text:p>
              </text:list-item>
              <text:list-item>
                <text:p text:style-name="P48"><text:span text:style-name="T3">ANALISIS DEL PROBLEMA</text:span></text:p>
              </text:list-item>
              <text:list-item>
                <text:p text:style-name="P48"><text:span text:style-name="T3">DISEÑO DEL ALGORITMO</text:span></text:p>
              </text:list-item>
              <text:list-item>
                <text:p text:style-name="P48"><text:span text:style-name="T3">SOLUCION DEL PROBLEMA MEDIANTE COMPUTADORA</text:span></text:p>
              </text:list-item>
              <text:list-item>
                <text:p text:style-name="P48"><text:span text:style-name="T3">REPRESENTACION GRAFICA DE ALGORITMOS</text:span></text:p>
              </text:list-item>
              <text:list-item>
                <text:p text:style-name="P48"><text:span text:style-name="T3">PSEUDOCODIGO</text:span></text:p>
              </text:list-item>
            </text:list>
          </draw:text-box>
        </draw:frame>
        <presentation:notes draw:style-name="dp2" presentation:use-date-time-name="dtd2">
          <draw:custom-shape draw:name="Rectangle 3" draw:style-name="gr19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0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3" presentation:class="page"/>
          <draw:frame presentation:style-name="pr5" draw:text-style-name="P5" draw:layer="layout" svg:width="13.97cm" svg:height="11.43cm" svg:x="2.54cm" svg:y="12.065cm" presentation:class="notes" presentation:placeholder="true">
            <draw:text-box/>
          </draw:frame>
        </presentation:notes>
      </draw:page>
      <draw:page draw:name="page34" draw:style-name="dp13" draw:master-page-name="Predeterminado" presentation:use-date-time-name="dtd1">
        <draw:custom-shape draw:name="3 Marcador de fecha" draw:style-name="gr201" draw:text-style-name="P47" draw:layer="layout" svg:width="5.292cm" svg:height="1.27cm" svg:x="2.963cm" svg:y="17.568cm">
          <text:list text:style-name="L3">
            <text:list-header>
              <text:p text:style-name="P46"><text:span text:style-name="T34"><text:date style:data-style-name="D3" text:date-value="2020-08-22">22/08/20</text:date></text:span></text:p>
            </text:list-header>
          </text:list>
          <draw:enhanced-geometry svg:viewBox="0 0 21600 21600" draw:type="mso-spt202" draw:enhanced-path="M 0 0 L 21600 0 21600 21600 0 21600 0 0 Z N"/>
        </draw:custom-shape>
        <draw:custom-shape draw:name="5 Marcador de número de diapositiva" draw:style-name="gr202" draw:text-style-name="P4" draw:layer="layout" svg:width="5.291cm" svg:height="1.27cm" svg:x="19.262cm" svg:y="17.568cm">
          <text:list text:style-name="L3">
            <text:list-header>
              <text:p text:style-name="P3"><text:span text:style-name="T35"><text:page-number>&lt;número&gt;</text:page-number></text:span></text:p>
            </text:list-header>
          </text:list>
          <draw:enhanced-geometry svg:viewBox="0 0 21600 21600" draw:type="mso-spt202" draw:enhanced-path="M 0 0 L 21600 0 21600 21600 0 21600 0 0 Z N"/>
        </draw:custom-shape>
        <draw:frame presentation:style-name="pr37" draw:text-style-name="P2" draw:layer="layout" svg:width="21.59cm" svg:height="3.175cm" svg:x="2.963cm" svg:y="0.846cm" presentation:class="title" presentation:user-transformed="true">
          <draw:text-box>
            <text:list text:style-name="L3">
              <text:list-header>
                <text:p text:style-name="P8"><text:span text:style-name="T37">2.1 OBJETIVO</text:span></text:p>
              </text:list-header>
            </text:list>
          </draw:text-box>
        </draw:frame>
        <draw:frame presentation:style-name="pr38" draw:text-style-name="P2" draw:layer="layout" svg:width="21.59cm" svg:height="9.102cm" svg:x="2.963cm" svg:y="6.985cm" presentation:class="outline" presentation:user-transformed="true">
          <draw:text-box>
            <text:list text:style-name="L4">
              <text:list-item>
                <text:p text:style-name="P49"><text:span text:style-name="T3">EXPONER LOS CONOCIMIENTOS INDISPENSABLES PARA EL APRENDIZAJE DE LA PROGRAMACION.</text:span></text:p>
              </text:list-item>
            </text:list>
          </draw:text-box>
        </draw:frame>
        <presentation:notes draw:style-name="dp2" presentation:use-date-time-name="dtd2">
          <draw:custom-shape draw:name="Rectangle 3" draw:style-name="gr20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0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4" presentation:class="page"/>
          <draw:frame presentation:style-name="pr5" draw:text-style-name="P5" draw:layer="layout" svg:width="13.97cm" svg:height="11.43cm" svg:x="2.54cm" svg:y="12.065cm" presentation:class="notes" presentation:placeholder="true">
            <draw:text-box/>
          </draw:frame>
        </presentation:notes>
      </draw:page>
      <draw:page draw:name="page35" draw:style-name="dp13" draw:master-page-name="Predeterminado" presentation:use-date-time-name="dtd1">
        <draw:custom-shape draw:name="3 Marcador de fecha" draw:style-name="gr205" draw:text-style-name="P47" draw:layer="layout" svg:width="5.292cm" svg:height="1.27cm" svg:x="2.963cm" svg:y="17.568cm">
          <text:list text:style-name="L3">
            <text:list-header>
              <text:p text:style-name="P46"><text:span text:style-name="T34"><text:date style:data-style-name="D3" text:date-value="2020-08-22">22/08/20</text:date></text:span></text:p>
            </text:list-header>
          </text:list>
          <draw:enhanced-geometry svg:viewBox="0 0 21600 21600" draw:type="mso-spt202" draw:enhanced-path="M 0 0 L 21600 0 21600 21600 0 21600 0 0 Z N"/>
        </draw:custom-shape>
        <draw:custom-shape draw:name="5 Marcador de número de diapositiva" draw:style-name="gr206" draw:text-style-name="P4" draw:layer="layout" svg:width="5.291cm" svg:height="1.27cm" svg:x="19.262cm" svg:y="17.568cm">
          <text:list text:style-name="L3">
            <text:list-header>
              <text:p text:style-name="P3"><text:span text:style-name="T35"><text:page-number>&lt;número&gt;</text:page-number></text:span></text:p>
            </text:list-header>
          </text:list>
          <draw:enhanced-geometry svg:viewBox="0 0 21600 21600" draw:type="mso-spt202" draw:enhanced-path="M 0 0 L 21600 0 21600 21600 0 21600 0 0 Z N"/>
        </draw:custom-shape>
        <draw:frame presentation:style-name="pr37" draw:text-style-name="P2" draw:layer="layout" svg:width="21.59cm" svg:height="3.175cm" svg:x="2.963cm" svg:y="0.846cm" presentation:class="title" presentation:user-transformed="true">
          <draw:text-box>
            <text:list text:style-name="L3">
              <text:list-header>
                <text:p text:style-name="P8"><text:span text:style-name="T33">2.2 SOLUCION DE PROBLEMAS</text:span></text:p>
              </text:list-header>
            </text:list>
          </draw:text-box>
        </draw:frame>
        <draw:frame presentation:style-name="pr26" draw:text-style-name="P2" draw:layer="layout" svg:width="21.59cm" svg:height="12.065cm" svg:x="2.963cm" svg:y="5.291cm" presentation:class="outline" presentation:user-transformed="true">
          <draw:text-box>
            <text:list text:style-name="L17">
              <text:list-item>
                <text:p text:style-name="P28"><text:span text:style-name="T3">Fases de fragmentación:</text:span></text:p>
              </text:list-item>
            </text:list>
            <text:list text:style-name="L18">
              <text:list-item>
                <text:list>
                  <text:list-item>
                    <text:p text:style-name="P50"><text:span text:style-name="T3">Análisis del problema: definición concisa a fin de que sea analizado en todo detalle. <text:s text:c="2"/></text:span></text:p>
                  </text:list-item>
                  <text:list-item>
                    <text:p text:style-name="P50"><text:span text:style-name="T3">Diseño del algoritmo: procedimiento, paso a paso, para la solucionar el problema dado.</text:span></text:p>
                  </text:list-item>
                  <text:list-item>
                    <text:p text:style-name="P50"><text:span text:style-name="T3">Solución del algoritmo con la computadora: codificación del algoritmo en un lenguaje de programación</text:span></text:p>
                  </text:list-item>
                </text:list>
              </text:list-item>
            </text:list>
          </draw:text-box>
        </draw:frame>
        <presentation:notes draw:style-name="dp2" presentation:use-date-time-name="dtd2">
          <draw:custom-shape draw:name="Rectangle 3" draw:style-name="gr20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0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5" presentation:class="page"/>
          <draw:frame presentation:style-name="pr5" draw:text-style-name="P5" draw:layer="layout" svg:width="13.97cm" svg:height="11.43cm" svg:x="2.54cm" svg:y="12.065cm" presentation:class="notes" presentation:placeholder="true">
            <draw:text-box/>
          </draw:frame>
        </presentation:notes>
      </draw:page>
      <draw:page draw:name="page36" draw:style-name="dp13" draw:master-page-name="Predeterminado" presentation:use-date-time-name="dtd1">
        <draw:custom-shape draw:name="3 Marcador de fecha" draw:style-name="gr209" draw:text-style-name="P47" draw:layer="layout" svg:width="5.292cm" svg:height="1.27cm" svg:x="2.963cm" svg:y="17.568cm">
          <text:list text:style-name="L3">
            <text:list-header>
              <text:p text:style-name="P46"><text:span text:style-name="T34"><text:date style:data-style-name="D3" text:date-value="2020-08-22">22/08/20</text:date></text:span></text:p>
            </text:list-header>
          </text:list>
          <draw:enhanced-geometry svg:viewBox="0 0 21600 21600" draw:type="mso-spt202" draw:enhanced-path="M 0 0 L 21600 0 21600 21600 0 21600 0 0 Z N"/>
        </draw:custom-shape>
        <draw:custom-shape draw:name="5 Marcador de número de diapositiva" draw:style-name="gr210" draw:text-style-name="P4" draw:layer="layout" svg:width="5.291cm" svg:height="1.27cm" svg:x="19.262cm" svg:y="17.568cm">
          <text:list text:style-name="L3">
            <text:list-header>
              <text:p text:style-name="P3"><text:span text:style-name="T35"><text:page-number>&lt;número&gt;</text:page-number></text:span></text:p>
            </text:list-header>
          </text:list>
          <draw:enhanced-geometry svg:viewBox="0 0 21600 21600" draw:type="mso-spt202" draw:enhanced-path="M 0 0 L 21600 0 21600 21600 0 21600 0 0 Z N"/>
        </draw:custom-shape>
        <draw:frame presentation:style-name="pr37" draw:text-style-name="P2" draw:layer="layout" svg:width="21.59cm" svg:height="3.175cm" svg:x="2.963cm" svg:y="0.846cm" presentation:class="title" presentation:user-transformed="true">
          <draw:text-box>
            <text:list text:style-name="L3">
              <text:list-header>
                <text:p text:style-name="P6"><text:span text:style-name="T23">2.3 ANALISIS DEL PROBLEMA</text:span></text:p>
              </text:list-header>
            </text:list>
          </draw:text-box>
        </draw:frame>
        <draw:frame presentation:style-name="pr26" draw:text-style-name="P2" draw:layer="layout" svg:width="21.59cm" svg:height="12.065cm" svg:x="2.963cm" svg:y="4.867cm" presentation:class="outline" presentation:user-transformed="true">
          <draw:text-box>
            <text:list text:style-name="L4">
              <text:list-item>
                <text:p text:style-name="P29"><text:span text:style-name="T3">El propósito es ayudar al programador a llegar a un cierto grado de comprensión de la naturaleza del problema.</text:span></text:p>
                <text:p text:style-name="P29"><text:span text:style-name="T3"/></text:p>
              </text:list-item>
              <text:list-item>
                <text:p text:style-name="P29"><text:span text:style-name="T3">Una buena definición del problema, junto con una descripción detallada de entrada y salida, son los requisitos más importantes para una solución eficaz.</text:span></text:p>
              </text:list-item>
            </text:list>
          </draw:text-box>
        </draw:frame>
        <presentation:notes draw:style-name="dp2" presentation:use-date-time-name="dtd2">
          <draw:custom-shape draw:name="Rectangle 3" draw:style-name="gr21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1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6" presentation:class="page"/>
          <draw:frame presentation:style-name="pr5" draw:text-style-name="P5" draw:layer="layout" svg:width="13.97cm" svg:height="11.43cm" svg:x="2.54cm" svg:y="12.065cm" presentation:class="notes" presentation:placeholder="true">
            <draw:text-box/>
          </draw:frame>
        </presentation:notes>
      </draw:page>
      <draw:page draw:name="page37"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8"><text:span text:style-name="T38">2.3 ANALISIS DEL PROBLEMA cont.</text:span></text:p>
              </text:list-header>
            </text:list>
          </draw:text-box>
        </draw:frame>
        <draw:frame presentation:style-name="pr40" draw:text-style-name="P2" draw:layer="layout" svg:width="21.59cm" svg:height="11.43cm" svg:x="2.963cm" svg:y="4.657cm" presentation:class="outline" presentation:user-transformed="true">
          <draw:text-box>
            <text:list text:style-name="L19">
              <text:list-item>
                <text:p text:style-name="P29"><text:span text:style-name="T39">Que información debe proporcionar la solución del problema.</text:span></text:p>
              </text:list-item>
            </text:list>
          </draw:text-box>
        </draw:frame>
        <draw:g draw:name="Group 15">
          <draw:custom-shape draw:name="Text Box 4" draw:style-name="gr213" draw:text-style-name="P52" draw:layer="layout" svg:width="4.869cm" svg:height="2.293cm" svg:x="11.218cm" svg:y="8.467cm">
            <text:list text:style-name="L20">
              <text:list-header>
                <text:p text:style-name="P51"><text:span text:style-name="T40">Solución del Problema</text:span></text:p>
              </text:list-header>
            </text:list>
            <draw:enhanced-geometry svg:viewBox="0 0 21600 21600" draw:type="mso-spt202" draw:enhanced-path="M 0 0 L 21600 0 21600 21600 0 21600 0 0 Z N"/>
          </draw:custom-shape>
          <draw:custom-shape draw:name="Text Box 5" draw:style-name="gr214" draw:text-style-name="P52" draw:layer="layout" svg:width="4.869cm" svg:height="2.293cm" svg:x="2.963cm" svg:y="12.488cm">
            <text:list text:style-name="L20">
              <text:list-header>
                <text:p text:style-name="P51"><text:span text:style-name="T40">Análisis del Problema</text:span></text:p>
              </text:list-header>
            </text:list>
            <draw:enhanced-geometry svg:viewBox="0 0 21600 21600" draw:type="mso-spt202" draw:enhanced-path="M 0 0 L 21600 0 21600 21600 0 21600 0 0 Z N"/>
          </draw:custom-shape>
          <draw:custom-shape draw:name="Text Box 6" draw:style-name="gr215" draw:text-style-name="P52" draw:layer="layout" svg:width="4.868cm" svg:height="2.293cm" svg:x="11.007cm" svg:y="12.488cm">
            <text:list text:style-name="L20">
              <text:list-header>
                <text:p text:style-name="P51"><text:span text:style-name="T40">Diseño del algoritmo</text:span></text:p>
              </text:list-header>
            </text:list>
            <draw:enhanced-geometry svg:viewBox="0 0 21600 21600" draw:type="mso-spt202" draw:enhanced-path="M 0 0 L 21600 0 21600 21600 0 21600 0 0 Z N"/>
          </draw:custom-shape>
          <draw:custom-shape draw:name="Text Box 7" draw:style-name="gr216" draw:text-style-name="P52" draw:layer="layout" svg:width="4.868cm" svg:height="2.293cm" svg:x="17.78cm" svg:y="12.488cm">
            <text:list text:style-name="L20">
              <text:list-header>
                <text:p text:style-name="P51"><text:span text:style-name="T40">Solución por computadora</text:span></text:p>
              </text:list-header>
            </text:list>
            <draw:enhanced-geometry svg:viewBox="0 0 21600 21600" draw:type="mso-spt202" draw:enhanced-path="M 0 0 L 21600 0 21600 21600 0 21600 0 0 Z N"/>
          </draw:custom-shape>
          <draw:g draw:name="Group 14">
            <draw:line draw:name="Line 8" draw:style-name="gr217" draw:text-style-name="P12" draw:layer="layout" svg:x1="5.08cm" svg:y1="11.642cm" svg:x2="20.532cm" svg:y2="11.642cm">
              <text:p/>
            </draw:line>
            <draw:line draw:name="Line 9" draw:style-name="gr217" draw:text-style-name="P12" draw:layer="layout" svg:x1="13.758cm" svg:y1="11.218cm" svg:x2="13.758cm" svg:y2="11.642cm">
              <text:p/>
            </draw:line>
            <draw:line draw:name="Line 10" draw:style-name="gr217" draw:text-style-name="P12" draw:layer="layout" svg:x1="5.08cm" svg:y1="11.642cm" svg:x2="5.08cm" svg:y2="12.488cm">
              <text:p/>
            </draw:line>
            <draw:line draw:name="Line 12" draw:style-name="gr217" draw:text-style-name="P12" draw:layer="layout" svg:x1="13.758cm" svg:y1="11.642cm" svg:x2="13.758cm" svg:y2="12.488cm">
              <text:p/>
            </draw:line>
            <draw:line draw:name="Line 13" draw:style-name="gr217" draw:text-style-name="P12" draw:layer="layout" svg:x1="20.532cm" svg:y1="11.642cm" svg:x2="20.532cm" svg:y2="12.488cm">
              <text:p/>
            </draw:line>
          </draw:g>
        </draw:g>
        <presentation:notes draw:style-name="dp2" presentation:use-date-time-name="dtd2">
          <draw:custom-shape draw:name="Rectangle 3" draw:style-name="gr21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1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7" presentation:class="page"/>
          <draw:frame presentation:style-name="pr5" draw:text-style-name="P5" draw:layer="layout" svg:width="13.97cm" svg:height="11.43cm" svg:x="2.54cm" svg:y="12.065cm" presentation:class="notes" presentation:placeholder="true">
            <draw:text-box/>
          </draw:frame>
        </presentation:notes>
      </draw:page>
      <draw:page draw:name="page38"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6"><text:span text:style-name="T38">2.3 ANALISIS DEL PROBLEMA cont.</text:span></text:p>
              </text:list-header>
            </text:list>
          </draw:text-box>
        </draw:frame>
        <draw:frame presentation:style-name="pr40" draw:text-style-name="P2" draw:layer="layout" svg:width="21.59cm" svg:height="11.43cm" svg:x="2.963cm" svg:y="4.657cm" presentation:class="outline" presentation:user-transformed="true">
          <draw:text-box>
            <text:list text:style-name="L6">
              <text:list-header>
                <text:p text:style-name="P53"><text:span text:style-name="T39">2. Que datos se necesitan para resolver el problema.</text:span></text:p>
              </text:list-header>
            </text:list>
          </draw:text-box>
        </draw:frame>
        <draw:g draw:name="Group 15">
          <draw:custom-shape draw:name="Text Box 5" draw:style-name="gr220" draw:text-style-name="P52" draw:layer="layout" svg:width="4.869cm" svg:height="2.293cm" svg:x="11.218cm" svg:y="8.467cm">
            <text:list text:style-name="L20">
              <text:list-header>
                <text:p text:style-name="P51"><text:span text:style-name="T40">Análisis del Problema</text:span></text:p>
              </text:list-header>
            </text:list>
            <draw:enhanced-geometry svg:viewBox="0 0 21600 21600" draw:type="mso-spt202" draw:enhanced-path="M 0 0 L 21600 0 21600 21600 0 21600 0 0 Z N"/>
          </draw:custom-shape>
          <draw:custom-shape draw:name="Text Box 6" draw:style-name="gr221" draw:text-style-name="P52" draw:layer="layout" svg:width="4.869cm" svg:height="2.293cm" svg:x="2.963cm" svg:y="12.488cm">
            <text:list text:style-name="L20">
              <text:list-header>
                <text:p text:style-name="P51"><text:span text:style-name="T40">Definicióndel Problema</text:span></text:p>
              </text:list-header>
            </text:list>
            <draw:enhanced-geometry svg:viewBox="0 0 21600 21600" draw:type="mso-spt202" draw:enhanced-path="M 0 0 L 21600 0 21600 21600 0 21600 0 0 Z N"/>
          </draw:custom-shape>
          <draw:custom-shape draw:name="Text Box 7" draw:style-name="gr222" draw:text-style-name="P52" draw:layer="layout" svg:width="5.715cm" svg:height="2.293cm" svg:x="10.372cm" svg:y="12.488cm">
            <text:list text:style-name="L20">
              <text:list-header>
                <text:p text:style-name="P51"><text:span text:style-name="T40">Especificaciones de entrada</text:span></text:p>
              </text:list-header>
            </text:list>
            <draw:enhanced-geometry svg:viewBox="0 0 21600 21600" draw:type="mso-spt202" draw:enhanced-path="M 0 0 L 21600 0 21600 21600 0 21600 0 0 Z N"/>
          </draw:custom-shape>
          <draw:custom-shape draw:name="Text Box 8" draw:style-name="gr223" draw:text-style-name="P52" draw:layer="layout" svg:width="5.715cm" svg:height="2.293cm" svg:x="17.78cm" svg:y="12.488cm">
            <text:list text:style-name="L20">
              <text:list-header>
                <text:p text:style-name="P51"><text:span text:style-name="T40">Especificaciones de salida</text:span></text:p>
              </text:list-header>
            </text:list>
            <draw:enhanced-geometry svg:viewBox="0 0 21600 21600" draw:type="mso-spt202" draw:enhanced-path="M 0 0 L 21600 0 21600 21600 0 21600 0 0 Z N"/>
          </draw:custom-shape>
          <draw:g draw:name="Group 9">
            <draw:line draw:name="Line 10" draw:style-name="gr217" draw:text-style-name="P12" draw:layer="layout" svg:x1="5.08cm" svg:y1="11.642cm" svg:x2="20.532cm" svg:y2="11.642cm">
              <text:p/>
            </draw:line>
            <draw:line draw:name="Line 11" draw:style-name="gr217" draw:text-style-name="P12" draw:layer="layout" svg:x1="13.758cm" svg:y1="11.218cm" svg:x2="13.758cm" svg:y2="11.642cm">
              <text:p/>
            </draw:line>
            <draw:line draw:name="Line 12" draw:style-name="gr217" draw:text-style-name="P12" draw:layer="layout" svg:x1="5.08cm" svg:y1="11.642cm" svg:x2="5.08cm" svg:y2="12.488cm">
              <text:p/>
            </draw:line>
            <draw:line draw:name="Line 13" draw:style-name="gr217" draw:text-style-name="P12" draw:layer="layout" svg:x1="13.758cm" svg:y1="11.642cm" svg:x2="13.758cm" svg:y2="12.488cm">
              <text:p/>
            </draw:line>
            <draw:line draw:name="Line 14" draw:style-name="gr217" draw:text-style-name="P12" draw:layer="layout" svg:x1="20.532cm" svg:y1="11.642cm" svg:x2="20.532cm" svg:y2="12.488cm">
              <text:p/>
            </draw:line>
          </draw:g>
        </draw:g>
        <presentation:notes draw:style-name="dp2" presentation:use-date-time-name="dtd2">
          <draw:custom-shape draw:name="Rectangle 3" draw:style-name="gr22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2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8" presentation:class="page"/>
          <draw:frame presentation:style-name="pr5" draw:text-style-name="P5" draw:layer="layout" svg:width="13.97cm" svg:height="11.43cm" svg:x="2.54cm" svg:y="12.065cm" presentation:class="notes" presentation:placeholder="true">
            <draw:text-box/>
          </draw:frame>
        </presentation:notes>
      </draw:page>
      <draw:page draw:name="page39"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6"><text:span text:style-name="T38">2.3 ANALISIS DEL PROBLEMA cont.</text:span></text:p>
              </text:list-header>
            </text:list>
          </draw:text-box>
        </draw:frame>
        <draw:frame presentation:style-name="pr41" draw:text-style-name="P2" draw:layer="layout" svg:width="21.59cm" svg:height="12.7cm" svg:x="2.963cm" svg:y="4.657cm" presentation:class="outline" presentation:user-transformed="true">
          <draw:text-box>
            <text:list text:style-name="L4">
              <text:list-item>
                <text:p text:style-name="P29"><text:span text:style-name="T39">Ejemplo: leer los lados de un triángulo rectangulo e imprima la hipotenusa. </text:span></text:p>
                <text:p text:style-name="P29"><text:span text:style-name="T39"/></text:p>
              </text:list-item>
            </text:list>
            <text:list text:style-name="L15">
              <text:list-item>
                <text:list>
                  <text:list-item>
                    <text:p text:style-name="P27"><text:span text:style-name="T39">Entradas: valores de los lados (variable LADO1 y variable LADO2).</text:span></text:p>
                  </text:list-item>
                  <text:list-item>
                    <text:p text:style-name="P27"><text:span text:style-name="T39">Salida: valor de la hipotenusa (variable LADO3).</text:span></text:p>
                  </text:list-item>
                  <text:list-item>
                    <text:p text:style-name="P27"><text:span text:style-name="T39">Variables: LADO1, LADO2 y LADO3 (tipo reales).</text:span></text:p>
                  </text:list-item>
                </text:list>
              </text:list-item>
            </text:list>
          </draw:text-box>
        </draw:frame>
        <presentation:notes draw:style-name="dp2" presentation:use-date-time-name="dtd2">
          <draw:custom-shape draw:name="Rectangle 3" draw:style-name="gr226"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27"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39" presentation:class="page"/>
          <draw:frame presentation:style-name="pr5" draw:text-style-name="P5" draw:layer="layout" svg:width="13.97cm" svg:height="11.43cm" svg:x="2.54cm" svg:y="12.065cm" presentation:class="notes" presentation:placeholder="true">
            <draw:text-box/>
          </draw:frame>
        </presentation:notes>
      </draw:page>
      <draw:page draw:name="page40"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8"><text:span text:style-name="T23">2.4 DISEÑO DEL ALGORITMO</text:span></text:p>
              </text:list-header>
            </text:list>
          </draw:text-box>
        </draw:frame>
        <draw:frame presentation:style-name="pr42" draw:text-style-name="P2" draw:layer="layout" svg:width="21.59cm" svg:height="13.335cm" svg:x="2.963cm" svg:y="4.656cm" presentation:class="outline" presentation:user-transformed="true">
          <draw:text-box>
            <text:list text:style-name="L4">
              <text:list-item>
                <text:p text:style-name="P9"><text:span text:style-name="T19">La información proporcionada al algoritmo constituye su entrada y la información producida constituye su salida.</text:span></text:p>
                <text:p text:style-name="P9"><text:span text:style-name="T19"/></text:p>
              </text:list-item>
              <text:list-item>
                <text:p text:style-name="P9"><text:span text:style-name="T19">Los problemas complejos se resuelven eficazmente si se fragmentan en subproblemas que sean más sencillos de solucionar que el original. Esta técnica es conocida como divide y vencerás (divide and conquer).</text:span></text:p>
              </text:list-item>
            </text:list>
          </draw:text-box>
        </draw:frame>
        <presentation:notes draw:style-name="dp2" presentation:use-date-time-name="dtd2">
          <draw:custom-shape draw:name="Rectangle 3" draw:style-name="gr22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2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0" presentation:class="page"/>
          <draw:frame presentation:style-name="pr5" draw:text-style-name="P5" draw:layer="layout" svg:width="13.97cm" svg:height="11.43cm" svg:x="2.54cm" svg:y="12.065cm" presentation:class="notes" presentation:placeholder="true">
            <draw:text-box/>
          </draw:frame>
        </presentation:notes>
      </draw:page>
      <draw:page draw:name="page41"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6"><text:span text:style-name="T33">2.4 DISEÑO DEL ALGORITMO cont.</text:span></text:p>
              </text:list-header>
            </text:list>
          </draw:text-box>
        </draw:frame>
        <draw:frame presentation:style-name="pr42" draw:text-style-name="P2" draw:layer="layout" svg:width="21.59cm" svg:height="13.335cm" svg:x="2.963cm" svg:y="4.656cm" presentation:class="outline" presentation:user-transformed="true">
          <draw:text-box>
            <text:list text:style-name="L4">
              <text:list-item>
                <text:p text:style-name="P29"><text:span text:style-name="T39">La descomposición del problema original en subproblemas cuya solución puede implementarse a través de la computadora se le denomina diseño descendente (top down design)</text:span></text:p>
              </text:list-item>
              <text:list-item>
                <text:p text:style-name="P29"><text:span text:style-name="T39">La descripción detallada de la solución mediante pasos específicos se le denomina refinamiento del algoritmo (stepwise refinement).</text:span></text:p>
              </text:list-item>
            </text:list>
          </draw:text-box>
        </draw:frame>
        <presentation:notes draw:style-name="dp2" presentation:use-date-time-name="dtd2">
          <draw:custom-shape draw:name="Rectangle 3" draw:style-name="gr230"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31"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1" presentation:class="page"/>
          <draw:frame presentation:style-name="pr5" draw:text-style-name="P5" draw:layer="layout" svg:width="13.97cm" svg:height="11.43cm" svg:x="2.54cm" svg:y="12.065cm" presentation:class="notes" presentation:placeholder="true">
            <draw:text-box/>
          </draw:frame>
        </presentation:notes>
      </draw:page>
      <draw:page draw:name="page42"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6"><text:span text:style-name="T33">2.4 DISEÑO DEL ALGORITMO cont.</text:span></text:p>
              </text:list-header>
            </text:list>
          </draw:text-box>
        </draw:frame>
        <draw:g draw:name="Group 15">
          <draw:custom-shape draw:name="Text Box 5" draw:style-name="gr232" draw:text-style-name="P52" draw:layer="layout" svg:width="4.869cm" svg:height="2.293cm" svg:x="11.218cm" svg:y="6.138cm">
            <text:list text:style-name="L20">
              <text:list-header>
                <text:p text:style-name="P51"><text:span text:style-name="T40">Diseño del algoritmo</text:span></text:p>
              </text:list-header>
            </text:list>
            <draw:enhanced-geometry svg:viewBox="0 0 21600 21600" draw:type="mso-spt202" draw:enhanced-path="M 0 0 L 21600 0 21600 21600 0 21600 0 0 Z N"/>
          </draw:custom-shape>
          <draw:custom-shape draw:name="Text Box 6" draw:style-name="gr233" draw:text-style-name="P52" draw:layer="layout" svg:width="4.869cm" svg:height="2.293cm" svg:x="2.963cm" svg:y="10.159cm">
            <text:list text:style-name="L20">
              <text:list-header>
                <text:p text:style-name="P51"><text:span text:style-name="T40">Diseño descendente</text:span></text:p>
              </text:list-header>
            </text:list>
            <draw:enhanced-geometry svg:viewBox="0 0 21600 21600" draw:type="mso-spt202" draw:enhanced-path="M 0 0 L 21600 0 21600 21600 0 21600 0 0 Z N"/>
          </draw:custom-shape>
          <draw:custom-shape draw:name="Text Box 7" draw:style-name="gr234" draw:text-style-name="P52" draw:layer="layout" svg:width="5.715cm" svg:height="2.293cm" svg:x="10.372cm" svg:y="10.159cm">
            <text:list text:style-name="L20">
              <text:list-header>
                <text:p text:style-name="P51"><text:span text:style-name="T40">Refinamiento por pasos</text:span></text:p>
              </text:list-header>
            </text:list>
            <draw:enhanced-geometry svg:viewBox="0 0 21600 21600" draw:type="mso-spt202" draw:enhanced-path="M 0 0 L 21600 0 21600 21600 0 21600 0 0 Z N"/>
          </draw:custom-shape>
          <draw:custom-shape draw:name="Text Box 8" draw:style-name="gr235" draw:text-style-name="P52" draw:layer="layout" svg:width="6.773cm" svg:height="4.854cm" svg:x="17.78cm" svg:y="10.159cm">
            <text:list text:style-name="L20">
              <text:list-header>
                <text:p text:style-name="P51"><text:span text:style-name="T40">Herramientas de programación </text:span></text:p>
                <text:p text:style-name="P54"><text:span text:style-name="T40">–</text:span><text:span text:style-name="T40">diagramas de flujo -pseudocódigo</text:span></text:p>
              </text:list-header>
            </text:list>
            <draw:enhanced-geometry svg:viewBox="0 0 21600 21600" draw:type="mso-spt202" draw:enhanced-path="M 0 0 L 21600 0 21600 21600 0 21600 0 0 Z N"/>
          </draw:custom-shape>
          <draw:g draw:name="Group 9">
            <draw:line draw:name="Line 10" draw:style-name="gr217" draw:text-style-name="P12" draw:layer="layout" svg:x1="5.08cm" svg:y1="9.313cm" svg:x2="20.532cm" svg:y2="9.313cm">
              <text:p/>
            </draw:line>
            <draw:line draw:name="Line 11" draw:style-name="gr217" draw:text-style-name="P12" draw:layer="layout" svg:x1="13.758cm" svg:y1="8.889cm" svg:x2="13.758cm" svg:y2="9.313cm">
              <text:p/>
            </draw:line>
            <draw:line draw:name="Line 12" draw:style-name="gr217" draw:text-style-name="P12" draw:layer="layout" svg:x1="5.08cm" svg:y1="9.313cm" svg:x2="5.08cm" svg:y2="10.159cm">
              <text:p/>
            </draw:line>
            <draw:line draw:name="Line 13" draw:style-name="gr217" draw:text-style-name="P12" draw:layer="layout" svg:x1="13.758cm" svg:y1="9.313cm" svg:x2="13.758cm" svg:y2="10.159cm">
              <text:p/>
            </draw:line>
            <draw:line draw:name="Line 14" draw:style-name="gr217" draw:text-style-name="P12" draw:layer="layout" svg:x1="20.532cm" svg:y1="9.313cm" svg:x2="20.532cm" svg:y2="10.159cm">
              <text:p/>
            </draw:line>
          </draw:g>
        </draw:g>
        <presentation:notes draw:style-name="dp2" presentation:use-date-time-name="dtd2">
          <draw:custom-shape draw:name="Rectangle 3" draw:style-name="gr236"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37"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2" presentation:class="page"/>
          <draw:frame presentation:style-name="pr5" draw:text-style-name="P5" draw:layer="layout" svg:width="13.97cm" svg:height="11.43cm" svg:x="2.54cm" svg:y="12.065cm" presentation:class="notes" presentation:placeholder="true">
            <draw:text-box/>
          </draw:frame>
        </presentation:notes>
      </draw:page>
      <draw:page draw:name="page43" draw:style-name="dp13" draw:master-page-name="Predeterminado" presentation:use-date-time-name="dtd1">
        <draw:frame presentation:style-name="pr43" draw:text-style-name="P2" draw:layer="layout" svg:width="21.59cm" svg:height="2.328cm" svg:x="2.963cm" svg:y="0.847cm" presentation:class="title" presentation:user-transformed="true">
          <draw:text-box>
            <text:list text:style-name="L3">
              <text:list-header>
                <text:p text:style-name="P6"><text:span text:style-name="T33">2.4 DISEÑO DEL ALGORITMO cont.</text:span></text:p>
              </text:list-header>
            </text:list>
          </draw:text-box>
        </draw:frame>
        <draw:frame presentation:style-name="pr44" draw:text-style-name="P2" draw:layer="layout" svg:width="21.59cm" svg:height="4.445cm" svg:x="2.963cm" svg:y="3.597cm" presentation:class="outline" presentation:user-transformed="true">
          <draw:text-box>
            <text:list text:style-name="L4">
              <text:list-item>
                <text:p text:style-name="P29"><text:span text:style-name="T39">Ejemplo: Determine a los números menores que 90 y múltiplos de 9, así como su sumatoria.</text:span></text:p>
              </text:list-item>
            </text:list>
          </draw:text-box>
        </draw:frame>
        <draw:custom-shape draw:name="Text Box 6" draw:style-name="gr238" draw:text-style-name="P52" draw:layer="layout" svg:width="4.869cm" svg:height="2.293cm" svg:x="2.963cm" svg:y="8.678cm">
          <text:list text:style-name="L20">
            <text:list-header>
              <text:p text:style-name="P51"><text:span text:style-name="T40">Definicióndel Problema</text:span></text:p>
            </text:list-header>
          </text:list>
          <draw:enhanced-geometry svg:viewBox="0 0 21600 21600" draw:type="mso-spt202" draw:enhanced-path="M 0 0 L 21600 0 21600 21600 0 21600 0 0 Z N"/>
        </draw:custom-shape>
        <draw:custom-shape draw:name="Text Box 7" draw:style-name="gr239" draw:text-style-name="P52" draw:layer="layout" svg:width="5.715cm" svg:height="2.293cm" svg:x="10.372cm" svg:y="8.678cm">
          <text:list text:style-name="L20">
            <text:list-header>
              <text:p text:style-name="P51"><text:span text:style-name="T40">Especificaciones de entrada</text:span></text:p>
            </text:list-header>
          </text:list>
          <draw:enhanced-geometry svg:viewBox="0 0 21600 21600" draw:type="mso-spt202" draw:enhanced-path="M 0 0 L 21600 0 21600 21600 0 21600 0 0 Z N"/>
        </draw:custom-shape>
        <draw:custom-shape draw:name="Text Box 8" draw:style-name="gr240" draw:text-style-name="P52" draw:layer="layout" svg:width="5.715cm" svg:height="2.293cm" svg:x="17.78cm" svg:y="8.678cm">
          <text:list text:style-name="L20">
            <text:list-header>
              <text:p text:style-name="P51"><text:span text:style-name="T40">Especificaciones de salida</text:span></text:p>
            </text:list-header>
          </text:list>
          <draw:enhanced-geometry svg:viewBox="0 0 21600 21600" draw:type="mso-spt202" draw:enhanced-path="M 0 0 L 21600 0 21600 21600 0 21600 0 0 Z N"/>
        </draw:custom-shape>
        <draw:custom-shape draw:name="Text Box 17" draw:style-name="gr241" draw:text-style-name="P52" draw:layer="layout" svg:width="4.869cm" svg:height="6.357cm" svg:x="2.963cm" svg:y="12.7cm">
          <text:list text:style-name="L20">
            <text:list-header>
              <text:p text:style-name="P51"><text:span text:style-name="T40">Imprimir múltiplos de 9 y su suma siempre y cuando sea menor que 90</text:span></text:p>
            </text:list-header>
          </text:list>
          <draw:enhanced-geometry svg:viewBox="0 0 21600 21600" draw:type="mso-spt202" draw:enhanced-path="M 0 0 L 21600 0 21600 21600 0 21600 0 0 Z N"/>
        </draw:custom-shape>
        <draw:custom-shape draw:name="Text Box 18" draw:style-name="gr242" draw:text-style-name="P52" draw:layer="layout" svg:width="5.715cm" svg:height="3.309cm" svg:x="10.372cm" svg:y="12.7cm">
          <text:list text:style-name="L20">
            <text:list-header>
              <text:p text:style-name="P51"><text:span text:style-name="T40">TOTAL = 0 <text:s/>NUM = 9 <text:s/>LIMITE = 90</text:span></text:p>
            </text:list-header>
          </text:list>
          <draw:enhanced-geometry svg:viewBox="0 0 21600 21600" draw:type="mso-spt202" draw:enhanced-path="M 0 0 L 21600 0 21600 21600 0 21600 0 0 Z N"/>
        </draw:custom-shape>
        <draw:custom-shape draw:name="Text Box 19" draw:style-name="gr243" draw:text-style-name="P52" draw:layer="layout" svg:width="5.715cm" svg:height="1.277cm" svg:x="17.78cm" svg:y="12.7cm">
          <text:list text:style-name="L20">
            <text:list-header>
              <text:p text:style-name="P51"><text:span text:style-name="T40">NUM, TOTAL</text:span></text:p>
            </text:list-header>
          </text:list>
          <draw:enhanced-geometry svg:viewBox="0 0 21600 21600" draw:type="mso-spt202" draw:enhanced-path="M 0 0 L 21600 0 21600 21600 0 21600 0 0 Z N"/>
        </draw:custom-shape>
        <draw:g draw:name="Group 20">
          <draw:line draw:name="Line 21" draw:style-name="gr217" draw:text-style-name="P12" draw:layer="layout" svg:x1="4.868cm" svg:y1="11.642cm" svg:x2="20.32cm" svg:y2="11.642cm">
            <text:p/>
          </draw:line>
          <draw:line draw:name="Line 22" draw:style-name="gr217" draw:text-style-name="P12" draw:layer="layout" svg:x1="13.546cm" svg:y1="11.218cm" svg:x2="13.546cm" svg:y2="11.642cm">
            <text:p/>
          </draw:line>
          <draw:line draw:name="Line 23" draw:style-name="gr217" draw:text-style-name="P12" draw:layer="layout" svg:x1="4.868cm" svg:y1="11.642cm" svg:x2="4.868cm" svg:y2="12.488cm">
            <text:p/>
          </draw:line>
          <draw:line draw:name="Line 24" draw:style-name="gr217" draw:text-style-name="P12" draw:layer="layout" svg:x1="13.546cm" svg:y1="11.642cm" svg:x2="13.546cm" svg:y2="12.488cm">
            <text:p/>
          </draw:line>
          <draw:line draw:name="Line 25" draw:style-name="gr217" draw:text-style-name="P12" draw:layer="layout" svg:x1="20.32cm" svg:y1="11.642cm" svg:x2="20.32cm" svg:y2="12.488cm">
            <text:p/>
          </draw:line>
        </draw:g>
        <presentation:notes draw:style-name="dp2" presentation:use-date-time-name="dtd2">
          <draw:custom-shape draw:name="Rectangle 3" draw:style-name="gr24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4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3" presentation:class="page"/>
          <draw:frame presentation:style-name="pr5" draw:text-style-name="P5" draw:layer="layout" svg:width="13.97cm" svg:height="11.43cm" svg:x="2.54cm" svg:y="12.065cm" presentation:class="notes" presentation:placeholder="true">
            <draw:text-box/>
          </draw:frame>
        </presentation:notes>
      </draw:page>
      <draw:page draw:name="page44"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6"><text:span text:style-name="T33">2.4 DISEÑO DEL ALGORITMO cont.</text:span></text:p>
              </text:list-header>
            </text:list>
          </draw:text-box>
        </draw:frame>
        <draw:custom-shape draw:name="Text Box 6" draw:style-name="gr246" draw:text-style-name="P52" draw:layer="layout" svg:width="4.869cm" svg:height="2.293cm" svg:x="2.963cm" svg:y="4.657cm">
          <text:list text:style-name="L20">
            <text:list-header>
              <text:p text:style-name="P51"><text:span text:style-name="T40">Diseño descendente</text:span></text:p>
            </text:list-header>
          </text:list>
          <draw:enhanced-geometry svg:viewBox="0 0 21600 21600" draw:type="mso-spt202" draw:enhanced-path="M 0 0 L 21600 0 21600 21600 0 21600 0 0 Z N"/>
        </draw:custom-shape>
        <draw:custom-shape draw:name="Text Box 7" draw:style-name="gr247" draw:text-style-name="P52" draw:layer="layout" svg:width="5.715cm" svg:height="2.293cm" svg:x="10.372cm" svg:y="4.657cm">
          <text:list text:style-name="L20">
            <text:list-header>
              <text:p text:style-name="P51"><text:span text:style-name="T40">Refinamiento por pasos</text:span></text:p>
            </text:list-header>
          </text:list>
          <draw:enhanced-geometry svg:viewBox="0 0 21600 21600" draw:type="mso-spt202" draw:enhanced-path="M 0 0 L 21600 0 21600 21600 0 21600 0 0 Z N"/>
        </draw:custom-shape>
        <draw:custom-shape draw:name="Text Box 8" draw:style-name="gr248" draw:text-style-name="P52" draw:layer="layout" svg:width="6.773cm" svg:height="2.293cm" svg:x="17.78cm" svg:y="4.657cm">
          <text:list text:style-name="L20">
            <text:list-header>
              <text:p text:style-name="P51"><text:span text:style-name="T40">Herramientas de programación </text:span></text:p>
            </text:list-header>
          </text:list>
          <draw:enhanced-geometry svg:viewBox="0 0 21600 21600" draw:type="mso-spt202" draw:enhanced-path="M 0 0 L 21600 0 21600 21600 0 21600 0 0 Z N"/>
        </draw:custom-shape>
        <draw:line draw:name="Line 17" draw:style-name="gr249" draw:text-style-name="P12" draw:layer="layout" svg:x1="5.08cm" svg:y1="6.985cm" svg:x2="5.08cm" svg:y2="8.043cm">
          <text:p/>
        </draw:line>
        <draw:line draw:name="Line 19" draw:style-name="gr249" draw:text-style-name="P12" draw:layer="layout" svg:x1="21.378cm" svg:y1="6.985cm" svg:x2="21.378cm" svg:y2="8.043cm">
          <text:p/>
        </draw:line>
        <draw:custom-shape draw:name="Text Box 23" draw:style-name="gr250" draw:text-style-name="P52" draw:layer="layout" svg:width="4.869cm" svg:height="1.277cm" svg:x="2.963cm" svg:y="8.043cm">
          <text:list text:style-name="L20">
            <text:list-header>
              <text:p text:style-name="P51"><text:span text:style-name="T40">Múltiplos de 9</text:span></text:p>
            </text:list-header>
          </text:list>
          <draw:enhanced-geometry svg:viewBox="0 0 21600 21600" draw:type="mso-spt202" draw:enhanced-path="M 0 0 L 21600 0 21600 21600 0 21600 0 0 Z N"/>
        </draw:custom-shape>
        <draw:custom-shape draw:name="Text Box 24" draw:style-name="gr251" draw:text-style-name="P52" draw:layer="layout" svg:width="4.869cm" svg:height="1.277cm" svg:x="2.963cm" svg:y="15.663cm">
          <text:list text:style-name="L20">
            <text:list-header>
              <text:p text:style-name="P51"><text:span text:style-name="T40">Sumatoria</text:span></text:p>
            </text:list-header>
          </text:list>
          <draw:enhanced-geometry svg:viewBox="0 0 21600 21600" draw:type="mso-spt202" draw:enhanced-path="M 0 0 L 21600 0 21600 21600 0 21600 0 0 Z N"/>
        </draw:custom-shape>
        <draw:line draw:name="Line 25" draw:style-name="gr249" draw:text-style-name="P12" draw:layer="layout" svg:x1="5.08cm" svg:y1="9.525cm" svg:x2="5.08cm" svg:y2="15.452cm">
          <text:p/>
        </draw:line>
        <draw:custom-shape draw:name="Text Box 26" draw:style-name="gr252" draw:text-style-name="P56" draw:layer="layout" svg:width="5.292cm" svg:height="6.928cm" svg:x="10.583cm" svg:y="8.043cm">
          <text:list text:style-name="L21">
            <text:list-item>
              <text:p text:style-name="P55"><text:span text:style-name="T40">Num=9</text:span></text:p>
            </text:list-item>
            <text:list-item>
              <text:p text:style-name="P55"><text:span text:style-name="T40">Print num</text:span></text:p>
            </text:list-item>
            <text:list-item>
              <text:p text:style-name="P55"><text:span text:style-name="T40">Num &lt;= 90 regresar a)</text:span></text:p>
            </text:list-item>
            <text:list-item>
              <text:p text:style-name="P55"><text:span text:style-name="T40">Num=+9</text:span></text:p>
            </text:list-item>
          </text:list>
          <draw:enhanced-geometry svg:viewBox="0 0 21600 21600" draw:type="mso-spt202" draw:enhanced-path="M 0 0 L 21600 0 21600 21600 0 21600 0 0 Z N"/>
        </draw:custom-shape>
        <draw:custom-shape draw:name="Text Box 27" draw:style-name="gr253" draw:text-style-name="P52" draw:layer="layout" svg:width="4.868cm" svg:height="1.277cm" svg:x="10.372cm" svg:y="15.875cm">
          <text:list text:style-name="L20">
            <text:list-header>
              <text:p text:style-name="P51"><text:span text:style-name="T40">Total=+num</text:span></text:p>
            </text:list-header>
          </text:list>
          <draw:enhanced-geometry svg:viewBox="0 0 21600 21600" draw:type="mso-spt202" draw:enhanced-path="M 0 0 L 21600 0 21600 21600 0 21600 0 0 Z N"/>
        </draw:custom-shape>
        <draw:line draw:name="Line 28" draw:style-name="gr249" draw:text-style-name="P12" draw:layer="layout" svg:x1="7.832cm" svg:y1="8.89cm" svg:x2="10.16cm" svg:y2="8.89cm">
          <text:p/>
        </draw:line>
        <draw:line draw:name="Line 29" draw:style-name="gr249" draw:text-style-name="P12" draw:layer="layout" svg:x1="7.832cm" svg:y1="16.298cm" svg:x2="10.16cm" svg:y2="16.298cm">
          <text:p/>
        </draw:line>
        <presentation:notes draw:style-name="dp2" presentation:use-date-time-name="dtd2">
          <draw:custom-shape draw:name="Rectangle 3" draw:style-name="gr25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5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4" presentation:class="page"/>
          <draw:frame presentation:style-name="pr5" draw:text-style-name="P5" draw:layer="layout" svg:width="13.97cm" svg:height="11.43cm" svg:x="2.54cm" svg:y="12.065cm" presentation:class="notes" presentation:placeholder="true">
            <draw:text-box/>
          </draw:frame>
        </presentation:notes>
      </draw:page>
      <draw:page draw:name="page45"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6"><text:span text:style-name="T33">2.4 DISEÑO DEL ALGORITMO cont.</text:span></text:p>
              </text:list-header>
            </text:list>
          </draw:text-box>
        </draw:frame>
        <draw:frame presentation:style-name="pr42" draw:text-style-name="P2" draw:layer="layout" svg:width="21.59cm" svg:height="13.335cm" svg:x="2.963cm" svg:y="4.656cm" presentation:class="outline" presentation:user-transformed="true">
          <draw:text-box>
            <text:list text:style-name="L19">
              <text:list-item>
                <text:p text:style-name="P29"><text:span text:style-name="T39">Inicio</text:span></text:p>
              </text:list-item>
              <text:list-item>
                <text:p text:style-name="P29"><text:span text:style-name="T39">Total=0, Num=9, Limite=90</text:span></text:p>
              </text:list-item>
              <text:list-item>
                <text:p text:style-name="P29"><text:span text:style-name="T39">Print Num</text:span></text:p>
              </text:list-item>
              <text:list-item>
                <text:p text:style-name="P29"><text:span text:style-name="T39">Total=Total+Num</text:span></text:p>
              </text:list-item>
              <text:list-item>
                <text:p text:style-name="P29"><text:span text:style-name="T39">Si Num &lt;= Limite entonces Num=Num+9 y regresar a 3</text:span></text:p>
              </text:list-item>
              <text:list-item>
                <text:p text:style-name="P29"><text:span text:style-name="T39">Print Total</text:span></text:p>
              </text:list-item>
              <text:list-item>
                <text:p text:style-name="P29"><text:span text:style-name="T39">Fin </text:span></text:p>
              </text:list-item>
            </text:list>
          </draw:text-box>
        </draw:frame>
        <presentation:notes draw:style-name="dp2" presentation:use-date-time-name="dtd2">
          <draw:custom-shape draw:name="Rectangle 3" draw:style-name="gr256"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57"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5" presentation:class="page"/>
          <draw:frame presentation:style-name="pr5" draw:text-style-name="P5" draw:layer="layout" svg:width="13.97cm" svg:height="11.43cm" svg:x="2.54cm" svg:y="12.065cm" presentation:class="notes" presentation:placeholder="true">
            <draw:text-box/>
          </draw:frame>
        </presentation:notes>
      </draw:page>
      <draw:page draw:name="page46" draw:style-name="dp13" draw:master-page-name="Predeterminado" presentation:use-date-time-name="dtd1">
        <draw:frame presentation:style-name="pr43" draw:text-style-name="P2" draw:layer="layout" svg:width="21.59cm" svg:height="2.328cm" svg:x="2.963cm" svg:y="0.847cm" presentation:class="title" presentation:user-transformed="true">
          <draw:text-box>
            <text:list text:style-name="L3">
              <text:list-header>
                <text:p text:style-name="P6"><text:span text:style-name="T39">tarea</text:span></text:p>
              </text:list-header>
            </text:list>
          </draw:text-box>
        </draw:frame>
        <draw:frame presentation:style-name="pr45" draw:text-style-name="P2" draw:layer="layout" svg:width="21.59cm" svg:height="14.181cm" svg:x="2.963cm" svg:y="4.021cm" presentation:class="outline" presentation:user-transformed="true">
          <draw:text-box>
            <text:list text:style-name="L19">
              <text:list-item>
                <text:p text:style-name="P29"><text:span text:style-name="T39">Determine si una palabra es un palíndromo.</text:span></text:p>
              </text:list-item>
              <text:list-item>
                <text:p text:style-name="P29"><text:span text:style-name="T39">Determine el máximo común divisor para dos números enteros.</text:span></text:p>
              </text:list-item>
              <text:list-item>
                <text:p text:style-name="P29"><text:span text:style-name="T39">Lea e imprima una serie de números distintos de cero. El algoritmo terminará con un valor que no se debe imprimir . Finalmente obtenga la cantidad de valores leídos.</text:span></text:p>
              </text:list-item>
            </text:list>
          </draw:text-box>
        </draw:frame>
        <presentation:notes draw:style-name="dp2" presentation:use-date-time-name="dtd2">
          <draw:custom-shape draw:name="Rectangle 3" draw:style-name="gr25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5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6" presentation:class="page"/>
          <draw:frame presentation:style-name="pr5" draw:text-style-name="P5" draw:layer="layout" svg:width="13.97cm" svg:height="11.43cm" svg:x="2.54cm" svg:y="12.065cm" presentation:class="notes" presentation:placeholder="true">
            <draw:text-box/>
          </draw:frame>
        </presentation:notes>
      </draw:page>
      <draw:page draw:name="page47"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6"><text:span text:style-name="T39">tarea</text:span></text:p>
              </text:list-header>
            </text:list>
          </draw:text-box>
        </draw:frame>
        <draw:frame presentation:style-name="pr40" draw:text-style-name="P2" draw:layer="layout" svg:width="21.59cm" svg:height="11.43cm" svg:x="2.963cm" svg:y="4.657cm" presentation:class="outline" presentation:user-transformed="true">
          <draw:text-box>
            <text:list text:style-name="L6">
              <text:list-header>
                <text:p text:style-name="P53"><text:span text:style-name="T39">4. Imprima y sume la serie de números múltiplos de 3 en el rango cerrado de 3 y 99.</text:span></text:p>
                <text:p text:style-name="P53"><text:span text:style-name="T39">5. Lea cuatro números e imprima el mayor de ellos.</text:span></text:p>
                <text:p text:style-name="P53"><text:span text:style-name="T39">6. Calcule la superficie de un triangulo en función de la base y la altura.</text:span></text:p>
              </text:list-header>
            </text:list>
          </draw:text-box>
        </draw:frame>
        <presentation:notes draw:style-name="dp2" presentation:use-date-time-name="dtd2">
          <draw:custom-shape draw:name="Rectangle 3" draw:style-name="gr260"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61"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7" presentation:class="page"/>
          <draw:frame presentation:style-name="pr5" draw:text-style-name="P5" draw:layer="layout" svg:width="13.97cm" svg:height="11.43cm" svg:x="2.54cm" svg:y="12.065cm" presentation:class="notes" presentation:placeholder="true">
            <draw:text-box/>
          </draw:frame>
        </presentation:notes>
      </draw:page>
      <draw:page draw:name="page48" draw:style-name="dp13" draw:master-page-name="Predeterminado" presentation:use-date-time-name="dtd1">
        <draw:frame presentation:style-name="pr39" draw:text-style-name="P2" draw:layer="layout" svg:width="21.59cm" svg:height="3.175cm" svg:x="2.963cm" svg:y="1.481cm" presentation:class="title" presentation:user-transformed="true">
          <draw:text-box>
            <text:list text:style-name="L3">
              <text:list-header>
                <text:p text:style-name="P8"><text:span text:style-name="T33">2.5 SOLUCION DE PROBLEMAS MEDIANTE LA COMPUTADORA</text:span></text:p>
              </text:list-header>
            </text:list>
          </draw:text-box>
        </draw:frame>
        <draw:frame presentation:style-name="pr46" draw:text-style-name="P2" draw:layer="layout" svg:width="21.59cm" svg:height="4.233cm" svg:x="2.752cm" svg:y="5.079cm" presentation:class="outline" presentation:user-transformed="true">
          <draw:text-box>
            <text:list text:style-name="L17">
              <text:list-item>
                <text:p text:style-name="P9"><text:span text:style-name="T19">Una vez diseñado el algoritmo y representado mediante una herramienta de programación se debe:</text:span></text:p>
              </text:list-item>
            </text:list>
          </draw:text-box>
        </draw:frame>
        <draw:g draw:name="Group 4">
          <draw:custom-shape draw:name="Text Box 5" draw:style-name="gr262" draw:text-style-name="P52" draw:layer="layout" svg:width="4.868cm" svg:height="3.309cm" svg:x="11.007cm" svg:y="9.569cm">
            <text:list text:style-name="L20">
              <text:list-header>
                <text:p text:style-name="P51"><text:span text:style-name="T40">Solución del Problema por Computadora</text:span></text:p>
              </text:list-header>
            </text:list>
            <draw:enhanced-geometry svg:viewBox="0 0 21600 21600" draw:type="mso-spt202" draw:enhanced-path="M 0 0 L 21600 0 21600 21600 0 21600 0 0 Z N"/>
          </draw:custom-shape>
          <draw:custom-shape draw:name="Text Box 6" draw:style-name="gr263" draw:text-style-name="P52" draw:layer="layout" svg:width="4.869cm" svg:height="2.293cm" svg:x="2.963cm" svg:y="14.226cm">
            <text:list text:style-name="L20">
              <text:list-header>
                <text:p text:style-name="P51"><text:span text:style-name="T40">Codificación del programa</text:span></text:p>
              </text:list-header>
            </text:list>
            <draw:enhanced-geometry svg:viewBox="0 0 21600 21600" draw:type="mso-spt202" draw:enhanced-path="M 0 0 L 21600 0 21600 21600 0 21600 0 0 Z N"/>
          </draw:custom-shape>
          <draw:custom-shape draw:name="Text Box 7" draw:style-name="gr264" draw:text-style-name="P52" draw:layer="layout" svg:width="5.715cm" svg:height="2.293cm" svg:x="10.583cm" svg:y="14.226cm">
            <text:list text:style-name="L20">
              <text:list-header>
                <text:p text:style-name="P51"><text:span text:style-name="T40">Ejecución del programa</text:span></text:p>
              </text:list-header>
            </text:list>
            <draw:enhanced-geometry svg:viewBox="0 0 21600 21600" draw:type="mso-spt202" draw:enhanced-path="M 0 0 L 21600 0 21600 21600 0 21600 0 0 Z N"/>
          </draw:custom-shape>
          <draw:custom-shape draw:name="Text Box 8" draw:style-name="gr265" draw:text-style-name="P52" draw:layer="layout" svg:width="5.715cm" svg:height="2.293cm" svg:x="17.78cm" svg:y="14.226cm">
            <text:list text:style-name="L20">
              <text:list-header>
                <text:p text:style-name="P51"><text:span text:style-name="T40">Comprobación del programa</text:span></text:p>
              </text:list-header>
            </text:list>
            <draw:enhanced-geometry svg:viewBox="0 0 21600 21600" draw:type="mso-spt202" draw:enhanced-path="M 0 0 L 21600 0 21600 21600 0 21600 0 0 Z N"/>
          </draw:custom-shape>
          <draw:g draw:name="Group 9">
            <draw:line draw:name="Line 10" draw:style-name="gr217" draw:text-style-name="P12" draw:layer="layout" svg:x1="4.868cm" svg:y1="13.38cm" svg:x2="20.32cm" svg:y2="13.38cm">
              <text:p/>
            </draw:line>
            <draw:line draw:name="Line 11" draw:style-name="gr217" draw:text-style-name="P12" draw:layer="layout" svg:x1="13.546cm" svg:y1="12.956cm" svg:x2="13.546cm" svg:y2="13.38cm">
              <text:p/>
            </draw:line>
            <draw:line draw:name="Line 12" draw:style-name="gr217" draw:text-style-name="P12" draw:layer="layout" svg:x1="4.868cm" svg:y1="13.38cm" svg:x2="4.868cm" svg:y2="14.226cm">
              <text:p/>
            </draw:line>
            <draw:line draw:name="Line 13" draw:style-name="gr217" draw:text-style-name="P12" draw:layer="layout" svg:x1="13.546cm" svg:y1="13.38cm" svg:x2="13.546cm" svg:y2="14.226cm">
              <text:p/>
            </draw:line>
            <draw:line draw:name="Line 14" draw:style-name="gr217" draw:text-style-name="P12" draw:layer="layout" svg:x1="20.32cm" svg:y1="13.38cm" svg:x2="20.32cm" svg:y2="14.226cm">
              <text:p/>
            </draw:line>
          </draw:g>
        </draw:g>
        <presentation:notes draw:style-name="dp2" presentation:use-date-time-name="dtd2">
          <draw:custom-shape draw:name="Rectangle 3" draw:style-name="gr266"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67"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8" presentation:class="page"/>
          <draw:frame presentation:style-name="pr5" draw:text-style-name="P5" draw:layer="layout" svg:width="13.97cm" svg:height="11.43cm" svg:x="2.54cm" svg:y="12.065cm" presentation:class="notes" presentation:placeholder="true">
            <draw:text-box/>
          </draw:frame>
        </presentation:notes>
      </draw:page>
      <draw:page draw:name="page49" draw:style-name="dp13" draw:master-page-name="Predeterminado" presentation:use-date-time-name="dtd1">
        <draw:frame presentation:style-name="pr39" draw:text-style-name="P2" draw:layer="layout" svg:width="21.59cm" svg:height="3.175cm" svg:x="2.752cm" svg:y="1.692cm" presentation:class="title" presentation:user-transformed="true">
          <draw:text-box>
            <text:list text:style-name="L3">
              <text:list-header>
                <text:p text:style-name="P8"><text:span text:style-name="T33">2.6 REPRESENTACION GRAFICA DE LOS ALGORITMOS</text:span></text:p>
              </text:list-header>
            </text:list>
          </draw:text-box>
        </draw:frame>
        <draw:frame presentation:style-name="pr47" draw:text-style-name="P2" draw:layer="layout" svg:width="21.59cm" svg:height="8.255cm" svg:x="2.963cm" svg:y="6.137cm" presentation:class="outline" presentation:user-transformed="true">
          <draw:text-box>
            <text:list text:style-name="L17">
              <text:list-item>
                <text:p text:style-name="P21"><text:span text:style-name="T39">Los métodos usuales para representarlo son:</text:span></text:p>
              </text:list-item>
            </text:list>
            <text:list text:style-name="L19">
              <text:list-item>
                <text:p text:style-name="P21"><text:span text:style-name="T39">Diagrama de flujo</text:span></text:p>
              </text:list-item>
              <text:list-item>
                <text:p text:style-name="P21"><text:span text:style-name="T39">Lenguaje de especificación de algoritmo</text:span></text:p>
              </text:list-item>
            </text:list>
          </draw:text-box>
        </draw:frame>
        <presentation:notes draw:style-name="dp2" presentation:use-date-time-name="dtd2">
          <draw:custom-shape draw:name="Rectangle 3" draw:style-name="gr26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6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49" presentation:class="page"/>
          <draw:frame presentation:style-name="pr5" draw:text-style-name="P5" draw:layer="layout" svg:width="13.97cm" svg:height="11.43cm" svg:x="2.54cm" svg:y="12.065cm" presentation:class="notes" presentation:placeholder="true">
            <draw:text-box/>
          </draw:frame>
        </presentation:notes>
      </draw:page>
      <draw:page draw:name="page50"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8"><text:span text:style-name="T33">2.6 REPRESENTACION GRAFICA DE LOS ALGORITMOS cont</text:span></text:p>
              </text:list-header>
            </text:list>
          </draw:text-box>
        </draw:frame>
        <draw:custom-shape draw:name="AutoShape 4" draw:style-name="gr270" draw:text-style-name="P57" draw:layer="layout" svg:width="2.751cm" svg:height="0.847cm" svg:x="5.927cm" svg:y="5.503cm">
          <text:list text:style-name="L28">
            <text:list-header>
              <text:p text:style-name="P6"><text:span text:style-name="T42"/></text:p>
            </text:list-header>
          </text:list>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name="AutoShape 5" draw:style-name="gr271" draw:text-style-name="P57" draw:layer="layout" svg:width="2.329cm" svg:height="1.481cm" svg:x="6.138cm" svg:y="7.832cm">
          <text:list text:style-name="L28">
            <text:list-header>
              <text:p text:style-name="P6"><text:span text:style-name="T42"/></text:p>
            </text:list-header>
          </text:list>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name="AutoShape 6" draw:style-name="gr272" draw:text-style-name="P57" draw:layer="layout" svg:width="2.54cm" svg:height="1.693cm" svg:x="6.138cm" svg:y="12.065cm">
          <text:list text:style-name="L28">
            <text:list-header>
              <text:p text:style-name="P6"><text:span text:style-name="T42"/></text:p>
            </text:list-header>
          </text:list>
          <draw:enhanced-geometry svg:viewBox="0 0 21600 21600" draw:glue-points="10800 0 0 10800 10800 21600 21600 10800" draw:type="flowchart-process" draw:enhanced-path="M 0 0 L 21600 0 21600 21600 0 21600 0 0 Z N"/>
        </draw:custom-shape>
        <draw:custom-shape draw:name="AutoShape 7" draw:style-name="gr273" draw:text-style-name="P57" draw:layer="layout" svg:width="2.752cm" svg:height="2.54cm" svg:x="5.715cm" svg:y="15.663cm">
          <text:list text:style-name="L28">
            <text:list-header>
              <text:p text:style-name="P6"><text:span text:style-name="T42"/></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274" draw:text-style-name="P57" draw:layer="layout" svg:width="2.117cm" svg:height="1.481cm" svg:x="12.7cm" svg:y="5.292cm">
          <text:list text:style-name="L28">
            <text:list-header>
              <text:p text:style-name="P6"><text:span text:style-name="T42"/></text:p>
            </text:list-header>
          </text:list>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name="AutoShape 9" draw:style-name="gr275" draw:text-style-name="P57" draw:layer="layout" svg:width="2.54cm" svg:height="2.328cm" svg:x="12.7cm" svg:y="7.62cm">
          <text:list text:style-name="L28">
            <text:list-header>
              <text:p text:style-name="P6"><text:span text:style-name="T42"/></text:p>
            </text:list-header>
          </text:list>
          <draw:enhanced-geometry svg:viewBox="0 0 21600 21600" draw:glue-points="10800 2150 0 10800 10800 19890 21600 10800" draw:text-areas="0 4300 21600 21600" draw:type="flowchart-manual-input" draw:enhanced-path="M 0 4300 L 21600 0 21600 21600 0 21600 0 4300 Z N"/>
        </draw:custom-shape>
        <draw:custom-shape draw:name="AutoShape 10" draw:style-name="gr276" draw:text-style-name="P57" draw:layer="layout" svg:width="3.175cm" svg:height="1.905cm" svg:x="12.277cm" svg:y="11.853cm">
          <text:list text:style-name="L28">
            <text:list-header>
              <text:p text:style-name="P6"><text:span text:style-name="T42"/></text:p>
            </text:list-header>
          </text:list>
          <draw:enhanced-geometry svg:viewBox="0 0 21600 21600" draw:text-areas="2540 0 19060 21600" draw:type="flowchart-predefined-process" draw:enhanced-path="M 0 0 L 21600 0 21600 21600 0 21600 Z N M 2540 0 L 2540 21600 N M 19060 0 L 19060 21600 N"/>
        </draw:custom-shape>
        <draw:custom-shape draw:name="AutoShape 11" draw:style-name="gr277" draw:text-style-name="P57" draw:layer="layout" svg:width="1.905cm" svg:height="1.905cm" svg:x="13.123cm" svg:y="15.875cm">
          <text:list text:style-name="L28">
            <text:list-header>
              <text:p text:style-name="P6"><text:span text:style-name="T42"/></text:p>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2" draw:style-name="gr278" draw:text-style-name="P57" draw:layer="layout" svg:width="1.905cm" svg:height="1.693cm" svg:x="20.532cm" svg:y="5.292cm">
          <text:list text:style-name="L28">
            <text:list-header>
              <text:p text:style-name="P6"><text:span text:style-name="T42"/></text:p>
            </text:list-header>
          </text:list>
          <draw:enhanced-geometry svg:viewBox="0 0 21600 21600" draw:glue-points="10800 0 0 10800 10800 21600 21600 10800" draw:text-areas="0 0 21600 17150" draw:type="flowchart-off-page-connector" draw:enhanced-path="M 0 0 L 21600 0 21600 17150 10800 21600 0 17150 0 0 Z N"/>
        </draw:custom-shape>
        <draw:line draw:name="Line 13" draw:style-name="gr279" draw:text-style-name="P12" draw:layer="layout" svg:x1="20.532cm" svg:y1="9.313cm" svg:x2="22.86cm" svg:y2="9.313cm">
          <text:p/>
        </draw:line>
        <draw:custom-shape draw:name="AutoShape 14" draw:style-name="gr280" draw:text-style-name="P57" draw:layer="layout" svg:width="2.752cm" svg:height="1.693cm" svg:x="20.108cm" svg:y="12.065cm">
          <text:list text:style-name="L28">
            <text:list-header>
              <text:p text:style-name="P6"><text:span text:style-name="T42"/></text:p>
            </text:list-header>
          </text:list>
          <draw:enhanced-geometry svg:viewBox="0 0 21600 21600" draw:glue-points="10800 0 0 10800 10800 21600 18000 10800" draw:text-areas="3600 0 18000 21600" draw:type="flowchart-stored-data" draw:enhanced-path="M 3600 21600 X 0 10800 3600 0 L 21600 0 X 18000 10800 21600 21600 Z N"/>
        </draw:custom-shape>
        <presentation:notes draw:style-name="dp2" presentation:use-date-time-name="dtd2">
          <draw:custom-shape draw:name="Rectangle 3" draw:style-name="gr28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8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50" presentation:class="page"/>
          <draw:frame presentation:style-name="pr5" draw:text-style-name="P5" draw:layer="layout" svg:width="13.97cm" svg:height="11.43cm" svg:x="2.54cm" svg:y="12.065cm" presentation:class="notes" presentation:placeholder="true">
            <draw:text-box/>
          </draw:frame>
        </presentation:notes>
      </draw:page>
      <draw:page draw:name="page51" draw:style-name="dp13" draw:master-page-name="Predeterminado" presentation:use-date-time-name="dtd1">
        <draw:frame presentation:style-name="pr39" draw:text-style-name="P2" draw:layer="layout" svg:width="21.59cm" svg:height="3.175cm" svg:x="2.963cm" svg:y="0.846cm" presentation:class="title" presentation:user-transformed="true">
          <draw:text-box>
            <text:list text:style-name="L3">
              <text:list-header>
                <text:p text:style-name="P8"><text:span text:style-name="T23">2.7 PSEUDOCODIGO</text:span></text:p>
              </text:list-header>
            </text:list>
          </draw:text-box>
        </draw:frame>
        <draw:frame presentation:style-name="pr42" draw:text-style-name="P2" draw:layer="layout" svg:width="21.59cm" svg:height="13.335cm" svg:x="2.963cm" svg:y="4.656cm" presentation:class="outline" presentation:user-transformed="true">
          <draw:text-box>
            <text:list text:style-name="L4">
              <text:list-item>
                <text:p text:style-name="P21"><text:span text:style-name="T39">Es un lenguaje de especificación de algoritmos que permite una codificación rápida y simple.</text:span></text:p>
              </text:list-item>
              <text:list-item>
                <text:p text:style-name="P21"><text:span text:style-name="T39">Su ventaja radica en que el programador no debe preocuparse por la sintaxis de un lenguaje de programación en particular.</text:span></text:p>
              </text:list-item>
              <text:list-item>
                <text:p text:style-name="P21"><text:span text:style-name="T39">Utiliza palabras sencillas de entender para codificar programas.</text:span></text:p>
              </text:list-item>
            </text:list>
          </draw:text-box>
        </draw:frame>
        <presentation:notes draw:style-name="dp2" presentation:use-date-time-name="dtd2">
          <draw:custom-shape draw:name="Rectangle 3" draw:style-name="gr28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8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51" presentation:class="page"/>
          <draw:frame presentation:style-name="pr5" draw:text-style-name="P5" draw:layer="layout" svg:width="13.97cm" svg:height="11.43cm" svg:x="2.54cm" svg:y="12.065cm" presentation:class="notes" presentation:placeholder="true">
            <draw:text-box/>
          </draw:frame>
        </presentation:notes>
      </draw:page>
      <draw:page draw:name="page52" draw:style-name="dp23" draw:master-page-name="Titular1" presentation:use-date-time-name="dtd1" xml:id="id73" draw:id="id73">
        <draw:frame presentation:style-name="pr48" draw:text-style-name="P2" draw:layer="layout" svg:width="21.59cm" svg:height="3.175cm" svg:x="3.175cm" svg:y="11.006cm" presentation:class="title" presentation:user-transformed="true">
          <draw:text-box>
            <text:list text:style-name="L3">
              <text:list-header>
                <text:p text:style-name="P8"><text:span text:style-name="T41">ESTRUCTURA</text:span><text:span text:style-name="T41"><text:line-break/></text:span><text:span text:style-name="T41"><text:line-break/></text:span><text:span text:style-name="T41"> DE UN </text:span><text:span text:style-name="T41"><text:line-break/></text:span><text:span text:style-name="T41"><text:line-break/></text:span><text:span text:style-name="T41">PROGRAMA</text:span></text:p>
              </text:list-header>
            </text:list>
          </draw:text-box>
        </draw:frame>
        <anim:par presentation:node-type="timing-root">
          <anim:par smil:begin="id73.begin">
            <anim:transitionFilter smil:dur="0.5s" smil:type="checkerBoardWipe" smil:subtype="across"/>
          </anim:par>
        </anim:par>
        <presentation:notes draw:style-name="dp2" presentation:use-date-time-name="dtd2">
          <draw:custom-shape draw:name="Rectangle 3" draw:style-name="gr285"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86"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2" presentation:class="page"/>
          <draw:frame presentation:style-name="pr49" draw:text-style-name="P59" draw:layer="layout" svg:width="13.97cm" svg:height="11.43cm" svg:x="2.54cm" svg:y="12.065cm" presentation:class="notes" presentation:user-transformed="true">
            <draw:text-box>
              <text:list text:style-name="L22">
                <text:list-header>
                  <text:p text:style-name="P58"><text:span text:style-name="T42">Selling your ideas is challenging. <text:s/>First, you must get your listeners to agree with you in principle. <text:s/>Then, you must move them to action. <text:s/>Use the Dale Carnegie Training® Evidence – Action – Benefit formula, and you will deliver a motivational, action-oriented presentation.</text:span></text:p>
                </text:list-header>
              </text:list>
            </draw:text-box>
          </draw:frame>
        </presentation:notes>
      </draw:page>
      <draw:page draw:name="page53" draw:style-name="dp24" draw:master-page-name="Predeterminado" presentation:use-date-time-name="dtd1" xml:id="id74" draw:id="id74">
        <draw:frame presentation:style-name="pr39" draw:text-style-name="P2" draw:layer="layout" svg:width="21.59cm" svg:height="3.175cm" svg:x="2.963cm" svg:y="0.846cm" presentation:class="title" presentation:user-transformed="true">
          <draw:text-box>
            <text:list text:style-name="L3">
              <text:list-header>
                <text:p text:style-name="P8"><text:span text:style-name="T42">Concepto de Programa</text:span></text:p>
              </text:list-header>
            </text:list>
          </draw:text-box>
        </draw:frame>
        <draw:frame presentation:style-name="pr50" draw:text-style-name="P2" draw:layer="layout" svg:width="21.59cm" svg:height="6.773cm" svg:x="2.963cm" svg:y="7.196cm" presentation:class="outline" presentation:user-transformed="true">
          <draw:text-box>
            <text:list text:style-name="L6">
              <text:list-header>
                <text:p text:style-name="P60"><text:span text:style-name="T42">Conjunto de instrucciones que producirán la ejecución de una determinada tarea. Esencialmente es un medio para lograr un fin.</text:span></text:p>
              </text:list-header>
            </text:list>
          </draw:text-box>
        </draw:frame>
        <anim:par presentation:node-type="timing-root">
          <anim:par smil:begin="id74.begin">
            <anim:transitionFilter smil:dur="0.5s" smil:type="blindsWipe" smil:subtype="horizontal"/>
          </anim:par>
        </anim:par>
        <presentation:notes draw:style-name="dp2" presentation:use-date-time-name="dtd2">
          <draw:custom-shape draw:name="Rectangle 3" draw:style-name="gr28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8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3" presentation:class="page"/>
          <draw:frame presentation:style-name="pr51" draw:text-style-name="P59" draw:layer="layout" svg:width="13.97cm" svg:height="11.43cm" svg:x="2.54cm" svg:y="12.065cm" presentation:class="notes" presentation:user-transformed="true">
            <draw:text-box>
              <text:list text:style-name="L22">
                <text:list-header>
                  <text:p text:style-name="P58"><text:span text:style-name="T42">Open your presentation with an attention-getting incident. <text:s/>Choose an incident your audience relates to. <text:s/>The incidence is the evidence that supports the action and proves the benefit. <text:s/>Beginning with a motivational incident prepares your audience for the action step that follows.</text:span></text:p>
                </text:list-header>
              </text:list>
            </draw:text-box>
          </draw:frame>
        </presentation:notes>
      </draw:page>
      <draw:page draw:name="page54" draw:style-name="dp13" draw:master-page-name="Titular1" presentation:use-date-time-name="dtd1">
        <draw:frame presentation:style-name="pr48" draw:text-style-name="P2" draw:layer="layout" svg:width="21.59cm" svg:height="3.175cm" svg:x="2.963cm" svg:y="2.751cm" presentation:class="title" presentation:user-transformed="true">
          <draw:text-box>
            <text:list text:style-name="L3">
              <text:list-header>
                <text:p text:style-name="P8"><text:span text:style-name="T10">PROCESO</text:span><text:span text:style-name="T43"> </text:span><text:span text:style-name="T10">DE PROGRAMACION</text:span></text:p>
              </text:list-header>
            </text:list>
          </draw:text-box>
        </draw:frame>
        <draw:frame presentation:style-name="pr52" draw:text-style-name="P2" draw:layer="layout" svg:width="17.78cm" svg:height="4.868cm" svg:x="4.233cm" svg:y="8.467cm" presentation:class="subtitle" presentation:user-transformed="true">
          <draw:text-box>
            <text:list text:style-name="L23">
              <text:list-header>
                <text:p text:style-name="P61"><text:span text:style-name="T3">Consiste en la solución de problemas y el desarrollo de programas</text:span></text:p>
              </text:list-header>
            </text:list>
          </draw:text-box>
        </draw:frame>
        <presentation:notes draw:style-name="dp2" presentation:use-date-time-name="dtd2">
          <draw:custom-shape draw:name="Rectangle 3" draw:style-name="gr28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9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692cm" svg:height="9.517cm" svg:x="3.179cm" svg:y="1.909cm" draw:page-number="54" presentation:class="page"/>
          <draw:frame presentation:style-name="pr2" draw:text-style-name="P5" draw:layer="layout" svg:width="13.97cm" svg:height="11.43cm" svg:x="2.54cm" svg:y="12.065cm" presentation:class="notes" presentation:placeholder="true">
            <draw:text-box/>
          </draw:frame>
        </presentation:notes>
      </draw:page>
      <draw:page draw:name="page55" draw:style-name="dp25" draw:master-page-name="Predeterminado" presentation:use-date-time-name="dtd1" xml:id="id75" draw:id="id75">
        <draw:frame presentation:style-name="pr39" draw:text-style-name="P2" draw:layer="layout" svg:width="21.59cm" svg:height="3.175cm" svg:x="2.963cm" svg:y="1.481cm" presentation:class="title" presentation:user-transformed="true">
          <draw:text-box>
            <text:list text:style-name="L3">
              <text:list-header>
                <text:p text:style-name="P8"><text:span text:style-name="T42">Fases del proceso de programación</text:span></text:p>
              </text:list-header>
            </text:list>
          </draw:text-box>
        </draw:frame>
        <draw:frame presentation:style-name="pr40" draw:text-style-name="P2" draw:layer="layout" svg:width="21.59cm" svg:height="11.43cm" svg:x="2.963cm" svg:y="5.08cm" presentation:class="outline" presentation:user-transformed="true">
          <draw:text-box>
            <text:list text:style-name="L4">
              <text:list-item>
                <text:p text:style-name="P35"><text:span text:style-name="T44">Definiciòn y análisis del problema.</text:span></text:p>
              </text:list-item>
              <text:list-item>
                <text:p text:style-name="P35"><text:span text:style-name="T44">Diseño de algoritmos:</text:span></text:p>
              </text:list-item>
            </text:list>
            <text:list text:style-name="L15">
              <text:list-item>
                <text:list>
                  <text:list-item>
                    <text:p text:style-name="P62"><text:span text:style-name="T45">Diagrama de flujo.</text:span></text:p>
                  </text:list-item>
                  <text:list-item>
                    <text:p text:style-name="P62"><text:span text:style-name="T45">Diagrama (N-S).</text:span></text:p>
                  </text:list-item>
                  <text:list-item>
                    <text:p text:style-name="P62"><text:span text:style-name="T45">Pseudocódigo</text:span></text:p>
                  </text:list-item>
                </text:list>
              </text:list-item>
            </text:list>
            <text:list text:style-name="L4">
              <text:list-item>
                <text:p text:style-name="P35"><text:span text:style-name="T44">Codificación del programa.</text:span></text:p>
              </text:list-item>
              <text:list-item>
                <text:p text:style-name="P35"><text:span text:style-name="T44">Depuración y verificación del programa.</text:span></text:p>
              </text:list-item>
              <text:list-item>
                <text:p text:style-name="P35"><text:span text:style-name="T44">Documentación.</text:span></text:p>
              </text:list-item>
              <text:list-item>
                <text:p text:style-name="P35"><text:span text:style-name="T44">Mantenimiento. </text:span></text:p>
              </text:list-item>
            </text:list>
          </draw:text-box>
        </draw:frame>
        <anim:par presentation:node-type="timing-root">
          <anim:par smil:begin="id75.begin">
            <anim:transitionFilter smil:dur="0.5s" smil:type="slideWipe" smil:subtype="fromRight"/>
          </anim:par>
        </anim:par>
        <presentation:notes draw:style-name="dp2" presentation:use-date-time-name="dtd2">
          <draw:custom-shape draw:name="Rectangle 3" draw:style-name="gr29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9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5" presentation:class="page"/>
          <draw:frame presentation:style-name="pr51" draw:text-style-name="P59" draw:layer="layout" svg:width="13.97cm" svg:height="11.43cm" svg:x="2.54cm" svg:y="12.065cm" presentation:class="notes" presentation:user-transformed="true">
            <draw:text-box>
              <text:list text:style-name="L22">
                <text:list-header>
                  <text:p text:style-name="P58"><text:span text:style-name="T42">Next, state the action step. <text:s/>Make your action step specific, clear and brief. <text:s/>Be sure you can visualize your audience taking the action. <text:s/>If you can’t, they can’t either. <text:s/>Be confident when you state the action step, and you will be more likely to motivate the audience to action.</text:span></text:p>
                </text:list-header>
              </text:list>
            </draw:text-box>
          </draw:frame>
        </presentation:notes>
      </draw:page>
      <draw:page draw:name="page56" draw:style-name="dp26" draw:master-page-name="Predeterminado" presentation:use-date-time-name="dtd1" xml:id="id76" draw:id="id76">
        <draw:frame presentation:style-name="pr53" draw:text-style-name="P2" draw:layer="layout" svg:width="21.59cm" svg:height="5.926cm" svg:x="2.752cm" svg:y="2.117cm" presentation:class="title" presentation:user-transformed="true">
          <draw:text-box>
            <text:list text:style-name="L3">
              <text:list-header>
                <text:p text:style-name="P8"><text:span text:style-name="T42">Partes de un programa</text:span><text:span text:style-name="T42"><text:line-break/></text:span><text:span text:style-name="T42"><text:line-break/></text:span><text:span text:style-name="T46">concepto de caja negra</text:span></text:p>
              </text:list-header>
            </text:list>
          </draw:text-box>
        </draw:frame>
        <draw:custom-shape draw:name="Rectangle 3" draw:style-name="gr293" draw:text-style-name="P57" draw:layer="layout" svg:width="5.926cm" svg:height="2.54cm" svg:x="3.387cm" svg:y="9.313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Rectangle 4" draw:style-name="gr294" draw:text-style-name="P57" draw:layer="layout" svg:width="5.927cm" svg:height="2.54cm" svg:x="11.218cm" svg:y="9.313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Rectangle 5" draw:style-name="gr294" draw:text-style-name="P57" draw:layer="layout" svg:width="5.927cm" svg:height="2.54cm" svg:x="19.05cm" svg:y="9.313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6" draw:style-name="gr249" draw:text-style-name="P12" draw:layer="layout" svg:x1="9.313cm" svg:y1="10.583cm" svg:x2="11.218cm" svg:y2="10.583cm">
          <text:p/>
        </draw:line>
        <draw:line draw:name="Line 7" draw:style-name="gr249" draw:text-style-name="P12" draw:layer="layout" svg:x1="17.145cm" svg:y1="10.583cm" svg:x2="19.05cm" svg:y2="10.583cm">
          <text:p/>
        </draw:line>
        <draw:custom-shape draw:name="Text Box 8" draw:style-name="gr295" draw:text-style-name="P63" draw:layer="layout" svg:width="2.932cm" svg:height="1.277cm" svg:x="4.891cm" svg:y="9.838cm">
          <text:list text:style-name="L24">
            <text:list-header>
              <text:p text:style-name="P6"><text:span text:style-name="T47">Entrada</text:span></text:p>
            </text:list-header>
          </text:list>
          <draw:enhanced-geometry svg:viewBox="0 0 21600 21600" draw:type="mso-spt202" draw:enhanced-path="M 0 0 L 21600 0 21600 21600 0 21600 0 0 Z N"/>
        </draw:custom-shape>
        <draw:custom-shape draw:name="Text Box 9" draw:style-name="gr296" draw:text-style-name="P63" draw:layer="layout" svg:width="3.431cm" svg:height="1.277cm" svg:x="12.241cm" svg:y="9.838cm">
          <text:list text:style-name="L24">
            <text:list-header>
              <text:p text:style-name="P6"><text:span text:style-name="T47">Algoritmo</text:span></text:p>
            </text:list-header>
          </text:list>
          <draw:enhanced-geometry svg:viewBox="0 0 21600 21600" draw:type="mso-spt202" draw:enhanced-path="M 0 0 L 21600 0 21600 21600 0 21600 0 0 Z N"/>
        </draw:custom-shape>
        <draw:custom-shape draw:name="Text Box 10" draw:style-name="gr297" draw:text-style-name="P63" draw:layer="layout" svg:width="2.424cm" svg:height="1.277cm" svg:x="21.059cm" svg:y="9.948cm">
          <text:list text:style-name="L24">
            <text:list-header>
              <text:p text:style-name="P6"><text:span text:style-name="T47">Salida</text:span></text:p>
            </text:list-header>
          </text:list>
          <draw:enhanced-geometry svg:viewBox="0 0 21600 21600" draw:type="mso-spt202" draw:enhanced-path="M 0 0 L 21600 0 21600 21600 0 21600 0 0 Z N"/>
        </draw:custom-shape>
        <anim:par presentation:node-type="timing-root">
          <anim:par smil:begin="id76.begin">
            <anim:transitionFilter smil:dur="0.5s" smil:type="slideWipe" smil:subtype="fromTop"/>
          </anim:par>
        </anim:par>
        <presentation:notes draw:style-name="dp2" presentation:use-date-time-name="dtd2">
          <draw:custom-shape draw:name="Rectangle 3" draw:style-name="gr29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29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6" presentation:class="page"/>
          <draw:frame presentation:style-name="pr51" draw:text-style-name="P59" draw:layer="layout" svg:width="13.97cm" svg:height="11.43cm" svg:x="2.54cm" svg:y="12.065cm" presentation:class="notes" presentation:user-transformed="true">
            <draw:text-box>
              <text:list text:style-name="L22">
                <text:list-header>
                  <text:p text:style-name="P58"><text:span text:style-name="T42">To complete the Dale Carnegie Training® Evidence – Action – Benefit formula, follow the action step with the benefits to the audience. <text:s/>Consider their interests, needs, and preferences. <text:s/>Support the benefits with evidence; i.e., statistics, demonstrations, testimonials, incidents, analogies, and exhibits and you will build credibility.</text:span></text:p>
                </text:list-header>
              </text:list>
            </draw:text-box>
          </draw:frame>
        </presentation:notes>
      </draw:page>
      <draw:page draw:name="page57" draw:style-name="dp24" draw:master-page-name="Predeterminado" presentation:use-date-time-name="dtd1" xml:id="id77" draw:id="id77">
        <draw:frame presentation:style-name="pr54" draw:text-style-name="P2" draw:layer="layout" svg:width="17.145cm" svg:height="7.942cm" svg:x="6.349cm" svg:y="7.563cm" presentation:class="outline" presentation:user-transformed="true">
          <draw:text-box>
            <text:list text:style-name="L4">
              <text:list-item>
                <text:p text:style-name="P48"><text:span text:style-name="T42">De inicio / fin.</text:span></text:p>
              </text:list-item>
              <text:list-item>
                <text:p text:style-name="P48"><text:span text:style-name="T42">De asignación.</text:span></text:p>
              </text:list-item>
              <text:list-item>
                <text:p text:style-name="P48"><text:span text:style-name="T42">De lectura,</text:span></text:p>
              </text:list-item>
              <text:list-item>
                <text:p text:style-name="P48"><text:span text:style-name="T42">De escritura.</text:span></text:p>
              </text:list-item>
              <text:list-item>
                <text:p text:style-name="P48"><text:span text:style-name="T42">De bifurcación. </text:span></text:p>
              </text:list-item>
            </text:list>
          </draw:text-box>
        </draw:frame>
        <draw:custom-shape draw:name="Rectangle 3" draw:style-name="gr300" draw:text-style-name="P64" draw:layer="layout" svg:width="21.59cm" svg:height="4.445cm" svg:x="2.963cm" svg:y="1.482cm">
          <text:list text:style-name="L3">
            <text:list-header>
              <text:p text:style-name="P10"><text:span text:style-name="T48">Tipos de Instrucciones</text:span></text:p>
            </text:list-header>
          </text:list>
          <text:list text:style-name="L16">
            <text:list-header>
              <text:p text:style-name="P10"><text:span text:style-name="T49">(acciones que resuelven un problema)</text:span></text:p>
            </text:list-header>
          </text:list>
          <draw:enhanced-geometry svg:viewBox="0 0 21600 21600" draw:type="rectangle" draw:enhanced-path="M 0 0 L 21600 0 21600 21600 0 21600 0 0 Z N"/>
        </draw:custom-shape>
        <anim:par presentation:node-type="timing-root">
          <anim:par smil:begin="id77.begin">
            <anim:transitionFilter smil:dur="0.5s" smil:type="blindsWipe" smil:subtype="horizontal"/>
          </anim:par>
        </anim:par>
        <presentation:notes draw:style-name="dp2" presentation:use-date-time-name="dtd2">
          <draw:custom-shape draw:name="Rectangle 3" draw:style-name="gr30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0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7" presentation:class="page"/>
          <draw:frame presentation:style-name="pr51" draw:text-style-name="P59" draw:layer="layout" svg:width="13.97cm" svg:height="11.43cm" svg:x="2.54cm" svg:y="12.065cm" presentation:class="notes" presentation:user-transformed="true">
            <draw:text-box>
              <text:list text:style-name="L22">
                <text:list-header>
                  <text:p text:style-name="P58"><text:span text:style-name="T42">To close, restate the action step followed by the benefits. <text:s/>Speak with conviction and confidence, and you will sell your ideas.</text:span></text:p>
                </text:list-header>
              </text:list>
            </draw:text-box>
          </draw:frame>
        </presentation:notes>
      </draw:page>
      <draw:page draw:name="page58" draw:style-name="dp27" draw:master-page-name="Predeterminado" presentation:use-date-time-name="dtd1" xml:id="id78" draw:id="id78">
        <draw:custom-shape draw:name="Rectangle 2" draw:style-name="gr303" draw:text-style-name="P64" draw:layer="layout" svg:width="21.59cm" svg:height="4.233cm" svg:x="2.963cm" svg:y="1.482cm">
          <text:list text:style-name="L3">
            <text:list-header>
              <text:p text:style-name="P10"><text:span text:style-name="T48">Elementos básicos de un programa</text:span></text:p>
            </text:list-header>
          </text:list>
          <draw:enhanced-geometry svg:viewBox="0 0 21600 21600" draw:type="rectangle" draw:enhanced-path="M 0 0 L 21600 0 21600 21600 0 21600 0 0 Z N"/>
        </draw:custom-shape>
        <draw:custom-shape draw:name="Rectangle 3" draw:style-name="gr304" draw:text-style-name="P65" draw:layer="layout" svg:width="19.05cm" svg:height="9.948cm" svg:x="4.657cm" svg:y="7.197cm">
          <text:list text:style-name="L25">
            <text:list-item>
              <text:p text:style-name="P35"><text:span text:style-name="T50">Palabras reservadas.</text:span></text:p>
            </text:list-item>
            <text:list-item>
              <text:p text:style-name="P35"><text:span text:style-name="T50">Identificadores (nombres de variables).</text:span></text:p>
            </text:list-item>
            <text:list-item>
              <text:p text:style-name="P35"><text:span text:style-name="T50">Caracteres especiales.</text:span></text:p>
            </text:list-item>
            <text:list-item>
              <text:p text:style-name="P35"><text:span text:style-name="T50">Constantes.</text:span></text:p>
            </text:list-item>
            <text:list-item>
              <text:p text:style-name="P35"><text:span text:style-name="T50">Variables.</text:span></text:p>
            </text:list-item>
            <text:list-item>
              <text:p text:style-name="P35"><text:span text:style-name="T50">Expresiones.</text:span></text:p>
            </text:list-item>
            <text:list-item>
              <text:p text:style-name="P35"><text:span text:style-name="T50">instrucciones. </text:span></text:p>
            </text:list-item>
          </text:list>
          <draw:enhanced-geometry svg:viewBox="0 0 21600 21600" draw:type="rectangle" draw:enhanced-path="M 0 0 L 21600 0 21600 21600 0 21600 0 0 Z N"/>
        </draw:custom-shape>
        <anim:par presentation:node-type="timing-root">
          <anim:par smil:begin="id78.begin">
            <anim:transitionFilter smil:dur="0.5s" smil:type="slideWipe" smil:subtype="fromTopRight"/>
          </anim:par>
        </anim:par>
        <presentation:notes draw:style-name="dp2" presentation:use-date-time-name="dtd2">
          <draw:custom-shape draw:name="Rectangle 3" draw:style-name="gr305"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06"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8" presentation:class="page"/>
          <draw:frame presentation:style-name="pr55" draw:text-style-name="P19" draw:layer="layout" svg:width="13.97cm" svg:height="11.456cm" svg:x="2.54cm" svg:y="12.065cm" presentation:class="notes" presentation:placeholder="true">
            <draw:text-box/>
          </draw:frame>
        </presentation:notes>
      </draw:page>
      <draw:page draw:name="page59" draw:style-name="dp27" draw:master-page-name="Predeterminado" presentation:use-date-time-name="dtd1" xml:id="id79" draw:id="id79">
        <draw:custom-shape draw:name="Rectangle 2" draw:style-name="gr307" draw:text-style-name="P64" draw:layer="layout" svg:width="21.59cm" svg:height="3.175cm" svg:x="2.963cm" svg:y="1.482cm">
          <text:list text:style-name="L3">
            <text:list-header>
              <text:p text:style-name="P10"><text:span text:style-name="T48">Otros elementos……</text:span></text:p>
            </text:list-header>
          </text:list>
          <draw:enhanced-geometry svg:viewBox="0 0 21600 21600" draw:type="rectangle" draw:enhanced-path="M 0 0 L 21600 0 21600 21600 0 21600 0 0 Z N"/>
        </draw:custom-shape>
        <draw:custom-shape draw:name="Rectangle 3" draw:style-name="gr308" draw:text-style-name="P65" draw:layer="layout" svg:width="21.59cm" svg:height="7.408cm" svg:x="2.963cm" svg:y="6.35cm">
          <text:list text:style-name="L25">
            <text:list-item>
              <text:p text:style-name="P35"><text:span text:style-name="T50">Iteraciones,</text:span></text:p>
            </text:list-item>
            <text:list-item>
              <text:p text:style-name="P35"><text:span text:style-name="T50">Contadores,</text:span></text:p>
            </text:list-item>
            <text:list-item>
              <text:p text:style-name="P35"><text:span text:style-name="T50">Acumuladores,</text:span></text:p>
            </text:list-item>
            <text:list-item>
              <text:p text:style-name="P35"><text:span text:style-name="T50">Interruptores,</text:span></text:p>
            </text:list-item>
            <text:list-item>
              <text:p text:style-name="P35"><text:span text:style-name="T50">Estructuras:</text:span></text:p>
            </text:list-item>
          </text:list>
          <text:list text:style-name="L26">
            <text:list-item>
              <text:list>
                <text:list-item>
                  <text:list>
                    <text:list-item>
                      <text:p text:style-name="P66"><text:span text:style-name="T51">Secuenciales,</text:span></text:p>
                    </text:list-item>
                    <text:list-item>
                      <text:p text:style-name="P66"><text:span text:style-name="T51">Selectivas,</text:span></text:p>
                    </text:list-item>
                    <text:list-item>
                      <text:p text:style-name="P66"><text:span text:style-name="T51">Repetitivas. </text:span></text:p>
                    </text:list-item>
                  </text:list>
                </text:list-item>
              </text:list>
            </text:list-item>
          </text:list>
          <draw:enhanced-geometry svg:viewBox="0 0 21600 21600" draw:type="rectangle" draw:enhanced-path="M 0 0 L 21600 0 21600 21600 0 21600 0 0 Z N"/>
        </draw:custom-shape>
        <anim:par presentation:node-type="timing-root">
          <anim:par smil:begin="id79.begin">
            <anim:transitionFilter smil:dur="0.5s" smil:type="slideWipe" smil:subtype="fromTopRight"/>
          </anim:par>
        </anim:par>
        <presentation:notes draw:style-name="dp2" presentation:use-date-time-name="dtd2">
          <draw:custom-shape draw:name="Rectangle 3" draw:style-name="gr30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1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9" presentation:class="page"/>
          <draw:frame presentation:style-name="pr55" draw:text-style-name="P19" draw:layer="layout" svg:width="13.97cm" svg:height="11.456cm" svg:x="2.54cm" svg:y="12.065cm" presentation:class="notes" presentation:placeholder="true">
            <draw:text-box/>
          </draw:frame>
        </presentation:notes>
      </draw:page>
      <draw:page draw:name="page60" draw:style-name="dp27" draw:master-page-name="Predeterminado" presentation:use-date-time-name="dtd1" xml:id="id80" draw:id="id80">
        <draw:custom-shape draw:name="Rectangle 2" draw:style-name="gr311" draw:text-style-name="P64" draw:layer="layout" svg:width="21.59cm" svg:height="3.175cm" svg:x="2.963cm" svg:y="1.482cm">
          <text:list text:style-name="L3">
            <text:list-header>
              <text:p text:style-name="P10"><text:span text:style-name="T48">Iteraciones</text:span></text:p>
            </text:list-header>
          </text:list>
          <draw:enhanced-geometry svg:viewBox="0 0 21600 21600" draw:type="rectangle" draw:enhanced-path="M 0 0 L 21600 0 21600 21600 0 21600 0 0 Z N"/>
        </draw:custom-shape>
        <draw:custom-shape draw:name="Rectangle 3" draw:style-name="gr312" draw:text-style-name="P69" draw:layer="layout" svg:width="21.59cm" svg:height="7.408cm" svg:x="2.963cm" svg:y="6.35cm">
          <text:list text:style-name="L27">
            <text:list-header>
              <text:p text:style-name="P67"><text:span text:style-name="T50"><text:s text:c="3"/></text:span><text:span text:style-name="T50">Es el segmento de un algoritmo o programa, cuyas instrucciones se repiten un número determinado de veces mientras se cumple una determinada condición. Sus partes son:</text:span></text:p>
              <text:p text:style-name="P68"><text:span text:style-name="T50"><text:tab/></text:span><text:span text:style-name="T50"><text:tab/></text:span><text:span text:style-name="T50">decisión</text:span></text:p>
              <text:p text:style-name="P68"><text:span text:style-name="T50"><text:tab/></text:span><text:span text:style-name="T50"><text:tab/></text:span><text:span text:style-name="T50">cuerpo del bucle</text:span></text:p>
              <text:p text:style-name="P68"><text:span text:style-name="T50"><text:tab/></text:span><text:span text:style-name="T50"><text:tab/></text:span><text:span text:style-name="T50">salida</text:span></text:p>
            </text:list-header>
          </text:list>
          <draw:enhanced-geometry svg:viewBox="0 0 21600 21600" draw:type="rectangle" draw:enhanced-path="M 0 0 L 21600 0 21600 21600 0 21600 0 0 Z N"/>
        </draw:custom-shape>
        <anim:par presentation:node-type="timing-root">
          <anim:par smil:begin="id80.begin">
            <anim:transitionFilter smil:dur="0.5s" smil:type="slideWipe" smil:subtype="fromTopRight"/>
          </anim:par>
        </anim:par>
        <presentation:notes draw:style-name="dp2" presentation:use-date-time-name="dtd2">
          <draw:custom-shape draw:name="Rectangle 3" draw:style-name="gr31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1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0" presentation:class="page"/>
          <draw:frame presentation:style-name="pr55" draw:text-style-name="P19" draw:layer="layout" svg:width="13.97cm" svg:height="11.456cm" svg:x="2.54cm" svg:y="12.065cm" presentation:class="notes" presentation:placeholder="true">
            <draw:text-box/>
          </draw:frame>
        </presentation:notes>
      </draw:page>
      <draw:page draw:name="page61" draw:style-name="dp27" draw:master-page-name="Predeterminado" presentation:use-date-time-name="dtd1" xml:id="id81" draw:id="id81">
        <draw:custom-shape draw:name="Rectangle 2" draw:style-name="gr315" draw:text-style-name="P64" draw:layer="layout" svg:width="21.59cm" svg:height="3.175cm" svg:x="2.963cm" svg:y="1.482cm">
          <text:list text:style-name="L3">
            <text:list-header>
              <text:p text:style-name="P10"><text:span text:style-name="T48">Contadores</text:span></text:p>
            </text:list-header>
          </text:list>
          <draw:enhanced-geometry svg:viewBox="0 0 21600 21600" draw:type="rectangle" draw:enhanced-path="M 0 0 L 21600 0 21600 21600 0 21600 0 0 Z N"/>
        </draw:custom-shape>
        <draw:custom-shape draw:name="Rectangle 3" draw:style-name="gr316" draw:text-style-name="P65" draw:layer="layout" svg:width="21.59cm" svg:height="4.233cm" svg:x="2.963cm" svg:y="6.35cm">
          <text:list text:style-name="L25">
            <text:list-item>
              <text:p text:style-name="P35"><text:span text:style-name="T50">Un contador es una variable cuyo valor se incrementa o decrementa en una cantidad constante en cada iteración.</text:span></text:p>
            </text:list-item>
          </text:list>
          <draw:enhanced-geometry svg:viewBox="0 0 21600 21600" draw:type="rectangle" draw:enhanced-path="M 0 0 L 21600 0 21600 21600 0 21600 0 0 Z N"/>
        </draw:custom-shape>
        <anim:par presentation:node-type="timing-root">
          <anim:par smil:begin="id81.begin">
            <anim:transitionFilter smil:dur="0.5s" smil:type="slideWipe" smil:subtype="fromTopRight"/>
          </anim:par>
        </anim:par>
        <presentation:notes draw:style-name="dp2" presentation:use-date-time-name="dtd2">
          <draw:custom-shape draw:name="Rectangle 3" draw:style-name="gr31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1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1" presentation:class="page"/>
          <draw:frame presentation:style-name="pr55" draw:text-style-name="P19" draw:layer="layout" svg:width="13.97cm" svg:height="11.456cm" svg:x="2.54cm" svg:y="12.065cm" presentation:class="notes" presentation:placeholder="true">
            <draw:text-box/>
          </draw:frame>
        </presentation:notes>
      </draw:page>
      <draw:page draw:name="page62" draw:style-name="dp27" draw:master-page-name="Predeterminado" presentation:use-date-time-name="dtd1" xml:id="id82" draw:id="id82">
        <draw:custom-shape draw:name="Rectangle 2" draw:style-name="gr319" draw:text-style-name="P64" draw:layer="layout" svg:width="21.59cm" svg:height="3.175cm" svg:x="2.963cm" svg:y="1.482cm">
          <text:list text:style-name="L3">
            <text:list-header>
              <text:p text:style-name="P10"><text:span text:style-name="T48">Acumuladores</text:span></text:p>
            </text:list-header>
          </text:list>
          <draw:enhanced-geometry svg:viewBox="0 0 21600 21600" draw:type="rectangle" draw:enhanced-path="M 0 0 L 21600 0 21600 21600 0 21600 0 0 Z N"/>
        </draw:custom-shape>
        <draw:custom-shape draw:name="Rectangle 3" draw:style-name="gr320" draw:text-style-name="P65" draw:layer="layout" svg:width="21.59cm" svg:height="4.868cm" svg:x="2.963cm" svg:y="6.35cm">
          <text:list text:style-name="L25">
            <text:list-item>
              <text:p text:style-name="P35"><text:span text:style-name="T50">Un Acumulador es <text:s/>una variable cuya misión es almacernar cantidades distintas resultantes de sumas sucesivas.</text:span></text:p>
            </text:list-item>
          </text:list>
          <draw:enhanced-geometry svg:viewBox="0 0 21600 21600" draw:type="rectangle" draw:enhanced-path="M 0 0 L 21600 0 21600 21600 0 21600 0 0 Z N"/>
        </draw:custom-shape>
        <anim:par presentation:node-type="timing-root">
          <anim:par smil:begin="id82.begin">
            <anim:transitionFilter smil:dur="0.5s" smil:type="slideWipe" smil:subtype="fromTopRight"/>
          </anim:par>
        </anim:par>
        <presentation:notes draw:style-name="dp2" presentation:use-date-time-name="dtd2">
          <draw:custom-shape draw:name="Rectangle 3" draw:style-name="gr32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2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2" presentation:class="page"/>
          <draw:frame presentation:style-name="pr55" draw:text-style-name="P19" draw:layer="layout" svg:width="13.97cm" svg:height="11.456cm" svg:x="2.54cm" svg:y="12.065cm" presentation:class="notes" presentation:placeholder="true">
            <draw:text-box/>
          </draw:frame>
        </presentation:notes>
      </draw:page>
      <draw:page draw:name="page63" draw:style-name="dp27" draw:master-page-name="Predeterminado" presentation:use-date-time-name="dtd1" xml:id="id83" draw:id="id83">
        <draw:custom-shape draw:name="Rectangle 2" draw:style-name="gr323" draw:text-style-name="P64" draw:layer="layout" svg:width="21.59cm" svg:height="3.175cm" svg:x="2.963cm" svg:y="1.482cm">
          <text:list text:style-name="L3">
            <text:list-header>
              <text:p text:style-name="P10"><text:span text:style-name="T48">Interruptores</text:span></text:p>
            </text:list-header>
          </text:list>
          <draw:enhanced-geometry svg:viewBox="0 0 21600 21600" draw:type="rectangle" draw:enhanced-path="M 0 0 L 21600 0 21600 21600 0 21600 0 0 Z N"/>
        </draw:custom-shape>
        <draw:custom-shape draw:name="Rectangle 3" draw:style-name="gr324" draw:text-style-name="P65" draw:layer="layout" svg:width="21.59cm" svg:height="7.408cm" svg:x="2.963cm" svg:y="6.35cm">
          <text:list text:style-name="L25">
            <text:list-item>
              <text:p text:style-name="P35"><text:span text:style-name="T50">Un interruptor ( conmutador, bandera, flag) es una variable que puede tomar diversos valoresdurante la ejecución de un programa y que permite comunicar información desde una parte a otra del mismo.</text:span></text:p>
            </text:list-item>
          </text:list>
          <draw:enhanced-geometry svg:viewBox="0 0 21600 21600" draw:type="rectangle" draw:enhanced-path="M 0 0 L 21600 0 21600 21600 0 21600 0 0 Z N"/>
        </draw:custom-shape>
        <anim:par presentation:node-type="timing-root">
          <anim:par smil:begin="id83.begin">
            <anim:transitionFilter smil:dur="0.5s" smil:type="slideWipe" smil:subtype="fromTopRight"/>
          </anim:par>
        </anim:par>
        <presentation:notes draw:style-name="dp2" presentation:use-date-time-name="dtd2">
          <draw:custom-shape draw:name="Rectangle 3" draw:style-name="gr325"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26"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3" presentation:class="page"/>
          <draw:frame presentation:style-name="pr55" draw:text-style-name="P19" draw:layer="layout" svg:width="13.97cm" svg:height="11.456cm" svg:x="2.54cm" svg:y="12.065cm" presentation:class="notes" presentation:placeholder="true">
            <draw:text-box/>
          </draw:frame>
        </presentation:notes>
      </draw:page>
      <draw:page draw:name="page64" draw:style-name="dp28" draw:master-page-name="Predeterminado" presentation:use-date-time-name="dtd1" xml:id="id84" draw:id="id84">
        <draw:custom-shape draw:name="Rectangle 2" draw:style-name="gr327" draw:text-style-name="P64" draw:layer="layout" svg:width="21.59cm" svg:height="3.175cm" svg:x="2.963cm" svg:y="1.482cm">
          <text:list text:style-name="L3">
            <text:list-header>
              <text:p text:style-name="P10"><text:span text:style-name="T52">Componentes de un algoritmo</text:span></text:p>
            </text:list-header>
          </text:list>
          <draw:enhanced-geometry svg:viewBox="0 0 21600 21600" draw:type="rectangle" draw:enhanced-path="M 0 0 L 21600 0 21600 21600 0 21600 0 0 Z N"/>
        </draw:custom-shape>
        <draw:custom-shape draw:name="Rectangle 3" draw:style-name="gr328" draw:text-style-name="P63" draw:layer="layout" svg:width="13.758cm" svg:height="8.043cm" svg:x="6.562cm" svg:y="6.35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Text Box 4" draw:style-name="gr329" draw:text-style-name="P63" draw:layer="layout" svg:width="12.32cm" svg:height="6.524cm" svg:x="7.153cm" svg:y="6.773cm">
          <text:list text:style-name="L28">
            <text:list-header>
              <text:p text:style-name="P6"><text:span text:style-name="T21">Algoritmo</text:span></text:p>
              <text:p text:style-name="P6"><text:span text:style-name="T21"/></text:p>
              <text:p text:style-name="P6"><text:span text:style-name="T4">Cabecera del programa</text:span></text:p>
              <text:p text:style-name="P6"><text:span text:style-name="T4">Sección de declaración</text:span></text:p>
              <text:p text:style-name="P6"><text:span text:style-name="T4">Sección de acciones</text:span></text:p>
            </text:list-header>
          </text:list>
          <draw:enhanced-geometry svg:viewBox="0 0 21600 21600" draw:type="mso-spt202" draw:enhanced-path="M 0 0 L 21600 0 21600 21600 0 21600 0 0 Z N"/>
        </draw:custom-shape>
        <anim:par presentation:node-type="timing-root">
          <anim:par smil:begin="id84.begin">
            <anim:transitionFilter smil:dur="0.5s" smil:type="slideWipe" smil:subtype="fromBottomRight"/>
          </anim:par>
        </anim:par>
        <presentation:notes draw:style-name="dp2" presentation:use-date-time-name="dtd2">
          <draw:custom-shape draw:name="Rectangle 3" draw:style-name="gr330"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31"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4" presentation:class="page"/>
          <draw:frame presentation:style-name="pr55" draw:text-style-name="P19" draw:layer="layout" svg:width="13.97cm" svg:height="11.456cm" svg:x="2.54cm" svg:y="12.065cm" presentation:class="notes" presentation:placeholder="true">
            <draw:text-box/>
          </draw:frame>
        </presentation:notes>
      </draw:page>
      <draw:page draw:name="page65" draw:style-name="dp23" draw:master-page-name="Titular1" presentation:use-date-time-name="dtd1" xml:id="id85" draw:id="id85">
        <draw:frame presentation:style-name="pr48" draw:text-style-name="P2" draw:layer="layout" svg:width="21.59cm" svg:height="3.175cm" svg:x="3.175cm" svg:y="8.466cm" presentation:class="title" presentation:user-transformed="true">
          <draw:text-box>
            <text:list text:style-name="L3">
              <text:list-header>
                <text:p text:style-name="P8"><text:span text:style-name="T41">PROGRAMACIÓN</text:span><text:span text:style-name="T41"><text:line-break/></text:span><text:span text:style-name="T41"><text:line-break/></text:span><text:span text:style-name="T41"> ESTRUCTURADA</text:span></text:p>
              </text:list-header>
            </text:list>
          </draw:text-box>
        </draw:frame>
        <anim:par presentation:node-type="timing-root">
          <anim:par smil:begin="id85.begin">
            <anim:transitionFilter smil:dur="0.5s" smil:type="checkerBoardWipe" smil:subtype="across"/>
          </anim:par>
        </anim:par>
        <presentation:notes draw:style-name="dp2" presentation:use-date-time-name="dtd2">
          <draw:custom-shape draw:name="Rectangle 3" draw:style-name="gr332"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33"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5" presentation:class="page"/>
          <draw:frame presentation:style-name="pr49" draw:text-style-name="P59" draw:layer="layout" svg:width="13.97cm" svg:height="11.43cm" svg:x="2.54cm" svg:y="12.065cm" presentation:class="notes" presentation:user-transformed="true">
            <draw:text-box>
              <text:list text:style-name="L22">
                <text:list-header>
                  <text:p text:style-name="P58"><text:span text:style-name="T42">Selling your ideas is challenging. <text:s/>First, you must get your listeners to agree with you in principle. <text:s/>Then, you must move them to action. <text:s/>Use the Dale Carnegie Training® Evidence – Action – Benefit formula, and you will deliver a motivational, action-oriented presentation.</text:span></text:p>
                </text:list-header>
              </text:list>
            </draw:text-box>
          </draw:frame>
        </presentation:notes>
      </draw:page>
      <draw:page draw:name="page66" draw:style-name="dp24" draw:master-page-name="Predeterminado" presentation:use-date-time-name="dtd1" xml:id="id86" draw:id="id86">
        <draw:frame presentation:style-name="pr39" draw:text-style-name="P2" draw:layer="layout" svg:width="21.59cm" svg:height="3.175cm" svg:x="2.963cm" svg:y="0.846cm" presentation:class="title" presentation:user-transformed="true">
          <draw:text-box>
            <text:list text:style-name="L3">
              <text:list-header>
                <text:p text:style-name="P8"><text:span text:style-name="T42">Técnicas de Programación...</text:span></text:p>
              </text:list-header>
            </text:list>
          </draw:text-box>
        </draw:frame>
        <draw:frame presentation:style-name="pr40" draw:text-style-name="P2" draw:layer="layout" svg:width="21.59cm" svg:height="11.43cm" svg:x="2.963cm" svg:y="5.292cm" presentation:class="outline" presentation:user-transformed="true">
          <draw:text-box>
            <text:list text:style-name="L4">
              <text:list-item>
                <text:p text:style-name="P49"><text:span text:style-name="T42">Programación modular: Descomposición del problema en módulos.</text:span></text:p>
              </text:list-item>
            </text:list>
            <text:list text:style-name="L6">
              <text:list-header>
                <text:p text:style-name="P60"><text:span text:style-name="T42"/></text:p>
              </text:list-header>
            </text:list>
            <text:list text:style-name="L4">
              <text:list-item>
                <text:p text:style-name="P49"><text:span text:style-name="T42">Programación estructurada: Programación de cada módulo mediante métodos estructurados.</text:span></text:p>
              </text:list-item>
            </text:list>
          </draw:text-box>
        </draw:frame>
        <anim:par smil:dur="indefinite" smil:restart="never" presentation:node-type="timing-root">
          <anim:par smil:begin="id86.begin">
            <anim:transitionFilter smil:dur="0.5s" smil:type="blindsWipe" smil:subtype="horizontal"/>
          </anim:par>
        </anim:par>
        <presentation:notes draw:style-name="dp2" presentation:use-date-time-name="dtd2">
          <draw:custom-shape draw:name="Rectangle 3" draw:style-name="gr33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3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6" presentation:class="page"/>
          <draw:frame presentation:style-name="pr51" draw:text-style-name="P59" draw:layer="layout" svg:width="13.97cm" svg:height="11.43cm" svg:x="2.54cm" svg:y="12.065cm" presentation:class="notes" presentation:user-transformed="true">
            <draw:text-box>
              <text:list text:style-name="L22">
                <text:list-header>
                  <text:p text:style-name="P58"><text:span text:style-name="T42">Open your presentation with an attention-getting incident. <text:s/>Choose an incident your audience relates to. <text:s/>The incidence is the evidence that supports the action and proves the benefit. <text:s/>Beginning with a motivational incident prepares your audience for the action step that follows.</text:span></text:p>
                </text:list-header>
              </text:list>
            </draw:text-box>
          </draw:frame>
        </presentation:notes>
      </draw:page>
      <draw:page draw:name="page67" draw:style-name="dp25" draw:master-page-name="Predeterminado" presentation:use-date-time-name="dtd1" xml:id="id87" draw:id="id87">
        <draw:frame presentation:style-name="pr39" draw:text-style-name="P2" draw:layer="layout" svg:width="21.59cm" svg:height="3.175cm" svg:x="2.963cm" svg:y="1.481cm" presentation:class="title" presentation:user-transformed="true">
          <draw:text-box>
            <text:list text:style-name="L3">
              <text:list-header>
                <text:p text:style-name="P8"><text:span text:style-name="T42">Características de la programación modular</text:span></text:p>
              </text:list-header>
            </text:list>
          </draw:text-box>
        </draw:frame>
        <draw:frame presentation:style-name="pr56" draw:text-style-name="P2" draw:layer="layout" svg:width="21.801cm" svg:height="12.912cm" svg:x="2.751cm" svg:y="5.08cm" presentation:class="outline" presentation:user-transformed="true">
          <draw:text-box>
            <text:list text:style-name="L4">
              <text:list-item>
                <text:p text:style-name="P7"><text:span text:style-name="T44">Todo programa tiene un módulo principal. </text:span></text:p>
              </text:list-item>
              <text:list-item>
                <text:p text:style-name="P7"><text:span text:style-name="T44">Dicho módulo primario se divide en submódulos, que a su vez ejecutan una tarea única y podrán codificarse de manera <text:s/>independiente de cualquier otra actividad. Sin embargo, al finalizar su función devolverán el control al módulo principal.</text:span></text:p>
              </text:list-item>
              <text:list-item>
                <text:p text:style-name="P7"><text:span text:style-name="T44">Esta independencia alude a que ningún otro módulo podrá accesarlo directamente, a excepción de sus propios subsubmódulos y al módulo principal. </text:span></text:p>
              </text:list-item>
            </text:list>
          </draw:text-box>
        </draw:frame>
        <anim:par smil:dur="indefinite" smil:restart="never" presentation:node-type="timing-root">
          <anim:par smil:begin="id87.begin">
            <anim:transitionFilter smil:dur="0.5s" smil:type="slideWipe" smil:subtype="fromRight"/>
          </anim:par>
        </anim:par>
        <presentation:notes draw:style-name="dp2" presentation:use-date-time-name="dtd2">
          <draw:custom-shape draw:name="Rectangle 3" draw:style-name="gr336"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37"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7" presentation:class="page"/>
          <draw:frame presentation:style-name="pr51" draw:text-style-name="P59" draw:layer="layout" svg:width="13.97cm" svg:height="11.43cm" svg:x="2.54cm" svg:y="12.065cm" presentation:class="notes" presentation:user-transformed="true">
            <draw:text-box>
              <text:list text:style-name="L22">
                <text:list-header>
                  <text:p text:style-name="P58"><text:span text:style-name="T42">Next, state the action step. <text:s/>Make your action step specific, clear and brief. <text:s/>Be sure you can visualize your audience taking the action. <text:s/>If you can’t, they can’t either. <text:s/>Be confident when you state the action step, and you will be more likely to motivate the audience to action.</text:span></text:p>
                </text:list-header>
              </text:list>
            </draw:text-box>
          </draw:frame>
        </presentation:notes>
      </draw:page>
      <draw:page draw:name="page68" draw:style-name="dp26" draw:master-page-name="Predeterminado" presentation:use-date-time-name="dtd1" xml:id="id88" draw:id="id88">
        <draw:frame presentation:style-name="pr39" draw:text-style-name="P2" draw:layer="layout" svg:width="21.59cm" svg:height="3.175cm" svg:x="2.963cm" svg:y="0.846cm" presentation:class="title" presentation:user-transformed="true">
          <draw:text-box>
            <text:list text:style-name="L3">
              <text:list-header>
                <text:p text:style-name="P6"><text:span text:style-name="T42">Consideraciones …….</text:span></text:p>
              </text:list-header>
            </text:list>
          </draw:text-box>
        </draw:frame>
        <draw:frame presentation:style-name="pr40" draw:text-style-name="P2" draw:layer="layout" svg:width="21.59cm" svg:height="11.43cm" svg:x="2.963cm" svg:y="4.657cm" presentation:class="outline" presentation:user-transformed="true">
          <draw:text-box>
            <text:list text:style-name="L4">
              <text:list-item>
                <text:p text:style-name="P27"><text:span text:style-name="T44">La descomposición de un programa podría implemetarse así:</text:span></text:p>
              </text:list-item>
            </text:list>
            <text:list text:style-name="L15">
              <text:list-item>
                <text:list>
                  <text:list-item>
                    <text:p text:style-name="P70"><text:span text:style-name="T45">Módulo principal.</text:span></text:p>
                  </text:list-item>
                  <text:list-item>
                    <text:p text:style-name="P70"><text:span text:style-name="T45">Submódulo impresión de títulos</text:span></text:p>
                  </text:list-item>
                  <text:list-item>
                    <text:p text:style-name="P70"><text:span text:style-name="T45">Submódulo de lectura de datos</text:span></text:p>
                  </text:list-item>
                  <text:list-item>
                    <text:p text:style-name="P70"><text:span text:style-name="T45">Submódulo ejecución de procesos</text:span></text:p>
                  </text:list-item>
                  <text:list-item>
                    <text:p text:style-name="P70"><text:span text:style-name="T45">Submódulo impresión de resultados</text:span></text:p>
                  </text:list-item>
                </text:list>
              </text:list-item>
            </text:list>
            <text:list text:style-name="L6">
              <text:list-header>
                <text:p text:style-name="P71"><text:span text:style-name="T45"/></text:p>
              </text:list-header>
            </text:list>
          </draw:text-box>
        </draw:frame>
        <anim:par smil:dur="indefinite" smil:restart="never" presentation:node-type="timing-root">
          <anim:par smil:begin="id88.begin">
            <anim:transitionFilter smil:dur="0.5s" smil:type="slideWipe" smil:subtype="fromTop"/>
          </anim:par>
        </anim:par>
        <presentation:notes draw:style-name="dp2" presentation:use-date-time-name="dtd2">
          <draw:custom-shape draw:name="Rectangle 3" draw:style-name="gr33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3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8" presentation:class="page"/>
          <draw:frame presentation:style-name="pr51" draw:text-style-name="P59" draw:layer="layout" svg:width="13.97cm" svg:height="11.43cm" svg:x="2.54cm" svg:y="12.065cm" presentation:class="notes" presentation:user-transformed="true">
            <draw:text-box>
              <text:list text:style-name="L22">
                <text:list-header>
                  <text:p text:style-name="P58"><text:span text:style-name="T42">To complete the Dale Carnegie Training® Evidence – Action – Benefit formula, follow the action step with the benefits to the audience. <text:s/>Consider their interests, needs, and preferences. <text:s/>Support the benefits with evidence; i.e., statistics, demonstrations, testimonials, incidents, analogies, and exhibits and you will build credibility.</text:span></text:p>
                </text:list-header>
              </text:list>
            </draw:text-box>
          </draw:frame>
        </presentation:notes>
      </draw:page>
      <draw:page draw:name="page69" draw:style-name="dp24" draw:master-page-name="Predeterminado" presentation:use-date-time-name="dtd1" xml:id="id89" draw:id="id89">
        <draw:frame presentation:style-name="pr40" draw:text-style-name="P2" draw:layer="layout" svg:width="21.59cm" svg:height="11.43cm" svg:x="2.963cm" svg:y="5.292cm" presentation:class="outline" presentation:user-transformed="true">
          <draw:text-box>
            <text:list text:style-name="L4">
              <text:list-item>
                <text:p text:style-name="P29"><text:span text:style-name="T42">Conjunto de técnicas que reducen el tiempo requerido para escribir, verificar, depurar y mantener los programas.</text:span></text:p>
              </text:list-item>
              <text:list-item>
                <text:p text:style-name="P29"><text:span text:style-name="T42">Mediante el uso de:</text:span></text:p>
              </text:list-item>
            </text:list>
            <text:list text:style-name="L15">
              <text:list-item>
                <text:list>
                  <text:list-item>
                    <text:p text:style-name="P27"><text:span text:style-name="T42"><text:s/></text:span><text:span text:style-name="T42">recursos abstractos, </text:span></text:p>
                  </text:list-item>
                  <text:list-item>
                    <text:p text:style-name="P27"><text:span text:style-name="T42">diseño descendente,</text:span></text:p>
                  </text:list-item>
                  <text:list-item>
                    <text:p text:style-name="P27"><text:span text:style-name="T42">estructuras básicas. <text:s/></text:span></text:p>
                  </text:list-item>
                </text:list>
              </text:list-item>
            </text:list>
          </draw:text-box>
        </draw:frame>
        <draw:custom-shape draw:name="Rectangle 3" draw:style-name="gr340" draw:text-style-name="P64" draw:layer="layout" svg:width="21.59cm" svg:height="3.175cm" svg:x="2.963cm" svg:y="1.482cm">
          <text:list text:style-name="L3">
            <text:list-header>
              <text:p text:style-name="P10"><text:span text:style-name="T48">Características de la programación estructurada</text:span></text:p>
            </text:list-header>
          </text:list>
          <draw:enhanced-geometry svg:viewBox="0 0 21600 21600" draw:type="rectangle" draw:enhanced-path="M 0 0 L 21600 0 21600 21600 0 21600 0 0 Z N"/>
        </draw:custom-shape>
        <anim:par smil:dur="indefinite" smil:restart="never" presentation:node-type="timing-root">
          <anim:par smil:begin="id89.begin">
            <anim:transitionFilter smil:dur="0.5s" smil:type="blindsWipe" smil:subtype="horizontal"/>
          </anim:par>
        </anim:par>
        <presentation:notes draw:style-name="dp2" presentation:use-date-time-name="dtd2">
          <draw:custom-shape draw:name="Rectangle 3" draw:style-name="gr341"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42"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9" presentation:class="page"/>
          <draw:frame presentation:style-name="pr51" draw:text-style-name="P59" draw:layer="layout" svg:width="13.97cm" svg:height="11.43cm" svg:x="2.54cm" svg:y="12.065cm" presentation:class="notes" presentation:user-transformed="true">
            <draw:text-box>
              <text:list text:style-name="L22">
                <text:list-header>
                  <text:p text:style-name="P58"><text:span text:style-name="T42">To close, restate the action step followed by the benefits. <text:s/>Speak with conviction and confidence, and you will sell your ideas.</text:span></text:p>
                </text:list-header>
              </text:list>
            </draw:text-box>
          </draw:frame>
        </presentation:notes>
      </draw:page>
      <draw:page draw:name="page70" draw:style-name="dp27" draw:master-page-name="Predeterminado" presentation:use-date-time-name="dtd1" xml:id="id90" draw:id="id90">
        <draw:custom-shape draw:name="Rectangle 2" draw:style-name="gr343" draw:text-style-name="P64" draw:layer="layout" svg:width="21.59cm" svg:height="3.175cm" svg:x="2.963cm" svg:y="1.482cm">
          <text:list text:style-name="L3">
            <text:list-header>
              <text:p text:style-name="P10"><text:span text:style-name="T48">Recursos Abstractos</text:span></text:p>
            </text:list-header>
          </text:list>
          <draw:enhanced-geometry svg:viewBox="0 0 21600 21600" draw:type="rectangle" draw:enhanced-path="M 0 0 L 21600 0 21600 21600 0 21600 0 0 Z N"/>
        </draw:custom-shape>
        <draw:custom-shape draw:name="Rectangle 3" draw:style-name="gr344" draw:text-style-name="P65" draw:layer="layout" svg:width="21.59cm" svg:height="7.408cm" svg:x="2.963cm" svg:y="6.985cm">
          <text:list text:style-name="L25">
            <text:list-item>
              <text:p text:style-name="P35"><text:span text:style-name="T50">Consiste en descomponer una determinada acción compleja en un número de acciones más simples, capaces de ser ejecutada por una computadora y sus respectivas instrucciones. </text:span></text:p>
            </text:list-item>
          </text:list>
          <draw:enhanced-geometry svg:viewBox="0 0 21600 21600" draw:type="rectangle" draw:enhanced-path="M 0 0 L 21600 0 21600 21600 0 21600 0 0 Z N"/>
        </draw:custom-shape>
        <anim:par smil:dur="indefinite" smil:restart="never" presentation:node-type="timing-root">
          <anim:par smil:begin="id90.begin">
            <anim:transitionFilter smil:dur="0.5s" smil:type="slideWipe" smil:subtype="fromTopRight"/>
          </anim:par>
        </anim:par>
        <presentation:notes draw:style-name="dp2" presentation:use-date-time-name="dtd2">
          <draw:custom-shape draw:name="Rectangle 3" draw:style-name="gr345"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46"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0" presentation:class="page"/>
          <draw:frame presentation:style-name="pr55" draw:text-style-name="P19" draw:layer="layout" svg:width="13.97cm" svg:height="11.456cm" svg:x="2.54cm" svg:y="12.065cm" presentation:class="notes" presentation:placeholder="true">
            <draw:text-box/>
          </draw:frame>
        </presentation:notes>
      </draw:page>
      <draw:page draw:name="page71" draw:style-name="dp27" draw:master-page-name="Predeterminado" presentation:use-date-time-name="dtd1" xml:id="id91" draw:id="id91">
        <draw:custom-shape draw:name="Rectangle 2" draw:style-name="gr347" draw:text-style-name="P64" draw:layer="layout" svg:width="21.59cm" svg:height="3.175cm" svg:x="2.963cm" svg:y="1.482cm">
          <text:list text:style-name="L3">
            <text:list-header>
              <text:p text:style-name="P10"><text:span text:style-name="T48">Diseño Descendente</text:span></text:p>
              <text:p text:style-name="P10"><text:span text:style-name="T53">TOP-DOWN DESIGN</text:span></text:p>
            </text:list-header>
          </text:list>
          <draw:enhanced-geometry svg:viewBox="0 0 21600 21600" draw:type="rectangle" draw:enhanced-path="M 0 0 L 21600 0 21600 21600 0 21600 0 0 Z N"/>
        </draw:custom-shape>
        <draw:custom-shape draw:name="Rectangle 3" draw:style-name="gr348" draw:text-style-name="P65" draw:layer="layout" svg:width="21.59cm" svg:height="7.408cm" svg:x="2.963cm" svg:y="6.35cm">
          <text:list text:style-name="L25">
            <text:list-item>
              <text:p text:style-name="P35"><text:span text:style-name="T50">Esta metodología efectúa una relación de refinamiento entre las distintas etapas de estructuración, de modo que se relacionen unas con otras, mediante entradas y salidas de información.</text:span></text:p>
            </text:list-item>
            <text:list-item>
              <text:p text:style-name="P35"><text:span text:style-name="T50">Descompone el problema en etapas o estructuras jerárquicas, de modo que se pueda considerar cada estructura desde dos puntos de vista: qué hace y cómo lo hace </text:span></text:p>
            </text:list-item>
          </text:list>
          <draw:enhanced-geometry svg:viewBox="0 0 21600 21600" draw:type="rectangle" draw:enhanced-path="M 0 0 L 21600 0 21600 21600 0 21600 0 0 Z N"/>
        </draw:custom-shape>
        <anim:par smil:dur="indefinite" smil:restart="never" presentation:node-type="timing-root">
          <anim:par smil:begin="id91.begin">
            <anim:transitionFilter smil:dur="0.5s" smil:type="slideWipe" smil:subtype="fromTopRight"/>
          </anim:par>
        </anim:par>
        <presentation:notes draw:style-name="dp2" presentation:use-date-time-name="dtd2">
          <draw:custom-shape draw:name="Rectangle 3" draw:style-name="gr34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5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1" presentation:class="page"/>
          <draw:frame presentation:style-name="pr55" draw:text-style-name="P19" draw:layer="layout" svg:width="13.97cm" svg:height="11.456cm" svg:x="2.54cm" svg:y="12.065cm" presentation:class="notes" presentation:placeholder="true">
            <draw:text-box/>
          </draw:frame>
        </presentation:notes>
      </draw:page>
      <draw:page draw:name="page72" draw:style-name="dp28" draw:master-page-name="Predeterminado" presentation:use-date-time-name="dtd1" xml:id="id92" draw:id="id92">
        <draw:custom-shape draw:name="Rectangle 2" draw:style-name="gr351" draw:text-style-name="P64" draw:layer="layout" svg:width="21.59cm" svg:height="3.175cm" svg:x="2.963cm" svg:y="1.482cm">
          <text:list text:style-name="L3">
            <text:list-header>
              <text:p text:style-name="P10"><text:span text:style-name="T48">Diseño Descendente</text:span></text:p>
              <text:p text:style-name="P10"><text:span text:style-name="T54">Desde el exterior …..</text:span></text:p>
            </text:list-header>
          </text:list>
          <draw:enhanced-geometry svg:viewBox="0 0 21600 21600" draw:type="rectangle" draw:enhanced-path="M 0 0 L 21600 0 21600 21600 0 21600 0 0 Z N"/>
        </draw:custom-shape>
        <draw:custom-shape draw:name="Rectangle 3" draw:style-name="gr352" draw:text-style-name="P63" draw:layer="layout" svg:width="13.758cm" svg:height="6.561cm" svg:x="6.562cm" svg:y="7.832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4" draw:style-name="gr249" draw:text-style-name="P12" draw:layer="layout" svg:x1="13.335cm" svg:y1="5.503cm" svg:x2="13.335cm" svg:y2="7.832cm">
          <text:p/>
        </draw:line>
        <draw:line draw:name="Line 5" draw:style-name="gr249" draw:text-style-name="P12" draw:layer="layout" svg:x1="13.335cm" svg:y1="14.393cm" svg:x2="13.335cm" svg:y2="16.722cm">
          <text:p/>
        </draw:line>
        <anim:par smil:dur="indefinite" smil:restart="never" presentation:node-type="timing-root">
          <anim:par smil:begin="id92.begin">
            <anim:transitionFilter smil:dur="0.5s" smil:type="slideWipe" smil:subtype="fromBottomRight"/>
          </anim:par>
        </anim:par>
        <presentation:notes draw:style-name="dp2" presentation:use-date-time-name="dtd2">
          <draw:custom-shape draw:name="Rectangle 3" draw:style-name="gr35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5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2" presentation:class="page"/>
          <draw:frame presentation:style-name="pr55" draw:text-style-name="P19" draw:layer="layout" svg:width="13.97cm" svg:height="11.456cm" svg:x="2.54cm" svg:y="12.065cm" presentation:class="notes" presentation:placeholder="true">
            <draw:text-box/>
          </draw:frame>
        </presentation:notes>
      </draw:page>
      <draw:page draw:name="page73" draw:style-name="dp29" draw:master-page-name="Predeterminado" presentation:use-date-time-name="dtd1" xml:id="id93" draw:id="id93">
        <draw:custom-shape draw:name="Rectangle 2" draw:style-name="gr355" draw:text-style-name="P64" draw:layer="layout" svg:width="21.59cm" svg:height="3.175cm" svg:x="2.963cm" svg:y="1.482cm">
          <text:list text:style-name="L3">
            <text:list-header>
              <text:p text:style-name="P10"><text:span text:style-name="T48">Diseño Descendente</text:span></text:p>
              <text:p text:style-name="P10"><text:span text:style-name="T54">Desde el interior …..</text:span></text:p>
            </text:list-header>
          </text:list>
          <draw:enhanced-geometry svg:viewBox="0 0 21600 21600" draw:type="rectangle" draw:enhanced-path="M 0 0 L 21600 0 21600 21600 0 21600 0 0 Z N"/>
        </draw:custom-shape>
        <draw:custom-shape draw:name="Rectangle 3" draw:style-name="gr352" draw:text-style-name="P63" draw:layer="layout" svg:width="13.758cm" svg:height="6.561cm" svg:x="6.562cm" svg:y="7.832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4" draw:style-name="gr249" draw:text-style-name="P12" draw:layer="layout" svg:x1="13.335cm" svg:y1="5.503cm" svg:x2="13.335cm" svg:y2="7.832cm">
          <text:p/>
        </draw:line>
        <draw:line draw:name="Line 5" draw:style-name="gr249" draw:text-style-name="P12" draw:layer="layout" svg:x1="13.335cm" svg:y1="14.393cm" svg:x2="13.335cm" svg:y2="16.722cm">
          <text:p/>
        </draw:line>
        <draw:custom-shape draw:name="AutoShape 6" draw:style-name="gr356" draw:text-style-name="P45" draw:layer="layout" svg:width="2.964cm" svg:height="2.117cm" svg:x="11.853cm" svg:y="8.255cm">
          <text:list text:style-name="L28">
            <text:list-header>
              <text:p text:style-name="P6"><text:span text:style-name="T42"/></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7" draw:style-name="gr357" draw:text-style-name="P45" draw:layer="layout" svg:width="4.021cm" svg:height="1.482cm" svg:x="7.197cm" svg:y="10.795cm">
          <text:list text:style-name="L28">
            <text:list-header>
              <text:p text:style-name="P6"><text:span text:style-name="T42"/></text:p>
            </text:list-header>
          </text:list>
          <draw:enhanced-geometry svg:viewBox="0 0 21600 21600" draw:glue-points="10800 0 0 10800 10800 21600 21600 10800" draw:type="flowchart-process" draw:enhanced-path="M 0 0 L 21600 0 21600 21600 0 21600 0 0 Z N"/>
        </draw:custom-shape>
        <draw:custom-shape draw:name="AutoShape 8" draw:style-name="gr358" draw:text-style-name="P45" draw:layer="layout" svg:width="4.022cm" svg:height="1.482cm" svg:x="15.24cm" svg:y="10.795cm">
          <text:list text:style-name="L28">
            <text:list-header>
              <text:p text:style-name="P6"><text:span text:style-name="T42"/></text:p>
            </text:list-header>
          </text:list>
          <draw:enhanced-geometry svg:viewBox="0 0 21600 21600" draw:glue-points="10800 0 0 10800 10800 21600 21600 10800" draw:type="flowchart-process" draw:enhanced-path="M 0 0 L 21600 0 21600 21600 0 21600 0 0 Z N"/>
        </draw:custom-shape>
        <draw:line draw:name="Line 9" draw:style-name="gr217" draw:text-style-name="P12" draw:layer="layout" svg:x1="9.102cm" svg:y1="10.795cm" svg:x2="9.102cm" svg:y2="9.313cm">
          <text:p/>
        </draw:line>
        <draw:line draw:name="Line 10" draw:style-name="gr217" draw:text-style-name="P12" draw:layer="layout" svg:x1="17.357cm" svg:y1="10.795cm" svg:x2="17.357cm" svg:y2="9.313cm">
          <text:p/>
        </draw:line>
        <draw:line draw:name="Line 11" draw:style-name="gr217" draw:text-style-name="P12" draw:layer="layout" svg:x1="11.852cm" svg:y1="9.313cm" svg:x2="9.101cm" svg:y2="9.313cm">
          <text:p/>
        </draw:line>
        <draw:line draw:name="Line 12" draw:style-name="gr217" draw:text-style-name="P12" draw:layer="layout" svg:x1="17.357cm" svg:y1="9.313cm" svg:x2="14.817cm" svg:y2="9.313cm">
          <text:p/>
        </draw:line>
        <draw:line draw:name="Line 13" draw:style-name="gr217" draw:text-style-name="P12" draw:layer="layout" svg:x1="8.89cm" svg:y1="13.123cm" svg:x2="17.568cm" svg:y2="13.123cm">
          <text:p/>
        </draw:line>
        <draw:line draw:name="Line 14" draw:style-name="gr217" draw:text-style-name="P12" draw:layer="layout" svg:x1="9.102cm" svg:y1="12.277cm" svg:x2="9.102cm" svg:y2="13.123cm">
          <text:p/>
        </draw:line>
        <draw:line draw:name="Line 15" draw:style-name="gr217" draw:text-style-name="P12" draw:layer="layout" svg:x1="17.568cm" svg:y1="12.277cm" svg:x2="17.568cm" svg:y2="13.123cm">
          <text:p/>
        </draw:line>
        <anim:par smil:dur="indefinite" smil:restart="never" presentation:node-type="timing-root">
          <anim:par smil:begin="id93.begin">
            <anim:transitionFilter smil:dur="0.5s" smil:type="slideWipe" smil:subtype="fromBottomLeft"/>
          </anim:par>
        </anim:par>
        <presentation:notes draw:style-name="dp2" presentation:use-date-time-name="dtd2">
          <draw:custom-shape draw:name="Rectangle 3" draw:style-name="gr35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6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3" presentation:class="page"/>
          <draw:frame presentation:style-name="pr55" draw:text-style-name="P19" draw:layer="layout" svg:width="13.97cm" svg:height="11.456cm" svg:x="2.54cm" svg:y="12.065cm" presentation:class="notes" presentation:placeholder="true">
            <draw:text-box/>
          </draw:frame>
        </presentation:notes>
      </draw:page>
      <draw:page draw:name="page74" draw:style-name="dp26" draw:master-page-name="Predeterminado" presentation:use-date-time-name="dtd1" xml:id="id94" draw:id="id94">
        <draw:custom-shape draw:name="Rectangle 2" draw:style-name="gr361" draw:text-style-name="P64" draw:layer="layout" svg:width="21.59cm" svg:height="3.175cm" svg:x="2.963cm" svg:y="1.058cm">
          <text:list text:style-name="L3">
            <text:list-header>
              <text:p text:style-name="P10"><text:span text:style-name="T48">Estructuras básicas</text:span></text:p>
            </text:list-header>
          </text:list>
          <text:list text:style-name="L27">
            <text:list-header>
              <text:p text:style-name="P72"><text:span text:style-name="T50">Teorema de la programación estructurada:</text:span></text:p>
            </text:list-header>
          </text:list>
          <draw:enhanced-geometry svg:viewBox="0 0 21600 21600" draw:type="rectangle" draw:enhanced-path="M 0 0 L 21600 0 21600 21600 0 21600 0 0 Z N"/>
        </draw:custom-shape>
        <draw:custom-shape draw:name="Rectangle 3" draw:style-name="gr362" draw:text-style-name="P65" draw:layer="layout" svg:width="21.59cm" svg:height="7.408cm" svg:x="2.963cm" svg:y="6.35cm">
          <text:list text:style-name="L25">
            <text:list-header>
              <text:p text:style-name="P35"/>
            </text:list-header>
          </text:list>
          <draw:enhanced-geometry svg:viewBox="0 0 21600 21600" draw:type="rectangle" draw:enhanced-path="M 0 0 L 21600 0 21600 21600 0 21600 0 0 Z N"/>
        </draw:custom-shape>
        <draw:custom-shape draw:name="Rectangle 4" draw:style-name="gr363" draw:text-style-name="P74" draw:layer="layout" svg:width="22.014cm" svg:height="12.277cm" svg:x="2.963cm" svg:y="5.08cm">
          <text:list text:style-name="L27">
            <text:list-header>
              <text:p text:style-name="P73"><text:span text:style-name="T50">Un programa propio es aquel que cumple las siguientes características:</text:span></text:p>
            </text:list-header>
          </text:list>
          <text:list text:style-name="L26">
            <text:list-item>
              <text:list>
                <text:list-item>
                  <text:list>
                    <text:list-item>
                      <text:p text:style-name="P66"><text:span text:style-name="T51"><text:s/></text:span><text:span text:style-name="T51">secuenciales,</text:span></text:p>
                    </text:list-item>
                    <text:list-item>
                      <text:p text:style-name="P66"><text:span text:style-name="T51"><text:s/></text:span><text:span text:style-name="T51">selectivas, y</text:span></text:p>
                    </text:list-item>
                    <text:list-item>
                      <text:p text:style-name="P66"><text:span text:style-name="T51"><text:s/></text:span><text:span text:style-name="T51">repetitivas.</text:span></text:p>
                    </text:list-item>
                    <text:list-item>
                      <text:p text:style-name="P66"><text:span text:style-name="T51">posee un solo punto de entrada y salida.</text:span></text:p>
                    </text:list-item>
                    <text:list-item>
                      <text:p text:style-name="P66"><text:span text:style-name="T51">se puede recorrer toda la estructura del programa modular.</text:span></text:p>
                    </text:list-item>
                    <text:list-item>
                      <text:p text:style-name="P66"><text:span text:style-name="T51">todas las instrucciones son ejecutables y no existen bucles infinitos.</text:span></text:p>
                    </text:list-item>
                  </text:list>
                </text:list-item>
              </text:list>
            </text:list-item>
          </text:list>
          <draw:enhanced-geometry svg:viewBox="0 0 21600 21600" draw:type="rectangle" draw:enhanced-path="M 0 0 L 21600 0 21600 21600 0 21600 0 0 Z N"/>
        </draw:custom-shape>
        <anim:par smil:dur="indefinite" smil:restart="never" presentation:node-type="timing-root">
          <anim:par smil:begin="id94.begin">
            <anim:transitionFilter smil:dur="0.5s" smil:type="slideWipe" smil:subtype="fromTop"/>
          </anim:par>
        </anim:par>
        <presentation:notes draw:style-name="dp2" presentation:use-date-time-name="dtd2">
          <draw:custom-shape draw:name="Rectangle 3" draw:style-name="gr36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6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4" presentation:class="page"/>
          <draw:frame presentation:style-name="pr55" draw:text-style-name="P19" draw:layer="layout" svg:width="13.97cm" svg:height="11.456cm" svg:x="2.54cm" svg:y="12.065cm" presentation:class="notes" presentation:placeholder="true">
            <draw:text-box/>
          </draw:frame>
        </presentation:notes>
      </draw:page>
      <draw:page draw:name="page75" draw:style-name="dp25" draw:master-page-name="Predeterminado" presentation:use-date-time-name="dtd1" xml:id="id95" draw:id="id95">
        <draw:custom-shape draw:name="Rectangle 2" draw:style-name="gr366" draw:text-style-name="P64" draw:layer="layout" svg:width="21.59cm" svg:height="2.328cm" svg:x="2.963cm" svg:y="1.482cm">
          <text:list text:style-name="L3">
            <text:list-header>
              <text:p text:style-name="P10"><text:span text:style-name="T48">Instrucciones Secuenciales</text:span></text:p>
            </text:list-header>
          </text:list>
          <draw:enhanced-geometry svg:viewBox="0 0 21600 21600" draw:type="rectangle" draw:enhanced-path="M 0 0 L 21600 0 21600 21600 0 21600 0 0 Z N"/>
        </draw:custom-shape>
        <draw:custom-shape draw:name="Rectangle 3" draw:style-name="gr367" draw:text-style-name="P63" draw:layer="layout" svg:width="8.466cm" svg:height="2.328cm" svg:x="8.467cm" svg:y="6.35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4" draw:style-name="gr249" draw:text-style-name="P12" draw:layer="layout" svg:x1="12.7cm" svg:y1="5.08cm" svg:x2="12.7cm" svg:y2="6.35cm">
          <text:p/>
        </draw:line>
        <draw:line draw:name="Line 5" draw:style-name="gr249" draw:text-style-name="P12" draw:layer="layout" svg:x1="12.7cm" svg:y1="8.678cm" svg:x2="12.7cm" svg:y2="9.948cm">
          <text:p/>
        </draw:line>
        <draw:custom-shape draw:name="Rectangle 6" draw:style-name="gr368" draw:text-style-name="P63" draw:layer="layout" svg:width="8.466cm" svg:height="2.329cm" svg:x="8.467cm" svg:y="9.948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7" draw:style-name="gr249" draw:text-style-name="P12" draw:layer="layout" svg:x1="12.7cm" svg:y1="12.277cm" svg:x2="12.7cm" svg:y2="13.547cm">
          <text:p/>
        </draw:line>
        <draw:line draw:name="Line 8" draw:style-name="gr249" draw:text-style-name="P12" draw:layer="layout" svg:x1="12.7cm" svg:y1="12.277cm" svg:x2="12.7cm" svg:y2="13.547cm">
          <text:p/>
        </draw:line>
        <draw:custom-shape draw:name="Rectangle 9" draw:style-name="gr367" draw:text-style-name="P63" draw:layer="layout" svg:width="8.466cm" svg:height="2.328cm" svg:x="8.467cm" svg:y="13.547cm">
          <text:list text:style-name="L28">
            <text:list-header>
              <text:p text:style-name="P6"><text:span text:style-name="T42"/></text:p>
            </text:list-header>
          </text:list>
          <draw:enhanced-geometry svg:viewBox="0 0 21600 21600" draw:type="rectangle" draw:enhanced-path="M 0 0 L 21600 0 21600 21600 0 21600 0 0 Z N"/>
        </draw:custom-shape>
        <anim:par smil:dur="indefinite" smil:restart="never" presentation:node-type="timing-root">
          <anim:par smil:begin="id95.begin">
            <anim:transitionFilter smil:dur="0.5s" smil:type="slideWipe" smil:subtype="fromRight"/>
          </anim:par>
        </anim:par>
        <presentation:notes draw:style-name="dp2" presentation:use-date-time-name="dtd2">
          <draw:custom-shape draw:name="Rectangle 3" draw:style-name="gr36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7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5" presentation:class="page"/>
          <draw:frame presentation:style-name="pr55" draw:text-style-name="P19" draw:layer="layout" svg:width="13.97cm" svg:height="11.456cm" svg:x="2.54cm" svg:y="12.065cm" presentation:class="notes" presentation:placeholder="true">
            <draw:text-box/>
          </draw:frame>
        </presentation:notes>
      </draw:page>
      <draw:page draw:name="page76" draw:style-name="dp27" draw:master-page-name="Predeterminado" presentation:use-date-time-name="dtd1" xml:id="id96" draw:id="id96">
        <draw:custom-shape draw:name="Rectangle 2" draw:style-name="gr371" draw:text-style-name="P64" draw:layer="layout" svg:width="21.59cm" svg:height="2.328cm" svg:x="2.963cm" svg:y="1.482cm">
          <text:list text:style-name="L3">
            <text:list-header>
              <text:p text:style-name="P10"><text:span text:style-name="T48">Instrucción Selectiva Simple</text:span></text:p>
            </text:list-header>
          </text:list>
          <draw:enhanced-geometry svg:viewBox="0 0 21600 21600" draw:type="rectangle" draw:enhanced-path="M 0 0 L 21600 0 21600 21600 0 21600 0 0 Z N"/>
        </draw:custom-shape>
        <draw:line draw:name="Line 3" draw:style-name="gr249" draw:text-style-name="P12" draw:layer="layout" svg:x1="12.7cm" svg:y1="4.657cm" svg:x2="12.7cm" svg:y2="5.927cm">
          <text:p/>
        </draw:line>
        <draw:line draw:name="Line 4" draw:style-name="gr249" draw:text-style-name="P12" draw:layer="layout" svg:x1="12.7cm" svg:y1="8.678cm" svg:x2="12.7cm" svg:y2="9.948cm">
          <text:p/>
        </draw:line>
        <draw:custom-shape draw:name="Rectangle 5" draw:style-name="gr368" draw:text-style-name="P63" draw:layer="layout" svg:width="8.466cm" svg:height="2.329cm" svg:x="8.467cm" svg:y="9.948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6" draw:style-name="gr249" draw:text-style-name="P12" draw:layer="layout" svg:x1="12.7cm" svg:y1="12.277cm" svg:x2="12.7cm" svg:y2="13.547cm">
          <text:p/>
        </draw:line>
        <draw:line draw:name="Line 7" draw:style-name="gr249" draw:text-style-name="P12" draw:layer="layout" svg:x1="12.7cm" svg:y1="12.277cm" svg:x2="12.7cm" svg:y2="13.547cm">
          <text:p/>
        </draw:line>
        <draw:custom-shape draw:name="Rectangle 8" draw:style-name="gr367" draw:text-style-name="P63" draw:layer="layout" svg:width="8.466cm" svg:height="2.328cm" svg:x="8.467cm" svg:y="13.547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AutoShape 9" draw:style-name="gr372" draw:text-style-name="P63" draw:layer="layout" svg:width="5.715cm" svg:height="2.751cm" svg:x="9.948cm" svg:y="5.927cm">
          <text:list text:style-name="L28">
            <text:list-header>
              <text:p text:style-name="P6"><text:span text:style-name="T42"/></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line draw:name="Line 10" draw:style-name="gr217" draw:text-style-name="P12" draw:layer="layout" svg:x1="15.663cm" svg:y1="7.197cm" svg:x2="20.32cm" svg:y2="7.197cm">
          <text:p/>
        </draw:line>
        <draw:line draw:name="Line 11" draw:style-name="gr217" draw:text-style-name="P12" draw:layer="layout" svg:x1="12.7cm" svg:y1="12.912cm" svg:x2="20.32cm" svg:y2="12.912cm">
          <text:p/>
        </draw:line>
        <draw:line draw:name="Line 12" draw:style-name="gr217" draw:text-style-name="P12" draw:layer="layout" svg:x1="20.32cm" svg:y1="7.197cm" svg:x2="20.32cm" svg:y2="12.912cm">
          <text:p/>
        </draw:line>
        <anim:par smil:dur="indefinite" smil:restart="never" presentation:node-type="timing-root">
          <anim:par smil:begin="id96.begin">
            <anim:transitionFilter smil:dur="0.5s" smil:type="slideWipe" smil:subtype="fromTopRight"/>
          </anim:par>
        </anim:par>
        <presentation:notes draw:style-name="dp2" presentation:use-date-time-name="dtd2">
          <draw:custom-shape draw:name="Rectangle 3" draw:style-name="gr37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7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6" presentation:class="page"/>
          <draw:frame presentation:style-name="pr55" draw:text-style-name="P19" draw:layer="layout" svg:width="13.97cm" svg:height="11.456cm" svg:x="2.54cm" svg:y="12.065cm" presentation:class="notes" presentation:placeholder="true">
            <draw:text-box/>
          </draw:frame>
        </presentation:notes>
      </draw:page>
      <draw:page draw:name="page77" draw:style-name="dp30" draw:master-page-name="Predeterminado" presentation:use-date-time-name="dtd1" xml:id="id97" draw:id="id97">
        <draw:custom-shape draw:name="Rectangle 2" draw:style-name="gr375" draw:text-style-name="P64" draw:layer="layout" svg:width="21.59cm" svg:height="2.328cm" svg:x="2.963cm" svg:y="1.482cm">
          <text:list text:style-name="L3">
            <text:list-header>
              <text:p text:style-name="P10"><text:span text:style-name="T52">Instrucción Selectiva Compuesta</text:span></text:p>
            </text:list-header>
          </text:list>
          <draw:enhanced-geometry svg:viewBox="0 0 21600 21600" draw:type="rectangle" draw:enhanced-path="M 0 0 L 21600 0 21600 21600 0 21600 0 0 Z N"/>
        </draw:custom-shape>
        <draw:custom-shape draw:name="AutoShape 3" draw:style-name="gr376" draw:text-style-name="P63" draw:layer="layout" svg:width="5.715cm" svg:height="4.022cm" svg:x="10.16cm" svg:y="5.08cm">
          <text:list text:style-name="L28">
            <text:list-header>
              <text:p text:style-name="P6"><text:span text:style-name="T42"/></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4" draw:style-name="gr377" draw:text-style-name="P63" draw:layer="layout" svg:width="5.08cm" svg:height="2.117cm" svg:x="4.868cm" svg:y="10.583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Rectangle 5" draw:style-name="gr377" draw:text-style-name="P63" draw:layer="layout" svg:width="5.08cm" svg:height="2.117cm" svg:x="16.298cm" svg:y="10.583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6" draw:style-name="gr217" draw:text-style-name="P12" draw:layer="layout" svg:x1="10.16cm" svg:y1="6.985cm" svg:x2="7.832cm" svg:y2="6.985cm">
          <text:p/>
        </draw:line>
        <draw:line draw:name="Line 7" draw:style-name="gr217" draw:text-style-name="P12" draw:layer="layout" svg:x1="18.203cm" svg:y1="6.985cm" svg:x2="15.875cm" svg:y2="6.985cm">
          <text:p/>
        </draw:line>
        <draw:line draw:name="Line 8" draw:style-name="gr249" draw:text-style-name="P12" draw:layer="layout" svg:x1="7.832cm" svg:y1="6.985cm" svg:x2="7.832cm" svg:y2="10.583cm">
          <text:p/>
        </draw:line>
        <draw:line draw:name="Line 9" draw:style-name="gr249" draw:text-style-name="P12" draw:layer="layout" svg:x1="18.415cm" svg:y1="6.985cm" svg:x2="18.415cm" svg:y2="10.583cm">
          <text:p/>
        </draw:line>
        <draw:line draw:name="Line 10" draw:style-name="gr217" draw:text-style-name="P12" draw:layer="layout" svg:x1="7.62cm" svg:y1="12.7cm" svg:x2="7.62cm" svg:y2="14.393cm">
          <text:p/>
        </draw:line>
        <draw:line draw:name="Line 11" draw:style-name="gr217" draw:text-style-name="P12" draw:layer="layout" svg:x1="18.415cm" svg:y1="12.7cm" svg:x2="18.415cm" svg:y2="14.393cm">
          <text:p/>
        </draw:line>
        <draw:line draw:name="Line 12" draw:style-name="gr217" draw:text-style-name="P12" draw:layer="layout" svg:x1="7.62cm" svg:y1="14.393cm" svg:x2="18.415cm" svg:y2="14.393cm">
          <text:p/>
        </draw:line>
        <draw:line draw:name="Line 13" draw:style-name="gr249" draw:text-style-name="P12" draw:layer="layout" svg:x1="12.912cm" svg:y1="4.233cm" svg:x2="12.912cm" svg:y2="5.08cm">
          <text:p/>
        </draw:line>
        <draw:line draw:name="Line 14" draw:style-name="gr249" draw:text-style-name="P12" draw:layer="layout" svg:x1="12.912cm" svg:y1="14.393cm" svg:x2="12.912cm" svg:y2="15.24cm">
          <text:p/>
        </draw:line>
        <anim:par smil:dur="indefinite" smil:restart="never" presentation:node-type="timing-root">
          <anim:par smil:begin="id97.begin">
            <anim:transitionFilter smil:dur="0.5s" smil:type="dissolve"/>
          </anim:par>
        </anim:par>
        <presentation:notes draw:style-name="dp2" presentation:use-date-time-name="dtd2">
          <draw:custom-shape draw:name="Rectangle 3" draw:style-name="gr378"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79"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7" presentation:class="page"/>
          <draw:frame presentation:style-name="pr55" draw:text-style-name="P19" draw:layer="layout" svg:width="13.97cm" svg:height="11.456cm" svg:x="2.54cm" svg:y="12.065cm" presentation:class="notes" presentation:placeholder="true">
            <draw:text-box/>
          </draw:frame>
        </presentation:notes>
      </draw:page>
      <draw:page draw:name="page78" draw:style-name="dp31" draw:master-page-name="Predeterminado" presentation:use-date-time-name="dtd1" xml:id="id98" draw:id="id98">
        <draw:custom-shape draw:name="Rectangle 2" draw:style-name="gr380" draw:text-style-name="P64" draw:layer="layout" svg:width="21.59cm" svg:height="2.328cm" svg:x="2.963cm" svg:y="1.482cm">
          <text:list text:style-name="L3">
            <text:list-header>
              <text:p text:style-name="P10"><text:span text:style-name="T52">Instrucción Selectiva Múltiple</text:span></text:p>
            </text:list-header>
          </text:list>
          <draw:enhanced-geometry svg:viewBox="0 0 21600 21600" draw:type="rectangle" draw:enhanced-path="M 0 0 L 21600 0 21600 21600 0 21600 0 0 Z N"/>
        </draw:custom-shape>
        <draw:custom-shape draw:name="AutoShape 3" draw:style-name="gr381" draw:text-style-name="P63" draw:layer="layout" svg:width="5.715cm" svg:height="2.963cm" svg:x="10.16cm" svg:y="5.08cm">
          <text:list text:style-name="L28">
            <text:list-header>
              <text:p text:style-name="P6"><text:span text:style-name="T42"/></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4" draw:style-name="gr382" draw:text-style-name="P63" draw:layer="layout" svg:width="5.08cm" svg:height="1.27cm" svg:x="3.175cm" svg:y="10.583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5" draw:style-name="gr217" draw:text-style-name="P12" draw:layer="layout" svg:x1="5.08cm" svg:y1="14.393cm" svg:x2="22.225cm" svg:y2="14.393cm">
          <text:p/>
        </draw:line>
        <draw:line draw:name="Line 6" draw:style-name="gr249" draw:text-style-name="P12" draw:layer="layout" svg:x1="12.912cm" svg:y1="4.233cm" svg:x2="12.912cm" svg:y2="5.08cm">
          <text:p/>
        </draw:line>
        <draw:line draw:name="Line 7" draw:style-name="gr249" draw:text-style-name="P12" draw:layer="layout" svg:x1="12.912cm" svg:y1="14.393cm" svg:x2="12.912cm" svg:y2="16.722cm">
          <text:p/>
        </draw:line>
        <draw:custom-shape draw:name="Rectangle 8" draw:style-name="gr382" draw:text-style-name="P63" draw:layer="layout" svg:width="5.08cm" svg:height="1.27cm" svg:x="9.313cm" svg:y="9.102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Rectangle 9" draw:style-name="gr382" draw:text-style-name="P63" draw:layer="layout" svg:width="5.08cm" svg:height="1.27cm" svg:x="13.97cm" svg:y="11.218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Rectangle 10" draw:style-name="gr382" draw:text-style-name="P63" draw:layer="layout" svg:width="5.08cm" svg:height="1.27cm" svg:x="19.262cm" svg:y="9.313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11" draw:style-name="gr249" draw:text-style-name="P12" draw:layer="layout" svg:x1="13.123cm" svg:y1="8.043cm" svg:x2="13.123cm" svg:y2="9.102cm">
          <text:p/>
        </draw:line>
        <draw:line draw:name="Line 12" draw:style-name="gr249" draw:text-style-name="P12" draw:layer="layout" svg:x1="10.16cm" svg:y1="6.562cm" svg:x2="5.292cm" svg:y2="10.583cm">
          <text:p/>
        </draw:line>
        <draw:line draw:name="Line 13" draw:style-name="gr249" draw:text-style-name="P12" draw:layer="layout" svg:x1="15.875cm" svg:y1="6.562cm" svg:x2="22.437cm" svg:y2="9.313cm">
          <text:p/>
        </draw:line>
        <draw:line draw:name="Line 14" draw:style-name="gr249" draw:text-style-name="P12" draw:layer="layout" svg:x1="14.605cm" svg:y1="7.197cm" svg:x2="16.722cm" svg:y2="11.218cm">
          <text:p/>
        </draw:line>
        <draw:line draw:name="Line 15" draw:style-name="gr217" draw:text-style-name="P12" draw:layer="layout" svg:x1="5.292cm" svg:y1="11.853cm" svg:x2="5.292cm" svg:y2="14.393cm">
          <text:p/>
        </draw:line>
        <draw:line draw:name="Line 16" draw:style-name="gr217" draw:text-style-name="P12" draw:layer="layout" svg:x1="22.013cm" svg:y1="10.583cm" svg:x2="22.013cm" svg:y2="14.393cm">
          <text:p/>
        </draw:line>
        <draw:line draw:name="Line 17" draw:style-name="gr217" draw:text-style-name="P12" draw:layer="layout" svg:x1="16.722cm" svg:y1="12.7cm" svg:x2="16.722cm" svg:y2="14.393cm">
          <text:p/>
        </draw:line>
        <draw:line draw:name="Line 18" draw:style-name="gr217" draw:text-style-name="P12" draw:layer="layout" svg:x1="11.853cm" svg:y1="10.372cm" svg:x2="11.853cm" svg:y2="14.393cm">
          <text:p/>
        </draw:line>
        <anim:par smil:dur="indefinite" smil:restart="never" presentation:node-type="timing-root">
          <anim:par smil:begin="id98.begin">
            <anim:transitionFilter smil:dur="0.5s" smil:type="slideWipe" smil:subtype="fromBottom"/>
          </anim:par>
        </anim:par>
        <presentation:notes draw:style-name="dp2" presentation:use-date-time-name="dtd2">
          <draw:custom-shape draw:name="Rectangle 3" draw:style-name="gr383"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84"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8" presentation:class="page"/>
          <draw:frame presentation:style-name="pr55" draw:text-style-name="P19" draw:layer="layout" svg:width="13.97cm" svg:height="11.456cm" svg:x="2.54cm" svg:y="12.065cm" presentation:class="notes" presentation:placeholder="true">
            <draw:text-box/>
          </draw:frame>
        </presentation:notes>
      </draw:page>
      <draw:page draw:name="page79" draw:style-name="dp27" draw:master-page-name="Predeterminado" presentation:use-date-time-name="dtd1" xml:id="id99" draw:id="id99">
        <draw:custom-shape draw:name="Rectangle 2" draw:style-name="gr385" draw:text-style-name="P64" draw:layer="layout" svg:width="21.59cm" svg:height="2.328cm" svg:x="2.963cm" svg:y="1.482cm">
          <text:list text:style-name="L3">
            <text:list-header>
              <text:p text:style-name="P10"><text:span text:style-name="T48">Instrucción Repetitiva “While”</text:span></text:p>
            </text:list-header>
          </text:list>
          <draw:enhanced-geometry svg:viewBox="0 0 21600 21600" draw:type="rectangle" draw:enhanced-path="M 0 0 L 21600 0 21600 21600 0 21600 0 0 Z N"/>
        </draw:custom-shape>
        <draw:line draw:name="Line 3" draw:style-name="gr249" draw:text-style-name="P12" draw:layer="layout" svg:x1="12.7cm" svg:y1="4.868cm" svg:x2="12.7cm" svg:y2="5.927cm">
          <text:p/>
        </draw:line>
        <draw:line draw:name="Line 4" draw:style-name="gr249" draw:text-style-name="P12" draw:layer="layout" svg:x1="12.7cm" svg:y1="8.678cm" svg:x2="12.7cm" svg:y2="9.948cm">
          <text:p/>
        </draw:line>
        <draw:custom-shape draw:name="Rectangle 5" draw:style-name="gr368" draw:text-style-name="P63" draw:layer="layout" svg:width="8.466cm" svg:height="2.329cm" svg:x="8.467cm" svg:y="9.948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AutoShape 6" draw:style-name="gr372" draw:text-style-name="P63" draw:layer="layout" svg:width="5.715cm" svg:height="2.751cm" svg:x="9.948cm" svg:y="5.927cm">
          <text:list text:style-name="L28">
            <text:list-header>
              <text:p text:style-name="P6"><text:span text:style-name="T42"/></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line draw:name="Line 7" draw:style-name="gr217" draw:text-style-name="P12" draw:layer="layout" svg:x1="12.7cm" svg:y1="12.277cm" svg:x2="12.7cm" svg:y2="13.758cm">
          <text:p/>
        </draw:line>
        <draw:line draw:name="Line 8" draw:style-name="gr217" draw:text-style-name="P12" draw:layer="layout" svg:x1="12.699cm" svg:y1="13.758cm" svg:x2="5.714cm" svg:y2="13.758cm">
          <text:p/>
        </draw:line>
        <draw:line draw:name="Line 9" draw:style-name="gr217" draw:text-style-name="P12" draw:layer="layout" svg:x1="5.715cm" svg:y1="13.758cm" svg:x2="5.715cm" svg:y2="4.868cm">
          <text:p/>
        </draw:line>
        <draw:line draw:name="Line 10" draw:style-name="gr217" draw:text-style-name="P12" draw:layer="layout" svg:x1="12.699cm" svg:y1="4.868cm" svg:x2="5.502cm" svg:y2="4.868cm">
          <text:p/>
        </draw:line>
        <draw:line draw:name="Line 11" draw:style-name="gr217" draw:text-style-name="P12" draw:layer="layout" svg:x1="15.663cm" svg:y1="7.197cm" svg:x2="19.05cm" svg:y2="7.197cm">
          <text:p/>
        </draw:line>
        <draw:line draw:name="Line 12" draw:style-name="gr249" draw:text-style-name="P12" draw:layer="layout" svg:x1="19.05cm" svg:y1="7.197cm" svg:x2="19.05cm" svg:y2="9.102cm">
          <text:p/>
        </draw:line>
        <anim:par smil:dur="indefinite" smil:restart="never" presentation:node-type="timing-root">
          <anim:par smil:begin="id99.begin">
            <anim:transitionFilter smil:dur="0.5s" smil:type="slideWipe" smil:subtype="fromTopRight"/>
          </anim:par>
        </anim:par>
        <presentation:notes draw:style-name="dp2" presentation:use-date-time-name="dtd2">
          <draw:custom-shape draw:name="Rectangle 3" draw:style-name="gr386"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87"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9" presentation:class="page"/>
          <draw:frame presentation:style-name="pr55" draw:text-style-name="P19" draw:layer="layout" svg:width="13.97cm" svg:height="11.456cm" svg:x="2.54cm" svg:y="12.065cm" presentation:class="notes" presentation:placeholder="true">
            <draw:text-box/>
          </draw:frame>
        </presentation:notes>
      </draw:page>
      <draw:page draw:name="page80" draw:style-name="dp23" draw:master-page-name="Predeterminado" presentation:use-date-time-name="dtd1" xml:id="id100" draw:id="id100">
        <draw:custom-shape draw:name="Rectangle 2" draw:style-name="gr388" draw:text-style-name="P64" draw:layer="layout" svg:width="21.59cm" svg:height="2.328cm" svg:x="2.963cm" svg:y="1.482cm">
          <text:list text:style-name="L3">
            <text:list-header>
              <text:p text:style-name="P10"><text:span text:style-name="T52">Instrucción Repetitiva “Repeat”</text:span></text:p>
            </text:list-header>
          </text:list>
          <draw:enhanced-geometry svg:viewBox="0 0 21600 21600" draw:type="rectangle" draw:enhanced-path="M 0 0 L 21600 0 21600 21600 0 21600 0 0 Z N"/>
        </draw:custom-shape>
        <draw:line draw:name="Line 3" draw:style-name="gr249" draw:text-style-name="P12" draw:layer="layout" svg:x1="12.7cm" svg:y1="4.233cm" svg:x2="12.7cm" svg:y2="5.927cm">
          <text:p/>
        </draw:line>
        <draw:line draw:name="Line 4" draw:style-name="gr249" draw:text-style-name="P12" draw:layer="layout" svg:x1="12.7cm" svg:y1="8.467cm" svg:x2="12.7cm" svg:y2="11.43cm">
          <text:p/>
        </draw:line>
        <draw:custom-shape draw:name="Rectangle 5" draw:style-name="gr367" draw:text-style-name="P63" draw:layer="layout" svg:width="8.466cm" svg:height="2.328cm" svg:x="8.467cm" svg:y="5.927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AutoShape 6" draw:style-name="gr372" draw:text-style-name="P63" draw:layer="layout" svg:width="5.715cm" svg:height="2.752cm" svg:x="9.948cm" svg:y="11.43cm">
          <text:list text:style-name="L28">
            <text:list-header>
              <text:p text:style-name="P6"><text:span text:style-name="T42"/></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line draw:name="Line 7" draw:style-name="gr217" draw:text-style-name="P12" draw:layer="layout" svg:x1="15.663cm" svg:y1="12.7cm" svg:x2="19.897cm" svg:y2="12.7cm">
          <text:p/>
        </draw:line>
        <draw:line draw:name="Line 8" draw:style-name="gr217" draw:text-style-name="P12" draw:layer="layout" svg:x1="19.685cm" svg:y1="12.7cm" svg:x2="19.685cm" svg:y2="4.868cm">
          <text:p/>
        </draw:line>
        <draw:line draw:name="Line 9" draw:style-name="gr249" draw:text-style-name="P12" draw:layer="layout" svg:x1="19.684cm" svg:y1="4.868cm" svg:x2="12.699cm" svg:y2="4.868cm">
          <text:p/>
        </draw:line>
        <draw:line draw:name="Line 10" draw:style-name="gr249" draw:text-style-name="P12" draw:layer="layout" svg:x1="12.7cm" svg:y1="14.182cm" svg:x2="12.7cm" svg:y2="15.452cm">
          <text:p/>
        </draw:line>
        <anim:par smil:dur="indefinite" smil:restart="never" presentation:node-type="timing-root">
          <anim:par smil:begin="id100.begin">
            <anim:transitionFilter smil:dur="0.5s" smil:type="checkerBoardWipe" smil:subtype="across"/>
          </anim:par>
        </anim:par>
        <presentation:notes draw:style-name="dp2" presentation:use-date-time-name="dtd2">
          <draw:custom-shape draw:name="Rectangle 3" draw:style-name="gr389"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90"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0" presentation:class="page"/>
          <draw:frame presentation:style-name="pr55" draw:text-style-name="P19" draw:layer="layout" svg:width="13.97cm" svg:height="11.456cm" svg:x="2.54cm" svg:y="12.065cm" presentation:class="notes" presentation:placeholder="true">
            <draw:text-box/>
          </draw:frame>
        </presentation:notes>
      </draw:page>
      <draw:page draw:name="page81" draw:style-name="dp32" draw:master-page-name="Predeterminado" presentation:use-date-time-name="dtd1" xml:id="id101" draw:id="id101">
        <draw:custom-shape draw:name="Rectangle 2" draw:style-name="gr391" draw:text-style-name="P64" draw:layer="layout" svg:width="21.59cm" svg:height="2.328cm" svg:x="2.963cm" svg:y="1.482cm">
          <text:list text:style-name="L3">
            <text:list-header>
              <text:p text:style-name="P10"><text:span text:style-name="T48">Instrucción Repetitiva “For”</text:span></text:p>
            </text:list-header>
          </text:list>
          <draw:enhanced-geometry svg:viewBox="0 0 21600 21600" draw:type="rectangle" draw:enhanced-path="M 0 0 L 21600 0 21600 21600 0 21600 0 0 Z N"/>
        </draw:custom-shape>
        <draw:line draw:name="Line 3" draw:style-name="gr249" draw:text-style-name="P12" draw:layer="layout" svg:x1="12.7cm" svg:y1="4.233cm" svg:x2="12.7cm" svg:y2="5.08cm">
          <text:p/>
        </draw:line>
        <draw:custom-shape draw:name="Rectangle 4" draw:style-name="gr392" draw:text-style-name="P63" draw:layer="layout" svg:width="8.466cm" svg:height="0.846cm" svg:x="8.467cm" svg:y="5.292cm">
          <text:list text:style-name="L28">
            <text:list-header>
              <text:p text:style-name="P6"><text:span text:style-name="T42"/></text:p>
            </text:list-header>
          </text:list>
          <draw:enhanced-geometry svg:viewBox="0 0 21600 21600" draw:type="rectangle" draw:enhanced-path="M 0 0 L 21600 0 21600 21600 0 21600 0 0 Z N"/>
        </draw:custom-shape>
        <draw:custom-shape draw:name="AutoShape 5" draw:style-name="gr372" draw:text-style-name="P63" draw:layer="layout" svg:width="5.715cm" svg:height="2.752cm" svg:x="9.948cm" svg:y="8.678cm">
          <text:list text:style-name="L28">
            <text:list-header>
              <text:p text:style-name="P6"><text:span text:style-name="T42"/></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line draw:name="Line 6" draw:style-name="gr249" draw:text-style-name="P12" draw:layer="layout" svg:x1="12.7cm" svg:y1="6.138cm" svg:x2="12.7cm" svg:y2="6.985cm">
          <text:p/>
        </draw:line>
        <draw:line draw:name="Line 7" draw:style-name="gr249" draw:text-style-name="P12" draw:layer="layout" svg:x1="12.7cm" svg:y1="7.832cm" svg:x2="12.7cm" svg:y2="8.678cm">
          <text:p/>
        </draw:line>
        <draw:custom-shape draw:name="Rectangle 8" draw:style-name="gr393" draw:text-style-name="P63" draw:layer="layout" svg:width="8.466cm" svg:height="0.847cm" svg:x="8.467cm" svg:y="6.985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9" draw:style-name="gr249" draw:text-style-name="P12" draw:layer="layout" svg:x1="12.7cm" svg:y1="13.335cm" svg:x2="12.7cm" svg:y2="14.182cm">
          <text:p/>
        </draw:line>
        <draw:custom-shape draw:name="Rectangle 10" draw:style-name="gr393" draw:text-style-name="P63" draw:layer="layout" svg:width="8.466cm" svg:height="0.847cm" svg:x="8.467cm" svg:y="12.488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11" draw:style-name="gr249" draw:text-style-name="P12" draw:layer="layout" svg:x1="12.7cm" svg:y1="11.43cm" svg:x2="12.7cm" svg:y2="12.277cm">
          <text:p/>
        </draw:line>
        <draw:custom-shape draw:name="Rectangle 12" draw:style-name="gr392" draw:text-style-name="P63" draw:layer="layout" svg:width="8.466cm" svg:height="0.846cm" svg:x="8.467cm" svg:y="14.182cm">
          <text:list text:style-name="L28">
            <text:list-header>
              <text:p text:style-name="P6"><text:span text:style-name="T42"/></text:p>
            </text:list-header>
          </text:list>
          <draw:enhanced-geometry svg:viewBox="0 0 21600 21600" draw:type="rectangle" draw:enhanced-path="M 0 0 L 21600 0 21600 21600 0 21600 0 0 Z N"/>
        </draw:custom-shape>
        <draw:line draw:name="Line 13" draw:style-name="gr217" draw:text-style-name="P12" draw:layer="layout" svg:x1="12.7cm" svg:y1="15.24cm" svg:x2="12.7cm" svg:y2="16.087cm">
          <text:p/>
        </draw:line>
        <draw:line draw:name="Line 14" draw:style-name="gr217" draw:text-style-name="P12" draw:layer="layout" svg:x1="12.699cm" svg:y1="16.087cm" svg:x2="6.772cm" svg:y2="16.087cm">
          <text:p/>
        </draw:line>
        <draw:line draw:name="Line 15" draw:style-name="gr217" draw:text-style-name="P12" draw:layer="layout" svg:x1="10.159cm" svg:y1="10.16cm" svg:x2="6.772cm" svg:y2="10.16cm">
          <text:p/>
        </draw:line>
        <draw:line draw:name="Line 16" draw:style-name="gr217" draw:text-style-name="P12" draw:layer="layout" svg:x1="6.773cm" svg:y1="16.086cm" svg:x2="6.773cm" svg:y2="10.159cm">
          <text:p/>
        </draw:line>
        <draw:line draw:name="Line 17" draw:style-name="gr217" draw:text-style-name="P12" draw:layer="layout" svg:x1="19.049cm" svg:y1="10.16cm" svg:x2="15.662cm" svg:y2="10.16cm">
          <text:p/>
        </draw:line>
        <draw:line draw:name="Line 18" draw:style-name="gr249" draw:text-style-name="P12" draw:layer="layout" svg:x1="19.05cm" svg:y1="10.16cm" svg:x2="19.05cm" svg:y2="12.488cm">
          <text:p/>
        </draw:line>
        <anim:par smil:dur="indefinite" smil:restart="never" presentation:node-type="timing-root">
          <anim:par smil:begin="id101.begin">
            <anim:transitionFilter smil:dur="0.5s" smil:type="blindsWipe" smil:subtype="vertical"/>
          </anim:par>
        </anim:par>
        <presentation:notes draw:style-name="dp2" presentation:use-date-time-name="dtd2">
          <draw:custom-shape draw:name="Rectangle 3" draw:style-name="gr394"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95"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1" presentation:class="page"/>
          <draw:frame presentation:style-name="pr55" draw:text-style-name="P19" draw:layer="layout" svg:width="13.97cm" svg:height="11.456cm" svg:x="2.54cm" svg:y="12.065cm" presentation:class="notes" presentation:placeholder="true">
            <draw:text-box/>
          </draw:frame>
        </presentation:notes>
      </draw:page>
      <draw:page draw:name="page82" draw:style-name="dp32" draw:master-page-name="Predeterminado" presentation:use-date-time-name="dtd1" xml:id="id102" draw:id="id102">
        <draw:custom-shape draw:name="Text Box 2" draw:style-name="gr396" draw:text-style-name="P63" draw:layer="layout" svg:width="3.508cm" svg:height="2.292cm" svg:x="10.123cm" svg:y="7.32cm">
          <text:list text:style-name="L29">
            <text:list-header>
              <text:p text:style-name="P6"><text:span text:style-name="T55">F I N</text:span></text:p>
            </text:list-header>
          </text:list>
          <draw:enhanced-geometry svg:viewBox="0 0 21600 21600" draw:type="mso-spt202" draw:enhanced-path="M 0 0 L 21600 0 21600 21600 0 21600 0 0 Z N"/>
        </draw:custom-shape>
        <anim:par smil:dur="indefinite" smil:restart="never" presentation:node-type="timing-root">
          <anim:par smil:begin="id102.begin">
            <anim:transitionFilter smil:dur="0.5s" smil:type="blindsWipe" smil:subtype="vertical"/>
          </anim:par>
        </anim:par>
        <presentation:notes draw:style-name="dp2" presentation:use-date-time-name="dtd2">
          <draw:custom-shape draw:name="Rectangle 3" draw:style-name="gr397" draw:text-style-name="P4" draw:layer="layout" svg:width="8.255cm" svg:height="1.27cm" svg:x="10.795cm" svg:y="0cm">
            <text:list text:style-name="L2">
              <text:list-header>
                <text:p text:style-name="P3"><text:span text:style-name="T2"><text:date style:data-style-name="D3" text:date-value="2020-08-22">22/08/20</text:date></text:span></text:p>
              </text:list-header>
            </text:list>
            <draw:enhanced-geometry svg:viewBox="0 0 21600 21600" draw:type="mso-spt202" draw:enhanced-path="M 0 0 L 21600 0 21600 21600 0 21600 0 0 Z N"/>
          </draw:custom-shape>
          <draw:custom-shape draw:name="Rectangle 7" draw:style-name="gr398" draw:text-style-name="P4" draw:layer="layout" svg:width="8.255cm" svg:height="1.27cm" svg:x="10.795cm" svg:y="24.13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2" presentation:class="page"/>
          <draw:frame presentation:style-name="pr55" draw:text-style-name="P19" draw:layer="layout" svg:width="13.97cm" svg:height="11.456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axial" draw:start-color="#00007a" draw:end-color="#000054" draw:start-intensity="100%" draw:end-intensity="100%" draw:angle="0" draw:border="0%"/>
    <draw:gradient draw:name="Gradient_20_2" draw:display-name="Gradient 2" draw:style="linear" draw:start-color="#555bad" draw:end-color="#00007a" draw:start-intensity="100%" draw:end-intensity="100%" draw:angle="900" draw:border="0%"/>
    <draw:gradient draw:name="Gradient_20_3" draw:display-name="Gradient 3" draw:style="linear" draw:start-color="#fcab40" draw:end-color="#00007a" draw:start-intensity="100%" draw:end-intensity="100%" draw:angle="450" draw:border="0%"/>
    <draw:gradient draw:name="Gradient_20_4" draw:display-name="Gradient 4" draw:style="linear" draw:start-color="#000054" draw:end-color="#00007a" draw:start-intensity="100%" draw:end-intensity="100%" draw:angle="1350" draw:border="0%"/>
    <draw:gradient draw:name="Gradient_20_5" draw:display-name="Gradient 5" draw:style="linear" draw:start-color="#00007a" draw:end-color="#000054" draw:start-intensity="100%" draw:end-intensity="100%" draw:angle="450" draw:border="0%"/>
    <draw:gradient draw:name="Gradient_20_6" draw:display-name="Gradient 6" draw:style="linear" draw:start-color="#000054" draw:end-color="#00007a" draw:start-intensity="100%" draw:end-intensity="100%" draw:angle="450" draw:border="0%"/>
    <draw:gradient draw:name="Gradient_20_7" draw:display-name="Gradient 7" draw:style="linear" draw:start-color="#00007a" draw:end-color="#555bad" draw:start-intensity="100%" draw:end-intensity="100%" draw:angle="9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210 210" svg:d="M105 0l105 210h-210z"/>
    <draw:marker draw:name="msArrowStealthEnd_20_5" draw:display-name="msArrowStealthEnd 5" svg:viewBox="0 0 210 210" svg:d="M105 0l105 210-105-84-105 8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eaeaea"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aeaea" style:text-outline="false" style:text-line-through-style="none" style:text-line-through-type="none" style:text-position="0% 100%" style:font-name="Arial Narrow" fo:font-family="'Arial Narrow'" style:font-family-generic="swiss" style:font-pitch="variable" fo:font-size="24pt" fo:font-style="normal" fo:text-shadow="none" style:text-underline-style="none" fo:font-weight="normal"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gradient" draw:fill-color="#000054" draw:fill-gradient-name="Gradient_20_1"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 fo:color="#000000" fo:font-size="100%"/>
          </text:list-level-style-bullet>
          <text:list-level-style-bullet text:level="3" text:bullet-char="•">
            <style:list-level-properties text:space-before="2.54cm"/>
            <style:text-properties style:font-name="Arial Narrow" fo:color="#000000" fo:font-size="100%"/>
          </text:list-level-style-bullet>
          <text:list-level-style-bullet text:level="4" text:bullet-char="•">
            <style:list-level-properties text:space-before="3.81cm"/>
            <style:text-properties style:font-name="Arial Narrow" fo:color="#000000" fo:font-size="100%"/>
          </text:list-level-style-bullet>
          <text:list-level-style-bullet text:level="5" text:bullet-char="•">
            <style:list-level-properties text:space-before="5.08cm"/>
            <style:text-properties style:font-name="Arial Narrow" fo:color="#000000" fo:font-size="100%"/>
          </text:list-level-style-bullet>
          <text:list-level-style-bullet text:level="6" text:bullet-char="•">
            <style:list-level-properties text:space-before="5.08cm"/>
            <style:text-properties style:font-name="Arial Narrow" fo:color="#000000" fo:font-size="100%"/>
          </text:list-level-style-bullet>
          <text:list-level-style-bullet text:level="7" text:bullet-char="•">
            <style:list-level-properties text:space-before="5.08cm"/>
            <style:text-properties style:font-name="Arial Narrow" fo:color="#000000" fo:font-size="100%"/>
          </text:list-level-style-bullet>
          <text:list-level-style-bullet text:level="8" text:bullet-char="•">
            <style:list-level-properties text:space-before="5.08cm"/>
            <style:text-properties style:font-name="Arial Narrow" fo:color="#000000" fo:font-size="100%"/>
          </text:list-level-style-bullet>
          <text:list-level-style-bullet text:level="9" text:bullet-char="•">
            <style:list-level-properties text:space-before="5.08cm"/>
            <style:text-properties style:font-name="Arial Narrow" fo:color="#000000" fo:font-size="100%"/>
          </text:list-level-style-bullet>
          <text:list-level-style-bullet text:level="10" text:bullet-char="•">
            <style:list-level-properties text:space-before="5.08cm"/>
            <style:text-properties style:font-name="Arial Narrow"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Narrow" fo:font-family="'Arial Narrow'"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Predeterminado-outline1">
          <text:list-level-style-bullet text:level="1" text:bullet-char="">
            <style:list-level-properties text:min-label-width="0.952cm"/>
            <style:text-properties fo:font-family="Wingdings" style:font-pitch="variable" style:font-charset="x-symbol" fo:color="#ffff00" fo:font-size="80%"/>
          </text:list-level-style-bullet>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aeaea"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Wingdings" style:font-pitch="variable" style:font-charset="x-symbol" fo:color="#ffff00" fo:font-size="55%"/>
          </text:list-level-style-bullet>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ffff00" fo:font-size="80%"/>
          </text:list-level-style-number>
          <text:list-level-style-bullet text:level="2" text:bullet-char="">
            <style:list-level-properties text:space-before="1.27cm"/>
            <style:text-properties fo:font-family="Wingdings" style:font-pitch="variable" style:font-charset="x-symbol" fo:color="#cc0000" fo:font-size="70%"/>
          </text:list-level-style-bullet>
          <text:list-level-style-bullet text:level="3" text:bullet-char="">
            <style:list-level-properties text:space-before="2.54cm"/>
            <style:text-properties fo:font-family="Wingdings" style:font-pitch="variable" style:font-charset="x-symbol" fo:color="#009900" fo:font-size="60%"/>
          </text:list-level-style-bullet>
          <text:list-level-style-bullet text:level="4" text:bullet-char="">
            <style:list-level-properties text:space-before="3.81cm"/>
            <style:text-properties fo:font-family="Wingdings" style:font-pitch="variable" style:font-charset="x-symbol" fo:color="#b97c01" fo:font-size="60%"/>
          </text:list-level-style-bullet>
          <text:list-level-style-bullet text:level="5" text:bullet-char="">
            <style:list-level-properties text:space-before="5.08cm"/>
            <style:text-properties fo:font-family="Wingdings" style:font-pitch="variable" style:font-charset="x-symbol" fo:color="#555bad" fo:font-size="55%"/>
          </text:list-level-style-bullet>
          <text:list-level-style-bullet text:level="6" text:bullet-char="">
            <style:list-level-properties text:space-before="5.08cm"/>
            <style:text-properties fo:font-family="Wingdings" style:font-pitch="variable" style:font-charset="x-symbol" fo:color="#555bad" fo:font-size="55%"/>
          </text:list-level-style-bullet>
          <text:list-level-style-bullet text:level="7" text:bullet-char="">
            <style:list-level-properties text:space-before="5.08cm"/>
            <style:text-properties fo:font-family="Wingdings" style:font-pitch="variable" style:font-charset="x-symbol" fo:color="#555bad" fo:font-size="55%"/>
          </text:list-level-style-bullet>
          <text:list-level-style-bullet text:level="8" text:bullet-char="">
            <style:list-level-properties text:space-before="5.08cm"/>
            <style:text-properties fo:font-family="Wingdings" style:font-pitch="variable" style:font-charset="x-symbol" fo:color="#555bad" fo:font-size="55%"/>
          </text:list-level-style-bullet>
          <text:list-level-style-bullet text:level="9" text:bullet-char="">
            <style:list-level-properties text:space-before="5.08cm"/>
            <style:text-properties fo:font-family="Wingdings" style:font-pitch="variable" style:font-charset="x-symbol" fo:color="#555bad" fo:font-size="55%"/>
          </text:list-level-style-bullet>
          <text:list-level-style-bullet text:level="10" text:bullet-char="">
            <style:list-level-properties text:space-before="5.08cm"/>
            <style:text-properties fo:font-family="Wingdings" style:font-pitch="variable" style:font-charset="x-symbol" fo:color="#555bad" fo:font-size="55%"/>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aeaea"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bottom" fo:padding-top="0.13cm" fo:padding-bottom="0.13cm" fo:padding-left="0.25cm" fo:padding-right="0.25cm">
        <text:list-style style:name="Predeterminado-title">
          <text:list-level-style-number text:level="1" style:num-format="">
            <style:list-level-properties/>
            <style:text-properties fo:color="#ebd189"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bd189"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ular1-background" style:family="presentation">
      <style:graphic-properties draw:stroke="none" draw:fill="gradient" draw:fill-color="#000054" draw:fill-gradient-name="Gradient_20_1" draw:textarea-horizontal-align="center" draw:textarea-vertical-align="middle" draw:shadow-color="#808080"/>
      <style:paragraph-properties fo:text-align="center"/>
    </style:style>
    <style:style style:name="Titular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ular1-notes" style:family="presentation">
      <style:graphic-properties draw:stroke="none" draw:fill="none">
        <text:list-style style:name="Titular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ular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ular1-outline1">
          <text:list-level-style-bullet text:level="1" text:bullet-char="">
            <style:list-level-properties text:min-label-width="0.952cm"/>
            <style:text-properties fo:font-family="Wingdings" style:font-pitch="variable" style:font-charset="x-symbol" fo:color="#ffff00" fo:font-size="80%"/>
          </text:list-level-style-bullet>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aeaea"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ar1-outline2" style:family="presentation" style:parent-style-name="Titular1-outline1">
      <style:graphic-properties>
        <text:list-style style:name="Titular1-outline2">
          <text:list-level-style-bullet text:level="1" text:bullet-char="">
            <style:list-level-properties text:space-before="5.08cm" text:min-label-width="0.635cm"/>
            <style:text-properties fo:font-family="Wingdings" style:font-pitch="variable" style:font-charset="x-symbol" fo:color="#ffff00" fo:font-size="55%"/>
          </text:list-level-style-bullet>
          <text:list-level-style-bullet text:level="2" text:bullet-char="">
            <style:list-level-properties text:space-before="1.27cm" text:min-label-width="0.793cm"/>
            <style:text-properties fo:font-family="Wingdings" style:font-pitch="variable" style:font-charset="x-symbol" fo:color="#cc0000" fo:font-size="70%"/>
          </text:list-level-style-bullet>
          <text:list-level-style-bullet text:level="3" text:bullet-char="">
            <style:list-level-properties text:space-before="2.54cm" text:min-label-width="0.635cm"/>
            <style:text-properties fo:font-family="Wingdings" style:font-pitch="variable" style:font-charset="x-symbol" fo:color="#009900" fo:font-size="60%"/>
          </text:list-level-style-bullet>
          <text:list-level-style-bullet text:level="4" text:bullet-char="">
            <style:list-level-properties text:space-before="3.81cm" text:min-label-width="0.635cm"/>
            <style:text-properties fo:font-family="Wingdings" style:font-pitch="variable" style:font-charset="x-symbol" fo:color="#b97c01" fo:font-size="60%"/>
          </text:list-level-style-bullet>
          <text:list-level-style-bullet text:level="5" text:bullet-char="">
            <style:list-level-properties text:space-before="5.08cm" text:min-label-width="0.635cm"/>
            <style:text-properties fo:font-family="Wingdings" style:font-pitch="variable" style:font-charset="x-symbol" fo:color="#555bad" fo:font-size="55%"/>
          </text:list-level-style-bullet>
          <text:list-level-style-bullet text:level="6" text:bullet-char="">
            <style:list-level-properties text:space-before="5.08cm" text:min-label-width="0.635cm"/>
            <style:text-properties fo:font-family="Wingdings" style:font-pitch="variable" style:font-charset="x-symbol" fo:color="#555bad" fo:font-size="55%"/>
          </text:list-level-style-bullet>
          <text:list-level-style-bullet text:level="7" text:bullet-char="">
            <style:list-level-properties text:space-before="5.08cm" text:min-label-width="0.635cm"/>
            <style:text-properties fo:font-family="Wingdings" style:font-pitch="variable" style:font-charset="x-symbol" fo:color="#555bad" fo:font-size="55%"/>
          </text:list-level-style-bullet>
          <text:list-level-style-bullet text:level="8" text:bullet-char="">
            <style:list-level-properties text:space-before="5.08cm" text:min-label-width="0.635cm"/>
            <style:text-properties fo:font-family="Wingdings" style:font-pitch="variable" style:font-charset="x-symbol" fo:color="#555bad" fo:font-size="55%"/>
          </text:list-level-style-bullet>
          <text:list-level-style-bullet text:level="9" text:bullet-char="">
            <style:list-level-properties text:space-before="5.08cm" text:min-label-width="0.635cm"/>
            <style:text-properties fo:font-family="Wingdings" style:font-pitch="variable" style:font-charset="x-symbol" fo:color="#555bad" fo:font-size="55%"/>
          </text:list-level-style-bullet>
          <text:list-level-style-bullet text:level="10" text:bullet-char="">
            <style:list-level-properties text:space-before="5.08cm" text:min-label-width="0.635cm"/>
            <style:text-properties fo:font-family="Wingdings" style:font-pitch="variable" style:font-charset="x-symbol" fo:color="#555bad" fo:font-size="5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ular1-outline3" style:family="presentation" style:parent-style-name="Titular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ar1-outline4" style:family="presentation" style:parent-style-name="Titular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5" style:family="presentation" style:parent-style-name="Titular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6" style:family="presentation" style:parent-style-name="Titular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7" style:family="presentation" style:parent-style-name="Titular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8" style:family="presentation" style:parent-style-name="Titular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9" style:family="presentation" style:parent-style-name="Titular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subtitle" style:family="presentation">
      <style:graphic-properties draw:stroke="none" draw:fill="none" draw:textarea-vertical-align="middle">
        <text:list-style style:name="Titular1-subtitle">
          <text:list-level-style-number text:level="1" style:num-format="">
            <style:list-level-properties/>
            <style:text-properties fo:color="#ffff00" fo:font-size="80%"/>
          </text:list-level-style-number>
          <text:list-level-style-bullet text:level="2" text:bullet-char="">
            <style:list-level-properties text:space-before="1.27cm"/>
            <style:text-properties fo:font-family="Wingdings" style:font-pitch="variable" style:font-charset="x-symbol" fo:color="#cc0000" fo:font-size="70%"/>
          </text:list-level-style-bullet>
          <text:list-level-style-bullet text:level="3" text:bullet-char="">
            <style:list-level-properties text:space-before="2.54cm"/>
            <style:text-properties fo:font-family="Wingdings" style:font-pitch="variable" style:font-charset="x-symbol" fo:color="#009900" fo:font-size="60%"/>
          </text:list-level-style-bullet>
          <text:list-level-style-bullet text:level="4" text:bullet-char="">
            <style:list-level-properties text:space-before="3.81cm"/>
            <style:text-properties fo:font-family="Wingdings" style:font-pitch="variable" style:font-charset="x-symbol" fo:color="#b97c01" fo:font-size="60%"/>
          </text:list-level-style-bullet>
          <text:list-level-style-bullet text:level="5" text:bullet-char="">
            <style:list-level-properties text:space-before="5.08cm"/>
            <style:text-properties fo:font-family="Wingdings" style:font-pitch="variable" style:font-charset="x-symbol" fo:color="#555bad" fo:font-size="55%"/>
          </text:list-level-style-bullet>
          <text:list-level-style-bullet text:level="6" text:bullet-char="">
            <style:list-level-properties text:space-before="5.08cm"/>
            <style:text-properties fo:font-family="Wingdings" style:font-pitch="variable" style:font-charset="x-symbol" fo:color="#555bad" fo:font-size="55%"/>
          </text:list-level-style-bullet>
          <text:list-level-style-bullet text:level="7" text:bullet-char="">
            <style:list-level-properties text:space-before="5.08cm"/>
            <style:text-properties fo:font-family="Wingdings" style:font-pitch="variable" style:font-charset="x-symbol" fo:color="#555bad" fo:font-size="55%"/>
          </text:list-level-style-bullet>
          <text:list-level-style-bullet text:level="8" text:bullet-char="">
            <style:list-level-properties text:space-before="5.08cm"/>
            <style:text-properties fo:font-family="Wingdings" style:font-pitch="variable" style:font-charset="x-symbol" fo:color="#555bad" fo:font-size="55%"/>
          </text:list-level-style-bullet>
          <text:list-level-style-bullet text:level="9" text:bullet-char="">
            <style:list-level-properties text:space-before="5.08cm"/>
            <style:text-properties fo:font-family="Wingdings" style:font-pitch="variable" style:font-charset="x-symbol" fo:color="#555bad" fo:font-size="55%"/>
          </text:list-level-style-bullet>
          <text:list-level-style-bullet text:level="10" text:bullet-char="">
            <style:list-level-properties text:space-before="5.08cm"/>
            <style:text-properties fo:font-family="Wingdings" style:font-pitch="variable" style:font-charset="x-symbol" fo:color="#555bad" fo:font-size="55%"/>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aeaea"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ar1-title" style:family="presentation">
      <style:graphic-properties draw:stroke="none" draw:fill="none" draw:textarea-horizontal-align="justify" draw:textarea-vertical-align="bottom" fo:padding-top="0.13cm" fo:padding-bottom="0.13cm" fo:padding-left="0.25cm" fo:padding-right="0.25cm">
        <text:list-style style:name="Titular1-title">
          <text:list-level-style-number text:level="1" style:num-format="">
            <style:list-level-properties/>
            <style:text-properties fo:color="#ebd189"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bd189"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0054" draw:fill-gradient-name="Gradient_20_1"/>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28cm" fo:padding-bottom="0.128cm" fo:padding-left="0.256cm" fo:padding-right="0.256cm" fo:wrap-option="wrap" draw:shadow-color="#808080"/>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28cm" fo:padding-bottom="0.128cm" fo:padding-left="0.256cm" fo:padding-right="0.256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28cm" fo:padding-bottom="0.128cm" fo:padding-left="0.256cm" fo:padding-right="0.256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28cm" fo:padding-bottom="0.128cm" fo:padding-left="0.256cm" fo:padding-right="0.256cm" fo:wrap-option="wrap" draw:shadow-color="#808080"/>
      <style:paragraph-properties style:writing-mode="lr-tb"/>
    </style:style>
    <style:style style:name="Mgr6" style:family="graphic" style:parent-style-name="standard">
      <style:graphic-properties draw:stroke="none" draw:fill="gradient" draw:fill-color="#555bad" draw:fill-gradient-name="Gradient_20_2" draw:textarea-horizontal-align="justify" draw:textarea-vertical-align="middle" draw:auto-grow-height="false" fo:min-height="7.268cm" fo:min-width="5.803cm" fo:padding-top="0.13cm" fo:padding-bottom="0.13cm" fo:padding-left="0.25cm" fo:padding-right="0.25cm" fo:wrap-option="no-wrap" draw:shadow-color="#808080"/>
      <style:paragraph-properties style:writing-mode="lr-tb"/>
    </style:style>
    <style:style style:name="Mgr7" style:family="graphic" style:parent-style-name="standard">
      <style:graphic-properties draw:stroke="none" draw:fill="gradient" draw:fill-color="#fcab40" draw:fill-gradient-name="Gradient_20_3" draw:textarea-horizontal-align="justify" draw:textarea-vertical-align="middle" draw:auto-grow-height="false" fo:min-height="1.928cm" fo:min-width="1.829cm" fo:padding-top="0.13cm" fo:padding-bottom="0.13cm" fo:padding-left="0.25cm" fo:padding-right="0.25cm" fo:wrap-option="no-wrap" draw:shadow-color="#808080"/>
      <style:paragraph-properties style:writing-mode="lr-tb"/>
    </style:style>
    <style:style style:name="Mgr8" style:family="graphic" style:parent-style-name="standard">
      <style:graphic-properties draw:stroke="none" draw:fill="gradient" draw:fill-color="#000054" draw:fill-gradient-name="Gradient_20_4" draw:textarea-horizontal-align="justify" draw:textarea-vertical-align="middle" draw:auto-grow-height="false" fo:min-height="6.047cm" fo:min-width="5.798cm" fo:padding-top="0.13cm" fo:padding-bottom="0.13cm" fo:padding-left="0.25cm" fo:padding-right="0.25cm" fo:wrap-option="no-wrap" draw:shadow-color="#808080"/>
      <style:paragraph-properties style:writing-mode="lr-tb"/>
    </style:style>
    <style:style style:name="Mgr9" style:family="graphic" style:parent-style-name="standard">
      <style:graphic-properties draw:stroke="none" draw:fill="gradient" draw:fill-color="#00007a" draw:fill-gradient-name="Gradient_20_5" draw:textarea-horizontal-align="justify" draw:textarea-vertical-align="middle" draw:auto-grow-height="false" fo:min-height="9.94cm" fo:min-width="9.696cm" fo:padding-top="0.13cm" fo:padding-bottom="0.13cm" fo:padding-left="0.25cm" fo:padding-right="0.25cm" fo:wrap-option="no-wrap" draw:shadow-color="#808080"/>
      <style:paragraph-properties style:writing-mode="lr-tb"/>
    </style:style>
    <style:style style:name="Mgr10" style:family="graphic" style:parent-style-name="standard">
      <style:graphic-properties draw:stroke="none" draw:fill="solid" draw:fill-color="#00007a" draw:opacity="50%" draw:textarea-horizontal-align="justify" draw:textarea-vertical-align="middle" draw:auto-grow-height="false" fo:min-height="5.566cm" fo:min-width="8.995cm" fo:padding-top="0.13cm" fo:padding-bottom="0.13cm" fo:padding-left="0.25cm" fo:padding-right="0.25cm" fo:wrap-option="no-wrap" draw:shadow-color="#808080"/>
      <style:paragraph-properties style:writing-mode="lr-tb"/>
    </style:style>
    <style:style style:name="Mgr11" style:family="graphic" style:parent-style-name="standard">
      <style:graphic-properties draw:stroke="none" draw:fill="gradient" draw:fill-color="#000054" draw:fill-gradient-name="Gradient_20_6" draw:textarea-horizontal-align="justify" draw:textarea-vertical-align="middle" draw:auto-grow-height="false" fo:min-height="6.03cm" fo:min-width="5.788cm" fo:padding-top="0.13cm" fo:padding-bottom="0.13cm" fo:padding-left="0.25cm" fo:padding-right="0.25cm" fo:wrap-option="no-wrap" draw:shadow-color="#808080"/>
      <style:paragraph-properties style:writing-mode="lr-tb"/>
    </style:style>
    <style:style style:name="Mgr12" style:family="graphic" style:parent-style-name="standard">
      <style:graphic-properties draw:stroke="none" draw:fill="gradient" draw:fill-color="#00007a" draw:fill-gradient-name="Gradient_20_5" draw:textarea-horizontal-align="justify" draw:textarea-vertical-align="middle" draw:auto-grow-height="false" fo:min-height="7.881cm" fo:min-width="7.637cm" fo:padding-top="0.13cm" fo:padding-bottom="0.13cm" fo:padding-left="0.25cm" fo:padding-right="0.25cm" fo:wrap-option="no-wrap" draw:shadow-color="#808080"/>
      <style:paragraph-properties style:writing-mode="lr-tb"/>
    </style:style>
    <style:style style:name="Mgr13" style:family="graphic" style:parent-style-name="standard">
      <style:graphic-properties draw:stroke="none" draw:fill="gradient" draw:fill-color="#00007a" draw:fill-gradient-name="Gradient_20_7" draw:textarea-horizontal-align="justify" draw:textarea-vertical-align="middle" draw:auto-grow-height="false" fo:min-height="10.844cm" fo:min-width="5.079cm" fo:padding-top="0.13cm" fo:padding-bottom="0.13cm" fo:padding-left="0.25cm" fo:padding-right="0.25cm" fo:wrap-option="no-wrap" draw:shadow-color="#808080"/>
      <style:paragraph-properties style:writing-mode="lr-tb"/>
    </style:style>
    <style:style style:name="Mgr14" style:family="graphic" style:parent-style-name="Objeto_20_sin_20_relleno_20_ni_20_línea">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5"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18"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28cm" fo:padding-bottom="0.128cm" fo:padding-left="0.256cm" fo:padding-right="0.256cm" fo:wrap-option="wrap" draw:shadow-color="#808080"/>
      <style:paragraph-properties style:writing-mode="lr-tb"/>
    </style:style>
    <style:style style:name="Mgr19"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28cm" fo:padding-bottom="0.128cm" fo:padding-left="0.256cm" fo:padding-right="0.256cm" fo:wrap-option="wrap" draw:shadow-color="#808080"/>
      <style:paragraph-properties style:writing-mode="lr-tb"/>
    </style:style>
    <style:style style:name="Mgr20"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28cm" fo:padding-bottom="0.128cm" fo:padding-left="0.256cm" fo:padding-right="0.256cm" fo:wrap-option="wrap" draw:shadow-color="#808080"/>
      <style:paragraph-properties style:writing-mode="lr-tb"/>
    </style:style>
    <style:style style:name="Mgr21"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28cm" fo:padding-bottom="0.128cm" fo:padding-left="0.256cm" fo:padding-right="0.256cm" fo:wrap-option="wrap" draw:shadow-color="#808080"/>
      <style:paragraph-properties style:writing-mode="lr-tb"/>
    </style:style>
    <style:style style:name="Mgr22" style:family="graphic" style:parent-style-name="standard">
      <style:graphic-properties draw:stroke="none" draw:fill="gradient" draw:fill-color="#00007a" draw:fill-gradient-name="Gradient_20_7" draw:textarea-horizontal-align="justify" draw:textarea-vertical-align="middle" draw:auto-grow-height="false" fo:min-height="9.266cm" fo:min-width="4.286cm" fo:padding-top="0.13cm" fo:padding-bottom="0.13cm" fo:padding-left="0.25cm" fo:padding-right="0.25cm" fo:wrap-option="no-wrap" draw:shadow-color="#808080"/>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25"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 style:family="presentation" style:parent-style-name="Titular1-backgroundobjects" style:list-style-name="ML1">
      <style:graphic-properties draw:stroke="none" draw:fill="none" draw:fill-color="#ffffff" draw:textarea-horizontal-align="justify" draw:textarea-vertical-align="top" draw:auto-grow-height="false" draw:auto-grow-width="false" fo:min-height="1.271cm" fo:min-width="0cm" fo:padding-top="0.128cm" fo:padding-bottom="0.128cm" fo:padding-left="0.256cm" fo:padding-right="0.256cm" fo:wrap-option="wrap" draw:shadow-color="#808080"/>
      <style:paragraph-properties style:writing-mode="lr-tb"/>
    </style:style>
    <style:style style:name="Mpr2" style:family="presentation" style:parent-style-name="Titular1-backgroundobjects" style:list-style-name="ML1">
      <style:graphic-properties draw:stroke="none" draw:fill="none" draw:fill-color="#ffffff" draw:textarea-horizontal-align="justify" draw:textarea-vertical-align="top" draw:auto-grow-height="false" draw:auto-grow-width="false" fo:min-height="1.271cm" fo:min-width="0cm" fo:padding-top="0.128cm" fo:padding-bottom="0.128cm" fo:padding-left="0.256cm" fo:padding-right="0.256cm" fo:wrap-option="wrap" draw:shadow-color="#808080"/>
      <style:paragraph-properties style:writing-mode="lr-tb"/>
    </style:style>
    <style:style style:name="Mpr3" style:family="presentation" style:parent-style-name="Titular1-backgroundobjects" style:list-style-name="ML1">
      <style:graphic-properties draw:stroke="none" draw:fill="none" draw:fill-color="#ffffff" draw:textarea-horizontal-align="justify" draw:textarea-vertical-align="bottom" draw:auto-grow-height="false" draw:auto-grow-width="false" fo:min-height="1.271cm" fo:min-width="0cm" fo:padding-top="0.128cm" fo:padding-bottom="0.128cm" fo:padding-left="0.256cm" fo:padding-right="0.256cm" fo:wrap-option="wrap" draw:shadow-color="#808080"/>
      <style:paragraph-properties style:writing-mode="lr-tb"/>
    </style:style>
    <style:style style:name="Mpr4" style:family="presentation" style:parent-style-name="Titular1-backgroundobjects" style:list-style-name="ML1">
      <style:graphic-properties draw:stroke="none" draw:fill="none" draw:fill-color="#ffffff" draw:textarea-horizontal-align="justify" draw:textarea-vertical-align="bottom" draw:auto-grow-height="false" draw:auto-grow-width="false" fo:min-height="1.271cm" fo:min-width="0cm" fo:padding-top="0.128cm" fo:padding-bottom="0.128cm" fo:padding-left="0.256cm" fo:padding-right="0.256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style:paragraph-properties fo:margin-left="0cm" fo:margin-right="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gradient" draw:fill-color="#555bad" draw:fill-gradient-name="Gradient_20_2"/>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gradient" draw:fill-color="#fcab40" draw:fill-gradient-name="Gradient_20_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loext:graphic-properties draw:fill="gradient" draw:fill-color="#000054" draw:fill-gradient-name="Gradient_20_4"/>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gradient" draw:fill-color="#00007a" draw:fill-gradient-name="Gradient_20_5"/>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solid" draw:fill-color="#00007a" draw:opacity="50%"/>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gradient" draw:fill-color="#000054" draw:fill-gradient-name="Gradient_20_6"/>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gradient" draw:fill-color="#00007a" draw:fill-gradient-name="Gradient_20_7"/>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text-align="center" style:writing-mode="lr-tb"/>
    </style:style>
    <style:style style:name="MP1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style:font-name="Times New Roman" fo:font-size="12pt" style:rfc-language-tag="es-ES-u-co-trad" fo:language="es" fo:country="ES" style:font-size-asian="12pt" style:rfc-language-tag-asian="es-ES-u-co-trad" style:language-asian="es" style:country-asian="ES" style:font-size-complex="12pt" style:rfc-language-tag-complex="es-ES-u-co-trad" style:language-complex="es" style:country-complex="ES"/>
    </style:style>
    <style:style style:name="MT2" style:family="text">
      <style:text-properties fo:color="#ebd189" style:font-name="Arial" fo:font-size="14pt" fo:language="es" fo:country="ES" style:font-size-asian="14pt" style:language-asian="es" style:country-asian="ES" style:font-size-complex="14pt" style:language-complex="es" style:country-complex="ES"/>
    </style:style>
    <style:style style:name="MT3" style:family="text">
      <style:text-properties style:font-name="Times New Roman" fo:font-size="12pt" style:rfc-language-tag="es-ES-u-co-trad" fo:language="es" fo:country="ES" style:font-size-asian="12pt" style:rfc-language-tag-asian="es-ES-u-co-trad" style:language-asian="es" style:country-asian="ES" style:font-size-complex="12pt" style:rfc-language-tag-complex="es-ES-u-co-trad"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 fo:color="#000000" fo:font-size="100%"/>
      </text:list-level-style-bullet>
      <text:list-level-style-bullet text:level="3" text:bullet-char="•">
        <style:list-level-properties text:space-before="2.54cm"/>
        <style:text-properties style:font-name="Arial Narrow" fo:color="#000000" fo:font-size="100%"/>
      </text:list-level-style-bullet>
      <text:list-level-style-bullet text:level="4" text:bullet-char="•">
        <style:list-level-properties text:space-before="3.81cm"/>
        <style:text-properties style:font-name="Arial Narrow" fo:color="#000000" fo:font-size="100%"/>
      </text:list-level-style-bullet>
      <text:list-level-style-bullet text:level="5" text:bullet-char="•">
        <style:list-level-properties text:space-before="5.08cm"/>
        <style:text-properties style:font-name="Arial Narrow" fo:color="#000000" fo:font-size="100%"/>
      </text:list-level-style-bullet>
      <text:list-level-style-bullet text:level="6" text:bullet-char="•">
        <style:list-level-properties text:space-before="5.08cm"/>
        <style:text-properties style:font-name="Arial Narrow" fo:color="#000000" fo:font-size="100%"/>
      </text:list-level-style-bullet>
      <text:list-level-style-bullet text:level="7" text:bullet-char="•">
        <style:list-level-properties text:space-before="5.08cm"/>
        <style:text-properties style:font-name="Arial Narrow" fo:color="#000000" fo:font-size="100%"/>
      </text:list-level-style-bullet>
      <text:list-level-style-bullet text:level="8" text:bullet-char="•">
        <style:list-level-properties text:space-before="5.08cm"/>
        <style:text-properties style:font-name="Arial Narrow" fo:color="#000000" fo:font-size="100%"/>
      </text:list-level-style-bullet>
      <text:list-level-style-bullet text:level="9" text:bullet-char="•">
        <style:list-level-properties text:space-before="5.08cm"/>
        <style:text-properties style:font-name="Arial Narrow" fo:color="#000000" fo:font-size="100%"/>
      </text:list-level-style-bullet>
      <text:list-level-style-bullet text:level="10" text:bullet-char="•">
        <style:list-level-properties text:space-before="5.08cm"/>
        <style:text-properties style:font-name="Arial Narrow" fo:color="#000000" fo:font-size="100%"/>
      </text:list-level-style-bullet>
    </text:list-style>
    <text:list-style style:name="ML2">
      <text:list-level-style-number text:level="1" style:num-format="">
        <style:list-level-properties/>
        <style:text-properties fo:color="#ebd189" fo:font-size="100%"/>
      </text:list-level-style-number>
      <text:list-level-style-bullet text:level="2" text:bullet-char="•">
        <style:list-level-properties text:space-before="1.27cm"/>
        <style:text-properties style:font-name="Arial Narrow" fo:color="#eaeaea" fo:font-size="100%"/>
      </text:list-level-style-bullet>
      <text:list-level-style-bullet text:level="3" text:bullet-char="•">
        <style:list-level-properties text:space-before="2.54cm"/>
        <style:text-properties style:font-name="Arial Narrow" fo:color="#eaeaea" fo:font-size="100%"/>
      </text:list-level-style-bullet>
      <text:list-level-style-bullet text:level="4" text:bullet-char="•">
        <style:list-level-properties text:space-before="3.81cm"/>
        <style:text-properties style:font-name="Arial Narrow" fo:color="#eaeaea" fo:font-size="100%"/>
      </text:list-level-style-bullet>
      <text:list-level-style-bullet text:level="5" text:bullet-char="•">
        <style:list-level-properties text:space-before="5.08cm"/>
        <style:text-properties style:font-name="Arial Narrow" fo:color="#eaeaea" fo:font-size="100%"/>
      </text:list-level-style-bullet>
      <text:list-level-style-bullet text:level="6" text:bullet-char="•">
        <style:list-level-properties text:space-before="5.08cm"/>
        <style:text-properties style:font-name="Arial Narrow" fo:color="#eaeaea" fo:font-size="100%"/>
      </text:list-level-style-bullet>
      <text:list-level-style-bullet text:level="7" text:bullet-char="•">
        <style:list-level-properties text:space-before="5.08cm"/>
        <style:text-properties style:font-name="Arial Narrow" fo:color="#eaeaea" fo:font-size="100%"/>
      </text:list-level-style-bullet>
      <text:list-level-style-bullet text:level="8" text:bullet-char="•">
        <style:list-level-properties text:space-before="5.08cm"/>
        <style:text-properties style:font-name="Arial Narrow" fo:color="#eaeaea" fo:font-size="100%"/>
      </text:list-level-style-bullet>
      <text:list-level-style-bullet text:level="9" text:bullet-char="•">
        <style:list-level-properties text:space-before="5.08cm"/>
        <style:text-properties style:font-name="Arial Narrow" fo:color="#eaeaea" fo:font-size="100%"/>
      </text:list-level-style-bullet>
      <text:list-level-style-bullet text:level="10" text:bullet-char="•">
        <style:list-level-properties text:space-before="5.08cm"/>
        <style:text-properties style:font-name="Arial Narrow" fo:color="#eaeaea"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
            <text:list-header>
              <text:p><text:span text:style-name="MT1"/></text:p>
            </text:list-header>
          </text:list>
        </draw:text-box>
      </draw:frame>
      <draw:frame draw:style-name="Mgr3" draw:text-style-name="MP4" draw:layer="backgroundobjects" svg:width="8.255cm" svg:height="1.27cm" svg:x="10.794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3cm" presentation:class="footer">
        <draw:text-box>
          <text:list text:style-name="">
            <text:list-header>
              <text:p><text:span text:style-name="MT1"/></text:p>
            </text:list-header>
          </text:list>
        </draw:text-box>
      </draw:frame>
      <draw:frame draw:style-name="Mgr5" draw:text-style-name="MP4" draw:layer="backgroundobjects" svg:width="8.255cm" svg:height="1.27cm" svg:x="10.794cm" svg:y="24.13cm" presentation:class="page-number">
        <draw:text-box>
          <text:list text:style-name="ML1">
            <text:list-header>
              <text:p text:style-name="MP3"><text:span text:style-name="MT1"><text:page-number>&lt;núme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Predeterminado" style:page-layout-name="PM1" draw:style-name="Mdp1">
      <draw:custom-shape draw:name="Freeform 2" draw:style-name="Mgr6" draw:text-style-name="MP5" draw:layer="backgroundobjects" svg:width="6.302cm" svg:height="7.527cm" svg:x="-0.031cm" svg:y="5.102cm">
        <text:list text:style-name="">
          <text:list-header>
            <text:p/>
          </text:list-header>
        </text:list>
        <draw:enhanced-geometry svg:viewBox="0 0 1429 1707" draw:extrusion-allowed="true" draw:text-areas="0 0 1429 1707" draw:glue-points="808 283 673 252 654 0 488 13 476 252 365 290 206 86 95 148 200 376 126 450 0 423 0 1273 101 1226 181 1306 70 1509 175 1596 365 1411 476 1448 501 1700 667 1707 685 1442 826 1405 993 1590 1103 1522 993 1300 1067 1207 1288 1312 1355 1196 1153 1047 1177 918 1429 894 1423 764 1171 727 1146 629 1349 487 1282 370 1054 462 980 388 1097 173 986 105 808 283" draw:type="mso-spt100" draw:enhanced-path="M 808 283 L 673 252 L 654 0 L 488 13 L 476 252 L 365 290 L 206 86 L 95 148 L 200 376 L 126 450 L 0 423 L 0 1273 L 101 1226 L 181 1306 L 70 1509 L 175 1596 L 365 1411 L 476 1448 L 501 1700 L 667 1707 L 685 1442 L 826 1405 L 993 1590 L 1103 1522 L 993 1300 L 1067 1207 L 1288 1312 L 1355 1196 L 1153 1047 L 1177 918 L 1429 894 L 1423 764 L 1171 727 L 1146 629 L 1349 487 L 1282 370 L 1054 462 L 980 388 L 1097 173 L 986 105 L 808 283 Z N">
          <draw:equation draw:name="f0" draw:formula=""/>
          <draw:equation draw:name="f1" draw:formula=""/>
          <draw:equation draw:name="f2" draw:formula=""/>
          <draw:equation draw:name="f3" draw:formula=""/>
          <draw:equation draw:name="f4" draw:formula=""/>
          <draw:equation draw:name="f5" draw:formula="423-1273"/>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1355,1312)/(pi/180)"/>
          <draw:equation draw:name="f14" draw:formula="(cos(918*(pi/180))*(1047-10800)+sin(918*(pi/180))*(1177-10800))+10800"/>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283-673"/>
          <draw:equation draw:name="f34" draw:formula="252-654"/>
          <draw:equation draw:name="f35" draw:formula="-488"/>
          <draw:equation draw:name="f36" draw:formula="13-476"/>
          <draw:equation draw:name="f37" draw:formula="252-365"/>
          <draw:equation draw:name="f38" draw:formula="290-206"/>
          <draw:equation draw:name="f39" draw:formula="86-95"/>
          <draw:equation draw:name="f40" draw:formula="148-200"/>
        </draw:enhanced-geometry>
      </draw:custom-shape>
      <draw:custom-shape draw:name="Freeform 3" draw:style-name="Mgr7" draw:text-style-name="MP6" draw:layer="backgroundobjects" svg:width="2.328cm" svg:height="2.187cm" svg:x="0.3cm" svg:y="0.044cm">
        <text:list text:style-name="">
          <text:list-header>
            <text:p/>
          </text:list-header>
        </text:list>
        <draw:enhanced-geometry svg:viewBox="0 0 528 496" draw:extrusion-allowed="true" draw:text-areas="0 0 528 496" draw:glue-points="335 56 293 46 288 0 238 0 232 46 198 58 146 0 114 14 147 84 124 107 50 81 32 109 90 159 80 197 2 202 0 244 80 256 88 292 29 345 50 378 116 347 141 372 107 435 139 462 198 404 232 416 240 494 292 496 297 414 341 403 393 460 427 439 393 370 416 341 484 374 505 338 442 292 450 252 528 244 526 204 448 193 440 162 503 119 482 82 412 111 389 88 425 21 391 0 335 56" draw:type="mso-spt100" draw:enhanced-path="M 335 56 L 293 46 L 288 0 L 238 0 L 232 46 L 198 58 L 146 0 L 114 14 L 147 84 L 124 107 L 50 81 L 32 109 L 90 159 L 80 197 L 2 202 L 0 244 L 80 256 L 88 292 L 29 345 L 50 378 L 116 347 L 141 372 L 107 435 L 139 462 L 198 404 L 232 416 L 240 494 L 292 496 L 297 414 L 341 403 L 393 460 L 427 439 L 393 370 L 416 341 L 484 374 L 505 338 L 442 292 L 450 252 L 528 244 L 526 204 L 448 193 L 440 162 L 503 119 L 482 82 L 412 111 L 389 88 L 425 21 L 391 0 L 335 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202+0)/2"/>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244*tan(526)"/>
          <draw:equation draw:name="f20" draw:formula=""/>
          <draw:equation draw:name="f21" draw:formula=""/>
          <draw:equation draw:name="f22" draw:formula=""/>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56-293"/>
          <draw:equation draw:name="f40" draw:formula="46-288"/>
          <draw:equation draw:name="f41" draw:formula="-238"/>
          <draw:equation draw:name="f42" draw:formula="-232"/>
          <draw:equation draw:name="f43" draw:formula="46-198"/>
          <draw:equation draw:name="f44" draw:formula="58-146"/>
          <draw:equation draw:name="f45" draw:formula="-114"/>
          <draw:equation draw:name="f46" draw:formula="14-147"/>
          <draw:equation draw:name="f47" draw:formula="84-124"/>
          <draw:equation draw:name="f48" draw:formula="107-50"/>
        </draw:enhanced-geometry>
      </draw:custom-shape>
      <draw:custom-shape draw:name="Freeform 4" draw:style-name="Mgr8" draw:text-style-name="MP7" draw:layer="backgroundobjects" svg:width="6.297cm" svg:height="6.306cm" svg:x="3.312cm" svg:y="0.983cm">
        <text:list text:style-name="">
          <text:list-header>
            <text:p/>
          </text:list-header>
        </text:list>
        <draw:enhanced-geometry svg:viewBox="0 0 2312 2313" draw:extrusion-allowed="true" draw:text-areas="0 0 2312 2313" draw:glue-points="1469 384 1285 342 1260 0 1035 17 1018 342 868 393 651 117 501 201 643 509 543 610 217 493 142 618 392 835 351 1002 8 1027 0 1211 351 1261 384 1419 125 1653 217 1795 509 1661 618 1770 467 2045 609 2162 868 1912 1018 1962 1052 2304 1277 2313 1302 1954 1494 1904 1720 2154 1870 2062 1720 1762 1820 1636 2120 1778 2212 1620 1937 1419 1970 1244 2312 1211 2304 1035 1962 985 1928 852 2204 660 2112 501 1803 626 1703 526 1861 234 1711 142 1469 384" draw:type="mso-spt100" draw:enhanced-path="M 1469 384 L 1285 342 L 1260 0 L 1035 17 L 1018 342 L 868 393 L 651 117 L 501 201 L 643 509 L 543 610 L 217 493 L 142 618 L 392 835 L 351 1002 L 8 1027 L 0 1211 L 351 1261 L 384 1419 L 125 1653 L 217 1795 L 509 1661 L 618 1770 L 467 2045 L 609 2162 L 868 1912 L 1018 1962 L 1052 2304 L 1277 2313 L 1302 1954 L 1494 1904 L 1720 2154 L 1870 2062 L 1720 1762 L 1820 1636 L 2120 1778 L 2212 1620 L 1937 1419 L 1970 1244 L 2312 1211 L 2304 1035 L 1962 985 L 1928 852 L 2204 660 L 2112 501 L 1803 626 L 1703 526 L 1861 234 L 1711 142 L 1469 38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0,1027)/(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tan2(2304,1211)/(pi/180)"/>
          <draw:equation draw:name="f20" draw:formula=""/>
          <draw:equation draw:name="f21" draw:formula=""/>
          <draw:equation draw:name="f22" draw:formula="626*cos(atan2(526,1703))"/>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384-1285"/>
          <draw:equation draw:name="f40" draw:formula="342-1260"/>
          <draw:equation draw:name="f41" draw:formula="-1035"/>
          <draw:equation draw:name="f42" draw:formula="17-1018"/>
          <draw:equation draw:name="f43" draw:formula="342-868"/>
          <draw:equation draw:name="f44" draw:formula="393-651"/>
          <draw:equation draw:name="f45" draw:formula="117-501"/>
          <draw:equation draw:name="f46" draw:formula="201-643"/>
          <draw:equation draw:name="f47" draw:formula="509-543"/>
          <draw:equation draw:name="f48" draw:formula="610-217"/>
        </draw:enhanced-geometry>
      </draw:custom-shape>
      <draw:custom-shape draw:name="Freeform 5" draw:style-name="Mgr9" draw:text-style-name="MP8" draw:layer="backgroundobjects" svg:width="10.195cm" svg:height="10.199cm" svg:x="7.034cm" svg:y="3.528cm">
        <text:list text:style-name="">
          <text:list-header>
            <text:p/>
          </text:list-header>
        </text:list>
        <draw:enhanced-geometry svg:viewBox="0 0 2312 2313" draw:extrusion-allowed="true" draw:text-areas="0 0 2312 2313" draw:glue-points="1469 384 1285 342 1260 0 1035 17 1018 342 868 393 651 117 501 201 643 509 543 610 217 493 142 618 392 835 351 1002 8 1027 0 1211 351 1261 384 1419 125 1653 217 1795 509 1661 618 1770 467 2045 609 2162 868 1912 1018 1962 1052 2304 1277 2313 1302 1954 1494 1904 1720 2154 1870 2062 1720 1762 1820 1636 2120 1778 2212 1620 1937 1419 1970 1244 2312 1211 2304 1035 1962 985 1928 852 2204 660 2112 501 1803 626 1703 526 1861 234 1711 142 1469 384" draw:type="mso-spt100" draw:enhanced-path="M 1469 384 L 1285 342 L 1260 0 L 1035 17 L 1018 342 L 868 393 L 651 117 L 501 201 L 643 509 L 543 610 L 217 493 L 142 618 L 392 835 L 351 1002 L 8 1027 L 0 1211 L 351 1261 L 384 1419 L 125 1653 L 217 1795 L 509 1661 L 618 1770 L 467 2045 L 609 2162 L 868 1912 L 1018 1962 L 1052 2304 L 1277 2313 L 1302 1954 L 1494 1904 L 1720 2154 L 1870 2062 L 1720 1762 L 1820 1636 L 2120 1778 L 2212 1620 L 1937 1419 L 1970 1244 L 2312 1211 L 2304 1035 L 1962 985 L 1928 852 L 2204 660 L 2112 501 L 1803 626 L 1703 526 L 1861 234 L 1711 142 L 1469 38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0,1027)/(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tan2(2304,1211)/(pi/180)"/>
          <draw:equation draw:name="f20" draw:formula=""/>
          <draw:equation draw:name="f21" draw:formula=""/>
          <draw:equation draw:name="f22" draw:formula="626*cos(atan2(526,1703))"/>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384-1285"/>
          <draw:equation draw:name="f40" draw:formula="342-1260"/>
          <draw:equation draw:name="f41" draw:formula="-1035"/>
          <draw:equation draw:name="f42" draw:formula="17-1018"/>
          <draw:equation draw:name="f43" draw:formula="342-868"/>
          <draw:equation draw:name="f44" draw:formula="393-651"/>
          <draw:equation draw:name="f45" draw:formula="117-501"/>
          <draw:equation draw:name="f46" draw:formula="201-643"/>
          <draw:equation draw:name="f47" draw:formula="509-543"/>
          <draw:equation draw:name="f48" draw:formula="610-217"/>
        </draw:enhanced-geometry>
      </draw:custom-shape>
      <draw:custom-shape draw:name="Freeform 6" draw:style-name="Mgr10" draw:text-style-name="MP9" draw:layer="backgroundobjects" svg:width="9.494cm" svg:height="5.825cm" svg:x="0.009cm" svg:y="13.326cm">
        <text:list text:style-name="">
          <text:list-header>
            <text:p/>
          </text:list-header>
        </text:list>
        <draw:enhanced-geometry svg:viewBox="0 0 2153 1321" draw:extrusion-allowed="true" draw:text-areas="0 0 2153 1321" draw:glue-points="1368 358 1197 318 1173 0 964 16 948 318 808 366 606 109 467 187 599 474 506 568 202 459 132 576 365 778 327 933 7 956 0 1128 327 1174 358 1321 1804 1321 1835 1158 2153 1128 2146 964 1827 917 1795 793 2052 615 1967 467 1679 583 1586 490 1733 218 1593 132 1368 358" draw:type="mso-spt100" draw:enhanced-path="M 1368 358 L 1197 318 L 1173 0 L 964 16 L 948 318 L 808 366 L 606 109 L 467 187 L 599 474 L 506 568 L 202 459 L 132 576 L 365 778 L 327 933 L 7 956 L 0 1128 L 327 1174 L 358 1321 L 1804 1321 L 1835 1158 L 2153 1128 L 2146 964 L 1827 917 L 1795 793 L 2052 615 L 1967 467 L 1679 583 L 1586 490 L 1733 218 L 1593 132 L 1368 3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sqrt(956*956+0*0+1128*1128)"/>
          <draw:equation draw:name="f8" draw:formula=""/>
          <draw:equation draw:name="f9" draw:formula="1321*sin(atan2(1158,1835))"/>
          <draw:equation draw:name="f10" draw:formula=""/>
          <draw:equation draw:name="f11" draw:formula=""/>
          <draw:equation draw:name="f12" draw:formula="min(615,1967)"/>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2"/>
          <draw:equation draw:name="f25" draw:formula="atan2(0,1368)/(pi/180)"/>
          <draw:equation draw:name="f26" draw:formula="1197-318"/>
          <draw:equation draw:name="f27" draw:formula="1173"/>
          <draw:equation draw:name="f28" draw:formula="964-16"/>
          <draw:equation draw:name="f29" draw:formula="948-318"/>
          <draw:equation draw:name="f30" draw:formula="808-366"/>
        </draw:enhanced-geometry>
      </draw:custom-shape>
      <draw:custom-shape draw:name="Freeform 7" draw:style-name="Mgr11" draw:text-style-name="MP10" draw:layer="backgroundobjects" svg:width="6.288cm" svg:height="6.289cm" svg:x="12.484cm" svg:y="12.294cm">
        <text:list text:style-name="">
          <text:list-header>
            <text:p/>
          </text:list-header>
        </text:list>
        <draw:enhanced-geometry svg:viewBox="0 0 2312 2313" draw:extrusion-allowed="true" draw:text-areas="0 0 2312 2313" draw:glue-points="1469 384 1285 342 1260 0 1035 17 1018 342 868 393 651 117 501 201 643 509 543 610 217 493 142 618 392 835 351 1002 8 1027 0 1211 351 1261 384 1419 125 1653 217 1795 509 1661 618 1770 467 2045 609 2162 868 1912 1018 1962 1052 2304 1277 2313 1302 1954 1494 1904 1720 2154 1870 2062 1720 1762 1820 1636 2120 1778 2212 1620 1937 1419 1970 1244 2312 1211 2304 1035 1962 985 1928 852 2204 660 2112 501 1803 626 1703 526 1861 234 1711 142 1469 384" draw:type="mso-spt100" draw:enhanced-path="M 1469 384 L 1285 342 L 1260 0 L 1035 17 L 1018 342 L 868 393 L 651 117 L 501 201 L 643 509 L 543 610 L 217 493 L 142 618 L 392 835 L 351 1002 L 8 1027 L 0 1211 L 351 1261 L 384 1419 L 125 1653 L 217 1795 L 509 1661 L 618 1770 L 467 2045 L 609 2162 L 868 1912 L 1018 1962 L 1052 2304 L 1277 2313 L 1302 1954 L 1494 1904 L 1720 2154 L 1870 2062 L 1720 1762 L 1820 1636 L 2120 1778 L 2212 1620 L 1937 1419 L 1970 1244 L 2312 1211 L 2304 1035 L 1962 985 L 1928 852 L 2204 660 L 2112 501 L 1803 626 L 1703 526 L 1861 234 L 1711 142 L 1469 38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0,1027)/(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tan2(2304,1211)/(pi/180)"/>
          <draw:equation draw:name="f20" draw:formula=""/>
          <draw:equation draw:name="f21" draw:formula=""/>
          <draw:equation draw:name="f22" draw:formula="626*cos(atan2(526,1703))"/>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384-1285"/>
          <draw:equation draw:name="f40" draw:formula="342-1260"/>
          <draw:equation draw:name="f41" draw:formula="-1035"/>
          <draw:equation draw:name="f42" draw:formula="17-1018"/>
          <draw:equation draw:name="f43" draw:formula="342-868"/>
          <draw:equation draw:name="f44" draw:formula="393-651"/>
          <draw:equation draw:name="f45" draw:formula="117-501"/>
          <draw:equation draw:name="f46" draw:formula="201-643"/>
          <draw:equation draw:name="f47" draw:formula="509-543"/>
          <draw:equation draw:name="f48" draw:formula="610-217"/>
        </draw:enhanced-geometry>
      </draw:custom-shape>
      <draw:custom-shape draw:name="Freeform 8" draw:style-name="Mgr12" draw:text-style-name="MP8" draw:layer="backgroundobjects" svg:width="8.136cm" svg:height="8.14cm" svg:x="15.685cm" svg:y="1.354cm">
        <text:list text:style-name="">
          <text:list-header>
            <text:p/>
          </text:list-header>
        </text:list>
        <draw:enhanced-geometry svg:viewBox="0 0 2312 2313" draw:extrusion-allowed="true" draw:text-areas="0 0 2312 2313" draw:glue-points="1469 384 1285 342 1260 0 1035 17 1018 342 868 393 651 117 501 201 643 509 543 610 217 493 142 618 392 835 351 1002 8 1027 0 1211 351 1261 384 1419 125 1653 217 1795 509 1661 618 1770 467 2045 609 2162 868 1912 1018 1962 1052 2304 1277 2313 1302 1954 1494 1904 1720 2154 1870 2062 1720 1762 1820 1636 2120 1778 2212 1620 1937 1419 1970 1244 2312 1211 2304 1035 1962 985 1928 852 2204 660 2112 501 1803 626 1703 526 1861 234 1711 142 1469 384" draw:type="mso-spt100" draw:enhanced-path="M 1469 384 L 1285 342 L 1260 0 L 1035 17 L 1018 342 L 868 393 L 651 117 L 501 201 L 643 509 L 543 610 L 217 493 L 142 618 L 392 835 L 351 1002 L 8 1027 L 0 1211 L 351 1261 L 384 1419 L 125 1653 L 217 1795 L 509 1661 L 618 1770 L 467 2045 L 609 2162 L 868 1912 L 1018 1962 L 1052 2304 L 1277 2313 L 1302 1954 L 1494 1904 L 1720 2154 L 1870 2062 L 1720 1762 L 1820 1636 L 2120 1778 L 2212 1620 L 1937 1419 L 1970 1244 L 2312 1211 L 2304 1035 L 1962 985 L 1928 852 L 2204 660 L 2112 501 L 1803 626 L 1703 526 L 1861 234 L 1711 142 L 1469 38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0,1027)/(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tan2(2304,1211)/(pi/180)"/>
          <draw:equation draw:name="f20" draw:formula=""/>
          <draw:equation draw:name="f21" draw:formula=""/>
          <draw:equation draw:name="f22" draw:formula="626*cos(atan2(526,1703))"/>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384-1285"/>
          <draw:equation draw:name="f40" draw:formula="342-1260"/>
          <draw:equation draw:name="f41" draw:formula="-1035"/>
          <draw:equation draw:name="f42" draw:formula="17-1018"/>
          <draw:equation draw:name="f43" draw:formula="342-868"/>
          <draw:equation draw:name="f44" draw:formula="393-651"/>
          <draw:equation draw:name="f45" draw:formula="117-501"/>
          <draw:equation draw:name="f46" draw:formula="201-643"/>
          <draw:equation draw:name="f47" draw:formula="509-543"/>
          <draw:equation draw:name="f48" draw:formula="610-217"/>
        </draw:enhanced-geometry>
      </draw:custom-shape>
      <draw:custom-shape draw:name="Freeform 9" draw:style-name="Mgr13" draw:text-style-name="MP11" draw:layer="backgroundobjects" svg:width="5.578cm" svg:height="11.103cm" svg:x="19.853cm" svg:y="7.1cm">
        <text:list text:style-name="">
          <text:list-header>
            <text:p/>
          </text:list-header>
        </text:list>
        <draw:enhanced-geometry svg:viewBox="0 0 1265 2518" draw:extrusion-allowed="true" draw:text-areas="0 0 1265 2518" draw:glue-points="1265 0 1128 18 1110 372 946 428 710 127 546 219 701 555 592 665 237 537 155 674 427 911 383 1093 9 1121 0 1322 383 1376 419 1549 136 1804 237 1959 555 1813 674 1932 509 2232 664 2360 946 2087 1110 2142 1147 2515 1265 2518 1265 0" draw:type="mso-spt100" draw:enhanced-path="M 1265 0 L 1128 18 L 1110 372 L 946 428 L 710 127 L 546 219 L 701 555 L 592 665 L 237 537 L 155 674 L 427 911 L 383 1093 L 9 1121 L 0 1322 L 383 1376 L 419 1549 L 136 1804 L 237 1959 L 555 1813 L 674 1932 L 509 2232 L 664 2360 L 946 2087 L 1110 2142 L 1147 2515 L 1265 2518 L 1265 0 Z N">
          <draw:equation draw:name="f0" draw:formula=""/>
          <draw:equation draw:name="f1" draw:formula=""/>
          <draw:equation draw:name="f2" draw:formula=""/>
          <draw:equation draw:name="f3" draw:formula=""/>
          <draw:equation draw:name="f4" draw:formula=""/>
          <draw:equation draw:name="f5" draw:formula=""/>
          <draw:equation draw:name="f6" draw:formula="1121*sin(0*(pi/18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28"/>
          <draw:equation draw:name="f22" draw:formula="atan2(0,1265)/(pi/180)"/>
          <draw:equation draw:name="f23" draw:formula="1128-18"/>
          <draw:equation draw:name="f24" draw:formula="1110-372"/>
          <draw:equation draw:name="f25" draw:formula="946-428"/>
          <draw:equation draw:name="f26" draw:formula="710-127"/>
        </draw:enhanced-geometry>
      </draw:custom-shape>
      <draw:frame draw:name="Picture 10" draw:style-name="Mgr14" draw:text-style-name="MP12" draw:layer="backgroundobjects" svg:width="2.231cm" svg:height="19.05cm" svg:x="0.009cm" svg:y="-0.009cm">
        <draw:image xlink:href="Pictures/100000000000003C0000020029375D69D6E44981.png" xlink:type="simple" xlink:show="embed" xlink:actuate="onLoad" loext:mime-type="image/png">
          <text:p/>
        </draw:image>
        <svg:desc>Facbanna</svg:desc>
      </draw:frame>
      <draw:frame presentation:style-name="Predeterminado-title" draw:layer="backgroundobjects" svg:width="21.59cm" svg:height="3.175cm" svg:x="2.963cm" svg:y="0.846cm" presentation:class="title" presentation:placeholder="true">
        <draw:text-box/>
      </draw:frame>
      <draw:frame presentation:style-name="Predeterminado-outline1" draw:layer="backgroundobjects" svg:width="21.59cm" svg:height="11.43cm" svg:x="2.963cm" svg:y="4.657cm" presentation:class="outline" presentation:placeholder="true">
        <draw:text-box/>
      </draw:frame>
      <draw:frame draw:style-name="Mgr15" draw:text-style-name="MP2" draw:layer="backgroundobjects" svg:width="5.292cm" svg:height="1.27cm" svg:x="2.963cm" svg:y="17.568cm" presentation:class="date-time">
        <draw:text-box>
          <text:list text:style-name="">
            <text:list-header>
              <text:p><text:span text:style-name="MT2"/></text:p>
            </text:list-header>
          </text:list>
        </draw:text-box>
      </draw:frame>
      <draw:frame draw:style-name="Mgr16" draw:text-style-name="MP13" draw:layer="backgroundobjects" svg:width="8.043cm" svg:height="1.27cm" svg:x="9.736cm" svg:y="17.568cm" presentation:class="footer">
        <draw:text-box>
          <text:list text:style-name="">
            <text:list-header>
              <text:p><text:span text:style-name="MT2"/></text:p>
            </text:list-header>
          </text:list>
        </draw:text-box>
      </draw:frame>
      <draw:frame draw:style-name="Mgr17" draw:text-style-name="MP4" draw:layer="backgroundobjects" svg:width="5.291cm" svg:height="1.27cm" svg:x="19.261cm" svg:y="17.568cm" presentation:class="page-number">
        <draw:text-box>
          <text:list text:style-name="ML2">
            <text:list-header>
              <text:p text:style-name="MP3"><text:span text:style-name="MT2"><text:page-number>&lt;número&gt;</text:page-number></text:span></text:p>
            </text:list-header>
          </text:list>
        </draw:text-box>
      </draw:frame>
      <presentation:notes style:page-layout-name="PM0">
        <draw:rect draw:style-name="Mgr1" draw:text-style-name="MP1" draw:layer="backgroundobjects" svg:width="19.05cm" svg:height="25.4cm" svg:x="0cm" svg:y="0cm">
          <text:p/>
        </draw:rect>
        <draw:frame draw:style-name="Mgr18" draw:text-style-name="MP2" draw:layer="backgroundobjects" svg:width="8.255cm" svg:height="1.27cm" svg:x="-0.001cm" svg:y="0cm" presentation:class="header">
          <draw:text-box>
            <text:list text:style-name="">
              <text:list-header>
                <text:p><text:span text:style-name="MT3"/></text:p>
              </text:list-header>
            </text:list>
          </draw:text-box>
        </draw:frame>
        <draw:frame draw:style-name="Mgr19" draw:text-style-name="MP4" draw:layer="backgroundobjects" svg:width="8.255cm" svg:height="1.27cm" svg:x="10.794cm" svg:y="0cm" presentation:class="date-time">
          <draw:text-box>
            <text:list text:style-name="ML1">
              <text:list-header>
                <text:p text:style-name="MP3"><text:span text:style-name="MT3"><text:date style:data-style-name="D3" text:date-value="2020-08-22">22/08/20</text:date></text:span></text:p>
              </text:list-header>
            </text:list>
          </draw:text-box>
        </draw:frame>
        <draw:page-thumbnail presentation:style-name="Predeterminado-title" draw:layer="backgroundobjects" svg:width="12.692cm" svg:height="9.517cm" svg:x="3.179cm" svg:y="1.908cm" presentation:class="page"/>
        <draw:frame presentation:style-name="Predeterminado-notes" draw:layer="backgroundobjects" svg:width="13.97cm" svg:height="11.43cm" svg:x="2.54cm" svg:y="12.065cm" presentation:class="notes" presentation:placeholder="true">
          <draw:text-box/>
        </draw:frame>
        <draw:frame draw:style-name="Mgr20" draw:text-style-name="MP2" draw:layer="backgroundobjects" svg:width="8.255cm" svg:height="1.27cm" svg:x="-0.001cm" svg:y="24.13cm" presentation:class="footer">
          <draw:text-box>
            <text:list text:style-name="">
              <text:list-header>
                <text:p><text:span text:style-name="MT3"/></text:p>
              </text:list-header>
            </text:list>
          </draw:text-box>
        </draw:frame>
        <draw:frame draw:style-name="Mgr21" draw:text-style-name="MP4" draw:layer="backgroundobjects" svg:width="8.255cm" svg:height="1.27cm" svg:x="10.794cm" svg:y="24.13cm" presentation:class="page-number">
          <draw:text-box>
            <text:list text:style-name="ML1">
              <text:list-header>
                <text:p text:style-name="MP3"><text:span text:style-name="MT3"><text:page-number>&lt;número&gt;</text:page-number></text:span></text:p>
              </text:list-header>
            </text:list>
          </draw:text-box>
        </draw:frame>
      </presentation:notes>
    </style:master-page>
    <style:master-page style:name="Titular1" style:page-layout-name="PM1" draw:style-name="Mdp1">
      <draw:custom-shape draw:name="Freeform 2" draw:style-name="Mgr6" draw:text-style-name="MP5" draw:layer="backgroundobjects" svg:width="6.302cm" svg:height="7.527cm" svg:x="-0.031cm" svg:y="5.102cm">
        <text:list text:style-name="">
          <text:list-header>
            <text:p/>
          </text:list-header>
        </text:list>
        <draw:enhanced-geometry svg:viewBox="0 0 1429 1707" draw:extrusion-allowed="true" draw:text-areas="0 0 1429 1707" draw:glue-points="808 283 673 252 654 0 488 13 476 252 365 290 206 86 95 148 200 376 126 450 0 423 0 1273 101 1226 181 1306 70 1509 175 1596 365 1411 476 1448 501 1700 667 1707 685 1442 826 1405 993 1590 1103 1522 993 1300 1067 1207 1288 1312 1355 1196 1153 1047 1177 918 1429 894 1423 764 1171 727 1146 629 1349 487 1282 370 1054 462 980 388 1097 173 986 105 808 283" draw:type="mso-spt100" draw:enhanced-path="M 808 283 L 673 252 L 654 0 L 488 13 L 476 252 L 365 290 L 206 86 L 95 148 L 200 376 L 126 450 L 0 423 L 0 1273 L 101 1226 L 181 1306 L 70 1509 L 175 1596 L 365 1411 L 476 1448 L 501 1700 L 667 1707 L 685 1442 L 826 1405 L 993 1590 L 1103 1522 L 993 1300 L 1067 1207 L 1288 1312 L 1355 1196 L 1153 1047 L 1177 918 L 1429 894 L 1423 764 L 1171 727 L 1146 629 L 1349 487 L 1282 370 L 1054 462 L 980 388 L 1097 173 L 986 105 L 808 283 Z N">
          <draw:equation draw:name="f0" draw:formula=""/>
          <draw:equation draw:name="f1" draw:formula=""/>
          <draw:equation draw:name="f2" draw:formula=""/>
          <draw:equation draw:name="f3" draw:formula=""/>
          <draw:equation draw:name="f4" draw:formula=""/>
          <draw:equation draw:name="f5" draw:formula="423-1273"/>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1355,1312)/(pi/180)"/>
          <draw:equation draw:name="f14" draw:formula="(cos(918*(pi/180))*(1047-10800)+sin(918*(pi/180))*(1177-10800))+10800"/>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283-673"/>
          <draw:equation draw:name="f34" draw:formula="252-654"/>
          <draw:equation draw:name="f35" draw:formula="-488"/>
          <draw:equation draw:name="f36" draw:formula="13-476"/>
          <draw:equation draw:name="f37" draw:formula="252-365"/>
          <draw:equation draw:name="f38" draw:formula="290-206"/>
          <draw:equation draw:name="f39" draw:formula="86-95"/>
          <draw:equation draw:name="f40" draw:formula="148-200"/>
        </draw:enhanced-geometry>
      </draw:custom-shape>
      <draw:custom-shape draw:name="Freeform 3" draw:style-name="Mgr7" draw:text-style-name="MP6" draw:layer="backgroundobjects" svg:width="2.328cm" svg:height="2.187cm" svg:x="0.3cm" svg:y="0.044cm">
        <text:list text:style-name="">
          <text:list-header>
            <text:p/>
          </text:list-header>
        </text:list>
        <draw:enhanced-geometry svg:viewBox="0 0 528 496" draw:extrusion-allowed="true" draw:text-areas="0 0 528 496" draw:glue-points="335 56 293 46 288 0 238 0 232 46 198 58 146 0 114 14 147 84 124 107 50 81 32 109 90 159 80 197 2 202 0 244 80 256 88 292 29 345 50 378 116 347 141 372 107 435 139 462 198 404 232 416 240 494 292 496 297 414 341 403 393 460 427 439 393 370 416 341 484 374 505 338 442 292 450 252 528 244 526 204 448 193 440 162 503 119 482 82 412 111 389 88 425 21 391 0 335 56" draw:type="mso-spt100" draw:enhanced-path="M 335 56 L 293 46 L 288 0 L 238 0 L 232 46 L 198 58 L 146 0 L 114 14 L 147 84 L 124 107 L 50 81 L 32 109 L 90 159 L 80 197 L 2 202 L 0 244 L 80 256 L 88 292 L 29 345 L 50 378 L 116 347 L 141 372 L 107 435 L 139 462 L 198 404 L 232 416 L 240 494 L 292 496 L 297 414 L 341 403 L 393 460 L 427 439 L 393 370 L 416 341 L 484 374 L 505 338 L 442 292 L 450 252 L 528 244 L 526 204 L 448 193 L 440 162 L 503 119 L 482 82 L 412 111 L 389 88 L 425 21 L 391 0 L 335 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202+0)/2"/>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244*tan(526)"/>
          <draw:equation draw:name="f20" draw:formula=""/>
          <draw:equation draw:name="f21" draw:formula=""/>
          <draw:equation draw:name="f22" draw:formula=""/>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56-293"/>
          <draw:equation draw:name="f40" draw:formula="46-288"/>
          <draw:equation draw:name="f41" draw:formula="-238"/>
          <draw:equation draw:name="f42" draw:formula="-232"/>
          <draw:equation draw:name="f43" draw:formula="46-198"/>
          <draw:equation draw:name="f44" draw:formula="58-146"/>
          <draw:equation draw:name="f45" draw:formula="-114"/>
          <draw:equation draw:name="f46" draw:formula="14-147"/>
          <draw:equation draw:name="f47" draw:formula="84-124"/>
          <draw:equation draw:name="f48" draw:formula="107-50"/>
        </draw:enhanced-geometry>
      </draw:custom-shape>
      <draw:custom-shape draw:name="Freeform 4" draw:style-name="Mgr8" draw:text-style-name="MP7" draw:layer="backgroundobjects" svg:width="6.297cm" svg:height="6.306cm" svg:x="3.312cm" svg:y="0.983cm">
        <text:list text:style-name="">
          <text:list-header>
            <text:p/>
          </text:list-header>
        </text:list>
        <draw:enhanced-geometry svg:viewBox="0 0 2312 2313" draw:extrusion-allowed="true" draw:text-areas="0 0 2312 2313" draw:glue-points="1469 384 1285 342 1260 0 1035 17 1018 342 868 393 651 117 501 201 643 509 543 610 217 493 142 618 392 835 351 1002 8 1027 0 1211 351 1261 384 1419 125 1653 217 1795 509 1661 618 1770 467 2045 609 2162 868 1912 1018 1962 1052 2304 1277 2313 1302 1954 1494 1904 1720 2154 1870 2062 1720 1762 1820 1636 2120 1778 2212 1620 1937 1419 1970 1244 2312 1211 2304 1035 1962 985 1928 852 2204 660 2112 501 1803 626 1703 526 1861 234 1711 142 1469 384" draw:type="mso-spt100" draw:enhanced-path="M 1469 384 L 1285 342 L 1260 0 L 1035 17 L 1018 342 L 868 393 L 651 117 L 501 201 L 643 509 L 543 610 L 217 493 L 142 618 L 392 835 L 351 1002 L 8 1027 L 0 1211 L 351 1261 L 384 1419 L 125 1653 L 217 1795 L 509 1661 L 618 1770 L 467 2045 L 609 2162 L 868 1912 L 1018 1962 L 1052 2304 L 1277 2313 L 1302 1954 L 1494 1904 L 1720 2154 L 1870 2062 L 1720 1762 L 1820 1636 L 2120 1778 L 2212 1620 L 1937 1419 L 1970 1244 L 2312 1211 L 2304 1035 L 1962 985 L 1928 852 L 2204 660 L 2112 501 L 1803 626 L 1703 526 L 1861 234 L 1711 142 L 1469 38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0,1027)/(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tan2(2304,1211)/(pi/180)"/>
          <draw:equation draw:name="f20" draw:formula=""/>
          <draw:equation draw:name="f21" draw:formula=""/>
          <draw:equation draw:name="f22" draw:formula="626*cos(atan2(526,1703))"/>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384-1285"/>
          <draw:equation draw:name="f40" draw:formula="342-1260"/>
          <draw:equation draw:name="f41" draw:formula="-1035"/>
          <draw:equation draw:name="f42" draw:formula="17-1018"/>
          <draw:equation draw:name="f43" draw:formula="342-868"/>
          <draw:equation draw:name="f44" draw:formula="393-651"/>
          <draw:equation draw:name="f45" draw:formula="117-501"/>
          <draw:equation draw:name="f46" draw:formula="201-643"/>
          <draw:equation draw:name="f47" draw:formula="509-543"/>
          <draw:equation draw:name="f48" draw:formula="610-217"/>
        </draw:enhanced-geometry>
      </draw:custom-shape>
      <draw:custom-shape draw:name="Freeform 5" draw:style-name="Mgr9" draw:text-style-name="MP8" draw:layer="backgroundobjects" svg:width="10.195cm" svg:height="10.199cm" svg:x="7.034cm" svg:y="3.528cm">
        <text:list text:style-name="">
          <text:list-header>
            <text:p/>
          </text:list-header>
        </text:list>
        <draw:enhanced-geometry svg:viewBox="0 0 2312 2313" draw:extrusion-allowed="true" draw:text-areas="0 0 2312 2313" draw:glue-points="1469 384 1285 342 1260 0 1035 17 1018 342 868 393 651 117 501 201 643 509 543 610 217 493 142 618 392 835 351 1002 8 1027 0 1211 351 1261 384 1419 125 1653 217 1795 509 1661 618 1770 467 2045 609 2162 868 1912 1018 1962 1052 2304 1277 2313 1302 1954 1494 1904 1720 2154 1870 2062 1720 1762 1820 1636 2120 1778 2212 1620 1937 1419 1970 1244 2312 1211 2304 1035 1962 985 1928 852 2204 660 2112 501 1803 626 1703 526 1861 234 1711 142 1469 384" draw:type="mso-spt100" draw:enhanced-path="M 1469 384 L 1285 342 L 1260 0 L 1035 17 L 1018 342 L 868 393 L 651 117 L 501 201 L 643 509 L 543 610 L 217 493 L 142 618 L 392 835 L 351 1002 L 8 1027 L 0 1211 L 351 1261 L 384 1419 L 125 1653 L 217 1795 L 509 1661 L 618 1770 L 467 2045 L 609 2162 L 868 1912 L 1018 1962 L 1052 2304 L 1277 2313 L 1302 1954 L 1494 1904 L 1720 2154 L 1870 2062 L 1720 1762 L 1820 1636 L 2120 1778 L 2212 1620 L 1937 1419 L 1970 1244 L 2312 1211 L 2304 1035 L 1962 985 L 1928 852 L 2204 660 L 2112 501 L 1803 626 L 1703 526 L 1861 234 L 1711 142 L 1469 38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0,1027)/(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tan2(2304,1211)/(pi/180)"/>
          <draw:equation draw:name="f20" draw:formula=""/>
          <draw:equation draw:name="f21" draw:formula=""/>
          <draw:equation draw:name="f22" draw:formula="626*cos(atan2(526,1703))"/>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384-1285"/>
          <draw:equation draw:name="f40" draw:formula="342-1260"/>
          <draw:equation draw:name="f41" draw:formula="-1035"/>
          <draw:equation draw:name="f42" draw:formula="17-1018"/>
          <draw:equation draw:name="f43" draw:formula="342-868"/>
          <draw:equation draw:name="f44" draw:formula="393-651"/>
          <draw:equation draw:name="f45" draw:formula="117-501"/>
          <draw:equation draw:name="f46" draw:formula="201-643"/>
          <draw:equation draw:name="f47" draw:formula="509-543"/>
          <draw:equation draw:name="f48" draw:formula="610-217"/>
        </draw:enhanced-geometry>
      </draw:custom-shape>
      <draw:custom-shape draw:name="Freeform 6" draw:style-name="Mgr10" draw:text-style-name="MP9" draw:layer="backgroundobjects" svg:width="9.494cm" svg:height="5.825cm" svg:x="0.009cm" svg:y="13.326cm">
        <text:list text:style-name="">
          <text:list-header>
            <text:p/>
          </text:list-header>
        </text:list>
        <draw:enhanced-geometry svg:viewBox="0 0 2153 1321" draw:extrusion-allowed="true" draw:text-areas="0 0 2153 1321" draw:glue-points="1368 358 1197 318 1173 0 964 16 948 318 808 366 606 109 467 187 599 474 506 568 202 459 132 576 365 778 327 933 7 956 0 1128 327 1174 358 1321 1804 1321 1835 1158 2153 1128 2146 964 1827 917 1795 793 2052 615 1967 467 1679 583 1586 490 1733 218 1593 132 1368 358" draw:type="mso-spt100" draw:enhanced-path="M 1368 358 L 1197 318 L 1173 0 L 964 16 L 948 318 L 808 366 L 606 109 L 467 187 L 599 474 L 506 568 L 202 459 L 132 576 L 365 778 L 327 933 L 7 956 L 0 1128 L 327 1174 L 358 1321 L 1804 1321 L 1835 1158 L 2153 1128 L 2146 964 L 1827 917 L 1795 793 L 2052 615 L 1967 467 L 1679 583 L 1586 490 L 1733 218 L 1593 132 L 1368 3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sqrt(956*956+0*0+1128*1128)"/>
          <draw:equation draw:name="f8" draw:formula=""/>
          <draw:equation draw:name="f9" draw:formula="1321*sin(atan2(1158,1835))"/>
          <draw:equation draw:name="f10" draw:formula=""/>
          <draw:equation draw:name="f11" draw:formula=""/>
          <draw:equation draw:name="f12" draw:formula="min(615,1967)"/>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2"/>
          <draw:equation draw:name="f25" draw:formula="atan2(0,1368)/(pi/180)"/>
          <draw:equation draw:name="f26" draw:formula="1197-318"/>
          <draw:equation draw:name="f27" draw:formula="1173"/>
          <draw:equation draw:name="f28" draw:formula="964-16"/>
          <draw:equation draw:name="f29" draw:formula="948-318"/>
          <draw:equation draw:name="f30" draw:formula="808-366"/>
        </draw:enhanced-geometry>
      </draw:custom-shape>
      <draw:custom-shape draw:name="Freeform 7" draw:style-name="Mgr11" draw:text-style-name="MP10" draw:layer="backgroundobjects" svg:width="6.288cm" svg:height="6.289cm" svg:x="12.484cm" svg:y="12.294cm">
        <text:list text:style-name="">
          <text:list-header>
            <text:p/>
          </text:list-header>
        </text:list>
        <draw:enhanced-geometry svg:viewBox="0 0 2312 2313" draw:extrusion-allowed="true" draw:text-areas="0 0 2312 2313" draw:glue-points="1469 384 1285 342 1260 0 1035 17 1018 342 868 393 651 117 501 201 643 509 543 610 217 493 142 618 392 835 351 1002 8 1027 0 1211 351 1261 384 1419 125 1653 217 1795 509 1661 618 1770 467 2045 609 2162 868 1912 1018 1962 1052 2304 1277 2313 1302 1954 1494 1904 1720 2154 1870 2062 1720 1762 1820 1636 2120 1778 2212 1620 1937 1419 1970 1244 2312 1211 2304 1035 1962 985 1928 852 2204 660 2112 501 1803 626 1703 526 1861 234 1711 142 1469 384" draw:type="mso-spt100" draw:enhanced-path="M 1469 384 L 1285 342 L 1260 0 L 1035 17 L 1018 342 L 868 393 L 651 117 L 501 201 L 643 509 L 543 610 L 217 493 L 142 618 L 392 835 L 351 1002 L 8 1027 L 0 1211 L 351 1261 L 384 1419 L 125 1653 L 217 1795 L 509 1661 L 618 1770 L 467 2045 L 609 2162 L 868 1912 L 1018 1962 L 1052 2304 L 1277 2313 L 1302 1954 L 1494 1904 L 1720 2154 L 1870 2062 L 1720 1762 L 1820 1636 L 2120 1778 L 2212 1620 L 1937 1419 L 1970 1244 L 2312 1211 L 2304 1035 L 1962 985 L 1928 852 L 2204 660 L 2112 501 L 1803 626 L 1703 526 L 1861 234 L 1711 142 L 1469 38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0,1027)/(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tan2(2304,1211)/(pi/180)"/>
          <draw:equation draw:name="f20" draw:formula=""/>
          <draw:equation draw:name="f21" draw:formula=""/>
          <draw:equation draw:name="f22" draw:formula="626*cos(atan2(526,1703))"/>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384-1285"/>
          <draw:equation draw:name="f40" draw:formula="342-1260"/>
          <draw:equation draw:name="f41" draw:formula="-1035"/>
          <draw:equation draw:name="f42" draw:formula="17-1018"/>
          <draw:equation draw:name="f43" draw:formula="342-868"/>
          <draw:equation draw:name="f44" draw:formula="393-651"/>
          <draw:equation draw:name="f45" draw:formula="117-501"/>
          <draw:equation draw:name="f46" draw:formula="201-643"/>
          <draw:equation draw:name="f47" draw:formula="509-543"/>
          <draw:equation draw:name="f48" draw:formula="610-217"/>
        </draw:enhanced-geometry>
      </draw:custom-shape>
      <draw:custom-shape draw:name="Freeform 8" draw:style-name="Mgr12" draw:text-style-name="MP8" draw:layer="backgroundobjects" svg:width="8.136cm" svg:height="8.14cm" svg:x="15.685cm" svg:y="1.354cm">
        <text:list text:style-name="">
          <text:list-header>
            <text:p/>
          </text:list-header>
        </text:list>
        <draw:enhanced-geometry svg:viewBox="0 0 2312 2313" draw:extrusion-allowed="true" draw:text-areas="0 0 2312 2313" draw:glue-points="1469 384 1285 342 1260 0 1035 17 1018 342 868 393 651 117 501 201 643 509 543 610 217 493 142 618 392 835 351 1002 8 1027 0 1211 351 1261 384 1419 125 1653 217 1795 509 1661 618 1770 467 2045 609 2162 868 1912 1018 1962 1052 2304 1277 2313 1302 1954 1494 1904 1720 2154 1870 2062 1720 1762 1820 1636 2120 1778 2212 1620 1937 1419 1970 1244 2312 1211 2304 1035 1962 985 1928 852 2204 660 2112 501 1803 626 1703 526 1861 234 1711 142 1469 384" draw:type="mso-spt100" draw:enhanced-path="M 1469 384 L 1285 342 L 1260 0 L 1035 17 L 1018 342 L 868 393 L 651 117 L 501 201 L 643 509 L 543 610 L 217 493 L 142 618 L 392 835 L 351 1002 L 8 1027 L 0 1211 L 351 1261 L 384 1419 L 125 1653 L 217 1795 L 509 1661 L 618 1770 L 467 2045 L 609 2162 L 868 1912 L 1018 1962 L 1052 2304 L 1277 2313 L 1302 1954 L 1494 1904 L 1720 2154 L 1870 2062 L 1720 1762 L 1820 1636 L 2120 1778 L 2212 1620 L 1937 1419 L 1970 1244 L 2312 1211 L 2304 1035 L 1962 985 L 1928 852 L 2204 660 L 2112 501 L 1803 626 L 1703 526 L 1861 234 L 1711 142 L 1469 38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0,1027)/(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tan2(2304,1211)/(pi/180)"/>
          <draw:equation draw:name="f20" draw:formula=""/>
          <draw:equation draw:name="f21" draw:formula=""/>
          <draw:equation draw:name="f22" draw:formula="626*cos(atan2(526,1703))"/>
          <draw:equation draw:name="f23" draw:formula=""/>
          <draw:equation draw:name="f24" draw:formula=""/>
          <draw:equation draw:name="f25" draw:formula="(16384+1)/2"/>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24577/-32768"/>
          <draw:equation draw:name="f38" draw:formula=""/>
          <draw:equation draw:name="f39" draw:formula="384-1285"/>
          <draw:equation draw:name="f40" draw:formula="342-1260"/>
          <draw:equation draw:name="f41" draw:formula="-1035"/>
          <draw:equation draw:name="f42" draw:formula="17-1018"/>
          <draw:equation draw:name="f43" draw:formula="342-868"/>
          <draw:equation draw:name="f44" draw:formula="393-651"/>
          <draw:equation draw:name="f45" draw:formula="117-501"/>
          <draw:equation draw:name="f46" draw:formula="201-643"/>
          <draw:equation draw:name="f47" draw:formula="509-543"/>
          <draw:equation draw:name="f48" draw:formula="610-217"/>
        </draw:enhanced-geometry>
      </draw:custom-shape>
      <draw:custom-shape draw:name="Freeform 9" draw:style-name="Mgr13" draw:text-style-name="MP11" draw:layer="backgroundobjects" svg:width="5.578cm" svg:height="11.103cm" svg:x="19.853cm" svg:y="7.1cm">
        <text:list text:style-name="">
          <text:list-header>
            <text:p/>
          </text:list-header>
        </text:list>
        <draw:enhanced-geometry svg:viewBox="0 0 1265 2518" draw:extrusion-allowed="true" draw:text-areas="0 0 1265 2518" draw:glue-points="1265 0 1128 18 1110 372 946 428 710 127 546 219 701 555 592 665 237 537 155 674 427 911 383 1093 9 1121 0 1322 383 1376 419 1549 136 1804 237 1959 555 1813 674 1932 509 2232 664 2360 946 2087 1110 2142 1147 2515 1265 2518 1265 0" draw:type="mso-spt100" draw:enhanced-path="M 1265 0 L 1128 18 L 1110 372 L 946 428 L 710 127 L 546 219 L 701 555 L 592 665 L 237 537 L 155 674 L 427 911 L 383 1093 L 9 1121 L 0 1322 L 383 1376 L 419 1549 L 136 1804 L 237 1959 L 555 1813 L 674 1932 L 509 2232 L 664 2360 L 946 2087 L 1110 2142 L 1147 2515 L 1265 2518 L 1265 0 Z N">
          <draw:equation draw:name="f0" draw:formula=""/>
          <draw:equation draw:name="f1" draw:formula=""/>
          <draw:equation draw:name="f2" draw:formula=""/>
          <draw:equation draw:name="f3" draw:formula=""/>
          <draw:equation draw:name="f4" draw:formula=""/>
          <draw:equation draw:name="f5" draw:formula=""/>
          <draw:equation draw:name="f6" draw:formula="1121*sin(0*(pi/18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28"/>
          <draw:equation draw:name="f22" draw:formula="atan2(0,1265)/(pi/180)"/>
          <draw:equation draw:name="f23" draw:formula="1128-18"/>
          <draw:equation draw:name="f24" draw:formula="1110-372"/>
          <draw:equation draw:name="f25" draw:formula="946-428"/>
          <draw:equation draw:name="f26" draw:formula="710-127"/>
        </draw:enhanced-geometry>
      </draw:custom-shape>
      <draw:custom-shape draw:name="Freeform 10" draw:style-name="Mgr22" draw:text-style-name="MP11" draw:layer="backgroundobjects" svg:width="4.785cm" svg:height="9.525cm" draw:transform="rotate (1.5707963267949) translate (8.678cm 4.784cm)">
        <text:list text:style-name="">
          <text:list-header>
            <text:p/>
          </text:list-header>
        </text:list>
        <draw:enhanced-geometry svg:viewBox="0 0 1265 2518" draw:extrusion-allowed="true" draw:text-areas="0 0 1265 2518" draw:glue-points="1265 0 1128 18 1110 372 946 428 710 127 546 219 701 555 592 665 237 537 155 674 427 911 383 1093 9 1121 0 1322 383 1376 419 1549 136 1804 237 1959 555 1813 674 1932 509 2232 664 2360 946 2087 1110 2142 1147 2515 1265 2518 1265 0" draw:type="mso-spt100" draw:enhanced-path="M 1265 0 L 1128 18 L 1110 372 L 946 428 L 710 127 L 546 219 L 701 555 L 592 665 L 237 537 L 155 674 L 427 911 L 383 1093 L 9 1121 L 0 1322 L 383 1376 L 419 1549 L 136 1804 L 237 1959 L 555 1813 L 674 1932 L 509 2232 L 664 2360 L 946 2087 L 1110 2142 L 1147 2515 L 1265 2518 L 1265 0 Z N">
          <draw:equation draw:name="f0" draw:formula=""/>
          <draw:equation draw:name="f1" draw:formula=""/>
          <draw:equation draw:name="f2" draw:formula=""/>
          <draw:equation draw:name="f3" draw:formula=""/>
          <draw:equation draw:name="f4" draw:formula=""/>
          <draw:equation draw:name="f5" draw:formula=""/>
          <draw:equation draw:name="f6" draw:formula="1121*sin(0*(pi/18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28"/>
          <draw:equation draw:name="f22" draw:formula="atan2(0,1265)/(pi/180)"/>
          <draw:equation draw:name="f23" draw:formula="1128-18"/>
          <draw:equation draw:name="f24" draw:formula="1110-372"/>
          <draw:equation draw:name="f25" draw:formula="946-428"/>
          <draw:equation draw:name="f26" draw:formula="710-127"/>
        </draw:enhanced-geometry>
      </draw:custom-shape>
      <draw:frame draw:name="Picture 11" draw:style-name="Mgr14" draw:text-style-name="MP12" draw:layer="backgroundobjects" svg:width="2.231cm" svg:height="19.05cm" svg:x="0.009cm" svg:y="-0.009cm">
        <draw:image xlink:href="Pictures/100000000000003C0000020029375D69D6E44981.png" xlink:type="simple" xlink:show="embed" xlink:actuate="onLoad" loext:mime-type="image/png">
          <text:p/>
        </draw:image>
        <svg:desc>Facbanna</svg:desc>
      </draw:frame>
      <draw:frame presentation:style-name="Titular1-title" draw:layer="backgroundobjects" svg:width="21.59cm" svg:height="3.175cm" svg:x="2.963cm" svg:y="0.846cm" presentation:class="title" presentation:placeholder="true">
        <draw:text-box/>
      </draw:frame>
      <draw:frame presentation:style-name="Titular1-outline1" draw:layer="backgroundobjects" svg:width="21.59cm" svg:height="11.43cm" svg:x="2.963cm" svg:y="4.657cm" presentation:class="outline" presentation:placeholder="true">
        <draw:text-box/>
      </draw:frame>
      <draw:frame draw:style-name="Mgr23" draw:text-style-name="MP2" draw:layer="backgroundobjects" svg:width="5.292cm" svg:height="1.27cm" svg:x="3.175cm" svg:y="17.357cm" presentation:class="date-time">
        <draw:text-box>
          <text:list text:style-name="">
            <text:list-header>
              <text:p><text:span text:style-name="MT2"/></text:p>
            </text:list-header>
          </text:list>
        </draw:text-box>
      </draw:frame>
      <draw:frame draw:style-name="Mgr24" draw:text-style-name="MP13" draw:layer="backgroundobjects" svg:width="8.044cm" svg:height="1.27cm" svg:x="9.948cm" svg:y="17.357cm" presentation:class="footer">
        <draw:text-box>
          <text:list text:style-name="">
            <text:list-header>
              <text:p><text:span text:style-name="MT2"/></text:p>
            </text:list-header>
          </text:list>
        </draw:text-box>
      </draw:frame>
      <draw:frame draw:style-name="Mgr25" draw:text-style-name="MP4" draw:layer="backgroundobjects" svg:width="5.292cm" svg:height="1.27cm" svg:x="19.473cm" svg:y="17.357cm" presentation:class="page-number">
        <draw:text-box>
          <text:list text:style-name="ML2">
            <text:list-header>
              <text:p text:style-name="MP3"><text:span text:style-name="MT2"><text:page-number>&lt;nú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 draw:text-style-name="MP2" draw:layer="backgroundobjects" svg:width="8.255cm" svg:height="1.27cm" svg:x="-0.001cm" svg:y="0cm" presentation:class="header">
          <draw:text-box>
            <text:p/>
          </draw:text-box>
        </draw:frame>
        <draw:frame presentation:style-name="Mpr2" draw:text-style-name="MP4" draw:layer="backgroundobjects" svg:width="8.255cm" svg:height="1.27cm" svg:x="10.794cm" svg:y="0cm" presentation:class="date-time">
          <draw:text-box>
            <text:list text:style-name="ML1">
              <text:list-header>
                <text:p text:style-name="MP3"><text:span text:style-name="MT3"><text:date style:data-style-name="D3" text:date-value="2020-08-22">22/08/20</text:date></text:span></text:p>
              </text:list-header>
            </text:list>
          </draw:text-box>
        </draw:frame>
        <draw:page-thumbnail presentation:style-name="Titular1-title" draw:layer="backgroundobjects" svg:width="12.692cm" svg:height="9.517cm" svg:x="3.179cm" svg:y="1.908cm" presentation:class="page"/>
        <draw:frame presentation:style-name="Titular1-notes" draw:layer="backgroundobjects" svg:width="13.97cm" svg:height="11.43cm" svg:x="2.54cm" svg:y="12.065cm" presentation:class="notes" presentation:placeholder="true">
          <draw:text-box/>
        </draw:frame>
        <draw:frame presentation:style-name="Mpr3" draw:text-style-name="MP2" draw:layer="backgroundobjects" svg:width="8.255cm" svg:height="1.27cm" svg:x="-0.001cm" svg:y="24.13cm" presentation:class="footer">
          <draw:text-box>
            <text:p/>
          </draw:text-box>
        </draw:frame>
        <draw:frame presentation:style-name="Mpr4" draw:text-style-name="MP4" draw:layer="backgroundobjects" svg:width="8.255cm" svg:height="1.27cm" svg:x="10.794cm" svg:y="24.13cm" presentation:class="page-number">
          <draw:text-box>
            <text:list text:style-name="ML1">
              <text:list-header>
                <text:p text:style-name="MP3"><text:span text:style-name="MT3"><text:page-number>&lt;número&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Algoritmos y  Programas</dc:title>
    <dc:creator>AULA-9</dc:creator>
    <dc:date>2011-04-29T17:03:59.218000000</dc:date>
    <meta:editing-cycles>49</meta:editing-cycles>
    <meta:editing-duration>PT8H52M23S</meta:editing-duration>
    <meta:document-statistic meta:object-count="925"/>
    <meta:generator>LibreOffice/6.4.5.2$Linux_X86_64 LibreOffice_project/40$Build-2</meta:generator>
  </office:meta>
</office:document-meta>
</file>